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dvOTd67905e71" svg:font-family="AdvOTd67905e7"/>
    <style:font-face style:name="Lato-Regular" svg:font-family="Lato-Regular"/>
    <style:font-face style:name="Lucida Console1" svg:font-family="'Lucida Console'"/>
    <style:font-face style:name="Adobe Garamond Pro" svg:font-family="'Adobe Garamond Pro'" style:font-family-generic="roman"/>
    <style:font-face style:name="AdvGARMT2" svg:font-family="AdvGARMT" style:font-family-generic="roman"/>
    <style:font-face style:name="AdvTT4e89fb21" svg:font-family="AdvTT4e89fb21" style:font-family-generic="roman"/>
    <style:font-face style:name="Minion-Regular" svg:font-family="Minion-Regular" style:font-family-generic="roman"/>
    <style:font-face style:name="TimesNRMT" svg:font-family="TimesNRMT" style:font-family-generic="roman"/>
    <style:font-face style:name="FrutigerLTPro-LightCn" svg:font-family="FrutigerLTPro-LightCn" style:font-family-generic="swiss"/>
    <style:font-face style:name="Segoe UI1" svg:font-family="'Segoe UI'" style:font-family-generic="swiss"/>
    <style:font-face style:name="BSSymbol-Medium" svg:font-family="BSSymbol-Medium" style:font-family-generic="system"/>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AdvOTd67905e7" svg:font-family="AdvOTd67905e7" style:font-pitch="variable"/>
    <style:font-face style:name="Lucida Sans2" svg:font-family="'Lucida Sans'" style:font-pitch="variable"/>
    <style:font-face style:name="SimSun2" svg:font-family="SimSun" style:font-pitch="variable"/>
    <style:font-face style:name="AdvGARMT" svg:font-family="AdvGARMT" style:font-family-generic="roman" style:font-pitch="variable"/>
    <style:font-face style:name="Mangal" svg:font-family="Mangal" style:font-family-generic="roman" style:font-pitch="variable"/>
    <style:font-face style:name="Segoe UI2" svg:font-family="'Segoe UI'"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imes New Roman1" svg:font-family="'Times New Roman'" style:font-family-generic="swiss" style:font-pitch="variable"/>
    <style:font-face style:name="Adobe Garamond Pro1" svg:font-family="'Adobe Garamond Pro'" style:font-family-generic="system" style:font-pitch="variable"/>
    <style:font-face style:name="AdvGARMT1" svg:font-family="AdvGARMT" style:font-family-generic="system" style:font-pitch="variable"/>
    <style:font-face style:name="AdvTT4e89fb211" svg:font-family="AdvTT4e89fb21" style:font-family-generic="system" style:font-pitch="variable"/>
    <style:font-face style:name="Code, Code" svg:font-family="'Code, Code'" style:font-family-generic="system" style:font-pitch="variable"/>
    <style:font-face style:name="FrutigerLTPro-LightCn1" svg:font-family="FrutigerLTPro-LightCn" style:font-family-generic="system" style:font-pitch="variable"/>
    <style:font-face style:name="Lato-Regular1" svg:font-family="Lato-Regular" style:font-family-generic="system" style:font-pitch="variable"/>
    <style:font-face style:name="Lucida Sans1" svg:font-family="'Lucida Sans'" style:font-family-generic="system" style:font-pitch="variable"/>
    <style:font-face style:name="Segoe UI3" svg:font-family="'Segoe U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16.644cm" fo:margin-left="0cm" table:align="left"/>
    </style:style>
    <style:style style:name="Tabla1.A" style:family="table-column">
      <style:table-column-properties style:column-width="5.052cm"/>
    </style:style>
    <style:style style:name="Tabla1.B" style:family="table-column">
      <style:table-column-properties style:column-width="5.062cm"/>
    </style:style>
    <style:style style:name="Tabla1.C" style:family="table-column">
      <style:table-column-properties style:column-width="1.325cm"/>
    </style:style>
    <style:style style:name="Tabla1.D" style:family="table-column">
      <style:table-column-properties style:column-width="0.866cm"/>
    </style:style>
    <style:style style:name="Tabla1.E" style:family="table-column">
      <style:table-column-properties style:column-width="1.831cm"/>
    </style:style>
    <style:style style:name="Tabla1.F" style:family="table-column">
      <style:table-column-properties style:column-width="1.536cm"/>
    </style:style>
    <style:style style:name="Tabla1.G" style:family="table-column">
      <style:table-column-properties style:column-width="0.972cm"/>
    </style:style>
    <style:style style:name="Tabla1.1" style:family="table-row">
      <style:table-row-properties style:min-row-height="0.011cm"/>
    </style:style>
    <style:style style:name="Tabla1.A1" style:family="table-cell">
      <style:table-cell-properties style:vertical-align="middle" fo:padding="0.097cm" fo:border-left="none" fo:border-right="none" fo:border-top="0.002cm solid #000000" fo:border-bottom="0.002cm solid #000000" style:writing-mode="lr-tb"/>
    </style:style>
    <style:style style:name="Tabla1.A2" style:family="table-cell">
      <style:table-cell-properties style:vertical-align="middle" fo:padding="0.097cm" fo:border-left="none" fo:border-right="none" fo:border-top="0.002cm solid #000000" fo:border-bottom="none" style:writing-mode="lr-tb"/>
    </style:style>
    <style:style style:name="Tabla1.B2" style:family="table-cell">
      <style:table-cell-properties style:vertical-align="middle" fo:padding="0.097cm" fo:border="none" style:writing-mode="lr-tb"/>
    </style:style>
    <style:style style:name="Tabla1.C2" style:family="table-cell" style:data-style-name="N100">
      <style:table-cell-properties style:vertical-align="middle" fo:padding="0.097cm" fo:border="none" style:writing-mode="lr-tb"/>
    </style:style>
    <style:style style:name="Tabla1.A9" style:family="table-cell">
      <style:table-cell-properties style:vertical-align="middle" fo:padding="0.097cm" fo:border-left="none" fo:border-right="none" fo:border-top="none" fo:border-bottom="0.002cm solid #000000" style:writing-mode="lr-tb"/>
    </style:style>
    <style:style style:name="Tabla1.C9" style:family="table-cell" style:data-style-name="N100">
      <style:table-cell-properties style:vertical-align="bottom" fo:padding="0.097cm" fo:border-left="none" fo:border-right="none" fo:border-top="0.002cm solid #000000" fo:border-bottom="0.002cm solid #000000" style:writing-mode="lr-tb"/>
    </style:style>
    <style:style style:name="Tabla1.C10" style:family="table-cell" style:data-style-name="N100">
      <style:table-cell-properties style:vertical-align="bottom" fo:padding="0.097cm" fo:border="none" style:writing-mode="lr-tb"/>
    </style:style>
    <style:style style:name="Tabla1.C14" style:family="table-cell" style:data-style-name="N100">
      <style:table-cell-properties style:vertical-align="bottom" fo:padding="0.097cm" fo:border-left="none" fo:border-right="none" fo:border-top="none" fo:border-bottom="0.002cm solid #000000" style:writing-mode="lr-tb"/>
    </style:style>
    <style:style style:name="Tabla1.C15" style:family="table-cell" style:data-style-name="N100">
      <style:table-cell-properties fo:padding="0.097cm" fo:border="none" style:writing-mode="lr-tb"/>
    </style:style>
    <style:style style:name="Tabla1.C18" style:family="table-cell" style:data-style-name="N100">
      <style:table-cell-properties fo:padding="0.097cm" fo:border-left="none" fo:border-right="none" fo:border-top="none" fo:border-bottom="0.002cm solid #000000" style:writing-mode="lr-tb"/>
    </style:style>
    <style:style style:name="Tabla1.C19" style:family="table-cell" style:data-style-name="N100">
      <style:table-cell-properties fo:padding="0.097cm" fo:border-left="none" fo:border-right="none" fo:border-top="0.002cm solid #000000" fo:border-bottom="none" style:writing-mode="lr-tb"/>
    </style:style>
    <style:style style:name="Tabla1.C23" style:family="table-cell" style:data-style-name="N100">
      <style:table-cell-properties style:vertical-align="middle" fo:padding="0.097cm" fo:border-left="none" fo:border-right="none" fo:border-top="0.002cm solid #000000" fo:border-bottom="none" style:writing-mode="lr-tb"/>
    </style:style>
    <style:style style:name="Tabla1.C27" style:family="table-cell" style:data-style-name="N100">
      <style:table-cell-properties style:vertical-align="middle" fo:padding="0.097cm" fo:border-left="none" fo:border-right="none" fo:border-top="none" fo:border-bottom="0.002cm solid #000000" style:writing-mode="lr-tb"/>
    </style:style>
    <style:style style:name="Tabla2" style:family="table">
      <style:table-properties style:width="11.284cm" table:align="left"/>
    </style:style>
    <style:style style:name="Tabla2.A" style:family="table-column">
      <style:table-column-properties style:column-width="4.03cm"/>
    </style:style>
    <style:style style:name="Tabla2.B" style:family="table-column">
      <style:table-column-properties style:column-width="1.478cm"/>
    </style:style>
    <style:style style:name="Tabla2.C" style:family="table-column">
      <style:table-column-properties style:column-width="0.993cm"/>
    </style:style>
    <style:style style:name="Tabla2.D" style:family="table-column">
      <style:table-column-properties style:column-width="1.873cm"/>
    </style:style>
    <style:style style:name="Tabla2.E" style:family="table-column">
      <style:table-column-properties style:column-width="1.508cm"/>
    </style:style>
    <style:style style:name="Tabla2.F" style:family="table-column">
      <style:table-column-properties style:column-width="1.401cm"/>
    </style:style>
    <style:style style:name="Tabla2.A1" style:family="table-cell">
      <style:table-cell-properties style:vertical-align="middle" fo:padding="0.097cm" fo:border-left="none" fo:border-right="none" fo:border-top="0.002cm solid #000000" fo:border-bottom="0.002cm solid #000000" style:writing-mode="lr-tb"/>
    </style:style>
    <style:style style:name="Tabla2.A2" style:family="table-cell">
      <style:table-cell-properties fo:padding="0.097cm" fo:border-left="none" fo:border-right="none" fo:border-top="0.002cm solid #000000" fo:border-bottom="none" style:writing-mode="lr-tb"/>
    </style:style>
    <style:style style:name="Tabla2.B2" style:family="table-cell" style:data-style-name="N100">
      <style:table-cell-properties fo:padding="0.097cm" fo:border-left="none" fo:border-right="none" fo:border-top="0.002cm solid #000000" fo:border-bottom="none" style:writing-mode="lr-tb"/>
    </style:style>
    <style:style style:name="Tabla2.A3" style:family="table-cell">
      <style:table-cell-properties fo:padding="0.097cm" fo:border="none" style:writing-mode="lr-tb"/>
    </style:style>
    <style:style style:name="Tabla2.B3" style:family="table-cell" style:data-style-name="N100">
      <style:table-cell-properties fo:padding="0.097cm" fo:border="none" style:writing-mode="lr-tb"/>
    </style:style>
    <style:style style:name="Tabla2.A9" style:family="table-cell">
      <style:table-cell-properties fo:padding="0.097cm" fo:border-left="none" fo:border-right="none" fo:border-top="none" fo:border-bottom="0.002cm solid #000000" style:writing-mode="lr-tb"/>
    </style:style>
    <style:style style:name="Tabla2.B9" style:family="table-cell" style:data-style-name="N100">
      <style:table-cell-properties fo:padding="0.097cm" fo:border-left="none" fo:border-right="none" fo:border-top="none" fo:border-bottom="0.002cm solid #000000" style:writing-mode="lr-tb"/>
    </style:style>
    <style:style style:name="Tabla3" style:family="table">
      <style:table-properties style:width="9.878cm" fo:margin-left="0cm" table:align="left"/>
    </style:style>
    <style:style style:name="Tabla3.A" style:family="table-column">
      <style:table-column-properties style:column-width="5.158cm"/>
    </style:style>
    <style:style style:name="Tabla3.B" style:family="table-column">
      <style:table-column-properties style:column-width="1.395cm"/>
    </style:style>
    <style:style style:name="Tabla3.C" style:family="table-column">
      <style:table-column-properties style:column-width="0.866cm"/>
    </style:style>
    <style:style style:name="Tabla3.D" style:family="table-column">
      <style:table-column-properties style:column-width="2.459cm"/>
    </style:style>
    <style:style style:name="Tabla3.A1" style:family="table-cell">
      <style:table-cell-properties fo:padding="0.097cm" fo:border-left="none" fo:border-right="none" fo:border-top="0.002cm solid #000000" fo:border-bottom="none" style:writing-mode="lr-tb"/>
    </style:style>
    <style:style style:name="Tabla3.B1" style:family="table-cell">
      <style:table-cell-properties style:vertical-align="middle" fo:padding="0.097cm" fo:border-left="none" fo:border-right="none" fo:border-top="0.002cm solid #000000" fo:border-bottom="none" style:writing-mode="lr-tb"/>
    </style:style>
    <style:style style:name="Tabla3.B2" style:family="table-cell">
      <style:table-cell-properties style:vertical-align="bottom" fo:padding="0.097cm" fo:border-left="none" fo:border-right="none" fo:border-top="0.002cm solid #000000" fo:border-bottom="none" style:writing-mode="lr-tb"/>
    </style:style>
    <style:style style:name="Tabla3.A3" style:family="table-cell">
      <style:table-cell-properties fo:padding="0.097cm" fo:border="none" style:writing-mode="lr-tb"/>
    </style:style>
    <style:style style:name="Tabla3.A4" style:family="table-cell">
      <style:table-cell-properties fo:padding="0.097cm" fo:border-left="none" fo:border-right="none" fo:border-top="none" fo:border-bottom="0.002cm solid #000000" style:writing-mode="lr-tb"/>
    </style:style>
    <style:style style:name="Tabla3.B5" style:family="table-cell">
      <style:table-cell-properties style:vertical-align="bottom" fo:padding="0.097cm" fo:border="none" style:writing-mode="lr-tb"/>
    </style:style>
    <style:style style:name="Tabla4" style:family="table">
      <style:table-properties style:width="16.499cm" fo:margin-left="0cm" table:align="left"/>
    </style:style>
    <style:style style:name="Tabla4.A" style:family="table-column">
      <style:table-column-properties style:column-width="7.945cm"/>
    </style:style>
    <style:style style:name="Tabla4.B" style:family="table-column">
      <style:table-column-properties style:column-width="1.379cm"/>
    </style:style>
    <style:style style:name="Tabla4.C" style:family="table-column">
      <style:table-column-properties style:column-width="0.866cm"/>
    </style:style>
    <style:style style:name="Tabla4.D" style:family="table-column">
      <style:table-column-properties style:column-width="2.101cm"/>
    </style:style>
    <style:style style:name="Tabla4.E" style:family="table-column">
      <style:table-column-properties style:column-width="0.27cm"/>
    </style:style>
    <style:style style:name="Tabla4.F" style:family="table-column">
      <style:table-column-properties style:column-width="1.184cm"/>
    </style:style>
    <style:style style:name="Tabla4.H" style:family="table-column">
      <style:table-column-properties style:column-width="1.889cm"/>
    </style:style>
    <style:style style:name="Tabla4.1" style:family="table-row">
      <style:table-row-properties style:min-row-height="0.011cm"/>
    </style:style>
    <style:style style:name="Tabla4.A1" style:family="table-cell">
      <style:table-cell-properties style:vertical-align="bottom" fo:padding="0.097cm" fo:border-left="none" fo:border-right="none" fo:border-top="none" fo:border-bottom="0.002cm solid #000000" style:writing-mode="lr-tb"/>
    </style:style>
    <style:style style:name="Tabla4.B1" style:family="table-cell">
      <style:table-cell-properties style:vertical-align="middle" fo:padding="0.097cm" fo:border-left="none" fo:border-right="none" fo:border-top="0.002cm solid #000000" fo:border-bottom="0.002cm solid #000000" style:writing-mode="lr-tb"/>
    </style:style>
    <style:style style:name="Tabla4.E1" style:family="table-cell">
      <style:table-cell-properties style:vertical-align="middle" fo:padding="0.097cm" fo:border="none" style:writing-mode="lr-tb"/>
    </style:style>
    <style:style style:name="Tabla4.B2" style:family="table-cell">
      <style:table-cell-properties style:vertical-align="middle" fo:padding="0.097cm" fo:border-left="none" fo:border-right="none" fo:border-top="none" fo:border-bottom="0.002cm solid #000000" style:writing-mode="lr-tb"/>
    </style:style>
    <style:style style:name="Tabla4.3" style:family="table-row">
      <style:table-row-properties style:min-row-height="0.457cm"/>
    </style:style>
    <style:style style:name="Tabla4.A3" style:family="table-cell">
      <style:table-cell-properties fo:padding="0.097cm" fo:border="none" style:writing-mode="lr-tb"/>
    </style:style>
    <style:style style:name="Tabla4.B3" style:family="table-cell" style:data-style-name="N100">
      <style:table-cell-properties fo:padding="0.097cm" fo:border-left="none" fo:border-right="none" fo:border-top="0.002cm solid #000000" fo:border-bottom="none" style:writing-mode="lr-tb"/>
    </style:style>
    <style:style style:name="Tabla4.D3" style:family="table-cell" style:data-style-name="N0">
      <style:table-cell-properties fo:padding="0.097cm" fo:border="none" style:writing-mode="lr-tb"/>
    </style:style>
    <style:style style:name="Tabla4.E3" style:family="table-cell">
      <style:table-cell-properties fo:padding="0.097cm" fo:border-left="none" fo:border-right="none" fo:border-top="0.002cm solid #000000" fo:border-bottom="none" style:writing-mode="lr-tb"/>
    </style:style>
    <style:style style:name="Tabla4.B4" style:family="table-cell" style:data-style-name="N100">
      <style:table-cell-properties fo:padding="0.097cm" fo:border="none" style:writing-mode="lr-tb"/>
    </style:style>
    <style:style style:name="Tabla4.6" style:family="table-row">
      <style:table-row-properties style:min-row-height="0.434cm"/>
    </style:style>
    <style:style style:name="Tabla4.A7" style:family="table-cell">
      <style:table-cell-properties fo:padding="0.097cm" fo:border-left="none" fo:border-right="none" fo:border-top="none" fo:border-bottom="0.002cm solid #000000" style:writing-mode="lr-tb"/>
    </style:style>
    <style:style style:name="Tabla4.B7" style:family="table-cell" style:data-style-name="N100">
      <style:table-cell-properties fo:padding="0.097cm" fo:border-left="none" fo:border-right="none" fo:border-top="none" fo:border-bottom="0.002cm solid #000000" style:writing-mode="lr-tb"/>
    </style:style>
    <style:style style:name="Tabla4.D7" style:family="table-cell" style:data-style-name="N0">
      <style:table-cell-properties fo:padding="0.097cm" fo:border-left="none" fo:border-right="none" fo:border-top="none" fo:border-bottom="0.002cm solid #000000" style:writing-mode="lr-tb"/>
    </style:style>
    <style:style style:name="P1" style:family="paragraph" style:parent-style-name="Standard">
      <style:paragraph-properties fo:line-height="200%"/>
      <style:text-properties fo:language="en" fo:country="US" style:font-name-complex="Times New Roman2"/>
    </style:style>
    <style:style style:name="P2" style:family="paragraph" style:parent-style-name="Standard">
      <style:paragraph-properties fo:line-height="200%"/>
    </style:style>
    <style:style style:name="P3" style:family="paragraph" style:parent-style-name="Standard">
      <style:paragraph-properties fo:line-height="200%">
        <style:tab-stops>
          <style:tab-stop style:position="1.512cm"/>
        </style:tab-stops>
      </style:paragraph-properties>
    </style:style>
    <style:style style:name="P4" style:family="paragraph" style:parent-style-name="Standard">
      <style:paragraph-properties fo:margin-left="0cm" fo:margin-right="0cm" fo:line-height="200%" fo:text-indent="0cm" style:auto-text-indent="false"/>
    </style:style>
    <style:style style:name="P5" style:family="paragraph" style:parent-style-name="Footer">
      <style:paragraph-properties fo:text-align="center" style:justify-single-word="false"/>
    </style:style>
    <style:style style:name="P6" style:family="paragraph" style:parent-style-name="Standard">
      <style:paragraph-properties fo:line-height="200%"/>
      <style:text-properties fo:language="en" fo:country="US" style:font-name-complex="Times New Roman2"/>
    </style:style>
    <style:style style:name="P7" style:family="paragraph" style:parent-style-name="Standard">
      <style:paragraph-properties fo:line-height="200%"/>
      <style:text-properties fo:language="en" fo:country="US" style:font-name-complex="Times New Roman"/>
    </style:style>
    <style:style style:name="P8" style:family="paragraph" style:parent-style-name="Standard">
      <style:paragraph-properties fo:line-height="200%"/>
      <style:text-properties fo:language="en" fo:country="US" fo:font-weight="bold" style:font-weight-asian="bold" style:font-name-complex="Times New Roman" style:font-weight-complex="bold"/>
    </style:style>
    <style:style style:name="P9" style:family="paragraph" style:parent-style-name="Standard">
      <style:paragraph-properties fo:line-height="200%"/>
      <style:text-properties fo:language="en" fo:country="US"/>
    </style:style>
    <style:style style:name="P10" style:family="paragraph" style:parent-style-name="Standard">
      <style:paragraph-properties style:snap-to-layout-grid="false"/>
      <style:text-properties fo:language="en" fo:country="US"/>
    </style:style>
    <style:style style:name="P11" style:family="paragraph" style:parent-style-name="Standard">
      <style:paragraph-properties fo:text-align="center" style:justify-single-word="false"/>
      <style:text-properties fo:language="en" fo:country="US"/>
    </style:style>
    <style:style style:name="P12" style:family="paragraph" style:parent-style-name="Standard">
      <style:paragraph-properties fo:line-height="200%"/>
      <style:text-properties fo:language="en" fo:country="US" fo:font-weight="normal" style:font-weight-asian="normal" style:font-name-complex="Times New Roman2" style:font-weight-complex="normal"/>
    </style:style>
    <style:style style:name="P13" style:family="paragraph" style:parent-style-name="Standard">
      <style:paragraph-properties fo:line-height="100%"/>
      <style:text-properties fo:language="en" fo:country="US"/>
    </style:style>
    <style:style style:name="P14" style:family="paragraph" style:parent-style-name="Standard">
      <style:paragraph-properties fo:line-height="200%"/>
    </style:style>
    <style:style style:name="P15" style:family="paragraph" style:parent-style-name="Standard">
      <style:paragraph-properties fo:line-height="200%">
        <style:tab-stops>
          <style:tab-stop style:position="1.512cm"/>
        </style:tab-stops>
      </style:paragraph-properties>
    </style:style>
    <style:style style:name="P16" style:family="paragraph" style:parent-style-name="Standard">
      <style:paragraph-properties fo:line-height="200%"/>
      <style:text-properties fo:font-variant="normal" fo:text-transform="none" fo:color="#000000" style:font-name="Times New Roman" fo:font-size="12pt" fo:letter-spacing="normal" fo:language="en" fo:country="US" fo:font-style="normal" fo:font-weight="normal" style:font-size-asian="12pt" style:font-name-complex="Times New Roman" style:font-size-complex="12pt"/>
    </style:style>
    <style:style style:name="P17" style:family="paragraph" style:parent-style-name="Standard">
      <style:paragraph-properties fo:line-height="200%"/>
      <style:text-properties fo:color="#000000" fo:font-size="10pt" fo:language="en" fo:country="US" style:font-size-asian="10pt" style:font-name-complex="Times New Roman"/>
    </style:style>
    <style:style style:name="P18" style:family="paragraph" style:parent-style-name="Standard">
      <style:paragraph-properties fo:line-height="200%"/>
      <style:text-properties fo:color="#000000" fo:language="en" fo:country="US" fo:font-style="normal" style:font-name-asian="AdvGARMT1" style:font-style-asian="normal" style:font-name-complex="Times New Roman" style:font-style-complex="normal"/>
    </style:style>
    <style:style style:name="P19" style:family="paragraph" style:parent-style-name="Standard">
      <style:paragraph-properties fo:line-height="200%"/>
      <style:text-properties style:font-name-complex="Times New Roman"/>
    </style:style>
    <style:style style:name="P20" style:family="paragraph" style:parent-style-name="Standard">
      <style:paragraph-properties fo:margin-left="0cm" fo:margin-right="0cm" fo:line-height="200%" fo:text-indent="0cm" style:auto-text-indent="false"/>
    </style:style>
    <style:style style:name="P21" style:family="paragraph" style:parent-style-name="Standard">
      <style:paragraph-properties fo:line-height="200%" fo:break-before="page"/>
      <style:text-properties fo:language="en" fo:country="US" style:font-name-complex="Times New Roman"/>
    </style:style>
    <style:style style:name="P22" style:family="paragraph" style:parent-style-name="Standard">
      <style:paragraph-properties fo:line-height="200%" fo:break-before="page"/>
    </style:style>
    <style:style style:name="P23" style:family="paragraph" style:parent-style-name="Preformatted_20_Text">
      <style:paragraph-properties fo:line-height="200%" fo:break-before="page"/>
    </style:style>
    <style:style style:name="P24" style:family="paragraph" style:parent-style-name="Standard">
      <style:paragraph-properties fo:margin-left="0cm" fo:margin-right="0cm" fo:line-height="200%" fo:text-indent="1.251cm" style:auto-text-indent="false"/>
    </style:style>
    <style:style style:name="P25" style:family="paragraph" style:parent-style-name="Table_20_Contents">
      <style:text-properties fo:language="en" fo:country="US"/>
    </style:style>
    <style:style style:name="P26" style:family="paragraph" style:parent-style-name="Table_20_Contents">
      <style:paragraph-properties fo:text-align="center" style:justify-single-word="false"/>
      <style:text-properties fo:language="en" fo:country="US"/>
    </style:style>
    <style:style style:name="P27" style:family="paragraph" style:parent-style-name="Table_20_Contents">
      <style:paragraph-properties fo:text-align="center" style:justify-single-word="false" style:snap-to-layout-grid="false"/>
      <style:text-properties fo:language="en" fo:country="US"/>
    </style:style>
    <style:style style:name="P28" style:family="paragraph" style:parent-style-name="Table_20_Contents">
      <style:paragraph-properties fo:text-align="end" style:justify-single-word="false"/>
      <style:text-properties fo:language="en" fo:country="US"/>
    </style:style>
    <style:style style:name="P29" style:family="paragraph" style:parent-style-name="Table_20_Contents">
      <style:paragraph-properties style:snap-to-layout-grid="false"/>
      <style:text-properties fo:language="en" fo:country="US"/>
    </style:style>
    <style:style style:name="P30" style:family="paragraph" style:parent-style-name="Table_20_Contents">
      <style:paragraph-properties fo:line-height="100%"/>
      <style:text-properties fo:language="en" fo:country="US"/>
    </style:style>
    <style:style style:name="P31" style:family="paragraph" style:parent-style-name="Table_20_Contents">
      <style:paragraph-properties fo:line-height="100%" style:snap-to-layout-grid="false"/>
      <style:text-properties fo:language="en" fo:country="US"/>
    </style:style>
    <style:style style:name="P32" style:family="paragraph" style:parent-style-name="Table_20_Contents">
      <style:paragraph-properties fo:line-height="100%" fo:text-align="end" style:justify-single-word="false" style:snap-to-layout-grid="false"/>
      <style:text-properties fo:language="en" fo:country="US"/>
    </style:style>
    <style:style style:name="P33" style:family="paragraph" style:parent-style-name="Table_20_Contents">
      <style:paragraph-properties fo:line-height="100%" fo:text-align="center" style:justify-single-word="false"/>
      <style:text-properties fo:language="en" fo:country="US"/>
    </style:style>
    <style:style style:name="P34" style:family="paragraph" style:parent-style-name="Table_20_Contents">
      <style:paragraph-properties fo:line-height="100%" fo:text-align="center" style:justify-single-word="false" style:snap-to-layout-grid="false"/>
      <style:text-properties fo:language="en" fo:country="US"/>
    </style:style>
    <style:style style:name="P35" style:family="paragraph" style:parent-style-name="Table_20_Contents">
      <style:paragraph-properties fo:line-height="100%" fo:text-align="center" style:justify-single-word="false"/>
      <style:text-properties fo:language="en" fo:country="US" fo:background-color="transparent"/>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text-properties style:font-name="Times New Roman" fo:font-size="12pt" fo:language="en" fo:country="US" style:font-size-asian="12pt" style:font-size-complex="12pt"/>
    </style:style>
    <style:style style:name="P38" style:family="paragraph" style:parent-style-name="Table_20_Contents">
      <style:paragraph-properties fo:line-height="100%"/>
    </style:style>
    <style:style style:name="P39" style:family="paragraph" style:parent-style-name="Table_20_Contents">
      <style:paragraph-properties fo:line-height="100%" fo:text-align="center" style:justify-single-word="false"/>
    </style:style>
    <style:style style:name="P40" style:family="paragraph" style:parent-style-name="Table_20_Contents">
      <style:paragraph-properties fo:line-height="100%" fo:text-align="center" style:justify-single-word="false" style:snap-to-layout-gri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41" style:family="paragraph" style:parent-style-name="Preformatted_20_Text">
      <style:paragraph-properties fo:line-height="200%"/>
      <style:text-properties fo:color="#000000" style:font-name="Times New Roman" fo:language="en" fo:country="US" style:font-name-asian="Segoe UI" style:font-name-complex="Times New Roman" style:font-size-complex="12pt"/>
    </style:style>
    <style:style style:name="P42" style:family="paragraph" style:parent-style-name="Preformatted_20_Text">
      <style:paragraph-properties style:line-height-at-least="0.318cm"/>
      <style:text-properties fo:color="#000000" style:font-name="Times New Roman" fo:font-size="6pt" fo:language="en" fo:country="US" style:font-size-asian="6pt" style:font-name-complex="Lucida Console" style:font-size-complex="6pt"/>
    </style:style>
    <style:style style:name="P43" style:family="paragraph" style:parent-style-name="Preformatted_20_Text">
      <style:paragraph-properties fo:line-height="200%"/>
      <style:text-properties fo:color="#000000" style:font-name="Lucida Console" fo:language="en" fo:country="US" style:font-name-complex="Lucida Console"/>
    </style:style>
    <style:style style:name="P44" style:family="paragraph" style:parent-style-name="Preformatted_20_Text">
      <style:paragraph-properties style:line-height-at-least="0.318cm"/>
      <style:text-properties fo:color="#000000" fo:language="en" fo:country="US"/>
    </style:style>
    <style:style style:name="P45" style:family="paragraph" style:parent-style-name="Preformatted_20_Text">
      <style:paragraph-properties style:line-height-at-least="0.318cm"/>
      <style:text-properties fo:font-variant="normal" fo:text-transform="none" fo:color="#000000" style:font-name="Times New Roman" fo:font-size="6pt" fo:letter-spacing="normal" fo:language="en" fo:country="US" fo:font-style="normal" fo:font-weight="normal" style:font-size-asian="6pt" style:font-size-complex="6pt"/>
    </style:style>
    <style:style style:name="P46" style:family="paragraph" style:parent-style-name="Preformatted_20_Text">
      <style:paragraph-properties fo:margin-top="0cm" fo:margin-bottom="0cm" style:line-height-at-least="0.291cm"/>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47" style:family="paragraph" style:parent-style-name="Preformatted_20_Text">
      <style:paragraph-properties fo:margin-top="0cm" fo:margin-bottom="0cm" style:line-height-at-least="0.291cm" fo:text-align="center"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48" style:family="paragraph" style:parent-style-name="Preformatted_20_Text">
      <style:paragraph-properties fo:margin-top="0cm" fo:margin-bottom="0cm" style:line-height-at-least="0.291cm" fo:text-align="end"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49" style:family="paragraph" style:parent-style-name="Preformatted_20_Text">
      <style:paragraph-properties fo:margin-top="0cm" fo:margin-bottom="0cm" style:line-height-at-least="0.291cm" fo:text-align="end" style:justify-single-word="false" style:snap-to-layout-gri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50" style:family="paragraph" style:parent-style-name="Preformatted_20_Text">
      <style:paragraph-properties fo:margin-top="0cm" fo:margin-bottom="0cm" fo:line-height="100%" fo:text-align="center"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51" style:family="paragraph" style:parent-style-name="Preformatted_20_Text">
      <style:paragraph-properties fo:margin-top="0cm" fo:margin-bottom="0cm" fo:line-height="100%" fo:text-align="center" style:justify-single-word="false" style:snap-to-layout-gri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52" style:family="paragraph" style:parent-style-name="Preformatted_20_Text">
      <style:paragraph-properties fo:margin-top="0cm" fo:margin-bottom="0cm" fo:line-height="100%" fo:text-align="end"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53" style:family="paragraph" style:parent-style-name="Preformatted_20_Text">
      <style:paragraph-properties fo:margin-top="0cm" fo:margin-bottom="0cm" fo:line-height="100%" fo:text-align="end" style:justify-single-word="false" style:snap-to-layout-gri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54" style:family="paragraph" style:parent-style-name="Preformatted_20_Text">
      <style:paragraph-properties fo:margin-top="0cm" fo:margin-bottom="0cm" style:line-height-at-least="0.291cm"/>
      <style:text-properties fo:font-variant="normal" fo:text-transform="none" fo:color="#000000" style:font-name="Lucida Console1" fo:font-size="10pt" fo:letter-spacing="normal" fo:language="en" fo:country="US" fo:font-style="normal" fo:font-weight="normal"/>
    </style:style>
    <style:style style:name="P55" style:family="paragraph" style:parent-style-name="Preformatted_20_Text">
      <style:paragraph-properties fo:margin-top="0cm" fo:margin-bottom="0cm" fo:line-height="100%" fo:text-align="center" style:justify-single-word="false"/>
      <style:text-properties fo:font-variant="normal" fo:text-transform="none" fo:color="#000000" style:font-name="Lucida Console1" fo:font-size="10pt" fo:letter-spacing="normal" fo:language="en" fo:country="US" fo:font-style="normal" fo:font-weight="normal" style:font-size-asian="12pt" style:font-size-complex="12pt"/>
    </style:style>
    <style:style style:name="P56" style:family="paragraph" style:parent-style-name="Standard">
      <style:paragraph-properties fo:margin-top="0cm" fo:margin-bottom="0cm" fo:line-height="100%" fo:text-align="end"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57" style:family="paragraph" style:parent-style-name="Standard">
      <style:paragraph-properties fo:margin-top="0cm" fo:margin-bottom="0cm" fo:line-height="100%" fo:text-align="center" style:justify-single-word="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58" style:family="paragraph" style:parent-style-name="Text_20_body">
      <style:paragraph-properties fo:line-height="200%"/>
      <style:text-properties style:font-name="Times New Roman" fo:font-size="12pt" fo:language="en" fo:country="US" style:font-name-asian="AdvGARMT2" style:font-size-asian="12pt" style:font-name-complex="AdvGARMT2" style:font-size-complex="12pt"/>
    </style:style>
    <style:style style:name="P59" style:family="paragraph" style:parent-style-name="Standard">
      <style:paragraph-properties fo:margin-top="0cm" fo:margin-bottom="0.212cm" fo:line-height="200%"/>
    </style:style>
    <style:style style:name="P60" style:family="paragraph" style:parent-style-name="Standard">
      <style:paragraph-properties fo:margin-top="0cm" fo:margin-bottom="0.212cm" fo:line-height="200%"/>
      <style:text-properties fo:language="en" fo:country="US" style:font-name-asian="Times New Roman" style:font-name-complex="Times New Roman" style:font-size-complex="12pt"/>
    </style:style>
    <style:style style:name="P61" style:family="paragraph" style:parent-style-name="Standard">
      <style:paragraph-properties fo:line-height="200%"/>
      <style:text-properties fo:language="en" fo:country="US" style:font-name-complex="Times New Roman2"/>
    </style:style>
    <style:style style:name="P62" style:family="paragraph" style:parent-style-name="Standard">
      <style:paragraph-properties fo:line-height="200%"/>
    </style:style>
    <style:style style:name="P63" style:family="paragraph" style:parent-style-name="Standard">
      <style:paragraph-properties fo:line-height="200%">
        <style:tab-stops>
          <style:tab-stop style:position="1.512cm"/>
        </style:tab-stops>
      </style:paragraph-properties>
    </style:style>
    <style:style style:name="P64" style:family="paragraph" style:parent-style-name="Standard" style:master-page-name="MP0">
      <style:paragraph-properties fo:line-height="200%" style:page-number="auto" fo:break-before="page"/>
      <style:text-properties fo:language="en" fo:country="US" style:font-name-complex="Times New Roman"/>
    </style:style>
    <style:style style:name="P65" style:family="paragraph" style:parent-style-name="Standard">
      <style:paragraph-properties fo:margin-left="0cm" fo:margin-right="0cm" fo:line-height="200%" fo:text-indent="0cm" style:auto-text-indent="false"/>
    </style:style>
    <style:style style:name="P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8" style:family="paragraph">
      <style:paragraph-properties style:line-height-at-least="0cm" style:punctuation-wrap="simple"/>
    </style:style>
    <style:style style:name="T1" style:family="text">
      <style:text-properties style:font-name-asian="AdvGARMT1"/>
    </style:style>
    <style:style style:name="T2" style:family="text">
      <style:text-properties fo:color="#000000" style:font-name-asian="AdvGARMT1"/>
    </style:style>
    <style:style style:name="T3" style:family="text">
      <style:text-properties fo:language="en" fo:country="US" style:font-name-complex="Times New Roman"/>
    </style:style>
    <style:style style:name="T4" style:family="text">
      <style:text-properties fo:color="#00000a" fo:language="en" fo:country="US" style:font-name-complex="Times New Roman"/>
    </style:style>
    <style:style style:name="T5" style:family="text">
      <style:text-properties fo:color="#00000a" style:text-position="super 67%" fo:language="en" fo:country="US" style:font-name-complex="Times New Roman"/>
    </style:style>
    <style:style style:name="T6" style:family="text">
      <style:text-properties fo:color="#00000a" fo:language="en" fo:country="US" style:font-name-complex="Times New Roman2"/>
    </style:style>
    <style:style style:name="T7" style:family="text">
      <style:text-properties fo:language="en" fo:country="US" style:font-name-complex="Times New Roman2"/>
    </style:style>
    <style:style style:name="T8" style:family="text">
      <style:text-properties fo:font-variant="normal" fo:text-transform="none" fo:color="#000000" style:text-position="0% 100%" style:font-name="Times New Roman" fo:font-size="12pt" fo:language="en" fo:country="US" fo:font-style="normal" style:text-underline-style="none" fo:font-weight="normal" style:font-name-asian="AdvGARMT1" style:font-size-asian="12pt" style:font-style-asian="normal" style:font-name-complex="Times New Roman2" style:font-size-complex="12pt" style:font-style-complex="normal"/>
    </style:style>
    <style:style style:name="T9" style:family="text">
      <style:text-properties fo:font-variant="normal" fo:text-transform="none" style:text-position="0% 100%" fo:language="en" fo:country="US" style:text-underline-style="none" fo:font-weight="normal" style:font-name-complex="Times New Roman2"/>
    </style:style>
    <style:style style:name="T10" style:family="text">
      <style:text-properties fo:font-variant="normal" fo:text-transform="none" fo:color="#000000" style:text-position="0% 100%" fo:language="en" fo:country="US" fo:font-style="normal" style:text-underline-style="none" fo:font-weight="normal" style:font-name-asian="AdvGARMT1" style:font-style-asian="normal" style:font-name-complex="Times New Roman2" style:font-style-complex="normal"/>
    </style:style>
    <style:style style:name="T11" style:family="text">
      <style:text-properties fo:font-variant="normal" fo:text-transform="none" style:text-position="0% 100%" fo:language="en" fo:country="US" fo:font-style="normal" style:text-underline-style="none" fo:font-weight="normal" style:font-style-asian="normal" style:font-name-complex="Times New Roman2" style:font-style-complex="normal"/>
    </style:style>
    <style:style style:name="T12" style:family="text">
      <style:text-properties style:font-name-asian="AdvGARMT1"/>
    </style:style>
    <style:style style:name="T13" style:family="text">
      <style:text-properties style:font-name-asian="AdvGARMT1" style:font-name-complex="AdvGARMT1"/>
    </style:style>
    <style:style style:name="T14" style:family="text">
      <style:text-properties fo:color="#000000" style:font-name-asian="AdvGARMT1"/>
    </style:style>
    <style:style style:name="T15" style:family="text">
      <style:text-properties fo:color="#000000" fo:language="en" fo:country="US" style:font-name-asian="Adobe Garamond Pro" style:font-name-complex="Times New Roman"/>
    </style:style>
    <style:style style:name="T16" style:family="text">
      <style:text-properties fo:color="#000000" fo:language="en" fo:country="US" style:font-name-asian="Times New Roman" style:font-name-complex="Times New Roman" style:font-size-complex="8pt"/>
    </style:style>
    <style:style style:name="T17" style:family="text">
      <style:text-properties fo:color="#000000" fo:language="en" fo:country="US" fo:font-style="normal" style:font-name-asian="Adobe Garamond Pro" style:font-style-asian="normal" style:font-name-complex="Times New Roman" style:font-style-complex="normal"/>
    </style:style>
    <style:style style:name="T18" style:family="text">
      <style:text-properties fo:color="#000000" fo:language="en" fo:country="US" fo:font-style="normal" style:font-name-asian="AdvGARMT1" style:font-style-asian="normal" style:font-name-complex="Times New Roman2" style:font-style-complex="normal"/>
    </style:style>
    <style:style style:name="T19" style:family="text">
      <style:text-properties fo:color="#000000" fo:language="en" fo:country="US" fo:font-style="normal" style:font-name-asian="Adobe Garamond Pro1" style:font-style-asian="normal" style:font-name-complex="Times New Roman2" style:font-style-complex="normal"/>
    </style:style>
    <style:style style:name="T20" style:family="text">
      <style:text-properties fo:color="#000000" fo:language="en" fo:country="US" style:font-name-asian="Adobe Garamond Pro1" style:font-name-complex="Times New Roman2"/>
    </style:style>
    <style:style style:name="T21" style:family="text">
      <style:text-properties fo:color="#000000" fo:language="en" fo:country="US" style:font-name-asian="AdvGARMT1" style:font-name-complex="Times New Roman2"/>
    </style:style>
    <style:style style:name="T22" style:family="text">
      <style:text-properties fo:color="#000000" fo:language="en" fo:country="US" fo:font-style="italic" style:font-name-asian="AdvGARMT1" style:font-style-asian="italic" style:font-name-complex="Times New Roman2"/>
    </style:style>
    <style:style style:name="T23" style:family="text">
      <style:text-properties fo:color="#000000" style:text-position="super 67%" fo:language="en" fo:country="US" style:font-name-asian="Adobe Garamond Pro" style:font-name-complex="Times New Roman"/>
    </style:style>
    <style:style style:name="T24" style:family="text">
      <style:text-properties fo:color="#000000" style:font-name="Times New Roman" fo:font-size="12pt" style:font-name-asian="AdvTT4e89fb21" style:font-size-asian="12pt" style:font-name-complex="AdvTT4e89fb21" style:font-size-complex="12pt"/>
    </style:style>
    <style:style style:name="T25" style:family="text">
      <style:text-properties fo:color="#000000" style:text-position="super 58%" fo:language="en" fo:country="US" style:font-name-asian="Adobe Garamond Pro1" style:font-name-complex="Times New Roman2"/>
    </style:style>
    <style:style style:name="T26" style:family="text">
      <style:text-properties fo:language="en" fo:country="US"/>
    </style:style>
    <style:style style:name="T27" style:family="text">
      <style:text-properties fo:language="en" fo:country="US" style:font-name-complex="Times New Roman"/>
    </style:style>
    <style:style style:name="T28" style:family="text">
      <style:text-properties fo:language="en" fo:country="US" style:font-name-complex="Times New Roman2"/>
    </style:style>
    <style:style style:name="T29" style:family="text">
      <style:text-properties fo:language="en" fo:country="US" fo:font-style="italic" style:font-style-asian="italic" style:font-name-complex="Times New Roman" style:font-style-complex="italic"/>
    </style:style>
    <style:style style:name="T30" style:family="text">
      <style:text-properties fo:language="en" fo:country="US" fo:font-style="italic" style:font-style-asian="italic" style:font-name-complex="Times New Roman2"/>
    </style:style>
    <style:style style:name="T31" style:family="text">
      <style:text-properties fo:language="en" fo:country="US" fo:font-style="italic" style:font-style-asian="italic" style:font-name-complex="Times New Roman2" style:font-style-complex="normal"/>
    </style:style>
    <style:style style:name="T32" style:family="text">
      <style:text-properties fo:language="en" fo:country="US" fo:font-style="italic" style:font-name-asian="Segoe UI" style:font-style-asian="italic" style:font-name-complex="Times New Roman" style:font-style-complex="italic"/>
    </style:style>
    <style:style style:name="T33" style:family="text">
      <style:text-properties fo:language="en" fo:country="US" fo:font-weight="bold" style:font-weight-asian="bold" style:font-name-complex="Times New Roman" style:font-weight-complex="bold"/>
    </style:style>
    <style:style style:name="T34" style:family="text">
      <style:text-properties fo:language="en" fo:country="US" style:font-name-asian="Minion-Regular" style:font-name-complex="Minion-Regular"/>
    </style:style>
    <style:style style:name="T35" style:family="text">
      <style:text-properties fo:language="en" fo:country="US" style:font-name-asian="BSSymbol-Medium" style:font-name-complex="BSSymbol-Medium"/>
    </style:style>
    <style:style style:name="T36" style:family="text">
      <style:text-properties fo:language="en" fo:country="US" style:font-name-asian="Times New Roman" style:font-name-complex="Times New Roman"/>
    </style:style>
    <style:style style:name="T37" style:family="text">
      <style:text-properties fo:language="en" fo:country="US" style:font-name-asian="Times New Roman" style:font-name-complex="Times New Roman" style:font-size-complex="12pt"/>
    </style:style>
    <style:style style:name="T38" style:family="text">
      <style:text-properties fo:language="en" fo:country="US" style:font-name-asian="Segoe UI" style:font-name-complex="Times New Roman"/>
    </style:style>
    <style:style style:name="T39" style:family="text">
      <style:text-properties fo:language="en" fo:country="US" fo:font-style="normal" style:font-style-asian="normal" style:font-name-complex="Times New Roman" style:font-style-complex="normal"/>
    </style:style>
    <style:style style:name="T40" style:family="text">
      <style:text-properties fo:language="en" fo:country="US" fo:font-style="normal" style:font-style-asian="normal" style:font-name-complex="Times New Roman2" style:font-style-complex="normal"/>
    </style:style>
    <style:style style:name="T41" style:family="text">
      <style:text-properties fo:language="en" fo:country="US" style:font-name-asian="FrutigerLTPro-LightCn" style:font-name-complex="Times New Roman"/>
    </style:style>
    <style:style style:name="T42" style:family="text">
      <style:text-properties fo:language="en" fo:country="US" style:font-name-asian="AdvGARMT1" style:font-name-complex="Times New Roman2"/>
    </style:style>
    <style:style style:name="T43" style:family="text">
      <style:text-properties fo:language="en" fo:country="US" style:font-name-asian="AdvGARMT1" style:font-name-complex="AdvGARMT1"/>
    </style:style>
    <style:style style:name="T44" style:family="text">
      <style:text-properties fo:language="en" fo:country="US" fo:background-color="transparent" style:font-name-complex="Times New Roman2"/>
    </style:style>
    <style:style style:name="T45" style:family="text">
      <style:text-properties fo:color="#00000a" fo:language="en" fo:country="US" style:font-name-complex="Times New Roman"/>
    </style:style>
    <style:style style:name="T46" style:family="text">
      <style:text-properties fo:color="#00000a" fo:language="en" fo:country="US" style:font-name-complex="Times New Roman2"/>
    </style:style>
    <style:style style:name="T47" style:family="text">
      <style:text-properties fo:color="#00000a" fo:language="en" fo:country="US" style:font-name-asian="TimesNRMT" style:font-name-complex="Times New Roman"/>
    </style:style>
    <style:style style:name="T48" style:family="text">
      <style:text-properties fo:color="#00000a" fo:language="en" fo:country="US" style:font-name-asian="Adobe Garamond Pro" style:font-name-complex="Times New Roman"/>
    </style:style>
    <style:style style:name="T49" style:family="text">
      <style:text-properties fo:color="#00000a" style:text-position="super 67%" fo:language="en" fo:country="US" style:font-name-complex="Times New Roman"/>
    </style:style>
    <style:style style:name="T50" style:family="text">
      <style:text-properties fo:font-variant="normal" fo:text-transform="none" fo:color="#000000" style:text-position="0% 100%" style:font-name="Times New Roman" fo:font-size="12pt" fo:language="en" fo:country="US" fo:font-style="normal" style:text-underline-style="none" fo:font-weight="normal" style:font-name-asian="AdvGARMT1" style:font-size-asian="12pt" style:font-style-asian="normal" style:font-name-complex="Times New Roman2" style:font-size-complex="12pt" style:font-style-complex="normal"/>
    </style:style>
    <style:style style:name="T51" style:family="text">
      <style:text-properties fo:font-variant="normal" fo:text-transform="none" fo:color="#000000" style:text-position="0% 100%" style:font-name="Times New Roman" fo:font-size="12pt" fo:language="en" fo:country="US" style:text-underline-style="none" fo:font-weight="normal" style:font-name-asian="AdvOTd67905e71" style:font-size-asian="12pt" style:font-name-complex="Times New Roman" style:font-size-complex="12pt"/>
    </style:style>
    <style:style style:name="T52" style:family="text">
      <style:text-properties fo:font-variant="normal" fo:text-transform="none" fo:color="#000000" style:text-position="0% 100%" style:font-name="Times New Roman" fo:font-size="12pt" fo:language="en" fo:country="US" fo:font-style="italic" style:text-underline-style="none" fo:font-weight="normal" style:font-name-asian="AdvOTd67905e71" style:font-size-asian="12pt" style:font-style-asian="italic" style:font-name-complex="Times New Roman" style:font-size-complex="12pt" style:font-style-complex="italic"/>
    </style:style>
    <style:style style:name="T53" style:family="text">
      <style:text-properties fo:font-variant="normal" fo:text-transform="none" fo:color="#000000" style:text-position="0% 100%" style:font-name="Times New Roman" fo:font-size="12pt" fo:font-style="normal" style:text-underline-style="none" fo:font-weight="normal" style:font-name-asian="AdvTT4e89fb21" style:font-size-asian="12pt" style:font-name-complex="AdvTT4e89fb21" style:font-size-complex="12pt"/>
    </style:style>
    <style:style style:name="T54" style:family="text">
      <style:text-properties fo:font-variant="normal" fo:text-transform="none" fo:color="#000000" style:text-position="0% 100%" fo:language="en" fo:country="US" fo:font-style="normal" style:text-underline-style="none" fo:font-weight="normal" style:font-name-asian="AdvGARMT1" style:font-style-asian="normal" style:font-name-complex="Times New Roman2" style:font-style-complex="normal"/>
    </style:style>
    <style:style style:name="T55" style:family="text">
      <style:text-properties fo:font-variant="normal" fo:text-transform="none" fo:color="#000000" style:text-position="0% 100%" fo:language="en" fo:country="US" fo:font-style="italic" style:text-underline-style="none" fo:font-weight="normal" style:font-name-asian="Adobe Garamond Pro" style:font-style-asian="italic" style:font-name-complex="Times New Roman" style:font-style-complex="italic"/>
    </style:style>
    <style:style style:name="T56" style:family="text">
      <style:text-properties fo:font-variant="normal" fo:text-transform="none" fo:color="#000000" style:text-position="0% 100%" fo:language="en" fo:country="US" style:text-underline-style="none" fo:font-weight="normal" style:font-name-asian="Adobe Garamond Pro" style:font-style-asian="normal" style:font-name-complex="Times New Roman" style:font-style-complex="normal"/>
    </style:style>
    <style:style style:name="T57" style:family="text">
      <style:text-properties fo:font-variant="normal" fo:text-transform="none" fo:color="#000000" style:font-name="Lucida Console1" fo:font-size="10pt" fo:letter-spacing="normal" fo:language="en" fo:country="US" fo:font-style="normal" fo:font-weight="normal"/>
    </style:style>
    <style:style style:name="T58" style:family="text">
      <style:text-properties fo:font-variant="normal" fo:text-transform="none" fo:color="#000000" fo:letter-spacing="normal" fo:language="en" fo:country="US"/>
    </style:style>
    <style:style style:name="T5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60" style:family="text">
      <style:text-properties fo:font-variant="normal" fo:text-transform="none" fo:color="#000000" style:font-name="Times New Roman" fo:font-size="12pt" fo:letter-spacing="normal" fo:language="en" fo:country="US" fo:font-style="normal" fo:font-weight="normal" style:font-size-asian="12pt" style:font-name-complex="Times New Roman" style:font-size-complex="12pt"/>
    </style:style>
    <style:style style:name="T61" style:family="text">
      <style:text-properties fo:font-variant="normal" fo:text-transform="none" fo:color="#000000" style:font-name="Times New Roman" fo:font-size="12pt" fo:letter-spacing="normal" fo:language="en" fo:country="US" fo:font-style="normal" fo:font-weight="normal" style:font-name-asian="SimSun" style:font-size-asian="12pt" style:font-name-complex="Times New Roman" style:font-size-complex="12pt"/>
    </style:style>
    <style:style style:name="T62" style:family="text">
      <style:text-properties fo:font-variant="normal" fo:text-transform="none" fo:color="#000000" style:font-name="Times New Roman" fo:font-size="12pt" fo:letter-spacing="normal" fo:language="en" fo:country="US" fo:font-style="normal" fo:font-weight="normal" style:font-name-asian="Times New Roman" style:font-size-asian="12pt" style:font-name-complex="Times New Roman" style:font-size-complex="12pt"/>
    </style:style>
    <style:style style:name="T63" style:family="text">
      <style:text-properties fo:font-variant="normal" fo:text-transform="none" fo:color="#000000" style:font-name="Times New Roman" fo:font-size="12pt" fo:letter-spacing="normal" fo:language="en" fo:country="US" fo:font-style="normal" fo:font-weight="normal" fo:background-color="transparent" style:font-name-asian="SimSun" style:font-size-asian="12pt" style:font-name-complex="Times New Roman" style:font-size-complex="12pt"/>
    </style:style>
    <style:style style:name="T64" style:family="text">
      <style:text-properties fo:font-variant="normal" fo:text-transform="none" fo:color="#000000" style:font-name="Times New Roman" fo:font-size="12pt" fo:letter-spacing="normal" fo:language="en" fo:country="US" fo:font-style="italic" fo:font-weight="normal" style:font-size-asian="12pt" style:font-style-asian="italic" style:font-name-complex="Times New Roman" style:font-size-complex="12pt" style:font-style-complex="italic"/>
    </style:style>
    <style:style style:name="T65" style:family="text">
      <style:text-properties fo:font-variant="normal" fo:text-transform="none" fo:color="#000000" style:text-position="super 67%" style:font-name="Times New Roman" fo:font-size="12pt" fo:letter-spacing="normal" fo:language="en" fo:country="US" fo:font-style="normal" fo:font-weight="normal" style:font-name-asian="SimSun" style:font-size-asian="12pt" style:font-name-complex="Times New Roman" style:font-size-complex="12pt"/>
    </style:style>
    <style:style style:name="T66" style:family="text">
      <style:text-properties fo:font-variant="normal" fo:text-transform="none" fo:color="#000000" style:text-position="sub 67%" style:font-name="Times New Roman" fo:font-size="12pt" fo:letter-spacing="normal" fo:language="en" fo:country="US" fo:font-style="normal" fo:font-weight="normal" style:font-name-asian="Times New Roman" style:font-size-asian="12pt" style:font-name-complex="Times New Roman" style:font-size-complex="12pt"/>
    </style:style>
    <style:style style:name="T67" style:family="text">
      <style:text-properties fo:font-variant="normal" fo:text-transform="none" style:text-position="0% 100%" fo:language="en" fo:country="US" style:text-underline-style="none" fo:font-weight="normal"/>
    </style:style>
    <style:style style:name="T68" style:family="text">
      <style:text-properties fo:font-variant="normal" fo:text-transform="none" style:text-position="0% 100%" fo:language="en" fo:country="US" style:text-underline-style="none" fo:font-weight="normal" style:font-name-complex="Times New Roman2"/>
    </style:style>
    <style:style style:name="T69" style:family="text">
      <style:text-properties fo:font-variant="normal" fo:text-transform="none" style:text-position="0% 100%" fo:language="en" fo:country="US" style:text-underline-style="none" fo:font-weight="normal" style:font-name-complex="Times New Roman"/>
    </style:style>
    <style:style style:name="T70" style:family="text">
      <style:text-properties fo:font-variant="normal" fo:text-transform="none" style:text-position="0% 100%" fo:language="en" fo:country="US" style:text-underline-style="none" fo:font-weight="normal" style:font-name-asian="FrutigerLTPro-LightCn" style:font-name-complex="Times New Roman"/>
    </style:style>
    <style:style style:name="T71" style:family="text">
      <style:text-properties fo:font-variant="normal" fo:text-transform="none" style:text-position="0% 100%" fo:language="en" fo:country="US" style:text-underline-style="none" fo:font-weight="normal" style:font-name-asian="AdvGARMT1" style:font-name-complex="AdvGARMT1"/>
    </style:style>
    <style:style style:name="T72" style:family="text">
      <style:text-properties fo:font-variant="normal" fo:text-transform="none" style:text-position="0% 100%" fo:language="en" fo:country="US" fo:font-style="normal" style:text-underline-style="none" fo:font-weight="normal"/>
    </style:style>
    <style:style style:name="T73" style:family="text">
      <style:text-properties fo:font-variant="normal" fo:text-transform="none" style:text-position="0% 100%" fo:language="en" fo:country="US" fo:font-style="normal" style:text-underline-style="none" fo:font-weight="normal" style:font-style-asian="normal" style:font-name-complex="Times New Roman2" style:font-style-complex="normal"/>
    </style:style>
    <style:style style:name="T74" style:family="text">
      <style:text-properties fo:font-variant="normal" fo:text-transform="none" style:text-position="0% 100%" fo:language="en" fo:country="US" fo:font-style="normal" style:text-underline-style="none" fo:font-weight="normal" style:font-style-asian="normal" style:font-name-complex="Times New Roman" style:font-style-complex="normal"/>
    </style:style>
    <style:style style:name="T75" style:family="text">
      <style:text-properties fo:font-variant="normal" fo:text-transform="none" style:text-position="0% 100%" fo:language="en" fo:country="US" fo:font-style="italic" style:text-underline-style="none" fo:font-weight="normal" style:font-style-asian="italic" style:font-style-complex="italic"/>
    </style:style>
    <style:style style:name="T76" style:family="text">
      <style:text-properties fo:font-variant="normal" fo:text-transform="none" style:text-position="0% 100%" fo:language="en" fo:country="US" fo:font-style="italic" style:text-underline-style="none" fo:font-weight="normal" style:font-style-asian="italic" style:font-name-complex="Times New Roman" style:font-style-complex="italic"/>
    </style:style>
    <style:style style:name="T77" style:family="text">
      <style:text-properties fo:font-variant="normal" fo:text-transform="none" style:text-position="0% 100%" fo:language="en" fo:country="US" fo:font-style="italic" style:text-underline-style="none" fo:font-weight="normal" style:font-style-asian="italic" style:font-name-complex="Times New Roman2" style:font-style-complex="italic"/>
    </style:style>
    <style:style style:name="T78" style:family="text">
      <style:text-properties fo:font-variant="normal" fo:text-transform="none" style:text-position="0% 100%" fo:language="en" fo:country="US" fo:font-style="italic" style:text-underline-style="none" fo:font-weight="normal" style:font-name-asian="FrutigerLTPro-LightCn" style:font-style-asian="italic" style:font-name-complex="Times New Roman" style:font-style-complex="italic"/>
    </style:style>
    <style:style style:name="T79" style:family="text">
      <style:text-properties fo:font-variant="normal" fo:text-transform="none" style:text-position="0% 100%" fo:language="en" fo:country="US" fo:font-style="italic" style:text-underline-style="none" fo:font-weight="normal" style:font-name-asian="AdvGARMT1" style:font-style-asian="italic" style:font-name-complex="AdvGARMT1" style:font-style-complex="italic"/>
    </style:style>
    <style:style style:name="T80" style:family="text">
      <style:text-properties fo:font-variant="normal" fo:text-transform="none" style:text-position="0% 100%" fo:font-size="12pt" fo:language="en" fo:country="US" fo:font-style="normal" style:text-underline-style="none" fo:font-weight="normal" style:font-size-asian="12pt" style:font-size-complex="12pt"/>
    </style:style>
    <style:style style:name="T81" style:family="text">
      <style:text-properties fo:font-variant="normal" fo:text-transform="none" style:text-position="0% 100%" style:font-name="Times New Roman" fo:font-size="12pt" fo:language="en" fo:country="US" style:text-underline-style="none" fo:font-weight="normal" style:font-size-asian="12pt" style:font-name-complex="Times New Roman" style:font-size-complex="12pt"/>
    </style:style>
    <style:style style:name="T82" style:family="text">
      <style:text-properties fo:font-variant="normal" fo:text-transform="none" style:text-position="0% 100%" style:font-name="Times New Roman" fo:font-size="12pt" fo:language="en" fo:country="US" style:text-underline-style="none" fo:font-weight="normal" style:font-name-asian="AdvGARMT2" style:font-size-asian="12pt" style:font-name-complex="Times New Roman" style:font-size-complex="12pt"/>
    </style:style>
    <style:style style:name="T83" style:family="text">
      <style:text-properties fo:font-variant="normal" fo:text-transform="none" style:text-position="0% 100%" style:font-name="Times New Roman" fo:font-size="12pt" fo:language="en" fo:country="US" fo:font-style="italic" style:text-underline-style="none" fo:font-weight="normal" style:font-size-asian="12pt" style:font-style-asian="italic" style:font-name-complex="Times New Roman" style:font-size-complex="12pt" style:font-style-complex="italic"/>
    </style:style>
    <style:style style:name="T84" style:family="text">
      <style:text-properties fo:font-variant="normal" fo:text-transform="none" style:text-position="0% 100%" style:font-name="Times New Roman" fo:font-size="12pt" fo:language="en" fo:country="US" fo:font-style="italic" style:text-underline-style="none" fo:font-weight="normal" style:font-name-asian="AdvTT4e89fb21" style:font-size-asian="12pt" style:font-style-asian="italic" style:font-name-complex="Times New Roman" style:font-size-complex="12pt" style:font-style-complex="italic"/>
    </style:style>
    <style:style style:name="T85" style:family="text">
      <style:text-properties fo:font-variant="normal" fo:text-transform="none" style:text-position="0% 100%" style:font-name="Times New Roman" fo:font-size="12pt" fo:language="en" fo:country="US" fo:font-style="italic" style:text-underline-style="none" fo:font-weight="normal" style:font-name-asian="AdvGARMT2" style:font-size-asian="12pt" style:font-style-asian="italic" style:font-name-complex="Times New Roman" style:font-size-complex="12pt" style:font-style-complex="italic"/>
    </style:style>
    <style:style style:name="T86" style:family="text">
      <style:text-properties fo:font-variant="normal" fo:text-transform="none" style:text-position="0% 100%" style:font-name="Times New Roman" fo:font-size="12pt" fo:language="en" fo:country="US" fo:font-style="normal" style:text-underline-style="none" fo:font-weight="normal" style:font-name-asian="AdvTT4e89fb21" style:font-size-asian="12pt" style:font-style-asian="normal" style:font-name-complex="Times New Roman" style:font-size-complex="12pt" style:font-style-complex="normal"/>
    </style:style>
    <style:style style:name="T87" style:family="text">
      <style:text-properties fo:font-variant="normal" fo:text-transform="none" style:text-position="0% 100%" style:font-name="Times New Roman" fo:font-size="12pt" fo:language="en" fo:country="US" fo:font-style="normal" style:text-underline-style="none" fo:font-weight="normal" style:font-name-asian="AdvTT4e89fb21" style:font-size-asian="12pt" style:font-style-asian="normal" style:font-name-complex="Times New Roman2" style:font-size-complex="12pt" style:font-style-complex="normal"/>
    </style:style>
    <style:style style:name="T88" style:family="text">
      <style:text-properties fo:font-variant="normal" fo:text-transform="none" style:text-position="0% 100%" style:font-name="Times New Roman" fo:font-size="12pt" fo:language="en" fo:country="US" fo:font-style="normal" style:text-underline-style="none" fo:font-weight="normal" style:font-name-asian="AdvTT4e89fb211" style:font-size-asian="12pt" style:font-style-asian="normal" style:font-name-complex="Times New Roman2" style:font-size-complex="12pt" style:font-style-complex="normal"/>
    </style:style>
    <style:style style:name="T89" style:family="text">
      <style:text-properties fo:font-variant="normal" fo:text-transform="none" style:text-position="0% 100%" style:text-underline-style="none" fo:font-weight="normal"/>
    </style:style>
    <style:style style:name="T90" style:family="text">
      <style:text-properties fo:font-variant="normal" fo:text-transform="none" style:text-position="0% 100%" fo:font-style="italic" style:text-underline-style="none" fo:font-weight="normal" style:font-style-asian="italic" style:font-style-complex="italic"/>
    </style:style>
    <style:style style:name="T91" style:family="text">
      <style:text-properties fo:font-variant="normal" fo:text-transform="none" fo:color="#00000a" style:text-position="0% 100%" fo:language="en" fo:country="US" fo:font-style="italic" style:text-underline-style="none" fo:font-weight="normal" style:font-style-asian="italic" style:font-name-complex="Times New Roman" style:font-style-complex="italic"/>
    </style:style>
    <style:style style:name="T92" style:family="text">
      <style:text-properties fo:font-variant="normal" fo:text-transform="none" fo:color="#00000a" style:text-position="0% 100%" fo:language="en" fo:country="US" style:text-underline-style="none" fo:font-weight="normal" style:font-name-complex="Times New Roman"/>
    </style:style>
    <style:style style:name="T93" style:family="text">
      <style:text-properties fo:font-variant="normal" fo:text-transform="none" fo:color="#212121" style:font-name="Times New Roman" fo:font-size="12pt" fo:letter-spacing="normal" fo:language="en" fo:country="US" fo:font-style="normal" fo:font-weight="normal" style:font-size-asian="12pt" style:font-style-asian="normal" style:font-name-complex="Times New Roman" style:font-size-complex="12pt" style:font-style-complex="normal"/>
    </style:style>
    <style:style style:name="T94" style:family="text">
      <style:text-properties fo:font-variant="normal" fo:text-transform="none" fo:color="#212121" style:font-name="Times New Roman" fo:font-size="12pt" fo:letter-spacing="normal" fo:language="en" fo:country="US" fo:font-style="normal" fo:font-weight="normal" style:font-size-asian="12pt" style:font-style-asian="normal" style:font-name-complex="Times New Roman2" style:font-size-complex="12pt" style:font-style-complex="normal"/>
    </style:style>
    <style:style style:name="T95" style:family="text">
      <style:text-properties fo:font-variant="normal" fo:text-transform="none" fo:color="#212121" style:text-position="0% 100%" style:font-name="Times New Roman" fo:font-size="12pt" fo:letter-spacing="normal" fo:language="en" fo:country="US" fo:font-style="italic" style:text-underline-style="none" fo:font-weight="normal" style:font-size-asian="12pt" style:font-style-asian="italic" style:font-name-complex="Times New Roman" style:font-size-complex="12pt" style:font-style-complex="italic"/>
    </style:style>
    <style:style style:name="T96" style:family="text">
      <style:text-properties fo:font-variant="normal" fo:text-transform="none" fo:color="#212121" style:text-position="0% 100%" style:font-name="Times New Roman" fo:font-size="12pt" fo:letter-spacing="normal" fo:language="en" fo:country="US" fo:font-style="normal" style:text-underline-style="none" fo:font-weight="normal" style:font-size-asian="12pt" style:font-style-asian="normal" style:font-name-complex="Times New Roman" style:font-size-complex="12pt" style:font-style-complex="normal"/>
    </style:style>
    <style:style style:name="T97" style:family="text">
      <style:text-properties style:font-name="Times New Roman" fo:font-size="12pt" fo:language="en" fo:country="US" style:font-name-asian="AdvGARMT1" style:font-size-asian="12pt" style:font-name-complex="Times New Roman2" style:font-size-complex="12pt"/>
    </style:style>
    <style:style style:name="T98" style:family="text">
      <style:text-properties style:font-name="Times New Roman" fo:font-size="12pt" fo:language="en" fo:country="US" style:font-name-asian="AdvGARMT1" style:font-size-asian="12pt" style:font-name-complex="AdvGARMT1" style:font-size-complex="12pt"/>
    </style:style>
    <style:style style:name="T99" style:family="text">
      <style:text-properties style:font-name="Times New Roman" fo:font-size="12pt" fo:language="en" fo:country="US" style:font-size-asian="12pt" style:font-name-complex="Times New Roman" style:font-size-complex="12pt"/>
    </style:style>
    <style:style style:name="T100" style:family="text">
      <style:text-properties style:font-name="Times New Roman" fo:font-size="12pt" fo:language="en" fo:country="US" style:font-size-asian="12pt" style:font-size-complex="12pt"/>
    </style:style>
    <style:style style:name="T101" style:family="text">
      <style:text-properties style:font-name="Times New Roman" fo:font-size="12pt" fo:language="en" fo:country="US" fo:font-style="italic" style:font-name-asian="Segoe UI" style:font-size-asian="12pt" style:font-style-asian="italic" style:font-name-complex="Times New Roman" style:font-size-complex="12pt" style:font-style-complex="italic"/>
    </style:style>
    <style:style style:name="T102" style:family="text">
      <style:text-properties style:font-name="Times New Roman" fo:font-size="12pt" fo:language="en" fo:country="US" fo:font-style="italic" style:font-name-asian="AdvGARMT2" style:font-size-asian="12pt" style:font-style-asian="italic" style:font-name-complex="Times New Roman" style:font-size-complex="12pt" style:font-style-complex="italic"/>
    </style:style>
    <style:style style:name="T103" style:family="text">
      <style:text-properties style:font-name="Times New Roman" fo:font-size="12pt" fo:language="en" fo:country="US" style:font-name-asian="Segoe UI" style:font-size-asian="12pt" style:font-name-complex="Times New Roman" style:font-size-complex="12pt"/>
    </style:style>
    <style:style style:name="T104" style:family="text">
      <style:text-properties style:font-name="Times New Roman" fo:font-size="12pt" fo:language="en" fo:country="US" style:font-name-asian="SimSun" style:font-size-asian="12pt" style:font-name-complex="Times New Roman" style:font-size-complex="12pt"/>
    </style:style>
    <style:style style:name="T105" style:family="text">
      <style:text-properties style:font-name="Times New Roman" fo:font-size="12pt" fo:language="en" fo:country="US" style:font-name-asian="Times New Roman" style:font-size-asian="12pt" style:font-name-complex="Times New Roman" style:font-size-complex="12pt"/>
    </style:style>
    <style:style style:name="T106" style:family="text">
      <style:text-properties style:font-name="Times New Roman" fo:font-size="12pt" fo:language="en" fo:country="US" fo:font-style="normal" style:font-size-asian="12pt" style:font-style-asian="normal" style:font-name-complex="Times New Roman" style:font-size-complex="12pt" style:font-style-complex="normal"/>
    </style:style>
    <style:style style:name="T107" style:family="text">
      <style:text-properties style:font-name="Times New Roman" fo:font-size="12pt" fo:language="en" fo:country="US" fo:font-style="normal" style:font-name-asian="AdvTT4e89fb21" style:font-size-asian="12pt" style:font-style-asian="normal" style:font-name-complex="Times New Roman" style:font-size-complex="12pt" style:font-style-complex="normal"/>
    </style:style>
    <style:style style:name="T108" style:family="text">
      <style:text-properties style:font-name="Times New Roman" fo:font-size="12pt" fo:language="en" fo:country="US" style:font-name-asian="AdvGARMT2" style:font-size-asian="12pt" style:font-name-complex="Times New Roman" style:font-size-complex="12pt"/>
    </style:style>
    <style:style style:name="T109" style:family="text">
      <style:text-properties style:font-name="Times New Roman" fo:font-size="12pt" fo:language="en" fo:country="US" style:font-name-asian="AdvGARMT2" style:font-size-asian="12pt" style:font-name-complex="AdvGARMT2" style:font-size-complex="12pt"/>
    </style:style>
    <style:style style:name="T110" style:family="text">
      <style:text-properties style:font-name="Times New Roman" fo:font-size="12pt" fo:language="en" fo:country="US" style:font-name-asian="Lato-Regular" style:font-size-asian="12pt" style:font-name-complex="Lato-Regular" style:font-size-complex="12pt"/>
    </style:style>
    <style:style style:name="T111" style:family="text">
      <style:text-properties style:font-name="Times New Roman" fo:font-size="12pt" fo:language="en" fo:country="US" style:font-name-asian="Lato-Regular1" style:font-size-asian="12pt" style:font-name-complex="Lato-Regular1" style:font-size-complex="12pt"/>
    </style:style>
    <style:style style:name="T112" style:family="text">
      <style:text-properties style:font-name="Times New Roman" fo:font-size="12pt" style:font-name-complex="Times New Roman"/>
    </style:style>
    <style:style style:name="T113" style:family="text">
      <style:text-properties style:font-name="Times New Roman" fo:font-size="12pt" style:font-size-asian="12pt" style:font-size-complex="12pt"/>
    </style:style>
    <style:style style:name="T114" style:family="text">
      <style:text-properties fo:font-size="12pt" fo:language="en" fo:country="US" style:font-size-asian="12pt" style:font-name-complex="Times New Roman" style:font-size-complex="12pt"/>
    </style:style>
    <style:style style:name="T115" style:family="text">
      <style:text-properties fo:font-size="12pt" fo:language="en" fo:country="US" style:font-size-asian="12pt" style:font-name-complex="Times New Roman2" style:font-size-complex="12pt"/>
    </style:style>
    <style:style style:name="T116" style:family="text">
      <style:text-properties fo:font-size="12pt" fo:language="en" fo:country="US" style:font-size-asian="12pt" style:font-size-complex="12pt"/>
    </style:style>
    <style:style style:name="T117" style:family="text">
      <style:text-properties fo:font-size="12pt" fo:language="en" fo:country="US" fo:font-style="italic" style:font-size-asian="12pt" style:font-style-asian="italic" style:font-name-complex="Times New Roman2" style:font-size-complex="12pt"/>
    </style:style>
    <style:style style:name="T118" style:family="text">
      <style:text-properties fo:font-size="12pt" fo:language="en" fo:country="US" fo:font-style="italic" style:font-size-asian="12pt" style:font-style-asian="italic" style:font-name-complex="Times New Roman2" style:font-size-complex="12pt" style:font-style-complex="italic"/>
    </style:style>
    <style:style style:name="T119" style:family="text">
      <style:text-properties fo:font-size="12pt" fo:language="en" fo:country="US" fo:font-style="italic" style:font-size-asian="12pt" style:font-style-asian="italic" style:font-size-complex="12pt"/>
    </style:style>
    <style:style style:name="T120" style:family="text">
      <style:text-properties fo:font-size="12pt" fo:language="en" fo:country="US" fo:font-style="italic" style:font-size-asian="12pt" style:font-style-asian="italic" style:font-size-complex="12pt" style:font-style-complex="italic"/>
    </style:style>
    <style:style style:name="T121" style:family="text">
      <style:text-properties fo:font-size="12pt" fo:language="en" fo:country="US" fo:font-style="italic" style:font-size-asian="12pt" style:font-style-asian="italic" style:font-name-complex="Times New Roman" style:font-size-complex="12pt" style:font-style-complex="italic"/>
    </style:style>
    <style:style style:name="T122" style:family="text">
      <style:text-properties fo:font-size="12pt" fo:language="en" fo:country="US" fo:font-style="italic" style:font-name-asian="Code, Code" style:font-size-asian="12pt" style:font-style-asian="italic" style:font-name-complex="Code, Code" style:font-size-complex="12pt" style:font-style-complex="italic"/>
    </style:style>
    <style:style style:name="T123" style:family="text">
      <style:text-properties fo:font-size="12pt" fo:language="en" fo:country="US" fo:font-style="normal" style:font-size-asian="12pt" style:font-style-asian="normal" style:font-name-complex="Times New Roman" style:font-size-complex="12pt" style:font-style-complex="normal"/>
    </style:style>
    <style:style style:name="T124" style:family="text">
      <style:text-properties fo:font-size="12pt" fo:language="en" fo:country="US" style:font-name-asian="Times New Roman2" style:font-size-asian="12pt" style:font-name-complex="Times New Roman2" style:font-size-complex="12pt"/>
    </style:style>
    <style:style style:name="T125" style:family="text">
      <style:text-properties fo:font-size="12pt" fo:language="en" fo:country="US" style:font-name-asian="Code, Code" style:font-size-asian="12pt" style:font-name-complex="Code, Code" style:font-size-complex="12pt"/>
    </style:style>
    <style:style style:name="T126" style:family="text">
      <style:text-properties fo:font-size="12pt" fo:language="en" fo:country="US" fo:font-weight="normal" style:font-size-asian="12pt" style:font-weight-asian="normal" style:font-name-complex="Times New Roman2" style:font-size-complex="12pt" style:font-weight-complex="normal"/>
    </style:style>
    <style:style style:name="T127" style:family="text">
      <style:text-properties style:font-name-complex="Times New Roman"/>
    </style:style>
    <style:style style:name="T128" style:family="text">
      <style:text-properties style:font-name-complex="Times New Roman" style:font-size-complex="12pt"/>
    </style:style>
    <style:style style:name="T129" style:family="text">
      <style:text-properties style:text-position="super 67%"/>
    </style:style>
    <style:style style:name="T130" style:family="text">
      <style:text-properties style:text-position="super 67%" fo:language="en" fo:country="US"/>
    </style:style>
    <style:style style:name="T131" style:family="text">
      <style:text-properties style:text-position="super 67%" style:font-name="Times New Roman" fo:font-size="12pt" fo:language="en" fo:country="US" style:font-name-asian="SimSun" style:font-size-asian="12pt" style:font-name-complex="Times New Roman" style:font-size-complex="12pt"/>
    </style:style>
    <style:style style:name="T132" style:family="text">
      <style:text-properties style:text-position="super 67%" style:font-name="Times New Roman" fo:font-size="12pt" fo:language="en" fo:country="US" style:font-size-asian="12pt" style:font-size-complex="12pt"/>
    </style:style>
    <style:style style:name="T133" style:family="text">
      <style:text-properties fo:font-style="italic" style:font-style-asian="italic"/>
    </style:style>
    <style:style style:name="T134" style:family="text">
      <style:text-properties fo:font-style="italic" style:font-style-asian="italic" style:font-style-complex="italic"/>
    </style:style>
    <style:style style:name="T135" style:family="text">
      <style:text-properties style:use-window-font-color="true" fo:language="en" fo:country="US" style:text-underline-style="none" style:font-name-complex="Times New Roman"/>
    </style:style>
    <style:style style:name="T136" style:family="text">
      <style:text-properties style:use-window-font-color="true" style:font-name="Times New Roman" fo:font-size="12pt" fo:language="en" fo:country="US" fo:font-style="normal" style:text-underline-style="none" fo:font-weight="normal" style:letter-kerning="true" style:font-name-asian="SimSun2" style:font-size-asian="12pt" style:font-style-asian="normal" style:font-weight-asian="normal" style:font-name-complex="Times New Roman" style:font-size-complex="12pt" style:font-style-complex="normal" style:font-weight-complex="normal"/>
    </style:style>
    <style:style style:name="T137" style:family="text">
      <style:text-properties style:use-window-font-color="true" style:font-name="Times New Roman" fo:font-size="12pt" fo:language="en" fo:country="US" fo:font-style="normal" fo:font-weight="normal" style:letter-kerning="true" fo:background-color="transparent" style:font-name-asian="SimSun2"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style>
    <style:style style:name="T138" style:family="text">
      <style:text-properties style:text-position="sub 67%" fo:language="en" fo:country="US"/>
    </style:style>
    <style:style style:name="T139" style:family="text">
      <style:text-properties style:text-position="sub 67%" fo:language="en" fo:country="US" style:font-name-asian="Times New Roman" style:font-name-complex="Times New Roman"/>
    </style:style>
    <style:style style:name="T140" style:family="text">
      <style:text-properties style:text-position="sub 67%" style:font-name="Times New Roman" fo:font-size="12pt" fo:language="en" fo:country="US" style:font-name-asian="Times New Roman" style:font-size-asian="12pt" style:font-name-complex="Times New Roman" style:font-size-complex="12pt"/>
    </style:style>
    <style:style style:name="T141" style:family="text">
      <style:text-properties style:font-name="Symbol"/>
    </style:style>
    <style:style style:name="T142" style:family="text">
      <style:text-properties style:font-name="Symbol" fo:language="en" fo:country="US"/>
    </style:style>
    <style:style style:name="T143" style:family="text">
      <style:text-properties fo:font-style="normal" style:font-style-asian="normal" style:font-style-complex="normal"/>
    </style:style>
    <style:style style:name="T144" style:family="text">
      <style:text-properties fo:font-style="normal" style:font-style-asian="normal" style:font-name-complex="Times New Roman2" style:font-style-complex="normal"/>
    </style:style>
    <style:style style:name="T145" style:family="text">
      <style:text-properties fo:font-size="10pt" fo:language="en" fo:country="US" style:font-name-asian="AdvGARMT1" style:font-size-asian="10pt" style:font-name-complex="Times New Roman" style:font-size-complex="10pt"/>
    </style:style>
    <style:style style:name="T146" style:family="text">
      <style:text-properties style:font-name-asian="Times New Roman" style:font-name-complex="Times New Roman"/>
    </style:style>
    <style:style style:name="T147" style:family="text">
      <style:text-properties style:text-position="super 58%" fo:font-weight="normal" style:font-weight-asian="normal" style:font-name-complex="Times New Roman" style:font-size-complex="12pt"/>
    </style:style>
    <style:style style:name="T148" style:family="text">
      <style:text-properties style:text-position="super 58%" style:font-name-complex="Times New Roman" style:font-size-complex="12pt"/>
    </style:style>
    <style:style style:name="T149" style:family="text">
      <style:text-properties style:text-position="super 58%" fo:language="en" fo:country="US" fo:font-weight="normal" style:font-name-asian="Times New Roman" style:font-weight-asian="normal" style:font-name-complex="Times New Roman" style:font-size-complex="12pt"/>
    </style:style>
    <style:style style:name="T150" style:family="text">
      <style:text-properties style:text-position="super 58%" fo:language="en" fo:country="US" style:font-name-complex="Times New Roman2"/>
    </style:style>
    <style:style style:name="T151" style:family="text">
      <style:text-properties style:text-position="0% 100%" fo:font-size="12pt" fo:language="en" fo:country="US" fo:font-weight="normal" style:font-name-asian="Times New Roman" style:font-size-asian="12pt" style:font-weight-asian="normal" style:font-name-complex="Times New Roman" style:font-size-complex="12pt"/>
    </style:style>
    <style:style style:name="T152" style:family="text">
      <style:text-properties fo:language="es" fo:country="ES"/>
    </style:style>
    <style:style style:name="T153" style:family="text">
      <style:text-properties fo:language="es" fo:country="ES" fo:font-style="normal" style:font-style-asian="normal" style:font-name-complex="Times New Roman" style:font-style-complex="normal"/>
    </style:style>
    <style:style style:name="T154" style:family="text">
      <style:text-properties fo:color="#212121" fo:language="en" fo:country="US" style:font-name-complex="Times New Roman2"/>
    </style:style>
    <style:style style:name="T155" style:family="text">
      <style:text-properties fo:color="#212121" fo:language="en" fo:country="US" style:font-name-asian="FrutigerLTPro-LightCn1" style:font-name-complex="Times New Roman2"/>
    </style:style>
    <style:style style:name="T156" style:family="text">
      <style:text-properties fo:color="#212121" fo:language="en" fo:country="US" fo:font-style="normal" style:font-style-asian="normal" style:font-name-complex="Times New Roman2" style:font-style-complex="normal"/>
    </style:style>
    <style:style style:name="T157" style:family="text">
      <style:text-properties fo:color="#212121" fo:language="en" fo:country="US" style:font-name-asian="AdvTT4e89fb211"/>
    </style:style>
    <style:style style:name="T158" style:family="text">
      <style:text-properties style:font-name="AdvGARMT" fo:font-size="10.5pt" fo:language="en" fo:country="US" style:font-name-asian="AdvGARMT1" style:font-size-asian="10.5pt" style:font-name-complex="AdvGARMT1" style:font-size-complex="10.5pt"/>
    </style:style>
    <style:style style:name="T159" style:family="text">
      <style:text-properties style:font-name-asian="Times New Roman2" style:font-name-complex="Times New Roman2"/>
    </style:style>
    <style:style style:name="T160" style:family="text">
      <style:text-properties style:use-window-font-color="true" style:text-outline="false" style:text-line-through-style="none" style:text-position="0% 100%" style:font-name="Segoe UI1"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1" style:family="text">
      <style:text-properties style:use-window-font-color="true" style:text-outline="false" style:text-line-through-style="none" style:text-position="0% 100%" style:font-name="Segoe UI1"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2" style:family="text">
      <style:text-properties style:use-window-font-color="true" style:text-outline="false" style:text-line-through-style="none" style:text-position="0% 100%" style:font-name="Segoe UI1"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3" style:family="text">
      <style:text-properties style:font-name="Segoe UI1" fo:font-size="10pt" fo:language="en" fo:country="US" style:language-asian="zh" style:country-asian="CN" style:language-complex="hi" style:country-complex="IN"/>
    </style:style>
    <style:style style:name="T164" style:family="text">
      <style:text-properties style:use-window-font-color="true" style:text-outline="false" style:text-line-through-styl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5" style:family="text">
      <style:text-properties style:use-window-font-color="true" style:text-outline="false" style:text-line-through-style="none" style:text-position="0% 100%" style:font-name="Segoe UI1"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6" style:family="text">
      <style:text-properties style:font-name="Segoe UI1" fo:font-size="10pt" fo:language="es" fo:country="ES" style:language-asian="zh" style:country-asian="CN" style:language-complex="hi" style:country-complex="IN"/>
    </style:style>
    <style:style style:name="T167" style:family="text">
      <style:text-properties style:font-name="Segoe UI1" fo:font-size="10pt" fo:language="en" fo:country="US" fo:font-style="italic" style:font-name-asian="Times New Roman" style:language-asian="zh" style:country-asian="CN" style:font-style-asian="italic" style:language-complex="hi" style:country-complex="IN" style:font-style-complex="italic"/>
    </style:style>
    <style:style style:name="T168" style:family="text">
      <style:text-properties fo:color="#000000" style:font-name="Segoe UI1" fo:font-size="10pt" fo:language="en" fo:country="US" style:font-name-asian="Times New Roman" style:language-asian="zh" style:country-asian="CN" style:font-name-complex="AdvOTd67905e71" style:language-complex="hi" style:country-complex="IN"/>
    </style:style>
    <style:style style:name="T169" style:family="text">
      <style:text-properties fo:color="#000000" style:font-name="Segoe UI1" fo:font-size="10pt" fo:language="en" fo:country="US" fo:font-style="italic" style:font-name-asian="Times New Roman" style:language-asian="zh" style:country-asian="CN" style:font-style-asian="italic" style:font-name-complex="AdvOTd67905e71" style:language-complex="hi" style:country-complex="IN" style:font-style-complex="italic"/>
    </style:style>
    <style:style style:name="T170" style:family="text">
      <style:text-properties style:font-name="Segoe UI2"/>
    </style:style>
    <style:style style:name="T171" style:family="text">
      <style:text-properties fo:color="#000000" style:text-outline="false" style:text-line-through-styl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2" style:family="text">
      <style:text-properties style:font-name="Segoe UI2" fo:font-size="10pt" style:font-size-asian="10pt" style:font-name-complex="Segoe UI3"/>
    </style:style>
    <style:style style:name="T173" style:family="text">
      <style:text-properties style:font-name="Segoe UI" fo:font-size="10pt" style:font-size-asian="10pt" style:font-name-complex="Segoe UI"/>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text:tracked-changes>
        <text:changed-region xml:id="ct227738648" text:id="ct227738648">
          <text:deletion>
            <office:change-info>
              <dc:creator>Alicia Valdés Rapado</dc:creator>
              <dc:date>2018-12-19T13:55:00</dc:date>
            </office:change-info>
            <text:p text:style-name="P1">is likely to lead to</text:p>
          </text:deletion>
        </text:changed-region>
        <text:changed-region xml:id="ct227735528" text:id="ct227735528">
          <text:insertion>
            <office:change-info>
              <dc:creator>Alicia Valdés Rapado</dc:creator>
              <dc:date>2018-12-19T13:55:00</dc:date>
            </office:change-info>
          </text:insertion>
        </text:changed-region>
        <text:changed-region xml:id="ct227735632" text:id="ct227735632">
          <text:insertion>
            <office:change-info>
              <dc:creator>Alicia Valdés Rapado</dc:creator>
              <dc:date>2018-12-19T13:56:00</dc:date>
            </office:change-info>
          </text:insertion>
        </text:changed-region>
        <text:changed-region xml:id="ct227736360" text:id="ct227736360">
          <text:deletion>
            <office:change-info>
              <dc:creator>Alicia Valdés Rapado</dc:creator>
              <dc:date>2018-12-19T14:09:00</dc:date>
            </office:change-info>
            <text:p text:style-name="P1">the</text:p>
          </text:deletion>
        </text:changed-region>
        <text:changed-region xml:id="ct227735944" text:id="ct227735944">
          <text:insertion>
            <office:change-info>
              <dc:creator>Alicia Valdés Rapado</dc:creator>
              <dc:date>2018-12-19T14:09:00</dc:date>
            </office:change-info>
          </text:insertion>
        </text:changed-region>
        <text:changed-region xml:id="ct227739272" text:id="ct227739272">
          <text:deletion>
            <office:change-info>
              <dc:creator>Alicia Valdés Rapado</dc:creator>
              <dc:date>2018-12-19T14:11:00</dc:date>
            </office:change-info>
            <text:p text:style-name="P1"><text:s/>of individual organisms</text:p>
          </text:deletion>
        </text:changed-region>
        <text:changed-region xml:id="ct227738856" text:id="ct227738856">
          <text:deletion>
            <office:change-info>
              <dc:creator>Alicia Valdés Rapado</dc:creator>
              <dc:date>2018-12-19T13:56:00</dc:date>
            </office:change-info>
            <text:p text:style-name="P1">as well as to</text:p>
          </text:deletion>
        </text:changed-region>
        <text:changed-region xml:id="ct227738752" text:id="ct227738752">
          <text:insertion>
            <office:change-info>
              <dc:creator>Alicia Valdés Rapado</dc:creator>
              <dc:date>2018-12-19T13:56:00</dc:date>
            </office:change-info>
          </text:insertion>
        </text:changed-region>
        <text:changed-region xml:id="ct227739376" text:id="ct227739376">
          <text:deletion>
            <office:change-info>
              <dc:creator>Alicia Valdés Rapado</dc:creator>
              <dc:date>2018-12-19T13:51:00</dc:date>
            </office:change-info>
            <text:p text:style-name="P1">change</text:p>
          </text:deletion>
        </text:changed-region>
        <text:changed-region xml:id="ct227738960" text:id="ct227738960">
          <text:deletion>
            <office:change-info>
              <dc:creator>Alicia Valdés Rapado</dc:creator>
              <dc:date>2018-12-19T13:33:00</dc:date>
            </office:change-info>
            <text:p text:style-name="P1">d</text:p>
          </text:deletion>
        </text:changed-region>
        <text:changed-region xml:id="ct228796392" text:id="ct228796392">
          <text:insertion>
            <office:change-info>
              <dc:creator>Alicia Valdés Rapado</dc:creator>
              <dc:date>2018-12-19T13:51:00</dc:date>
            </office:change-info>
          </text:insertion>
        </text:changed-region>
        <text:changed-region xml:id="ct228797848" text:id="ct228797848">
          <text:insertion>
            <office:change-info>
              <dc:creator>Alicia Valdés Rapado</dc:creator>
              <dc:date>2018-12-19T14:29:00</dc:date>
            </office:change-info>
          </text:insertion>
        </text:changed-region>
        <text:changed-region xml:id="ct228797016" text:id="ct228797016">
          <text:deletion>
            <office:change-info>
              <dc:creator>Alicia Valdés Rapado</dc:creator>
              <dc:date>2018-12-19T14:29:00</dc:date>
            </office:change-info>
            <text:p text:style-name="P1"><text:s/>associated with </text:p>
          </text:deletion>
        </text:changed-region>
        <text:changed-region xml:id="ct228796912" text:id="ct228796912">
          <text:deletion>
            <office:change-info>
              <dc:creator>Alicia Valdés Rapado</dc:creator>
              <dc:date>2018-12-19T14:24:00</dc:date>
            </office:change-info>
            <text:p text:style-name="P1">development and </text:p>
          </text:deletion>
        </text:changed-region>
        <text:changed-region xml:id="ct228797120" text:id="ct228797120">
          <text:deletion>
            <office:change-info>
              <dc:creator>Alicia Valdés Rapado</dc:creator>
              <dc:date>2018-12-19T14:29:00</dc:date>
            </office:change-info>
            <text:p text:style-name="P1">phenology</text:p>
          </text:deletion>
        </text:changed-region>
        <text:changed-region xml:id="ct228798056" text:id="ct228798056">
          <text:deletion>
            <office:change-info>
              <dc:creator>Alicia Valdés Rapado</dc:creator>
              <dc:date>2018-12-19T13:51:00</dc:date>
            </office:change-info>
            <text:p text:style-name="P1">In this study</text:p>
          </text:deletion>
        </text:changed-region>
        <text:changed-region xml:id="ct228795664" text:id="ct228795664">
          <text:deletion>
            <office:change-info>
              <dc:creator>Alicia Valdés Rapado</dc:creator>
              <dc:date>2018-12-19T13:56:00</dc:date>
            </office:change-info>
            <text:p text:style-name="P1"><text:s/>w</text:p>
          </text:deletion>
        </text:changed-region>
        <text:changed-region xml:id="ct228796808" text:id="ct228796808">
          <text:deletion>
            <office:change-info>
              <dc:creator>Alicia Valdés Rapado</dc:creator>
              <dc:date>2018-12-19T14:16:00</dc:date>
            </office:change-info>
            <text:p text:style-name="P1">e used</text:p>
          </text:deletion>
        </text:changed-region>
        <text:changed-region xml:id="ct228796080" text:id="ct228796080">
          <text:insertion>
            <office:change-info>
              <dc:creator>Alicia Valdés Rapado</dc:creator>
              <dc:date>2018-12-19T14:16:00</dc:date>
            </office:change-info>
          </text:insertion>
        </text:changed-region>
        <text:changed-region xml:id="ct228798368" text:id="ct228798368">
          <text:deletion>
            <office:change-info>
              <dc:creator>Alicia Valdés Rapado</dc:creator>
              <dc:date>2018-12-19T13:57:00</dc:date>
            </office:change-info>
            <text:p text:style-name="P1">in <text:span text:style-name="T1">permanently marked individuals </text:span></text:p>
          </text:deletion>
        </text:changed-region>
        <text:changed-region xml:id="ct228796184" text:id="ct228796184">
          <text:insertion>
            <office:change-info>
              <dc:creator>Alicia Valdés Rapado</dc:creator>
              <dc:date>2018-12-19T13:52:00</dc:date>
            </office:change-info>
          </text:insertion>
        </text:changed-region>
        <text:changed-region xml:id="ct228798160" text:id="ct228798160">
          <text:deletion>
            <office:change-info>
              <dc:creator>Alicia Valdés Rapado</dc:creator>
              <dc:date>2018-12-19T14:17:00</dc:date>
            </office:change-info>
            <text:p text:style-name="P1">to</text:p>
          </text:deletion>
        </text:changed-region>
        <text:changed-region xml:id="ct228797744" text:id="ct228797744">
          <text:insertion>
            <office:change-info>
              <dc:creator>Alicia Valdés Rapado</dc:creator>
              <dc:date>2018-12-19T14:17:00</dc:date>
            </office:change-info>
          </text:insertion>
        </text:changed-region>
        <text:changed-region xml:id="ct228795352" text:id="ct228795352">
          <text:insertion>
            <office:change-info>
              <dc:creator>Alicia Valdés Rapado</dc:creator>
              <dc:date>2018-12-19T14:17:00</dc:date>
            </office:change-info>
          </text:insertion>
        </text:changed-region>
        <text:changed-region xml:id="ct228795144" text:id="ct228795144">
          <text:insertion>
            <office:change-info>
              <dc:creator>Alicia Valdés Rapado</dc:creator>
              <dc:date>2018-12-19T13:51:00</dc:date>
            </office:change-info>
          </text:insertion>
        </text:changed-region>
        <text:changed-region xml:id="ct228795248" text:id="ct228795248">
          <text:deletion>
            <office:change-info>
              <dc:creator>Alicia Valdés Rapado</dc:creator>
              <dc:date>2018-12-19T14:17:00</dc:date>
            </office:change-info>
            <text:p text:style-name="P1"><text:span text:style-name="T1">timing of </text:span></text:p>
          </text:deletion>
        </text:changed-region>
        <text:changed-region xml:id="ct228795456" text:id="ct228795456">
          <text:insertion>
            <office:change-info>
              <dc:creator>Alicia Valdés Rapado</dc:creator>
              <dc:date>2018-12-19T14:17:00</dc:date>
            </office:change-info>
          </text:insertion>
        </text:changed-region>
        <text:changed-region xml:id="ct228797328" text:id="ct228797328">
          <text:deletion>
            <office:change-info>
              <dc:creator>Alicia Valdés Rapado</dc:creator>
              <dc:date>2018-12-19T13:52:00</dc:date>
            </office:change-info>
            <text:p text:style-name="P1"><text:span text:style-name="T1">,</text:span></text:p>
          </text:deletion>
        </text:changed-region>
        <text:changed-region xml:id="ct228796600" text:id="ct228796600">
          <text:deletion>
            <office:change-info>
              <dc:creator>Alicia Valdés Rapado</dc:creator>
              <dc:date>2018-12-19T13:57:00</dc:date>
            </office:change-info>
            <text:p text:style-name="P1"><text:span text:style-name="T1">flowering </text:span></text:p>
          </text:deletion>
        </text:changed-region>
        <text:changed-region xml:id="ct228795560" text:id="ct228795560">
          <text:deletion>
            <office:change-info>
              <dc:creator>Alicia Valdés Rapado</dc:creator>
              <dc:date>2018-12-19T13:52:00</dc:date>
            </office:change-info>
            <text:p text:style-name="P1"><text:span text:style-name="T1">This species often occurs in the understory of deciduous forests, where availability of light is high during spring, but rapidly decreases when canopy closes in early summer. </text:span></text:p>
          </text:deletion>
        </text:changed-region>
        <text:changed-region xml:id="ct228796288" text:id="ct228796288">
          <text:deletion>
            <office:change-info>
              <dc:creator>Alicia Valdés Rapado</dc:creator>
              <dc:date>2018-12-19T13:53:00</dc:date>
            </office:change-info>
            <text:p text:style-name="P1"><text:span text:style-name="T1">The results</text:span></text:p>
          </text:deletion>
        </text:changed-region>
        <text:changed-region xml:id="ct228795768" text:id="ct228795768">
          <text:deletion>
            <office:change-info>
              <dc:creator>Alicia Valdés Rapado</dc:creator>
              <dc:date>2018-12-19T14:25:00</dc:date>
            </office:change-info>
            <text:p text:style-name="P1"><text:span text:style-name="T1"><text:s/></text:span></text:p>
          </text:deletion>
        </text:changed-region>
        <text:changed-region xml:id="ct228796496" text:id="ct228796496">
          <text:deletion>
            <office:change-info>
              <dc:creator>Alicia Valdés Rapado</dc:creator>
              <dc:date>2018-12-19T13:54:00</dc:date>
            </office:change-info>
            <text:p text:style-name="P1"><text:span text:style-name="T1">show</text:span></text:p>
          </text:deletion>
        </text:changed-region>
        <text:changed-region xml:id="ct228797224" text:id="ct228797224">
          <text:deletion>
            <office:change-info>
              <dc:creator>Alicia Valdés Rapado</dc:creator>
              <dc:date>2018-12-19T14:25:00</dc:date>
            </office:change-info>
            <text:p text:style-name="P1"><text:span text:style-name="T1"><text:s/>that p</text:span></text:p>
          </text:deletion>
        </text:changed-region>
        <text:changed-region xml:id="ct228796704" text:id="ct228796704">
          <text:insertion>
            <office:change-info>
              <dc:creator>Alicia Valdés Rapado</dc:creator>
              <dc:date>2018-12-19T14:25:00</dc:date>
            </office:change-info>
          </text:insertion>
        </text:changed-region>
        <text:changed-region xml:id="ct228797432" text:id="ct228797432">
          <text:deletion>
            <office:change-info>
              <dc:creator>Alicia Valdés Rapado</dc:creator>
              <dc:date>2018-12-19T14:17:00</dc:date>
            </office:change-info>
            <text:p text:style-name="P1"><text:span text:style-name="T1">when</text:span></text:p>
          </text:deletion>
        </text:changed-region>
        <text:changed-region xml:id="ct228795872" text:id="ct228795872">
          <text:insertion>
            <office:change-info>
              <dc:creator>Alicia Valdés Rapado</dc:creator>
              <dc:date>2018-12-19T14:17:00</dc:date>
            </office:change-info>
          </text:insertion>
        </text:changed-region>
        <text:changed-region xml:id="ct228798264" text:id="ct228798264">
          <text:deletion>
            <office:change-info>
              <dc:creator>Alicia Valdés Rapado</dc:creator>
              <dc:date>2018-12-19T14:18:00</dc:date>
            </office:change-info>
            <text:p text:style-name="P1"><text:span text:style-name="T1">were warmer and </text:span></text:p>
          </text:deletion>
        </text:changed-region>
        <text:changed-region xml:id="ct228795976" text:id="ct228795976">
          <text:insertion>
            <office:change-info>
              <dc:creator>Alicia Valdés Rapado</dc:creator>
              <dc:date>2018-12-19T13:52:00</dc:date>
            </office:change-info>
          </text:insertion>
        </text:changed-region>
        <text:changed-region xml:id="ct228797536" text:id="ct228797536">
          <text:deletion>
            <office:change-info>
              <dc:creator>Alicia Valdés Rapado</dc:creator>
              <dc:date>2018-12-19T13:52:00</dc:date>
            </office:change-info>
            <text:p text:style-name="P1"><text:span text:style-name="T1"><text:s/>high</text:span></text:p>
          </text:deletion>
        </text:changed-region>
        <text:changed-region xml:id="ct228797640" text:id="ct228797640">
          <text:insertion>
            <office:change-info>
              <dc:creator>Alicia Valdés Rapado</dc:creator>
              <dc:date>2018-12-19T13:52:00</dc:date>
            </office:change-info>
          </text:insertion>
        </text:changed-region>
        <text:changed-region xml:id="ct228797952" text:id="ct228797952">
          <text:insertion>
            <office:change-info>
              <dc:creator>Alicia Valdés Rapado</dc:creator>
              <dc:date>2018-12-19T14:18:00</dc:date>
            </office:change-info>
          </text:insertion>
        </text:changed-region>
        <text:changed-region xml:id="ct228798992" text:id="ct228798992">
          <text:deletion>
            <office:change-info>
              <dc:creator>Alicia Valdés Rapado</dc:creator>
              <dc:date>2018-12-19T14:18:00</dc:date>
            </office:change-info>
            <text:p text:style-name="P1"><text:span text:style-name="T1"><text:s/>of selection</text:span></text:p>
          </text:deletion>
        </text:changed-region>
        <text:changed-region xml:id="ct228798472" text:id="ct228798472">
          <text:deletion>
            <office:change-info>
              <dc:creator>Alicia Valdés Rapado</dc:creator>
              <dc:date>2018-12-19T13:53:00</dc:date>
            </office:change-info>
            <text:p text:style-name="P1"><text:span text:style-name="T1">and was</text:span></text:p>
          </text:deletion>
        </text:changed-region>
        <text:changed-region xml:id="ct228798784" text:id="ct228798784">
          <text:insertion>
            <office:change-info>
              <dc:creator>Alicia Valdés Rapado</dc:creator>
              <dc:date>2018-12-19T13:53:00</dc:date>
            </office:change-info>
          </text:insertion>
        </text:changed-region>
        <text:changed-region xml:id="ct228798680" text:id="ct228798680">
          <text:deletion>
            <office:change-info>
              <dc:creator>Alicia Valdés Rapado</dc:creator>
              <dc:date>2018-12-19T14:34:00</dc:date>
            </office:change-info>
            <text:p text:style-name="P1"><text:span text:style-name="T1">when</text:span></text:p>
          </text:deletion>
        </text:changed-region>
        <text:changed-region xml:id="ct228798576" text:id="ct228798576">
          <text:insertion>
            <office:change-info>
              <dc:creator>Alicia Valdés Rapado</dc:creator>
              <dc:date>2018-12-19T14:34:00</dc:date>
            </office:change-info>
          </text:insertion>
        </text:changed-region>
        <text:changed-region xml:id="ct228798888" text:id="ct228798888">
          <text:insertion>
            <office:change-info>
              <dc:creator>Alicia Valdés Rapado</dc:creator>
              <dc:date>2018-12-19T14:33:00</dc:date>
            </office:change-info>
          </text:insertion>
        </text:changed-region>
        <text:changed-region xml:id="ct228799096" text:id="ct228799096">
          <text:insertion>
            <office:change-info>
              <dc:creator>Alicia Valdés Rapado</dc:creator>
              <dc:date>2018-12-19T14:18:00</dc:date>
            </office:change-info>
          </text:insertion>
        </text:changed-region>
        <text:changed-region xml:id="ct229119848" text:id="ct229119848">
          <text:insertion>
            <office:change-info>
              <dc:creator>Alicia Valdés Rapado</dc:creator>
              <dc:date>2018-12-19T13:53:00</dc:date>
            </office:change-info>
          </text:insertion>
        </text:changed-region>
        <text:changed-region xml:id="ct229120056" text:id="ct229120056">
          <text:deletion>
            <office:change-info>
              <dc:creator>Alicia Valdés Rapado</dc:creator>
              <dc:date>2018-12-19T13:53:00</dc:date>
            </office:change-info>
            <text:p text:style-name="P1"><text:span text:style-name="T1">temperatures </text:span></text:p>
          </text:deletion>
        </text:changed-region>
        <text:changed-region xml:id="ct229119744" text:id="ct229119744">
          <text:deletion>
            <office:change-info>
              <dc:creator>Alicia Valdés Rapado</dc:creator>
              <dc:date>2018-12-19T14:18:00</dc:date>
            </office:change-info>
            <text:p text:style-name="P1"><text:span text:style-name="T1">were </text:span></text:p>
          </text:deletion>
        </text:changed-region>
        <text:changed-region xml:id="ct229118808" text:id="ct229118808">
          <text:deletion>
            <office:change-info>
              <dc:creator>Alicia Valdés Rapado</dc:creator>
              <dc:date>2018-12-19T13:53:00</dc:date>
            </office:change-info>
            <text:p text:style-name="P1"><text:span text:style-name="T1">higher</text:span></text:p>
          </text:deletion>
        </text:changed-region>
        <text:changed-region xml:id="ct229119952" text:id="ct229119952">
          <text:deletion>
            <office:change-info>
              <dc:creator>Alicia Valdés Rapado</dc:creator>
              <dc:date>2018-12-19T14:18:00</dc:date>
            </office:change-info>
            <text:p text:style-name="P1"><text:span text:style-name="T1"><text:s/>and </text:span></text:p>
          </text:deletion>
        </text:changed-region>
        <text:changed-region xml:id="ct229121408" text:id="ct229121408">
          <text:deletion>
            <office:change-info>
              <dc:creator>Alicia Valdés Rapado</dc:creator>
              <dc:date>2018-12-19T13:53:00</dc:date>
            </office:change-info>
            <text:p text:style-name="P1"><text:span text:style-name="T1">spring</text:span></text:p>
          </text:deletion>
        </text:changed-region>
        <text:changed-region xml:id="ct229119328" text:id="ct229119328">
          <text:insertion>
            <office:change-info>
              <dc:creator>Alicia Valdés Rapado</dc:creator>
              <dc:date>2018-12-19T14:34:00</dc:date>
            </office:change-info>
          </text:insertion>
        </text:changed-region>
        <text:changed-region xml:id="ct229120160" text:id="ct229120160">
          <text:insertion>
            <office:change-info>
              <dc:creator>Alicia Valdés Rapado</dc:creator>
              <dc:date>2018-12-19T13:53:00</dc:date>
            </office:change-info>
          </text:insertion>
        </text:changed-region>
        <text:changed-region xml:id="ct229118704" text:id="ct229118704">
          <text:deletion>
            <office:change-info>
              <dc:creator>Alicia Valdés Rapado</dc:creator>
              <dc:date>2018-12-19T13:53:00</dc:date>
            </office:change-info>
            <text:p text:style-name="P1"><text:span text:style-name="T1"><text:s/>lower</text:span></text:p>
          </text:deletion>
        </text:changed-region>
        <text:changed-region xml:id="ct229121096" text:id="ct229121096">
          <text:deletion>
            <office:change-info>
              <dc:creator>Alicia Valdés Rapado</dc:creator>
              <dc:date>2018-12-19T13:54:00</dc:date>
            </office:change-info>
            <text:p text:style-name="P1"><text:span text:style-name="T1">thus </text:span></text:p>
          </text:deletion>
        </text:changed-region>
        <text:changed-region xml:id="ct229120472" text:id="ct229120472">
          <text:deletion>
            <office:change-info>
              <dc:creator>Alicia Valdés Rapado</dc:creator>
              <dc:date>2018-12-19T14:08:00</dc:date>
            </office:change-info>
            <text:p text:style-name="P1"><text:span text:style-name="T1">,</text:span></text:p>
          </text:deletion>
        </text:changed-region>
        <text:changed-region xml:id="ct229119120" text:id="ct229119120">
          <text:deletion>
            <office:change-info>
              <dc:creator>Alicia Valdés Rapado</dc:creator>
              <dc:date>2018-12-19T14:08:00</dc:date>
            </office:change-info>
            <text:p text:style-name="P1"><text:span text:style-name="T1">. They also suggest</text:span></text:p>
          </text:deletion>
        </text:changed-region>
        <text:changed-region xml:id="ct229121512" text:id="ct229121512">
          <text:insertion>
            <office:change-info>
              <dc:creator>Alicia Valdés Rapado</dc:creator>
              <dc:date>2018-12-19T14:08:00</dc:date>
            </office:change-info>
          </text:insertion>
        </text:changed-region>
        <text:changed-region xml:id="ct229119640" text:id="ct229119640">
          <text:deletion>
            <office:change-info>
              <dc:creator>Alicia Valdés Rapado</dc:creator>
              <dc:date>2018-12-19T14:08:00</dc:date>
            </office:change-info>
            <text:p text:style-name="P1"><text:span text:style-name="T1">effects of </text:span></text:p>
          </text:deletion>
        </text:changed-region>
        <text:changed-region xml:id="ct229120992" text:id="ct229120992">
          <text:deletion>
            <office:change-info>
              <dc:creator>Alicia Valdés Rapado</dc:creator>
              <dc:date>2018-12-19T14:34:00</dc:date>
            </office:change-info>
            <text:p text:style-name="P1"><text:span text:style-name="T1">climat</text:span></text:p>
          </text:deletion>
        </text:changed-region>
        <text:changed-region xml:id="ct229121616" text:id="ct229121616">
          <text:deletion>
            <office:change-info>
              <dc:creator>Alicia Valdés Rapado</dc:creator>
              <dc:date>2018-12-19T14:09:00</dc:date>
            </office:change-info>
            <text:p text:style-name="P1"><text:span text:style-name="T1">e</text:span></text:p>
          </text:deletion>
        </text:changed-region>
        <text:changed-region xml:id="ct229120888" text:id="ct229120888">
          <text:insertion>
            <office:change-info>
              <dc:creator>Alicia Valdés Rapado</dc:creator>
              <dc:date>2018-12-19T14:34:00</dc:date>
            </office:change-info>
          </text:insertion>
        </text:changed-region>
        <text:changed-region xml:id="ct229120264" text:id="ct229120264">
          <text:deletion>
            <office:change-info>
              <dc:creator>Alicia Valdés Rapado</dc:creator>
              <dc:date>2018-12-19T14:36:00</dc:date>
            </office:change-info>
            <text:p text:style-name="P1"><text:span text:style-name="T1">be associated with</text:span></text:p>
          </text:deletion>
        </text:changed-region>
        <text:changed-region xml:id="ct229120368" text:id="ct229120368">
          <text:insertion>
            <office:change-info>
              <dc:creator>Alicia Valdés Rapado</dc:creator>
              <dc:date>2018-12-19T14:36:00</dc:date>
            </office:change-info>
          </text:insertion>
        </text:changed-region>
        <text:changed-region xml:id="ct229121200" text:id="ct229121200">
          <text:insertion>
            <office:change-info>
              <dc:creator>Alicia Valdés Rapado</dc:creator>
              <dc:date>2018-12-19T13:54:00</dc:date>
            </office:change-info>
          </text:insertion>
        </text:changed-region>
        <text:changed-region xml:id="ct229119224" text:id="ct229119224">
          <text:deletion>
            <office:change-info>
              <dc:creator>Alicia Valdés Rapado</dc:creator>
              <dc:date>2018-12-19T14:27:00</dc:date>
            </office:change-info>
            <text:p text:style-name="P1"><text:span text:style-name="T1">spring </text:span></text:p>
          </text:deletion>
        </text:changed-region>
        <text:changed-region xml:id="ct229120576" text:id="ct229120576">
          <text:deletion>
            <office:change-info>
              <dc:creator>Alicia Valdés Rapado</dc:creator>
              <dc:date>2018-12-19T13:54:00</dc:date>
            </office:change-info>
            <text:p text:style-name="P1"><text:span text:style-name="T1"><text:s/>in our study</text:span></text:p>
          </text:deletion>
        </text:changed-region>
        <text:changed-region xml:id="ct229119016" text:id="ct229119016">
          <text:insertion>
            <office:change-info>
              <dc:creator>Alicia Valdés Rapado</dc:creator>
              <dc:date>2018-12-19T13:54:00</dc:date>
            </office:change-info>
          </text:insertion>
        </text:changed-region>
        <text:changed-region xml:id="ct229119432" text:id="ct229119432">
          <text:deletion>
            <office:change-info>
              <dc:creator>Alicia Valdés Rapado</dc:creator>
              <dc:date>2018-12-19T13:54:00</dc:date>
            </office:change-info>
            <text:p text:style-name="P1"><text:span text:style-name="T1"><text:s/>in our study</text:span></text:p>
          </text:deletion>
        </text:changed-region>
        <text:changed-region xml:id="ct229120784" text:id="ct229120784">
          <text:deletion>
            <office:change-info>
              <dc:creator>Alicia Valdés Rapado</dc:creator>
              <dc:date>2018-12-19T14:28:00</dc:date>
            </office:change-info>
            <text:p text:style-name="P1"><text:span text:style-name="T1"><text:s/></text:span></text:p>
          </text:deletion>
        </text:changed-region>
        <text:changed-region xml:id="ct229120680" text:id="ct229120680">
          <text:deletion>
            <office:change-info>
              <dc:creator>Alicia Valdés Rapado</dc:creator>
              <dc:date>2018-12-19T13:59:00</dc:date>
            </office:change-info>
            <text:p text:style-name="P1"><text:span text:style-name="T1">An important implication of our results is that</text:span></text:p>
          </text:deletion>
        </text:changed-region>
        <text:changed-region xml:id="ct229121720" text:id="ct229121720">
          <text:deletion>
            <office:change-info>
              <dc:creator>Alicia Valdés Rapado</dc:creator>
              <dc:date>2018-12-19T14:06:00</dc:date>
            </office:change-info>
            <text:p text:style-name="P1"><text:span text:style-name="T1"><text:s/>t</text:span></text:p>
          </text:deletion>
        </text:changed-region>
        <text:changed-region xml:id="ct229121304" text:id="ct229121304">
          <text:insertion>
            <office:change-info>
              <dc:creator>Alicia Valdés Rapado</dc:creator>
              <dc:date>2018-12-19T14:06:00</dc:date>
            </office:change-info>
          </text:insertion>
        </text:changed-region>
        <text:changed-region xml:id="ct229118912" text:id="ct229118912">
          <text:deletion>
            <office:change-info>
              <dc:creator>Alicia Valdés Rapado</dc:creator>
              <dc:date>2018-12-19T14:06:00</dc:date>
            </office:change-info>
            <text:p text:style-name="P1"><text:span text:style-name="T2">the </text:span></text:p>
          </text:deletion>
        </text:changed-region>
        <text:changed-region xml:id="ct229121824" text:id="ct229121824">
          <text:insertion>
            <office:change-info>
              <dc:creator>Alicia Valdés Rapado</dc:creator>
              <dc:date>2018-12-19T14:27:00</dc:date>
            </office:change-info>
          </text:insertion>
        </text:changed-region>
        <text:changed-region xml:id="ct229119536" text:id="ct229119536">
          <text:deletion>
            <office:change-info>
              <dc:creator>Alicia Valdés Rapado</dc:creator>
              <dc:date>2018-12-19T14:27:00</dc:date>
            </office:change-info>
            <text:p text:style-name="P1"><text:span text:style-name="T2"><text:s/>of traits</text:span></text:p>
          </text:deletion>
        </text:changed-region>
        <text:changed-region xml:id="ct229121928" text:id="ct229121928">
          <text:deletion>
            <office:change-info>
              <dc:creator>Alicia Valdés Rapado</dc:creator>
              <dc:date>2018-12-19T14:06:00</dc:date>
            </office:change-info>
            <text:p text:style-name="P1"><text:span text:style-name="T2">, such as phenology,</text:span></text:p>
          </text:deletion>
        </text:changed-region>
        <text:changed-region xml:id="ct229122240" text:id="ct229122240">
          <text:deletion>
            <office:change-info>
              <dc:creator>Alicia Valdés Rapado</dc:creator>
              <dc:date>2018-12-19T14:06:00</dc:date>
            </office:change-info>
            <text:p text:style-name="P1"><text:span text:style-name="T2">global </text:span></text:p>
          </text:deletion>
        </text:changed-region>
        <text:changed-region xml:id="ct229122656" text:id="ct229122656">
          <text:deletion>
            <office:change-info>
              <dc:creator>Alicia Valdés Rapado</dc:creator>
              <dc:date>2018-12-19T14:06:00</dc:date>
            </office:change-info>
            <text:p text:style-name="P1"><text:span text:style-name="T2">the </text:span></text:p>
          </text:deletion>
        </text:changed-region>
        <text:changed-region xml:id="ct229122448" text:id="ct229122448">
          <text:deletion>
            <office:change-info>
              <dc:creator>Alicia Valdés Rapado</dc:creator>
              <dc:date>2018-12-19T14:06:00</dc:date>
            </office:change-info>
            <text:p text:style-name="P1"><text:span text:style-name="T2">the </text:span></text:p>
          </text:deletion>
        </text:changed-region>
        <text:changed-region xml:id="ct229122344" text:id="ct229122344">
          <text:deletion>
            <office:change-info>
              <dc:creator>Alicia Valdés Rapado</dc:creator>
              <dc:date>2018-12-19T13:55:00</dc:date>
            </office:change-info>
            <text:p text:style-name="P1"><text:span text:style-name="T2"><text:s/></text:span></text:p>
          </text:deletion>
        </text:changed-region>
        <text:changed-region xml:id="ct229122552" text:id="ct229122552">
          <text:insertion>
            <office:change-info>
              <dc:creator>Alicia Valdés Rapado</dc:creator>
              <dc:date>2018-12-19T13:55:00</dc:date>
            </office:change-info>
          </text:insertion>
        </text:changed-region>
        <text:changed-region xml:id="ct229122032" text:id="ct229122032">
          <text:deletion>
            <office:change-info>
              <dc:creator>Alicia Valdés Rapado</dc:creator>
              <dc:date>2018-12-20T13:45:00</dc:date>
            </office:change-info>
            <text:p text:style-name="P2"><text:span text:style-name="Default_20_Paragraph_20_Font"><text:span text:style-name="T3">an</text:span></text:span></text:p>
          </text:deletion>
        </text:changed-region>
        <text:changed-region xml:id="ct228975088" text:id="ct228975088">
          <text:insertion>
            <office:change-info>
              <dc:creator>Alicia Valdés Rapado</dc:creator>
              <dc:date>2018-12-20T13:45:00</dc:date>
            </office:change-info>
          </text:insertion>
        </text:changed-region>
        <text:changed-region xml:id="ct228972592" text:id="ct228972592">
          <text:deletion>
            <office:change-info>
              <dc:creator>Alicia Valdés Rapado</dc:creator>
              <dc:date>2018-12-20T13:45:00</dc:date>
            </office:change-info>
            <text:p text:style-name="P2"><text:span text:style-name="Default_20_Paragraph_20_Font"><text:span text:style-name="T3">ordinal</text:span></text:span></text:p>
          </text:deletion>
        </text:changed-region>
        <text:changed-region xml:id="ct228972696" text:id="ct228972696">
          <text:insertion>
            <office:change-info>
              <dc:creator>Alicia Valdés Rapado</dc:creator>
              <dc:date>2018-12-20T13:50:00</dc:date>
            </office:change-info>
          </text:insertion>
        </text:changed-region>
        <text:changed-region xml:id="ct228973736" text:id="ct228973736">
          <text:insertion>
            <office:change-info>
              <dc:creator>Alicia Valdés Rapado</dc:creator>
              <dc:date>2018-12-20T13:50:00</dc:date>
            </office:change-info>
          </text:insertion>
        </text:changed-region>
        <text:changed-region xml:id="ct228975296" text:id="ct228975296">
          <text:deletion>
            <office:change-info>
              <dc:creator>Alicia Valdés Rapado</dc:creator>
              <dc:date>2018-12-20T13:53:00</dc:date>
            </office:change-info>
            <text:p text:style-name="P2"><text:span text:style-name="Default_20_Paragraph_20_Font"><text:span text:style-name="T3">n</text:span></text:span></text:p>
          </text:deletion>
        </text:changed-region>
        <text:changed-region xml:id="ct228975400" text:id="ct228975400">
          <text:deletion>
            <office:change-info>
              <dc:creator>Alicia Valdés Rapado</dc:creator>
              <dc:date>2018-12-20T13:53:00</dc:date>
            </office:change-info>
            <text:p text:style-name="P2"><text:span text:style-name="Default_20_Paragraph_20_Font"><text:span text:style-name="T3">ordinal</text:span></text:span></text:p>
          </text:deletion>
        </text:changed-region>
        <text:changed-region xml:id="ct228973112" text:id="ct228973112">
          <text:insertion>
            <office:change-info>
              <dc:creator>Alicia Valdés Rapado</dc:creator>
              <dc:date>2018-12-20T13:53:00</dc:date>
            </office:change-info>
          </text:insertion>
        </text:changed-region>
        <text:changed-region xml:id="ct228973216" text:id="ct228973216">
          <text:deletion>
            <office:change-info>
              <dc:creator>Alicia Valdés Rapado</dc:creator>
              <dc:date>2018-12-26T14:36:00</dc:date>
            </office:change-info>
            <text:p text:style-name="P2"><text:span text:style-name="Default_20_Paragraph_20_Font"><text:span text:style-name="T4">To assess how much of the variation in total selection was explained by year, we subtracted the R</text:span></text:span><text:span text:style-name="Default_20_Paragraph_20_Font"><text:span text:style-name="T5">2</text:span></text:span><text:span text:style-name="Default_20_Paragraph_20_Font"><text:span text:style-name="T4"> from a phenotypic selection model including only FFD from the R</text:span></text:span><text:span text:style-name="Default_20_Paragraph_20_Font"><text:span text:style-name="T5">2</text:span></text:span><text:span text:style-name="Default_20_Paragraph_20_Font"><text:span text:style-name="T4"> from a phenotypic selection model including also the interaction FFD:year as an ordinal variable. To assess how much of the variation in direct selection was explained by year, we subtracted the R</text:span></text:span><text:span text:style-name="Default_20_Paragraph_20_Font"><text:span text:style-name="T5">2</text:span></text:span><text:span text:style-name="Default_20_Paragraph_20_Font"><text:span text:style-name="T4"> from a phenotypic selection model including only FFD and number of flowers from the R</text:span></text:span><text:span text:style-name="Default_20_Paragraph_20_Font"><text:span text:style-name="T5">2</text:span></text:span><text:span text:style-name="Default_20_Paragraph_20_Font"><text:span text:style-name="T4"> from a phenotypic selection model including also the interaction FFD:year as an ordinal variable. </text:span></text:span></text:p>
          </text:deletion>
        </text:changed-region>
        <text:changed-region xml:id="ct228973424" text:id="ct228973424">
          <text:insertion>
            <office:change-info>
              <dc:creator>Alicia Valdés Rapado</dc:creator>
              <dc:date>2018-12-20T14:46:00</dc:date>
            </office:change-info>
          </text:insertion>
        </text:changed-region>
        <text:changed-region xml:id="ct228972800" text:id="ct228972800">
          <text:insertion>
            <office:change-info>
              <dc:creator>Alicia Valdés Rapado</dc:creator>
              <dc:date>2018-12-20T14:56:00</dc:date>
            </office:change-info>
          </text:insertion>
        </text:changed-region>
        <text:changed-region xml:id="ct228972904" text:id="ct228972904">
          <text:insertion>
            <office:change-info>
              <dc:creator>Alicia Valdés Rapado</dc:creator>
              <dc:date>2018-12-20T16:18:00</dc:date>
            </office:change-info>
          </text:insertion>
        </text:changed-region>
        <text:changed-region xml:id="ct228973008" text:id="ct228973008">
          <text:deletion>
            <office:change-info>
              <dc:creator>Alicia Valdés Rapado</dc:creator>
              <dc:date>2018-12-20T16:17:00</dc:date>
            </office:change-info>
            <text:p text:style-name="P3"><text:span text:style-name="Default_20_Paragraph_20_Font"><text:span text:style-name="T6"><text:s/>in the phenotypic selection model.</text:span></text:span><text:span text:style-name="Default_20_Paragraph_20_Font"><text:span text:style-name="T4"> </text:span></text:span></text:p>
          </text:deletion>
        </text:changed-region>
        <text:changed-region xml:id="ct228973320" text:id="ct228973320">
          <text:insertion>
            <office:change-info>
              <dc:creator>Alicia Valdés Rapado</dc:creator>
              <dc:date>2018-12-20T16:17:00</dc:date>
            </office:change-info>
          </text:insertion>
        </text:changed-region>
        <text:changed-region xml:id="ct228972176" text:id="ct228972176">
          <text:insertion>
            <office:change-info>
              <dc:creator>Alicia Valdés Rapado</dc:creator>
              <dc:date>2018-12-20T14:44:00</dc:date>
            </office:change-info>
          </text:insertion>
        </text:changed-region>
        <text:changed-region xml:id="ct228974152" text:id="ct228974152">
          <text:insertion>
            <office:change-info>
              <dc:creator>Alicia Valdés Rapado</dc:creator>
              <dc:date>2018-12-26T14:37:00</dc:date>
            </office:change-info>
          </text:insertion>
        </text:changed-region>
        <text:changed-region xml:id="ct228974880" text:id="ct228974880">
          <text:insertion>
            <office:change-info>
              <dc:creator>Alicia Valdés Rapado</dc:creator>
              <dc:date>2018-12-26T16:58:00</dc:date>
            </office:change-info>
          </text:insertion>
        </text:changed-region>
        <text:changed-region xml:id="ct228973528" text:id="ct228973528">
          <text:insertion>
            <office:change-info>
              <dc:creator>Alicia Valdés Rapado</dc:creator>
              <dc:date>2018-12-26T17:00:00</dc:date>
            </office:change-info>
          </text:insertion>
        </text:changed-region>
        <text:changed-region xml:id="ct228973632" text:id="ct228973632">
          <text:insertion>
            <office:change-info>
              <dc:creator>Alicia Valdés Rapado</dc:creator>
              <dc:date>2018-12-26T16:59:00</dc:date>
            </office:change-info>
          </text:insertion>
        </text:changed-region>
        <text:changed-region xml:id="ct228973840" text:id="ct228973840">
          <text:insertion>
            <office:change-info>
              <dc:creator>Alicia Valdés Rapado</dc:creator>
              <dc:date>2018-12-26T17:01:00</dc:date>
            </office:change-info>
          </text:insertion>
        </text:changed-region>
        <text:changed-region xml:id="ct228974984" text:id="ct228974984">
          <text:insertion>
            <office:change-info>
              <dc:creator>Alicia Valdés Rapado</dc:creator>
              <dc:date>2018-12-26T17:02:00</dc:date>
            </office:change-info>
          </text:insertion>
        </text:changed-region>
        <text:changed-region xml:id="ct228974256" text:id="ct228974256">
          <text:insertion>
            <office:change-info>
              <dc:creator>Alicia Valdés Rapado</dc:creator>
              <dc:date>2018-12-27T12:50:00</dc:date>
            </office:change-info>
          </text:insertion>
        </text:changed-region>
        <text:changed-region xml:id="ct228974672" text:id="ct228974672">
          <text:insertion>
            <office:change-info>
              <dc:creator>Alicia Valdés Rapado</dc:creator>
              <dc:date>2018-12-27T12:51:00</dc:date>
            </office:change-info>
          </text:insertion>
        </text:changed-region>
        <text:changed-region xml:id="ct228974360" text:id="ct228974360">
          <text:insertion>
            <office:change-info>
              <dc:creator>Alicia Valdés Rapado</dc:creator>
              <dc:date>2018-12-27T12:50:00</dc:date>
            </office:change-info>
          </text:insertion>
        </text:changed-region>
        <text:changed-region xml:id="ct228973944" text:id="ct228973944">
          <text:insertion>
            <office:change-info>
              <dc:creator>Alicia Valdés Rapado</dc:creator>
              <dc:date>2018-12-27T12:52:00</dc:date>
            </office:change-info>
          </text:insertion>
        </text:changed-region>
        <text:changed-region xml:id="ct228974048" text:id="ct228974048">
          <text:insertion>
            <office:change-info>
              <dc:creator>Alicia Valdés Rapado</dc:creator>
              <dc:date>2018-12-27T12:51:00</dc:date>
            </office:change-info>
          </text:insertion>
        </text:changed-region>
        <text:changed-region xml:id="ct228975192" text:id="ct228975192">
          <text:deletion>
            <office:change-info>
              <dc:creator>Alicia Valdés Rapado</dc:creator>
              <dc:date>2018-12-26T17:12:00</dc:date>
            </office:change-info>
            <text:p text:style-name="P4"><text:span text:style-name="Default_20_Paragraph_20_Font"><text:span text:style-name="T6">Differences among years explained 0.54% of the variation in total selection</text:span></text:span><text:span text:style-name="Default_20_Paragraph_20_Font"><text:span text:style-name="T7">. </text:span></text:span></text:p>
          </text:deletion>
        </text:changed-region>
        <text:changed-region xml:id="ct228974464" text:id="ct228974464">
          <text:deletion>
            <office:change-info>
              <dc:creator>Alicia Valdés Rapado</dc:creator>
              <dc:date>2018-12-26T17:12:00</dc:date>
            </office:change-info>
            <text:p text:style-name="P4"><text:span text:style-name="Default_20_Paragraph_20_Font"><text:span text:style-name="T6">Differences among years explained 0.60% of the variation in direct selection</text:span></text:span><text:span text:style-name="Default_20_Paragraph_20_Font"><text:span text:style-name="T7">.</text:span></text:span></text:p>
          </text:deletion>
        </text:changed-region>
        <text:changed-region xml:id="ct228972280" text:id="ct228972280">
          <text:insertion>
            <office:change-info>
              <dc:creator>Alicia Valdés Rapado</dc:creator>
              <dc:date>2018-12-26T17:10:00</dc:date>
            </office:change-info>
          </text:insertion>
        </text:changed-region>
        <text:changed-region xml:id="ct228972384" text:id="ct228972384">
          <text:insertion>
            <office:change-info>
              <dc:creator>Alicia Valdés Rapado</dc:creator>
              <dc:date>2018-12-26T17:13:00</dc:date>
            </office:change-info>
          </text:insertion>
        </text:changed-region>
        <text:changed-region xml:id="ct228974568" text:id="ct228974568">
          <text:deletion>
            <office:change-info>
              <dc:creator>Alicia Valdés Rapado</dc:creator>
              <dc:date>2018-12-26T17:30:00</dc:date>
            </office:change-info>
            <text:p text:style-name="P2"><text:span text:style-name="T3">2.2</text:span></text:p>
          </text:deletion>
        </text:changed-region>
        <text:changed-region xml:id="ct228974776" text:id="ct228974776">
          <text:insertion>
            <office:change-info>
              <dc:creator>Alicia Valdés Rapado</dc:creator>
              <dc:date>2018-12-26T17:30:00</dc:date>
            </office:change-info>
          </text:insertion>
        </text:changed-region>
        <text:changed-region xml:id="ct228972488" text:id="ct228972488">
          <text:deletion>
            <office:change-info>
              <dc:creator>Alicia Valdés Rapado</dc:creator>
              <dc:date>2018-12-26T17:30:00</dc:date>
            </office:change-info>
            <text:p text:style-name="P2">3.8</text:p>
          </text:deletion>
        </text:changed-region>
        <text:changed-region xml:id="ct228976128" text:id="ct228976128">
          <text:insertion>
            <office:change-info>
              <dc:creator>Alicia Valdés Rapado</dc:creator>
              <dc:date>2018-12-26T17:30:00</dc:date>
            </office:change-info>
          </text:insertion>
        </text:changed-region>
        <text:changed-region xml:id="ct228976544" text:id="ct228976544">
          <text:insertion>
            <office:change-info>
              <dc:creator>Alicia Valdés Rapado</dc:creator>
              <dc:date>2018-12-26T17:38:00</dc:date>
            </office:change-info>
          </text:insertion>
        </text:changed-region>
        <text:changed-region xml:id="ct228975608" text:id="ct228975608">
          <text:insertion>
            <office:change-info>
              <dc:creator>Alicia Valdés Rapado</dc:creator>
              <dc:date>2018-12-26T17:31:00</dc:date>
            </office:change-info>
          </text:insertion>
        </text:changed-region>
        <text:changed-region xml:id="ct228976752" text:id="ct228976752">
          <text:insertion>
            <office:change-info>
              <dc:creator>Alicia Valdés Rapado</dc:creator>
              <dc:date>2018-12-28T12:20:00</dc:date>
            </office:change-info>
          </text:insertion>
        </text:changed-region>
        <text:changed-region xml:id="ct228976856" text:id="ct228976856">
          <text:insertion>
            <office:change-info>
              <dc:creator>Alicia Valdés Rapado</dc:creator>
              <dc:date>2018-12-28T12:22:00</dc:date>
            </office:change-info>
          </text:insertion>
        </text:changed-region>
        <text:changed-region xml:id="ct228975712" text:id="ct228975712">
          <text:insertion>
            <office:change-info>
              <dc:creator>Alicia Valdés Rapado</dc:creator>
              <dc:date>2018-12-27T13:24:00</dc:date>
            </office:change-info>
          </text:insertion>
        </text:changed-region>
        <text:changed-region xml:id="ct228975816" text:id="ct228975816">
          <text:deletion>
            <office:change-info>
              <dc:creator>Alicia Valdés Rapado</dc:creator>
              <dc:date>2018-12-28T12:20:00</dc:date>
            </office:change-info>
            <text:p text:style-name="P2"><text:span text:style-name="Default_20_Paragraph_20_Font"><text:span text:style-name="T8">Responses to climate change and fine-tuning of the flowering season to the environmental conditions might be particularly important in temperate early-spring forest plants where the benefits provided by high light availability are constrained by the timing of canopy closure. </text:span></text:span></text:p>
          </text:deletion>
        </text:changed-region>
        <text:changed-region xml:id="ct228976648" text:id="ct228976648">
          <text:insertion>
            <office:change-info>
              <dc:creator>Alicia Valdés Rapado</dc:creator>
              <dc:date>2018-12-27T13:32:00</dc:date>
            </office:change-info>
          </text:insertion>
        </text:changed-region>
        <text:changed-region xml:id="ct328183584" text:id="ct328183584">
          <text:insertion>
            <office:change-info>
              <dc:creator>Alicia Valdés Rapado</dc:creator>
              <dc:date>2019-01-14T09:29:00</dc:date>
            </office:change-info>
          </text:insertion>
        </text:changed-region>
        <text:changed-region xml:id="ct228975920" text:id="ct228975920">
          <text:insertion>
            <office:change-info>
              <dc:creator>Alicia Valdés Rapado</dc:creator>
              <dc:date>2018-12-28T15:15:00</dc:date>
            </office:change-info>
          </text:insertion>
        </text:changed-region>
        <text:changed-region xml:id="ct228976024" text:id="ct228976024">
          <text:insertion>
            <office:change-info>
              <dc:creator>Alicia Valdés Rapado</dc:creator>
              <dc:date>2018-12-28T15:14:00</dc:date>
            </office:change-info>
          </text:insertion>
        </text:changed-region>
        <text:changed-region xml:id="ct228976232" text:id="ct228976232">
          <text:insertion>
            <office:change-info>
              <dc:creator>Alicia Valdés Rapado</dc:creator>
              <dc:date>2018-12-28T15:16:00</dc:date>
            </office:change-info>
          </text:insertion>
        </text:changed-region>
        <text:changed-region xml:id="ct228976336" text:id="ct228976336">
          <text:insertion>
            <office:change-info>
              <dc:creator>Alicia Valdés Rapado</dc:creator>
              <dc:date>2018-12-28T15:21:00</dc:date>
            </office:change-info>
          </text:insertion>
        </text:changed-region>
        <text:changed-region xml:id="ct228975504" text:id="ct228975504">
          <text:insertion>
            <office:change-info>
              <dc:creator>Alicia Valdés Rapado</dc:creator>
              <dc:date>2018-12-28T15:22:00</dc:date>
            </office:change-info>
          </text:insertion>
        </text:changed-region>
        <text:changed-region xml:id="ct228976440" text:id="ct228976440">
          <text:insertion>
            <office:change-info>
              <dc:creator>Alicia Valdés Rapado</dc:creator>
              <dc:date>2018-12-28T15:51:00</dc:date>
            </office:change-info>
          </text:insertion>
        </text:changed-region>
        <text:changed-region xml:id="ct228972072" text:id="ct228972072">
          <text:insertion>
            <office:change-info>
              <dc:creator>Alicia Valdés Rapado</dc:creator>
              <dc:date>2018-12-28T15:52:00</dc:date>
            </office:change-info>
          </text:insertion>
        </text:changed-region>
        <text:changed-region xml:id="ct228970096" text:id="ct228970096">
          <text:deletion>
            <office:change-info>
              <dc:creator>Alicia Valdés Rapado</dc:creator>
              <dc:date>2018-12-27T13:51:00</dc:date>
            </office:change-info>
            <text:p text:style-name="P2"><text:span text:style-name="T7">as an </text:span></text:p>
          </text:deletion>
        </text:changed-region>
        <text:changed-region xml:id="ct228970616" text:id="ct228970616">
          <text:deletion>
            <office:change-info>
              <dc:creator>Alicia Valdés Rapado</dc:creator>
              <dc:date>2018-12-27T13:51:00</dc:date>
            </office:change-info>
            <text:p text:style-name="P2"><text:span text:style-name="T7">causing</text:span></text:p>
          </text:deletion>
        </text:changed-region>
        <text:changed-region xml:id="ct228971968" text:id="ct228971968">
          <text:insertion>
            <office:change-info>
              <dc:creator>Alicia Valdés Rapado</dc:creator>
              <dc:date>2018-12-27T13:51:00</dc:date>
            </office:change-info>
          </text:insertion>
        </text:changed-region>
        <text:changed-region xml:id="ct228971552" text:id="ct228971552">
          <text:insertion>
            <office:change-info>
              <dc:creator>Alicia Valdés Rapado</dc:creator>
              <dc:date>2018-12-28T15:50:00</dc:date>
            </office:change-info>
          </text:insertion>
        </text:changed-region>
        <text:changed-region xml:id="ct228968848" text:id="ct228968848">
          <text:insertion>
            <office:change-info>
              <dc:creator>Alicia Valdés Rapado</dc:creator>
              <dc:date>2018-12-28T15:51:00</dc:date>
            </office:change-info>
          </text:insertion>
        </text:changed-region>
        <text:changed-region xml:id="ct228971448" text:id="ct228971448">
          <text:insertion>
            <office:change-info>
              <dc:creator>Alicia Valdés Rapado</dc:creator>
              <dc:date>2018-12-28T15:51:00</dc:date>
            </office:change-info>
          </text:insertion>
        </text:changed-region>
        <text:changed-region xml:id="ct228971656" text:id="ct228971656">
          <text:insertion>
            <office:change-info>
              <dc:creator>Alicia Valdés Rapado</dc:creator>
              <dc:date>2018-12-28T15:56:00</dc:date>
            </office:change-info>
          </text:insertion>
        </text:changed-region>
        <text:changed-region xml:id="ct228968952" text:id="ct228968952">
          <text:deletion>
            <office:change-info>
              <dc:creator>Alicia Valdés Rapado</dc:creator>
              <dc:date>2018-12-27T14:12:00</dc:date>
            </office:change-info>
            <text:p text:style-name="P2"><text:span text:style-name="T9">a </text:span></text:p>
          </text:deletion>
        </text:changed-region>
        <text:changed-region xml:id="ct228970824" text:id="ct228970824">
          <text:deletion>
            <office:change-info>
              <dc:creator>Alicia Valdés Rapado</dc:creator>
              <dc:date>2018-12-27T14:20:00</dc:date>
            </office:change-info>
            <text:p text:style-name="P2"><text:span text:style-name="T10">to the extent the</text:span></text:p>
          </text:deletion>
        </text:changed-region>
        <text:changed-region xml:id="ct228969056" text:id="ct228969056">
          <text:insertion>
            <office:change-info>
              <dc:creator>Alicia Valdés Rapado</dc:creator>
              <dc:date>2018-12-27T14:20:00</dc:date>
            </office:change-info>
          </text:insertion>
        </text:changed-region>
        <text:changed-region xml:id="ct228970720" text:id="ct228970720">
          <text:deletion>
            <office:change-info>
              <dc:creator>Alicia Valdés Rapado</dc:creator>
              <dc:date>2018-12-27T14:20:00</dc:date>
            </office:change-info>
            <text:p text:style-name="P2"><text:span text:style-name="T10"><text:s/>exists</text:span></text:p>
          </text:deletion>
        </text:changed-region>
        <text:changed-region xml:id="ct228970512" text:id="ct228970512">
          <text:deletion>
            <office:change-info>
              <dc:creator>Alicia Valdés Rapado</dc:creator>
              <dc:date>2018-12-27T14:28:00</dc:date>
            </office:change-info>
            <text:p text:style-name="P2"><text:span text:style-name="T10">be</text:span></text:p>
          </text:deletion>
        </text:changed-region>
        <text:changed-region xml:id="ct228969576" text:id="ct228969576">
          <text:insertion>
            <office:change-info>
              <dc:creator>Alicia Valdés Rapado</dc:creator>
              <dc:date>2018-12-27T14:28:00</dc:date>
            </office:change-info>
          </text:insertion>
        </text:changed-region>
        <text:changed-region xml:id="ct228970200" text:id="ct228970200">
          <text:insertion>
            <office:change-info>
              <dc:creator>Alicia Valdés Rapado</dc:creator>
              <dc:date>2018-12-27T14:21:00</dc:date>
            </office:change-info>
          </text:insertion>
        </text:changed-region>
        <text:changed-region xml:id="ct228969160" text:id="ct228969160">
          <text:deletion>
            <office:change-info>
              <dc:creator>Alicia Valdés Rapado</dc:creator>
              <dc:date>2018-12-27T14:23:00</dc:date>
            </office:change-info>
            <text:p text:style-name="P2"><text:span text:style-name="T11">i.e. </text:span></text:p>
          </text:deletion>
        </text:changed-region>
        <text:changed-region xml:id="ct228971760" text:id="ct228971760">
          <text:insertion>
            <office:change-info>
              <dc:creator>Alicia Valdés Rapado</dc:creator>
              <dc:date>2018-12-27T14:23:00</dc:date>
            </office:change-info>
          </text:insertion>
        </text:changed-region>
        <text:changed-region xml:id="ct228969264" text:id="ct228969264">
          <text:deletion>
            <office:change-info>
              <dc:creator>Alicia Valdés Rapado</dc:creator>
              <dc:date>2018-12-27T14:24:00</dc:date>
            </office:change-info>
            <text:p text:style-name="P2"><text:span text:style-name="T11">i.e. </text:span></text:p>
          </text:deletion>
        </text:changed-region>
        <text:changed-region xml:id="ct228971864" text:id="ct228971864">
          <text:deletion>
            <office:change-info>
              <dc:creator>Alicia Valdés Rapado</dc:creator>
              <dc:date>2018-12-27T14:24:00</dc:date>
            </office:change-info>
            <text:p text:style-name="P2"><text:span text:style-name="T10"><text:s/></text:span></text:p>
          </text:deletion>
        </text:changed-region>
        <text:changed-region xml:id="ct228971136" text:id="ct228971136">
          <text:insertion>
            <office:change-info>
              <dc:creator>Alicia Valdés Rapado</dc:creator>
              <dc:date>2018-12-27T14: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ITLE:</text:p>
      <text:p text:style-name="P7">Climate influences flowering time and natural selection in a perennial herb</text:p>
      <text:p text:style-name="P1">Climate influences both trait expression of flowering time and phenotypic selection among individuals in a perennial herb</text:p>
      <text:p text:style-name="P2"><text:span text:style-name="T37">Ehrlén, Johan</text:span><text:span text:style-name="Strong_20_Emphasis"><text:span text:style-name="T151">*</text:span></text:span><text:span text:style-name="Strong_20_Emphasis"><text:span text:style-name="T149">, a, b</text:span></text:span><text:span text:style-name="T37"> and Valdés, Alicia*</text:span><text:span text:style-name="Strong_20_Emphasis"><text:span text:style-name="T147">, a, b</text:span></text:span></text:p>
      <text:p text:style-name="P2"><text:span text:style-name="T148">a</text:span><text:span text:style-name="T128"> </text:span><text:span text:style-name="T37">Department of Ecology, Environment and Plant Sciences, Stockholm University, SE-106 91 Stockholm, Sweden</text:span></text:p>
      <text:p text:style-name="P59"><text:span text:style-name="T148">b</text:span><text:span text:style-name="T128"> Bolin Centre of Climate Research, Stockholm University, Stockholm, Sweden</text:span></text:p>
      <text:p text:style-name="P60">*These authors contributed equally to the work</text:p>
      <text:p text:style-name="P59"><office:annotation office:name="__Annotation__5643_1568549500"><dc:creator>Alicia Valdés Rapado</dc:creator><dc:date>2018-12-19T13:38:40.63</dc:date><text:p text:style-name="P66"><text:span text:style-name="T160">Less than 45 characters including spaces</text:span></text:p></office:annotation><text:span text:style-name="T128">Short running title</text:span><office:annotation-end office:name="__Annotation__5643_1568549500"/><text:span text:style-name="T128">: Climate influences phenology and selection</text:span></text:p>
      <text:p text:style-name="P2"><office:annotation office:name="__Annotation__5698_1568549500"><dc:creator>Alicia Valdés Rapado</dc:creator><dc:date>2018-12-19T13:39:02.64</dc:date><text:p text:style-name="P66"><text:span text:style-name="T160">Up to 10</text:span></text:p></office:annotation><text:span text:style-name="T127">Keywords</text:span><office:annotation-end office:name="__Annotation__5698_1568549500"/><text:span text:style-name="T127">: phenology, climate, phenotypic selection, phenotypic plasticity, timing of reproduction, </text:span><text:span text:style-name="T21">long-term responses, <text:s/></text:span><text:span text:style-name="T22">Lathyrus vernus</text:span><text:span text:style-name="T18">, …</text:span></text:p>
      <text:p text:style-name="P19">Type of article: Letter</text:p>
      <text:p text:style-name="P19">Number of words in the abstract: 150</text:p>
      <text:p text:style-name="P2"><office:annotation office:name="__Annotation__5700_1568549500"><dc:creator>Alicia Valdés Rapado</dc:creator><dc:date>2018-12-19T13:40:02.64</dc:date><text:p text:style-name="P66"><text:span text:style-name="T160">Excluding abstract, acknowledgements, references, table and figure legends.</text:span></text:p><text:p text:style-name="P66"><text:span text:style-name="T160">Max. Is 5000 words</text:span></text:p></office:annotation><text:span text:style-name="T127">Number of words in the main text</text:span><office:annotation-end office:name="__Annotation__5700_1568549500"/><text:span text:style-name="T127">: 5510</text:span></text:p>
      <text:p text:style-name="P19">Number of references: 58</text:p>
      <text:p text:style-name="P19"><office:annotation office:name="__Annotation__20599_1739724250"><dc:creator>Alicia Valdés Rapado</dc:creator><dc:date>2018-12-27T14:33:14.65</dc:date><text:p text:style-name="P66"><text:span text:style-name="T160">Max is </text:span><text:span text:style-name="T171">6 figures, tables or text boxes. I guess this refers to a total of 6 items (figures OR tables). We have now 10 items, so we need to remove or merge some!</text:span></text:p><text:p text:style-name="P66"><text:span text:style-name="T171">I suggest to merge figures 3 and 4. We could maybe remove Table 3 which is quite small, and just give the values on the text in the Results section. Results for fitness (current Table 2 and Fig 5) can be moved to supplementary material because they are not main results. These changes would leave us with 4 figures (current figs 1, 2, 3+4 and 6) and 2 tables (current tables 1 and 4). What do you think?</text:span></text:p><text:p text:style-name="P66"><text:span text:style-name="T171"/></text:p><text:p text:style-name="P66"><text:span text:style-name="T171">I can do this later if you agree on this, and change the references to figs / tables in the text</text:span></text:p></office:annotation>Number of figures: 6<office:annotation-end office:name="__Annotation__20599_1739724250"/></text:p>
      <text:p text:style-name="P18">Number of tables: 4</text:p>
      <text:p text:style-name="P2"><office:annotation office:name="__Annotation__5466_1568549500"><dc:creator>Alicia Valdés Rapado</dc:creator><dc:date>2018-12-19T13:14:19.65</dc:date><text:p text:style-name="P66"><text:span text:style-name="T164">Should I be the corresponding author?</text:span></text:p></office:annotation><text:span text:style-name="T37">Corresponding author: aliciavaldes1501@gmail.com</text:span><office:annotation-end office:name="__Annotation__5466_1568549500"/></text:p>
      <text:p text:style-name="P2"><text:span text:style-name="T127">Statement of authorship: </text:span><office:annotation office:name="__Annotation__5467_1568549500"><dc:creator>Alicia Valdés Rapado</dc:creator><dc:date>2018-12-19T13:15:33.66</dc:date><text:p text:style-name="P66"><text:span text:style-name="T160">Or maybe “JE conceived the study. JE and AV designed the research”? Let me know how you want to express this, the first ideas were yours anyway!</text:span></text:p></office:annotation><text:span text:style-name="T127">JE and AV designed the study</text:span><office:annotation-end office:name="__Annotation__5467_1568549500"/><text:span text:style-name="T127">. JE collected the data. AV analysed the data with inputs from JE. AV and JE wrote the manuscript. </text:span></text:p>
      <text:p text:style-name="P7">Data accessibility statement: Should the manuscript be accepted, the data supporting the results will be archived in an appropriate public repository and the data DOI will be included at the end of the article.</text:p>
      <text:p text:style-name="P1"/>
      <text:p text:style-name="P22"><office:annotation office:name="__Annotation__5701_1568549500"><dc:creator>Alicia Valdés Rapado</dc:creator><dc:date>2018-12-19T13:41:05.66</dc:date><text:p text:style-name="P66"><text:span text:style-name="T164">I tried to reduce what you wrote to the 150 word limit needed for Ecology Letters, see what you think!</text:span></text:p></office:annotation><text:span text:style-name="T7">ABSTRACT</text:span><office:annotation-end office:name="__Annotation__5701_1568549500"/></text:p>
      <text:p text:style-name="P1">Climate change <text:change text:change-id="ct227738648"/><text:change-start text:change-id="ct227735528"/>may cause<text:change-end text:change-id="ct227735528"/> <text:change-start text:change-id="ct227735632"/>both <text:change-end text:change-id="ct227735632"/>immediate changes in <text:change text:change-id="ct227736360"/><text:change-start text:change-id="ct227735944"/>organism<text:change-end text:change-id="ct227735944"/> phenology<text:change text:change-id="ct227739272"/>, <text:change text:change-id="ct227738856"/><text:change-start text:change-id="ct227738752"/>and<text:change-end text:change-id="ct227738752"/> <text:change text:change-id="ct227739376"/><text:change text:change-id="ct227738960"/><text:change-start text:change-id="ct228796392"/>altered<text:change-end text:change-id="ct228796392"/> selection on <text:change-start text:change-id="ct228797848"/>phenology-related <text:change-end text:change-id="ct228797848"/>traits<text:change text:change-id="ct228797016"/><text:change text:change-id="ct228796912"/><text:change text:change-id="ct228797120"/>. <text:change text:change-id="ct228798056"/><text:change text:change-id="ct228795664"/><text:change text:change-id="ct228796808"/><text:change-start text:change-id="ct228796080"/>Using<text:change-end text:change-id="ct228796080"/> 22 years of data on flowering phenology and fitness <text:change text:change-id="ct228798368"/><text:span text:style-name="T1">of </text:span>the perennial <text:change-start text:change-id="ct228796184"/><text:span text:style-name="T1">understory </text:span><text:change-end text:change-id="ct228796184"/>herb <text:span text:style-name="T133">Lathyrus vernus,</text:span> <text:change text:change-id="ct228798160"/><text:change-start text:change-id="ct228797744"/>we<text:change-end text:change-id="ct228797744"/> examine<text:change-start text:change-id="ct228795352"/>d<text:change-end text:change-id="ct228795352"/> how <text:span text:style-name="T1">climatic variation influence</text:span><text:change-start text:change-id="ct228795144"/><text:span text:style-name="T1">s</text:span><text:change-end text:change-id="ct228795144"/><text:span text:style-name="T1"> </text:span><text:change text:change-id="ct228795248"/><text:span text:style-name="T1">flowering</text:span><text:change-start text:change-id="ct228795456"/><text:span text:style-name="T1"> time</text:span><text:change-end text:change-id="ct228795456"/><text:change text:change-id="ct228797328"/><text:span text:style-name="T1"> and phenotypic selection on </text:span><text:change text:change-id="ct228796600"/><text:span text:style-name="T1">phenology. </text:span><text:change text:change-id="ct228795560"/><text:change text:change-id="ct228796288"/><text:change text:change-id="ct228795768"/><text:change text:change-id="ct228796496"/><text:change text:change-id="ct228797224"/><text:change-start text:change-id="ct228796704"/><text:span text:style-name="T1">P</text:span><text:change-end text:change-id="ct228796704"/><text:span text:style-name="T1">lants flowered earlier </text:span><text:change text:change-id="ct228797432"/><text:change-start text:change-id="ct228795872"/><text:span text:style-name="T1">in warmer</text:span><text:change-end text:change-id="ct228795872"/><text:span text:style-name="T1"> springs </text:span><text:change text:change-id="ct228798264"/><text:change-start text:change-id="ct228795976"/><text:span text:style-name="T1">with high </text:span><text:change-end text:change-id="ct228795976"/><text:span text:style-name="T1">precipitation</text:span><text:change text:change-id="ct228797536"/><text:span text:style-name="T1">. Phenotypic selection favored early flowering in 21 of 22 years</text:span><text:change-start text:change-id="ct228797640"/><text:span text:style-name="T1">,</text:span><text:change-end text:change-id="ct228797640"/><text:span text:style-name="T1"> but </text:span><text:change-start text:change-id="ct228797952"/><text:span text:style-name="T1">selection </text:span><text:change-end text:change-id="ct228797952"/><text:span text:style-name="T1">strength</text:span><text:change text:change-id="ct228798992"/><text:span text:style-name="T1"> differed among years, </text:span><text:change text:change-id="ct228798472"/><text:change-start text:change-id="ct228798784"/><text:span text:style-name="T1">being</text:span><text:change-end text:change-id="ct228798784"/><text:span text:style-name="T1"> stronger in years </text:span><text:change text:change-id="ct228798680"/><text:change-start text:change-id="ct228798576"/><text:span text:style-name="T1">with</text:span><text:change-end text:change-id="ct228798576"/><text:change-start text:change-id="ct228798888"/><text:span text:style-name="T1"> </text:span><text:change-end text:change-id="ct228798888"/><text:change-start text:change-id="ct228799096"/><text:span text:style-name="T1">warmer</text:span><text:change-end text:change-id="ct228799096"/><text:span text:style-name="T1"> spring</text:span><text:change-start text:change-id="ct229119848"/><text:span text:style-name="T1">s</text:span><text:change-end text:change-id="ct229119848"/><text:span text:style-name="T1"> </text:span><text:change text:change-id="ct229120056"/><text:change text:change-id="ct229119744"/><text:change text:change-id="ct229118808"/><text:change text:change-id="ct229119952"/><text:change text:change-id="ct229121408"/><text:change-start text:change-id="ct229119328"/><text:span text:style-name="T1">and</text:span><text:change-end text:change-id="ct229119328"/><text:change-start text:change-id="ct229120160"/><text:span text:style-name="T1"> low</text:span><text:change-end text:change-id="ct229120160"/><text:span text:style-name="T1"> precipitation</text:span><text:change text:change-id="ct229118704"/><text:span text:style-name="T1">. Our results </text:span><text:change text:change-id="ct229121096"/><text:span text:style-name="T1">imply that climatic variation affects both the expression of traits associated with timing</text:span><text:change text:change-id="ct229120472"/><text:span text:style-name="T1"> and natural selection on these traits</text:span><text:change text:change-id="ct229119120"/><text:change-start text:change-id="ct229121512"/><text:span text:style-name="T1">, and</text:span><text:change-end text:change-id="ct229121512"/><text:span text:style-name="T1"> that </text:span><text:change text:change-id="ct229119640"/><text:change text:change-id="ct229120992"/><text:change text:change-id="ct229121616"/><text:change-start text:change-id="ct229120888"/><text:span text:style-name="T1">it</text:span><text:change-end text:change-id="ct229120888"/><text:span text:style-name="T1"> may </text:span><text:change text:change-id="ct229120264"/><text:change-start text:change-id="ct229120368"/><text:span text:style-name="T1">lead to</text:span><text:change-end text:change-id="ct229120368"/><text:span text:style-name="T1"> both co-gradient patterns, as </text:span><text:change-start text:change-id="ct229121200"/><text:span text:style-name="T1">found </text:span><text:change-end text:change-id="ct229121200"/><text:span text:style-name="T1">for </text:span><text:change text:change-id="ct229119224"/><text:span text:style-name="T1">temperature</text:span><text:change text:change-id="ct229120576"/><text:span text:style-name="T1">, and with counter-gradient patterns, as </text:span><text:change-start text:change-id="ct229119016"/><text:span text:style-name="T1">found </text:span><text:change-end text:change-id="ct229119016"/><text:span text:style-name="T1">for precipitation</text:span><text:change text:change-id="ct229119432"/><text:span text:style-name="T1">. </text:span><text:change text:change-id="ct229120784"/><text:change text:change-id="ct229120680"/><text:change text:change-id="ct229121720"/><text:change-start text:change-id="ct229121304"/><text:span text:style-name="T1">T</text:span><text:change-end text:change-id="ct229121304"/><text:span text:style-name="T1">o</text:span><text:span text:style-name="T2"> predict </text:span><text:change text:change-id="ct229118912"/><text:span text:style-name="T2">long-term </text:span><text:change-start text:change-id="ct229121824"/><text:span text:style-name="T2">trait </text:span><text:change-end text:change-id="ct229121824"/><text:span text:style-name="T2">responses</text:span><text:change text:change-id="ct229119536"/><text:change text:change-id="ct229121928"/><text:span text:style-name="T2"> to </text:span><text:change text:change-id="ct229122240"/><text:span text:style-name="T2">climate change, we need to consider both </text:span><text:change text:change-id="ct229122656"/><text:span text:style-name="T2">immediate effects on trait expression and </text:span><text:change text:change-id="ct229122448"/><text:span text:style-name="T2">potential evolutionary responses to climate</text:span><text:change text:change-id="ct229122344"/><text:change-start text:change-id="ct229122552"/><text:span text:style-name="T2">-</text:span><text:change-end text:change-id="ct229122552"/><text:span text:style-name="T2">induced changes in selection.</text:span></text:p>
      <text:p text:style-name="P7"/>
      <text:p text:style-name="P21">INTRODUCTION</text:p>
      <text:p text:style-name="P2"><text:span text:style-name="T3">Climate change is rapidly altering the environmental conditions experienced by organisms </text:span><text:reference-mark-start text:name="ZOTERO_ITEM CSL_CITATION {&quot;citationID&quot;:&quot;QzSNCgQR&quot;,&quot;properties&quot;:{&quot;formattedCitation&quot;:&quot;(Diffenbaugh &amp; Field 2013; IPCC 2014)&quot;,&quot;plainCitation&quot;:&quot;(Diffenbaugh &amp; Field 2013; IPCC 2014)&quot;,&quot;noteIndex&quot;:0},&quot;citationItems&quot;:[{&quot;id&quot;:7929,&quot;uris&quot;:[&quot;http://zotero.org/users/624279/items/WI3E4QY7&quot;],&quot;uri&quot;:[&quot;http://zotero.org/users/624279/items/WI3E4QY7&quot;],&quot;itemData&quot;:{&quot;id&quot;:7929,&quot;type&quot;:&quot;article-journal&quot;,&quot;title&quot;:&quot;Changes in ecologically critical terrestrial climate conditions&quot;,&quot;container-title&quot;:&quot;Science&quot;,&quot;page&quot;:&quot;486-492&quot;,&quot;volume&quot;:&quot;341&quot;,&quot;issue&quot;:&quot;6145&quot;,&quot;source&quot;:&quot;science.sciencemag.org.ezp.sub.su.se&quot;,&quot;abstract&quot;:&quot;Terrestrial ecosystems have encountered substantial warming over the past century, with temperatures increasing about twice as rapidly over land as over the oceans. Here, we review the likelihood of continued changes in terrestrial climate, including analyses of the Coupled Model Intercomparison Project global climate model ensemble. Inertia toward continued emissions creates potential 21st-century global warming that is comparable in magnitude to that of the largest global changes in the past 65 million years but is orders of magnitude more rapid. The rate of warming implies a velocity of climate change and required range shifts of up to several kilometers per year, raising the prospect of daunting challenges for ecosystems, especially in the context of extensive land use and degradation, changes in frequency and severity of extreme events, and interactions with other stresses.\nThe impact of climate on terrestrial ecosystems probably will be dramatic because of the rapid pace of climate change.\nThe impact of climate on terrestrial ecosystems probably will be dramatic because of the rapid pace of climate change.&quot;,&quot;DOI&quot;:&quot;10.1126/science.1237123&quot;,&quot;ISSN&quot;:&quot;0036-8075, 1095-9203&quot;,&quot;note&quot;:&quot;PMID: 23908225&quot;,&quot;language&quot;:&quot;en&quot;,&quot;author&quot;:[{&quot;family&quot;:&quot;Diffenbaugh&quot;,&quot;given&quot;:&quot;Noah S.&quot;},{&quot;family&quot;:&quot;Field&quot;,&quot;given&quot;:&quot;Christopher B.&quot;}],&quot;issued&quot;:{&quot;date-parts&quot;:[[&quot;2013&quot;,8,2]]}}},{&quot;id&quot;:7286,&quot;uris&quot;:[&quot;http://zotero.org/users/624279/items/IZQMH5Q4&quot;],&quot;uri&quot;:[&quot;http://zotero.org/users/624279/items/IZQMH5Q4&quot;],&quot;itemData&quot;:{&quot;id&quot;:7286,&quot;type&quot;:&quot;article-journal&quot;,&quot;title&quot;:&quot;Climate Change 2014: Synthesis Report. Contribution of Working Groups I, II and III to the Fifth Assessment Report of the Intergovernmental Panel on Climate Change [Core Writing Team, R.K. Pachauri and L.A. Meyer (eds.)]. IPCC, Geneva, Switzerland, 151 pp.&quot;,&quot;source&quot;:&quot;Zotero&quot;,&quot;language&quot;:&quot;en&quot;,&quot;author&quot;:[{&quot;family&quot;:&quot;IPCC&quot;,&quot;given&quot;:&quot;&quot;}],&quot;issued&quot;:{&quot;date-parts&quot;:[[&quot;2014&quot;]]}}}],&quot;schema&quot;:&quot;https://github.com/citation-style-language/schema/raw/master/csl-citation.json&quot;} RNDfQPDVT3YyC"/><text:span text:style-name="T3">(Diffenbaugh &amp; Field 2013; IPCC 2014</text:span><text:span text:style-name="T26">)</text:span><text:reference-mark-end text:name="ZOTERO_ITEM CSL_CITATION {&quot;citationID&quot;:&quot;QzSNCgQR&quot;,&quot;properties&quot;:{&quot;formattedCitation&quot;:&quot;(Diffenbaugh &amp; Field 2013; IPCC 2014)&quot;,&quot;plainCitation&quot;:&quot;(Diffenbaugh &amp; Field 2013; IPCC 2014)&quot;,&quot;noteIndex&quot;:0},&quot;citationItems&quot;:[{&quot;id&quot;:7929,&quot;uris&quot;:[&quot;http://zotero.org/users/624279/items/WI3E4QY7&quot;],&quot;uri&quot;:[&quot;http://zotero.org/users/624279/items/WI3E4QY7&quot;],&quot;itemData&quot;:{&quot;id&quot;:7929,&quot;type&quot;:&quot;article-journal&quot;,&quot;title&quot;:&quot;Changes in ecologically critical terrestrial climate conditions&quot;,&quot;container-title&quot;:&quot;Science&quot;,&quot;page&quot;:&quot;486-492&quot;,&quot;volume&quot;:&quot;341&quot;,&quot;issue&quot;:&quot;6145&quot;,&quot;source&quot;:&quot;science.sciencemag.org.ezp.sub.su.se&quot;,&quot;abstract&quot;:&quot;Terrestrial ecosystems have encountered substantial warming over the past century, with temperatures increasing about twice as rapidly over land as over the oceans. Here, we review the likelihood of continued changes in terrestrial climate, including analyses of the Coupled Model Intercomparison Project global climate model ensemble. Inertia toward continued emissions creates potential 21st-century global warming that is comparable in magnitude to that of the largest global changes in the past 65 million years but is orders of magnitude more rapid. The rate of warming implies a velocity of climate change and required range shifts of up to several kilometers per year, raising the prospect of daunting challenges for ecosystems, especially in the context of extensive land use and degradation, changes in frequency and severity of extreme events, and interactions with other stresses.\nThe impact of climate on terrestrial ecosystems probably will be dramatic because of the rapid pace of climate change.\nThe impact of climate on terrestrial ecosystems probably will be dramatic because of the rapid pace of climate change.&quot;,&quot;DOI&quot;:&quot;10.1126/science.1237123&quot;,&quot;ISSN&quot;:&quot;0036-8075, 1095-9203&quot;,&quot;note&quot;:&quot;PMID: 23908225&quot;,&quot;language&quot;:&quot;en&quot;,&quot;author&quot;:[{&quot;family&quot;:&quot;Diffenbaugh&quot;,&quot;given&quot;:&quot;Noah S.&quot;},{&quot;family&quot;:&quot;Field&quot;,&quot;given&quot;:&quot;Christopher B.&quot;}],&quot;issued&quot;:{&quot;date-parts&quot;:[[&quot;2013&quot;,8,2]]}}},{&quot;id&quot;:7286,&quot;uris&quot;:[&quot;http://zotero.org/users/624279/items/IZQMH5Q4&quot;],&quot;uri&quot;:[&quot;http://zotero.org/users/624279/items/IZQMH5Q4&quot;],&quot;itemData&quot;:{&quot;id&quot;:7286,&quot;type&quot;:&quot;article-journal&quot;,&quot;title&quot;:&quot;Climate Change 2014: Synthesis Report. Contribution of Working Groups I, II and III to the Fifth Assessment Report of the Intergovernmental Panel on Climate Change [Core Writing Team, R.K. Pachauri and L.A. Meyer (eds.)]. IPCC, Geneva, Switzerland, 151 pp.&quot;,&quot;source&quot;:&quot;Zotero&quot;,&quot;language&quot;:&quot;en&quot;,&quot;author&quot;:[{&quot;family&quot;:&quot;IPCC&quot;,&quot;given&quot;:&quot;&quot;}],&quot;issued&quot;:{&quot;date-parts&quot;:[[&quot;2014&quot;]]}}}],&quot;schema&quot;:&quot;https://github.com/citation-style-language/schema/raw/master/csl-citation.json&quot;} RNDfQPDVT3YyC"/><text:span text:style-name="T26">.</text:span><text:span text:style-name="T3"> </text:span><text:span text:style-name="T7">This is likely to result in both immediate plastic responses of individual organisms and altered evolutionary trajectories of populations. </text:span><text:span text:style-name="T3">Responses to climatic variation often involve changes in phenology, i.e. in the seasonal timing of life cycle events </text:span><text:reference-mark-start text:name="ZOTERO_ITEM CSL_CITATION {&quot;citationID&quot;:&quot;iejGKN01&quot;,&quot;properties&quot;:{&quot;formattedCitation&quot;:&quot;(Visser &amp; Both 2005; Cleland {\\i{}et al.} 2007; Charmantier &amp; Gienapp 2014)&quot;,&quot;plainCitation&quot;:&quot;(Visser &amp; Both 2005; Cleland et al. 2007; Charmantier &amp; Gienapp 2014)&quot;,&quot;noteIndex&quot;:0},&quot;citationItems&quot;:[{&quot;id&quot;:7959,&quot;uris&quot;:[&quot;http://zotero.org/users/624279/items/GGMQ3C9P&quot;],&quot;uri&quot;:[&quot;http://zotero.org/users/624279/items/GGMQ3C9P&quot;],&quot;itemData&quot;:{&quot;id&quot;:7959,&quot;type&quot;:&quot;article-journal&quot;,&quot;title&quot;:&quot;Shifts in phenology due to global climate change: the need for a yardstick&quot;,&quot;container-title&quot;:&quot;Proceedings of the Royal Society of London B: Biological Sciences&quot;,&quot;page&quot;:&quot;2561-2569&quot;,&quot;volume&quot;:&quot;272&quot;,&quot;issue&quot;:&quot;1581&quot;,&quot;source&quot;:&quot;rspb.royalsocietypublishing.org.ezp.sub.su.se&quot;,&quot;abstract&quot;:&quot;Climate change has led to shifts in phenology in many species distributed widely across taxonomic groups. It is, however, unclear how we should interpret these shifts without some sort of a yardstick: a measure that will reflect how much a species should be shifting to match the change in its environment caused by climate change. Here, we assume that the shift in the phenology of a species' food abundance is, by a first approximation, an appropriate yardstick. We review the few examples that are available, ranging from birds to marine plankton. In almost all of these examples, the phenology of the focal species shifts either too little (five out of 11) or too much (three out of 11) compared to the yardstick. Thus, many species are becoming mistimed due to climate change. We urge researchers with long-term datasets on phenology to link their data with those that may serve as a yardstick, because documentation of the incidence of climate change-induced mistiming is crucial in assessing the impact of global climate change on the natural world.&quot;,&quot;DOI&quot;:&quot;10.1098/rspb.2005.3356&quot;,&quot;ISSN&quot;:&quot;0962-8452, 1471-2954&quot;,&quot;note&quot;:&quot;PMID: 16321776&quot;,&quot;shortTitle&quot;:&quot;Shifts in phenology due to global climate change&quot;,&quot;language&quot;:&quot;en&quot;,&quot;author&quot;:[{&quot;family&quot;:&quot;Visser&quot;,&quot;given&quot;:&quot;Marcel E.&quot;},{&quot;family&quot;:&quot;Both&quot;,&quot;given&quot;:&quot;Christiaan&quot;}],&quot;issued&quot;:{&quot;date-parts&quot;:[[&quot;2005&quot;,12,22]]}}},{&quot;id&quot;:3019,&quot;uris&quot;:[&quot;http://zotero.org/users/624279/items/CXMAHRUA&quot;],&quot;uri&quot;:[&quot;http://zotero.org/users/624279/items/CXMAHRUA&quot;],&quot;itemData&quot;:{&quot;id&quot;:3019,&quot;type&quot;:&quot;article-journal&quot;,&quot;title&quot;:&quot;Shifting plant phenology in response to global change&quot;,&quot;container-title&quot;:&quot;Trends in Ecology &amp; Evolution&quot;,&quot;page&quot;:&quot;357–365&quot;,&quot;volume&quot;:&quot;22&quot;,&quot;issue&quot;:&quot;7&quot;,&quot;source&quot;:&quot;Google Scholar&quot;,&quot;author&quot;:[{&quot;family&quot;:&quot;Cleland&quot;,&quot;given&quot;:&quot;E. E.&quot;},{&quot;family&quot;:&quot;Chuine&quot;,&quot;given&quot;:&quot;I.&quot;},{&quot;family&quot;:&quot;Menzel&quot;,&quot;given&quot;:&quot;A.&quot;},{&quot;family&quot;:&quot;Mooney&quot;,&quot;given&quot;:&quot;H. A.&quot;},{&quot;family&quot;:&quot;Schwartz&quot;,&quot;given&quot;:&quot;M. D.&quot;}],&quot;issued&quot;:{&quot;date-parts&quot;:[[&quot;2007&quot;]]}}},{&quot;id&quot;:7970,&quot;uris&quot;:[&quot;http://zotero.org/users/624279/items/9IBSGJ2B&quot;],&quot;uri&quot;:[&quot;http://zotero.org/users/624279/items/9IBSGJ2B&quot;],&quot;itemData&quot;:{&quot;id&quot;:7970,&quot;type&quot;:&quot;article-journal&quot;,&quot;title&quot;:&quot;Climate change and timing of avian breeding and migration: evolutionary versus plastic changes&quot;,&quot;container-title&quot;:&quot;Evolutionary Applications&quot;,&quot;page&quot;:&quot;15-28&quot;,&quot;volume&quot;:&quot;7&quot;,&quot;issue&quot;:&quot;1&quot;,&quot;source&quot;:&quot;Wiley Online Library&quot;,&quot;abstract&quot;:&quot;There are multiple observations around the globe showing that in many avian species, both the timing of migration and breeding have advanced, due to warmer springs. Here, we review the literature to disentangle the actions of evolutionary changes in response to selection induced by climate change versus changes due to individual plasticity, that is, the capacity of an individual to adjust its phenology to environmental variables. Within the abundant literature on climate change effects on bird phenology, only a small fraction of studies are based on individual data, yet individual data are required to quantify the relative importance of plastic versus evolutionary responses. While plasticity seems common and often adaptive, no study so far has provided direct evidence for an evolutionary response of bird phenology to current climate change. This assessment leads us to notice the alarming lack of tests for microevolutionary changes in bird phenology in response to climate change, in contrast with the abundant claims on this issue. In short, at present we cannot draw reliable conclusions on the processes underlying the observed patterns of advanced phenology in birds. Rapid improvements in techniques for gathering and analysing individual data offer exciting possibilities that should encourage research activity to fill this knowledge gap.&quot;,&quot;DOI&quot;:&quot;10.1111/eva.12126&quot;,&quot;ISSN&quot;:&quot;1752-4571&quot;,&quot;shortTitle&quot;:&quot;Climate change and timing of avian breeding and migration&quot;,&quot;language&quot;:&quot;en&quot;,&quot;author&quot;:[{&quot;family&quot;:&quot;Charmantier&quot;,&quot;given&quot;:&quot;Anne&quot;},{&quot;family&quot;:&quot;Gienapp&quot;,&quot;given&quot;:&quot;Phillip&quot;}],&quot;issued&quot;:{&quot;date-parts&quot;:[[&quot;2014&quot;,1,1]]}}}],&quot;schema&quot;:&quot;https://github.com/citation-style-language/schema/raw/master/csl-citation.json&quot;} RNDtvbDp5lJWi"/><text:span text:style-name="T67">(Visser &amp; Both 2005; Cleland </text:span><text:span text:style-name="T75">et al.</text:span><text:span text:style-name="T67"> 2007; Charmantier &amp; Gienapp 2014</text:span><text:span text:style-name="T26">)</text:span><text:reference-mark-end text:name="ZOTERO_ITEM CSL_CITATION {&quot;citationID&quot;:&quot;iejGKN01&quot;,&quot;properties&quot;:{&quot;formattedCitation&quot;:&quot;(Visser &amp; Both 2005; Cleland {\\i{}et al.} 2007; Charmantier &amp; Gienapp 2014)&quot;,&quot;plainCitation&quot;:&quot;(Visser &amp; Both 2005; Cleland et al. 2007; Charmantier &amp; Gienapp 2014)&quot;,&quot;noteIndex&quot;:0},&quot;citationItems&quot;:[{&quot;id&quot;:7959,&quot;uris&quot;:[&quot;http://zotero.org/users/624279/items/GGMQ3C9P&quot;],&quot;uri&quot;:[&quot;http://zotero.org/users/624279/items/GGMQ3C9P&quot;],&quot;itemData&quot;:{&quot;id&quot;:7959,&quot;type&quot;:&quot;article-journal&quot;,&quot;title&quot;:&quot;Shifts in phenology due to global climate change: the need for a yardstick&quot;,&quot;container-title&quot;:&quot;Proceedings of the Royal Society of London B: Biological Sciences&quot;,&quot;page&quot;:&quot;2561-2569&quot;,&quot;volume&quot;:&quot;272&quot;,&quot;issue&quot;:&quot;1581&quot;,&quot;source&quot;:&quot;rspb.royalsocietypublishing.org.ezp.sub.su.se&quot;,&quot;abstract&quot;:&quot;Climate change has led to shifts in phenology in many species distributed widely across taxonomic groups. It is, however, unclear how we should interpret these shifts without some sort of a yardstick: a measure that will reflect how much a species should be shifting to match the change in its environment caused by climate change. Here, we assume that the shift in the phenology of a species' food abundance is, by a first approximation, an appropriate yardstick. We review the few examples that are available, ranging from birds to marine plankton. In almost all of these examples, the phenology of the focal species shifts either too little (five out of 11) or too much (three out of 11) compared to the yardstick. Thus, many species are becoming mistimed due to climate change. We urge researchers with long-term datasets on phenology to link their data with those that may serve as a yardstick, because documentation of the incidence of climate change-induced mistiming is crucial in assessing the impact of global climate change on the natural world.&quot;,&quot;DOI&quot;:&quot;10.1098/rspb.2005.3356&quot;,&quot;ISSN&quot;:&quot;0962-8452, 1471-2954&quot;,&quot;note&quot;:&quot;PMID: 16321776&quot;,&quot;shortTitle&quot;:&quot;Shifts in phenology due to global climate change&quot;,&quot;language&quot;:&quot;en&quot;,&quot;author&quot;:[{&quot;family&quot;:&quot;Visser&quot;,&quot;given&quot;:&quot;Marcel E.&quot;},{&quot;family&quot;:&quot;Both&quot;,&quot;given&quot;:&quot;Christiaan&quot;}],&quot;issued&quot;:{&quot;date-parts&quot;:[[&quot;2005&quot;,12,22]]}}},{&quot;id&quot;:3019,&quot;uris&quot;:[&quot;http://zotero.org/users/624279/items/CXMAHRUA&quot;],&quot;uri&quot;:[&quot;http://zotero.org/users/624279/items/CXMAHRUA&quot;],&quot;itemData&quot;:{&quot;id&quot;:3019,&quot;type&quot;:&quot;article-journal&quot;,&quot;title&quot;:&quot;Shifting plant phenology in response to global change&quot;,&quot;container-title&quot;:&quot;Trends in Ecology &amp; Evolution&quot;,&quot;page&quot;:&quot;357–365&quot;,&quot;volume&quot;:&quot;22&quot;,&quot;issue&quot;:&quot;7&quot;,&quot;source&quot;:&quot;Google Scholar&quot;,&quot;author&quot;:[{&quot;family&quot;:&quot;Cleland&quot;,&quot;given&quot;:&quot;E. E.&quot;},{&quot;family&quot;:&quot;Chuine&quot;,&quot;given&quot;:&quot;I.&quot;},{&quot;family&quot;:&quot;Menzel&quot;,&quot;given&quot;:&quot;A.&quot;},{&quot;family&quot;:&quot;Mooney&quot;,&quot;given&quot;:&quot;H. A.&quot;},{&quot;family&quot;:&quot;Schwartz&quot;,&quot;given&quot;:&quot;M. D.&quot;}],&quot;issued&quot;:{&quot;date-parts&quot;:[[&quot;2007&quot;]]}}},{&quot;id&quot;:7970,&quot;uris&quot;:[&quot;http://zotero.org/users/624279/items/9IBSGJ2B&quot;],&quot;uri&quot;:[&quot;http://zotero.org/users/624279/items/9IBSGJ2B&quot;],&quot;itemData&quot;:{&quot;id&quot;:7970,&quot;type&quot;:&quot;article-journal&quot;,&quot;title&quot;:&quot;Climate change and timing of avian breeding and migration: evolutionary versus plastic changes&quot;,&quot;container-title&quot;:&quot;Evolutionary Applications&quot;,&quot;page&quot;:&quot;15-28&quot;,&quot;volume&quot;:&quot;7&quot;,&quot;issue&quot;:&quot;1&quot;,&quot;source&quot;:&quot;Wiley Online Library&quot;,&quot;abstract&quot;:&quot;There are multiple observations around the globe showing that in many avian species, both the timing of migration and breeding have advanced, due to warmer springs. Here, we review the literature to disentangle the actions of evolutionary changes in response to selection induced by climate change versus changes due to individual plasticity, that is, the capacity of an individual to adjust its phenology to environmental variables. Within the abundant literature on climate change effects on bird phenology, only a small fraction of studies are based on individual data, yet individual data are required to quantify the relative importance of plastic versus evolutionary responses. While plasticity seems common and often adaptive, no study so far has provided direct evidence for an evolutionary response of bird phenology to current climate change. This assessment leads us to notice the alarming lack of tests for microevolutionary changes in bird phenology in response to climate change, in contrast with the abundant claims on this issue. In short, at present we cannot draw reliable conclusions on the processes underlying the observed patterns of advanced phenology in birds. Rapid improvements in techniques for gathering and analysing individual data offer exciting possibilities that should encourage research activity to fill this knowledge gap.&quot;,&quot;DOI&quot;:&quot;10.1111/eva.12126&quot;,&quot;ISSN&quot;:&quot;1752-4571&quot;,&quot;shortTitle&quot;:&quot;Climate change and timing of avian breeding and migration&quot;,&quot;language&quot;:&quot;en&quot;,&quot;author&quot;:[{&quot;family&quot;:&quot;Charmantier&quot;,&quot;given&quot;:&quot;Anne&quot;},{&quot;family&quot;:&quot;Gienapp&quot;,&quot;given&quot;:&quot;Phillip&quot;}],&quot;issued&quot;:{&quot;date-parts&quot;:[[&quot;2014&quot;,1,1]]}}}],&quot;schema&quot;:&quot;https://github.com/citation-style-language/schema/raw/master/csl-citation.json&quot;} RNDtvbDp5lJWi"/><text:span text:style-name="T26">.</text:span><text:span text:style-name="T3"> In seasonal environments, timing is crucial for survival, and phenological changes constitute the main way in which an organism can modify its interactions with the surrounding abiotic environment and with other species. Short-term, plastic responses to climatic variation, e.g. earlier development as a consequence of increasing temperatures, are relatively well documented in many species</text:span><text:span text:style-name="T3"> </text:span><text:reference-mark-start text:name="ZOTERO_ITEM CSL_CITATION {&quot;citationID&quot;:&quot;u5nutTxW&quot;,&quot;properties&quot;:{&quot;formattedCitation&quot;:&quot;(Charmantier {\\i{}et al.} 2008; Anderson {\\i{}et al.} 2012; CaraDonna {\\i{}et al.} 2014)&quot;,&quot;plainCitation&quot;:&quot;(Charmantier et al. 2008; Anderson et al. 2012; CaraDonna et al. 2014)&quot;,&quot;noteIndex&quot;:0},&quot;citationItems&quot;:[{&quot;id&quot;:7900,&quot;uris&quot;:[&quot;http://zotero.org/users/624279/items/XR2264DN&quot;],&quot;uri&quot;:[&quot;http://zotero.org/users/624279/items/XR2264DN&quot;],&quot;itemData&quot;:{&quot;id&quot;:7900,&quot;type&quot;:&quot;article-journal&quot;,&quot;title&quot;:&quot;Adaptive phenotypic plasticity in response to climate change in a wild bird population&quot;,&quot;container-title&quot;:&quot;Science&quot;,&quot;page&quot;:&quot;800-803&quot;,&quot;volume&quot;:&quot;320&quot;,&quot;issue&quot;:&quot;5877&quot;,&quot;source&quot;:&quot;science.sciencemag.org.ezp.sub.su.se&quot;,&quot;abstract&quot;:&quot;Rapid climate change has been implicated as a cause of evolution in poorly adapted populations. However, phenotypic plasticity provides the potential for organisms to respond rapidly and effectively to environmental change. Using a 47-year population study of the great tit (Parus major) in the United Kingdom, we show that individual adjustment of behavior in response to the environment has enabled the population to track a rapidly changing environment very closely. Individuals were markedly invariant in their response to environmental variation, suggesting that the current response may be fixed in this population. Phenotypic plasticity can thus play a central role in tracking environmental change; understanding the limits of plasticity is an important goal for future research.&quot;,&quot;DOI&quot;:&quot;10.1126/science.1157174&quot;,&quot;ISSN&quot;:&quot;0036-8075, 1095-9203&quot;,&quot;note&quot;:&quot;PMID: 18467590&quot;,&quot;language&quot;:&quot;en&quot;,&quot;author&quot;:[{&quot;family&quot;:&quot;Charmantier&quot;,&quot;given&quot;:&quot;Anne&quot;},{&quot;family&quot;:&quot;McCleery&quot;,&quot;given&quot;:&quot;Robin H.&quot;},{&quot;family&quot;:&quot;Cole&quot;,&quot;given&quot;:&quot;Lionel R.&quot;},{&quot;family&quot;:&quot;Perrins&quot;,&quot;given&quot;:&quot;Chris&quot;},{&quot;family&quot;:&quot;Kruuk&quot;,&quot;given&quot;:&quot;Loeske E. B.&quot;},{&quot;family&quot;:&quot;Sheldon&quot;,&quot;given&quot;:&quot;Ben C.&quot;}],&quot;issued&quot;:{&quot;date-parts&quot;:[[&quot;2008&quot;,5,9]]}}},{&quot;id&quot;:7578,&quot;uris&quot;:[&quot;http://zotero.org/users/624279/items/QJMMFALB&quot;],&quot;uri&quot;:[&quot;http://zotero.org/users/624279/items/QJMMFALB&quot;],&quot;itemData&quot;:{&quot;id&quot;:7578,&quot;type&quot;:&quot;article-journal&quot;,&quot;title&quot;:&quot;Phenotypic plasticity and adaptive evolution contribute to advancing flowering phenology in response to climate change&quot;,&quot;container-title&quot;:&quot;Proceedings of the Royal Society of London B: Biological Sciences&quot;,&quot;page&quot;:&quot;3843-3852&quot;,&quot;volume&quot;:&quot;279&quot;,&quot;issue&quot;:&quot;1743&quot;,&quot;source&quot;:&quot;rspb.royalsocietypublishing.org.ezp.sub.su.se&quot;,&quot;abstract&quot;:&quot;Anthropogenic climate change has already altered the timing of major life-history transitions, such as the initiation of reproduction. Both phenotypic plasticity and adaptive evolution can underlie rapid phenological shifts in response to climate change, but their relative contributions are poorly understood. Here, we combine a continuous 38 year field survey with quantitative genetic field experiments to assess adaptation in the context of climate change. We focused on Boechera stricta (Brassicaeae), a mustard native to the US Rocky Mountains. Flowering phenology advanced significantly from 1973 to 2011, and was strongly associated with warmer temperatures and earlier snowmelt dates. Strong directional selection favoured earlier flowering in contemporary environments (2010–2011). Climate change could drive this directional selection, and promote even earlier flowering as temperatures continue to increase. Our quantitative genetic analyses predict a response to selection of 0.2 to 0.5 days acceleration in flowering per generation, which could account for more than 20 per cent of the phenological change observed in the long-term dataset. However, the strength of directional selection and the predicted evolutionary response are likely much greater now than even 30 years ago because of rapidly changing climatic conditions. We predict that adaptation will likely be necessary for long-term in situ persistence in the context of climate change.&quot;,&quot;DOI&quot;:&quot;10.1098/rspb.2012.1051&quot;,&quot;ISSN&quot;:&quot;0962-8452, 1471-2954&quot;,&quot;note&quot;:&quot;PMID: 22787021&quot;,&quot;language&quot;:&quot;en&quot;,&quot;author&quot;:[{&quot;family&quot;:&quot;Anderson&quot;,&quot;given&quot;:&quot;Jill T.&quot;},{&quot;family&quot;:&quot;Inouye&quot;,&quot;given&quot;:&quot;David W.&quot;},{&quot;family&quot;:&quot;McKinney&quot;,&quot;given&quot;:&quot;Amy M.&quot;},{&quot;family&quot;:&quot;Colautti&quot;,&quot;given&quot;:&quot;Robert I.&quot;},{&quot;family&quot;:&quot;Mitchell-Olds&quot;,&quot;given&quot;:&quot;Tom&quot;}],&quot;issued&quot;:{&quot;date-parts&quot;:[[&quot;2012&quot;,9,22]]}}},{&quot;id&quot;:5325,&quot;uris&quot;:[&quot;http://zotero.org/users/624279/items/NJ4EB69Z&quot;],&quot;uri&quot;:[&quot;http://zotero.org/users/624279/items/NJ4EB69Z&quot;],&quot;itemData&quot;:{&quot;id&quot;:5325,&quot;type&quot;:&quot;article-journal&quot;,&quot;title&quot;:&quot;Shifts in flowering phenology reshape a subalpine plant community&quot;,&quot;container-title&quot;:&quot;Proceedings of the National Academy of Sciences&quot;,&quot;page&quot;:&quot;4916-4921&quot;,&quot;volume&quot;:&quot;111&quot;,&quot;issue&quot;:&quot;13&quot;,&quot;source&quot;:&quot;www.pnas.org&quot;,&quot;abstract&quot;:&quot;Phenology—the timing of biological events—is highly sensitive to climate change. However, our general understanding of how phenology responds to climate change is based almost solely on incomplete assessments of phenology (such as first date of flowering) rather than on entire phenological distributions. Using a uniquely comprehensive 39-y flowering phenology dataset from the Colorado Rocky Mountains that contains more than 2 million flower counts, we reveal a diversity of species-level phenological shifts that bring into question the accuracy of previous estimates of long-term phenological change. For 60 species, we show that first, peak, and last flowering rarely shift uniformly and instead usually shift independently of one another, resulting in a diversity of phenological changes through time. Shifts in the timing of first flowering on average overestimate the magnitude of shifts in the timing of peak flowering, fail to predict shifts in the timing of last flowering, and underrepresent the number of species changing phenology in this plant community. Ultimately, this diversity of species-level phenological shifts contributes to altered coflowering patterns within the community, a redistribution of floral abundance across the season, and an expansion of the flowering season by more than I mo during the course of our study period. These results demonstrate the substantial reshaping of ecological communities that can be attributed to shifts in phenology.&quot;,&quot;DOI&quot;:&quot;10.1073/pnas.1323073111&quot;,&quot;ISSN&quot;:&quot;0027-8424, 1091-6490&quot;,&quot;note&quot;:&quot;PMID: 24639544&quot;,&quot;journalAbbreviation&quot;:&quot;PNAS&quot;,&quot;language&quot;:&quot;en&quot;,&quot;author&quot;:[{&quot;family&quot;:&quot;CaraDonna&quot;,&quot;given&quot;:&quot;Paul J.&quot;},{&quot;family&quot;:&quot;Iler&quot;,&quot;given&quot;:&quot;Amy M.&quot;},{&quot;family&quot;:&quot;Inouye&quot;,&quot;given&quot;:&quot;David W.&quot;}],&quot;issued&quot;:{&quot;date-parts&quot;:[[&quot;2014&quot;,1,4]]}}}],&quot;schema&quot;:&quot;https://github.com/citation-style-language/schema/raw/master/csl-citation.json&quot;} RNDkE7yPkEByq"/><text:span text:style-name="T69">(Charmantier </text:span><text:span text:style-name="T76">et al.</text:span><text:span text:style-name="T69"> 2008; Anderson </text:span><text:span text:style-name="T76">et al.</text:span><text:span text:style-name="T69"> 2012; CaraDonna </text:span><text:span text:style-name="T76">et al.</text:span><text:span text:style-name="T69"> 2014)</text:span><text:reference-mark-end text:name="ZOTERO_ITEM CSL_CITATION {&quot;citationID&quot;:&quot;u5nutTxW&quot;,&quot;properties&quot;:{&quot;formattedCitation&quot;:&quot;(Charmantier {\\i{}et al.} 2008; Anderson {\\i{}et al.} 2012; CaraDonna {\\i{}et al.} 2014)&quot;,&quot;plainCitation&quot;:&quot;(Charmantier et al. 2008; Anderson et al. 2012; CaraDonna et al. 2014)&quot;,&quot;noteIndex&quot;:0},&quot;citationItems&quot;:[{&quot;id&quot;:7900,&quot;uris&quot;:[&quot;http://zotero.org/users/624279/items/XR2264DN&quot;],&quot;uri&quot;:[&quot;http://zotero.org/users/624279/items/XR2264DN&quot;],&quot;itemData&quot;:{&quot;id&quot;:7900,&quot;type&quot;:&quot;article-journal&quot;,&quot;title&quot;:&quot;Adaptive phenotypic plasticity in response to climate change in a wild bird population&quot;,&quot;container-title&quot;:&quot;Science&quot;,&quot;page&quot;:&quot;800-803&quot;,&quot;volume&quot;:&quot;320&quot;,&quot;issue&quot;:&quot;5877&quot;,&quot;source&quot;:&quot;science.sciencemag.org.ezp.sub.su.se&quot;,&quot;abstract&quot;:&quot;Rapid climate change has been implicated as a cause of evolution in poorly adapted populations. However, phenotypic plasticity provides the potential for organisms to respond rapidly and effectively to environmental change. Using a 47-year population study of the great tit (Parus major) in the United Kingdom, we show that individual adjustment of behavior in response to the environment has enabled the population to track a rapidly changing environment very closely. Individuals were markedly invariant in their response to environmental variation, suggesting that the current response may be fixed in this population. Phenotypic plasticity can thus play a central role in tracking environmental change; understanding the limits of plasticity is an important goal for future research.&quot;,&quot;DOI&quot;:&quot;10.1126/science.1157174&quot;,&quot;ISSN&quot;:&quot;0036-8075, 1095-9203&quot;,&quot;note&quot;:&quot;PMID: 18467590&quot;,&quot;language&quot;:&quot;en&quot;,&quot;author&quot;:[{&quot;family&quot;:&quot;Charmantier&quot;,&quot;given&quot;:&quot;Anne&quot;},{&quot;family&quot;:&quot;McCleery&quot;,&quot;given&quot;:&quot;Robin H.&quot;},{&quot;family&quot;:&quot;Cole&quot;,&quot;given&quot;:&quot;Lionel R.&quot;},{&quot;family&quot;:&quot;Perrins&quot;,&quot;given&quot;:&quot;Chris&quot;},{&quot;family&quot;:&quot;Kruuk&quot;,&quot;given&quot;:&quot;Loeske E. B.&quot;},{&quot;family&quot;:&quot;Sheldon&quot;,&quot;given&quot;:&quot;Ben C.&quot;}],&quot;issued&quot;:{&quot;date-parts&quot;:[[&quot;2008&quot;,5,9]]}}},{&quot;id&quot;:7578,&quot;uris&quot;:[&quot;http://zotero.org/users/624279/items/QJMMFALB&quot;],&quot;uri&quot;:[&quot;http://zotero.org/users/624279/items/QJMMFALB&quot;],&quot;itemData&quot;:{&quot;id&quot;:7578,&quot;type&quot;:&quot;article-journal&quot;,&quot;title&quot;:&quot;Phenotypic plasticity and adaptive evolution contribute to advancing flowering phenology in response to climate change&quot;,&quot;container-title&quot;:&quot;Proceedings of the Royal Society of London B: Biological Sciences&quot;,&quot;page&quot;:&quot;3843-3852&quot;,&quot;volume&quot;:&quot;279&quot;,&quot;issue&quot;:&quot;1743&quot;,&quot;source&quot;:&quot;rspb.royalsocietypublishing.org.ezp.sub.su.se&quot;,&quot;abstract&quot;:&quot;Anthropogenic climate change has already altered the timing of major life-history transitions, such as the initiation of reproduction. Both phenotypic plasticity and adaptive evolution can underlie rapid phenological shifts in response to climate change, but their relative contributions are poorly understood. Here, we combine a continuous 38 year field survey with quantitative genetic field experiments to assess adaptation in the context of climate change. We focused on Boechera stricta (Brassicaeae), a mustard native to the US Rocky Mountains. Flowering phenology advanced significantly from 1973 to 2011, and was strongly associated with warmer temperatures and earlier snowmelt dates. Strong directional selection favoured earlier flowering in contemporary environments (2010–2011). Climate change could drive this directional selection, and promote even earlier flowering as temperatures continue to increase. Our quantitative genetic analyses predict a response to selection of 0.2 to 0.5 days acceleration in flowering per generation, which could account for more than 20 per cent of the phenological change observed in the long-term dataset. However, the strength of directional selection and the predicted evolutionary response are likely much greater now than even 30 years ago because of rapidly changing climatic conditions. We predict that adaptation will likely be necessary for long-term in situ persistence in the context of climate change.&quot;,&quot;DOI&quot;:&quot;10.1098/rspb.2012.1051&quot;,&quot;ISSN&quot;:&quot;0962-8452, 1471-2954&quot;,&quot;note&quot;:&quot;PMID: 22787021&quot;,&quot;language&quot;:&quot;en&quot;,&quot;author&quot;:[{&quot;family&quot;:&quot;Anderson&quot;,&quot;given&quot;:&quot;Jill T.&quot;},{&quot;family&quot;:&quot;Inouye&quot;,&quot;given&quot;:&quot;David W.&quot;},{&quot;family&quot;:&quot;McKinney&quot;,&quot;given&quot;:&quot;Amy M.&quot;},{&quot;family&quot;:&quot;Colautti&quot;,&quot;given&quot;:&quot;Robert I.&quot;},{&quot;family&quot;:&quot;Mitchell-Olds&quot;,&quot;given&quot;:&quot;Tom&quot;}],&quot;issued&quot;:{&quot;date-parts&quot;:[[&quot;2012&quot;,9,22]]}}},{&quot;id&quot;:5325,&quot;uris&quot;:[&quot;http://zotero.org/users/624279/items/NJ4EB69Z&quot;],&quot;uri&quot;:[&quot;http://zotero.org/users/624279/items/NJ4EB69Z&quot;],&quot;itemData&quot;:{&quot;id&quot;:5325,&quot;type&quot;:&quot;article-journal&quot;,&quot;title&quot;:&quot;Shifts in flowering phenology reshape a subalpine plant community&quot;,&quot;container-title&quot;:&quot;Proceedings of the National Academy of Sciences&quot;,&quot;page&quot;:&quot;4916-4921&quot;,&quot;volume&quot;:&quot;111&quot;,&quot;issue&quot;:&quot;13&quot;,&quot;source&quot;:&quot;www.pnas.org&quot;,&quot;abstract&quot;:&quot;Phenology—the timing of biological events—is highly sensitive to climate change. However, our general understanding of how phenology responds to climate change is based almost solely on incomplete assessments of phenology (such as first date of flowering) rather than on entire phenological distributions. Using a uniquely comprehensive 39-y flowering phenology dataset from the Colorado Rocky Mountains that contains more than 2 million flower counts, we reveal a diversity of species-level phenological shifts that bring into question the accuracy of previous estimates of long-term phenological change. For 60 species, we show that first, peak, and last flowering rarely shift uniformly and instead usually shift independently of one another, resulting in a diversity of phenological changes through time. Shifts in the timing of first flowering on average overestimate the magnitude of shifts in the timing of peak flowering, fail to predict shifts in the timing of last flowering, and underrepresent the number of species changing phenology in this plant community. Ultimately, this diversity of species-level phenological shifts contributes to altered coflowering patterns within the community, a redistribution of floral abundance across the season, and an expansion of the flowering season by more than I mo during the course of our study period. These results demonstrate the substantial reshaping of ecological communities that can be attributed to shifts in phenology.&quot;,&quot;DOI&quot;:&quot;10.1073/pnas.1323073111&quot;,&quot;ISSN&quot;:&quot;0027-8424, 1091-6490&quot;,&quot;note&quot;:&quot;PMID: 24639544&quot;,&quot;journalAbbreviation&quot;:&quot;PNAS&quot;,&quot;language&quot;:&quot;en&quot;,&quot;author&quot;:[{&quot;family&quot;:&quot;CaraDonna&quot;,&quot;given&quot;:&quot;Paul J.&quot;},{&quot;family&quot;:&quot;Iler&quot;,&quot;given&quot;:&quot;Amy M.&quot;},{&quot;family&quot;:&quot;Inouye&quot;,&quot;given&quot;:&quot;David W.&quot;}],&quot;issued&quot;:{&quot;date-parts&quot;:[[&quot;2014&quot;,1,4]]}}}],&quot;schema&quot;:&quot;https://github.com/citation-style-language/schema/raw/master/csl-citation.json&quot;} RNDkE7yPkEByq"/><text:span text:style-name="T26">.</text:span><text:span text:style-name="T3"> However we know much less about </text:span><text:span text:style-name="T7">how variation in environmental factors and climate influences natural selection on timing</text:span><text:span text:style-name="T3"> </text:span><text:reference-mark-start text:name="ZOTERO_ITEM CSL_CITATION {&quot;citationID&quot;:&quot;bR75qosA&quot;,&quot;properties&quot;:{&quot;formattedCitation&quot;:&quot;(Chevin {\\i{}et al.} 2010; MacColl 2011; Visser {\\i{}et al.} 2015; Siepielski {\\i{}et al.} 2017; Marrot {\\i{}et al.} 2018)&quot;,&quot;plainCitation&quot;:&quot;(Chevin et al. 2010; MacColl 2011; Visser et al. 2015; Siepielski et al. 2017; Marrot et al. 2018)&quot;,&quot;noteIndex&quot;:0},&quot;citationItems&quot;:[{&quot;id&quot;:7978,&quot;uris&quot;:[&quot;http://zotero.org/users/624279/items/BB6X45S9&quot;],&quot;uri&quot;:[&quot;http://zotero.org/users/624279/items/BB6X45S9&quot;],&quot;itemData&quot;:{&quot;id&quot;:7978,&quot;type&quot;:&quot;article-journal&quot;,&quot;title&quot;:&quot;Adaptation, plasticity, and extinction in a changing environment: towards a predictive theory&quot;,&quot;container-title&quot;:&quot;PLOS Biology&quot;,&quot;page&quot;:&quot;e1000357&quot;,&quot;volume&quot;:&quot;8&quot;,&quot;issue&quot;:&quot;4&quot;,&quot;source&quot;:&quot;PLoS Journals&quot;,&quot;abstract&quot;:&quot;The authors analyze developmental, genetic, and demographic mechanisms by which populations tolerate changing environments and discuss empirical methods for determining the critical rate of sustained environmental change that causes population extinction.&quot;,&quot;DOI&quot;:&quot;10.1371/journal.pbio.1000357&quot;,&quot;ISSN&quot;:&quot;1545-7885&quot;,&quot;shortTitle&quot;:&quot;Adaptation, Plasticity, and Extinction in a Changing Environment&quot;,&quot;journalAbbreviation&quot;:&quot;PLOS Biology&quot;,&quot;language&quot;:&quot;en&quot;,&quot;author&quot;:[{&quot;family&quot;:&quot;Chevin&quot;,&quot;given&quot;:&quot;Luis-Miguel&quot;},{&quot;family&quot;:&quot;Lande&quot;,&quot;given&quot;:&quot;Russell&quot;},{&quot;family&quot;:&quot;Mace&quot;,&quot;given&quot;:&quot;Georgina M.&quot;}],&quot;issued&quot;:{&quot;date-parts&quot;:[[&quot;2010&quot;,4,27]]}}},{&quot;id&quot;:7552,&quot;uris&quot;:[&quot;http://zotero.org/users/624279/items/33Y76HY7&quot;],&quot;uri&quot;:[&quot;http://zotero.org/users/624279/items/33Y76HY7&quot;],&quot;itemData&quot;:{&quot;id&quot;:7552,&quot;type&quot;:&quot;article-journal&quot;,&quot;title&quot;:&quot;The ecological causes of evolution&quot;,&quot;container-title&quot;:&quot;Trends in Ecology &amp; Evolution&quot;,&quot;page&quot;:&quot;514-522&quot;,&quot;volume&quot;:&quot;26&quot;,&quot;issue&quot;:&quot;10&quot;,&quot;source&quot;:&quot;ScienceDirect&quot;,&quot;abstract&quot;:&quot;Natural selection is the process that results in adaptive evolution, but it is not the cause of evolution. The cause of natural selection and, therefore, of adaptive evolution, is any environmental factor (agent of selection) that results in differential fitness among phenotypes. Surprisingly little is known about selective agents, how they interact or their relative importance across taxa. Here, I outline three approaches for their investigation: functional analysis, correlational analysis and experimental manipulation. By refocusing attention on the structure and consequences of ecological variation, a better characterisation of selective agents would improve understanding of natural selection and evolution, including adaptive radiation, coevolution, the niche, the evolutionary ecology of the ranges of species and their response to environmental change.&quot;,&quot;DOI&quot;:&quot;10.1016/j.tree.2011.06.009&quot;,&quot;ISSN&quot;:&quot;0169-5347&quot;,&quot;journalAbbreviation&quot;:&quot;Trends in Ecology &amp; Evolution&quot;,&quot;author&quot;:[{&quot;family&quot;:&quot;MacColl&quot;,&quot;given&quot;:&quot;Andrew D. C.&quot;}],&quot;issued&quot;:{&quot;date-parts&quot;:[[&quot;2011&quot;,10,1]]}}},{&quot;id&quot;:7911,&quot;uris&quot;:[&quot;http://zotero.org/users/624279/items/HLFXBXEP&quot;],&quot;uri&quot;:[&quot;http://zotero.org/users/624279/items/HLFXBXEP&quot;],&quot;itemData&quot;:{&quot;id&quot;:7911,&quot;type&quot;:&quot;article-journal&quot;,&quot;title&quot;:&quot;Effects of spring temperatures on the strength of selection on timing of reproduction in a long-distance migratory bird&quot;,&quot;container-title&quot;:&quot;PLOS Biology&quot;,&quot;page&quot;:&quot;e1002120&quot;,&quot;volume&quot;:&quot;13&quot;,&quot;issue&quot;:&quot;4&quot;,&quot;source&quot;:&quot;PLoS Journals&quot;,&quot;abstract&quot;:&quot;Climate change has differentially affected the timing of seasonal events for interacting trophic levels, and this has often led to increased selection on seasonal timing. Yet, the environmental variables driving this selection have rarely been identified, limiting our ability to predict future ecological impacts of climate change. Using a dataset spanning 31 years from a natural population of pied flycatchers (Ficedula hypoleuca), we show that directional selection on timing of reproduction intensified in the first two decades (1980–2000) but weakened during the last decade (2001–2010). Against expectation, this pattern could not be explained by the temporal variation in the phenological mismatch with food abundance. We therefore explored an alternative hypothesis that selection on timing was affected by conditions individuals experience when arriving in spring at the breeding grounds: arriving early in cold conditions may reduce survival. First, we show that in female recruits, spring arrival date in the first breeding year correlates positively with hatch date; hence, early-hatched individuals experience colder conditions at arrival than late-hatched individuals. Second, we show that when temperatures at arrival in the recruitment year were high, early-hatched young had a higher recruitment probability than when temperatures were low. We interpret this as a potential cost of arriving early in colder years, and climate warming may have reduced this cost. We thus show that higher temperatures in the arrival year of recruits were associated with stronger selection for early reproduction in the years these birds were born. As arrival temperatures in the beginning of the study increased, but recently declined again, directional selection on timing of reproduction showed a nonlinear change. We demonstrate that environmental conditions with a lag of up to two years can alter selection on phenological traits in natural populations, something that has important implications for our understanding of how climate can alter patterns of selection in natural populations.&quot;,&quot;DOI&quot;:&quot;10.1371/journal.pbio.1002120&quot;,&quot;ISSN&quot;:&quot;1545-7885&quot;,&quot;journalAbbreviation&quot;:&quot;PLOS Biology&quot;,&quot;language&quot;:&quot;en&quot;,&quot;author&quot;:[{&quot;family&quot;:&quot;Visser&quot;,&quot;given&quot;:&quot;Marcel E.&quot;},{&quot;family&quot;:&quot;Gienapp&quot;,&quot;given&quot;:&quot;Phillip&quot;},{&quot;family&quot;:&quot;Husby&quot;,&quot;given&quot;:&quot;Arild&quot;},{&quot;family&quot;:&quot;Morrisey&quot;,&quot;given&quot;:&quot;Michael&quot;},{&quot;family&quot;:&quot;Hera&quot;,&quot;given&quot;:&quot;Iván&quot;,&quot;dropping-particle&quot;:&quot;de la&quot;},{&quot;family&quot;:&quot;Pulido&quot;,&quot;given&quot;:&quot;Francisco&quot;},{&quot;family&quot;:&quot;Both&quot;,&quot;given&quot;:&quot;Christiaan&quot;}],&quot;issued&quot;:{&quot;date-parts&quot;:[[&quot;2015&quot;,4,7]]}}},{&quot;id&quot;:7896,&quot;uris&quot;:[&quot;http://zotero.org/users/624279/items/ML7R5DKX&quot;],&quot;uri&quot;:[&quot;http://zotero.org/users/624279/items/ML7R5DKX&quot;],&quot;itemData&quot;:{&quot;id&quot;:7896,&quot;type&quot;:&quot;article-journal&quot;,&quot;title&quot;:&quot;Precipitation drives global variation in natural selection&quot;,&quot;container-title&quot;:&quot;Science&quot;,&quot;page&quot;:&quot;959-962&quot;,&quot;volume&quot;:&quot;355&quot;,&quot;issue&quot;:&quot;6328&quot;,&quot;source&quot;:&quot;science.sciencemag.org.ezp.sub.su.se&quot;,&quot;abstract&quot;:&quot;Climate-driven selection\nClimate change will fundamentally alter many aspects of the natural world. To understand how species may adapt to this change, we must understand which aspects of the changing climate exert the most powerful selective forces. Siepielski et al. looked at studies of selection across species and regions and found that, across biomes, the strongest sources of selection were precipitation and transpiration changes. Importantly, local and regional climate change explained patterns of selection much more than did global change.\nScience, this issue p. 959\nClimate change has the potential to affect the ecology and evolution of every species on Earth. Although the ecological consequences of climate change are increasingly well documented, the effects of climate on the key evolutionary process driving adaptation—natural selection—are largely unknown. We report that aspects of precipitation and potential evapotranspiration, along with the North Atlantic Oscillation, predicted variation in selection across plant and animal populations throughout many terrestrial biomes, whereas temperature explained little variation. By showing that selection was influenced by climate variation, our results indicate that climate change may cause widespread alterations in selection regimes, potentially shifting evolutionary trajectories at a global scale.\nLocal and regional climate changes in rainfall explain patterns of species selection across biomes more than global change.\nLocal and regional climate changes in rainfall explain patterns of species selection across biomes more than global change.&quot;,&quot;DOI&quot;:&quot;10.1126/science.aag2773&quot;,&quot;ISSN&quot;:&quot;0036-8075, 1095-9203&quot;,&quot;note&quot;:&quot;PMID: 28254943&quot;,&quot;language&quot;:&quot;en&quot;,&quot;author&quot;:[{&quot;family&quot;:&quot;Siepielski&quot;,&quot;given&quot;:&quot;Adam M.&quot;},{&quot;family&quot;:&quot;Morrissey&quot;,&quot;given&quot;:&quot;Michael B.&quot;},{&quot;family&quot;:&quot;Buoro&quot;,&quot;given&quot;:&quot;Mathieu&quot;},{&quot;family&quot;:&quot;Carlson&quot;,&quot;given&quot;:&quot;Stephanie M.&quot;},{&quot;family&quot;:&quot;Caruso&quot;,&quot;given&quot;:&quot;Christina M.&quot;},{&quot;family&quot;:&quot;Clegg&quot;,&quot;given&quot;:&quot;Sonya M.&quot;},{&quot;family&quot;:&quot;Coulson&quot;,&quot;given&quot;:&quot;Tim&quot;},{&quot;family&quot;:&quot;DiBattista&quot;,&quot;given&quot;:&quot;Joseph&quot;},{&quot;family&quot;:&quot;Gotanda&quot;,&quot;given&quot;:&quot;Kiyoko M.&quot;},{&quot;family&quot;:&quot;Francis&quot;,&quot;given&quot;:&quot;Clinton D.&quot;},{&quot;family&quot;:&quot;Hereford&quot;,&quot;given&quot;:&quot;Joe&quot;},{&quot;family&quot;:&quot;Kingsolver&quot;,&quot;given&quot;:&quot;Joel G.&quot;},{&quot;family&quot;:&quot;Augustine&quot;,&quot;given&quot;:&quot;Kate E.&quot;},{&quot;family&quot;:&quot;Kruuk&quot;,&quot;given&quot;:&quot;Loeske E. B.&quot;},{&quot;family&quot;:&quot;Martin&quot;,&quot;given&quot;:&quot;Ryan A.&quot;},{&quot;family&quot;:&quot;Sheldon&quot;,&quot;given&quot;:&quot;Ben C.&quot;},{&quot;family&quot;:&quot;Sletvold&quot;,&quot;given&quot;:&quot;Nina&quot;},{&quot;family&quot;:&quot;Svensson&quot;,&quot;given&quot;:&quot;Erik I.&quot;},{&quot;family&quot;:&quot;Wade&quot;,&quot;given&quot;:&quot;Michael J.&quot;},{&quot;family&quot;:&quot;MacColl&quot;,&quot;given&quot;:&quot;Andrew D. C.&quot;}],&quot;issued&quot;:{&quot;date-parts&quot;:[[&quot;2017&quot;,3,3]]}}},{&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2CYo6aAI4P"/><text:span text:style-name="T69">(Chevin </text:span><text:span text:style-name="T76">et al.</text:span><text:span text:style-name="T69"> 2010; MacColl 2011; Visser </text:span><text:span text:style-name="T76">et al.</text:span><text:span text:style-name="T69"> 2015; Siepielski </text:span><text:span text:style-name="T76">et al.</text:span><text:span text:style-name="T69"> 2017; Marrot </text:span><text:span text:style-name="T76">et al.</text:span><text:span text:style-name="T69"> 2018)</text:span><text:reference-mark-end text:name="ZOTERO_ITEM CSL_CITATION {&quot;citationID&quot;:&quot;bR75qosA&quot;,&quot;properties&quot;:{&quot;formattedCitation&quot;:&quot;(Chevin {\\i{}et al.} 2010; MacColl 2011; Visser {\\i{}et al.} 2015; Siepielski {\\i{}et al.} 2017; Marrot {\\i{}et al.} 2018)&quot;,&quot;plainCitation&quot;:&quot;(Chevin et al. 2010; MacColl 2011; Visser et al. 2015; Siepielski et al. 2017; Marrot et al. 2018)&quot;,&quot;noteIndex&quot;:0},&quot;citationItems&quot;:[{&quot;id&quot;:7978,&quot;uris&quot;:[&quot;http://zotero.org/users/624279/items/BB6X45S9&quot;],&quot;uri&quot;:[&quot;http://zotero.org/users/624279/items/BB6X45S9&quot;],&quot;itemData&quot;:{&quot;id&quot;:7978,&quot;type&quot;:&quot;article-journal&quot;,&quot;title&quot;:&quot;Adaptation, plasticity, and extinction in a changing environment: towards a predictive theory&quot;,&quot;container-title&quot;:&quot;PLOS Biology&quot;,&quot;page&quot;:&quot;e1000357&quot;,&quot;volume&quot;:&quot;8&quot;,&quot;issue&quot;:&quot;4&quot;,&quot;source&quot;:&quot;PLoS Journals&quot;,&quot;abstract&quot;:&quot;The authors analyze developmental, genetic, and demographic mechanisms by which populations tolerate changing environments and discuss empirical methods for determining the critical rate of sustained environmental change that causes population extinction.&quot;,&quot;DOI&quot;:&quot;10.1371/journal.pbio.1000357&quot;,&quot;ISSN&quot;:&quot;1545-7885&quot;,&quot;shortTitle&quot;:&quot;Adaptation, Plasticity, and Extinction in a Changing Environment&quot;,&quot;journalAbbreviation&quot;:&quot;PLOS Biology&quot;,&quot;language&quot;:&quot;en&quot;,&quot;author&quot;:[{&quot;family&quot;:&quot;Chevin&quot;,&quot;given&quot;:&quot;Luis-Miguel&quot;},{&quot;family&quot;:&quot;Lande&quot;,&quot;given&quot;:&quot;Russell&quot;},{&quot;family&quot;:&quot;Mace&quot;,&quot;given&quot;:&quot;Georgina M.&quot;}],&quot;issued&quot;:{&quot;date-parts&quot;:[[&quot;2010&quot;,4,27]]}}},{&quot;id&quot;:7552,&quot;uris&quot;:[&quot;http://zotero.org/users/624279/items/33Y76HY7&quot;],&quot;uri&quot;:[&quot;http://zotero.org/users/624279/items/33Y76HY7&quot;],&quot;itemData&quot;:{&quot;id&quot;:7552,&quot;type&quot;:&quot;article-journal&quot;,&quot;title&quot;:&quot;The ecological causes of evolution&quot;,&quot;container-title&quot;:&quot;Trends in Ecology &amp; Evolution&quot;,&quot;page&quot;:&quot;514-522&quot;,&quot;volume&quot;:&quot;26&quot;,&quot;issue&quot;:&quot;10&quot;,&quot;source&quot;:&quot;ScienceDirect&quot;,&quot;abstract&quot;:&quot;Natural selection is the process that results in adaptive evolution, but it is not the cause of evolution. The cause of natural selection and, therefore, of adaptive evolution, is any environmental factor (agent of selection) that results in differential fitness among phenotypes. Surprisingly little is known about selective agents, how they interact or their relative importance across taxa. Here, I outline three approaches for their investigation: functional analysis, correlational analysis and experimental manipulation. By refocusing attention on the structure and consequences of ecological variation, a better characterisation of selective agents would improve understanding of natural selection and evolution, including adaptive radiation, coevolution, the niche, the evolutionary ecology of the ranges of species and their response to environmental change.&quot;,&quot;DOI&quot;:&quot;10.1016/j.tree.2011.06.009&quot;,&quot;ISSN&quot;:&quot;0169-5347&quot;,&quot;journalAbbreviation&quot;:&quot;Trends in Ecology &amp; Evolution&quot;,&quot;author&quot;:[{&quot;family&quot;:&quot;MacColl&quot;,&quot;given&quot;:&quot;Andrew D. C.&quot;}],&quot;issued&quot;:{&quot;date-parts&quot;:[[&quot;2011&quot;,10,1]]}}},{&quot;id&quot;:7911,&quot;uris&quot;:[&quot;http://zotero.org/users/624279/items/HLFXBXEP&quot;],&quot;uri&quot;:[&quot;http://zotero.org/users/624279/items/HLFXBXEP&quot;],&quot;itemData&quot;:{&quot;id&quot;:7911,&quot;type&quot;:&quot;article-journal&quot;,&quot;title&quot;:&quot;Effects of spring temperatures on the strength of selection on timing of reproduction in a long-distance migratory bird&quot;,&quot;container-title&quot;:&quot;PLOS Biology&quot;,&quot;page&quot;:&quot;e1002120&quot;,&quot;volume&quot;:&quot;13&quot;,&quot;issue&quot;:&quot;4&quot;,&quot;source&quot;:&quot;PLoS Journals&quot;,&quot;abstract&quot;:&quot;Climate change has differentially affected the timing of seasonal events for interacting trophic levels, and this has often led to increased selection on seasonal timing. Yet, the environmental variables driving this selection have rarely been identified, limiting our ability to predict future ecological impacts of climate change. Using a dataset spanning 31 years from a natural population of pied flycatchers (Ficedula hypoleuca), we show that directional selection on timing of reproduction intensified in the first two decades (1980–2000) but weakened during the last decade (2001–2010). Against expectation, this pattern could not be explained by the temporal variation in the phenological mismatch with food abundance. We therefore explored an alternative hypothesis that selection on timing was affected by conditions individuals experience when arriving in spring at the breeding grounds: arriving early in cold conditions may reduce survival. First, we show that in female recruits, spring arrival date in the first breeding year correlates positively with hatch date; hence, early-hatched individuals experience colder conditions at arrival than late-hatched individuals. Second, we show that when temperatures at arrival in the recruitment year were high, early-hatched young had a higher recruitment probability than when temperatures were low. We interpret this as a potential cost of arriving early in colder years, and climate warming may have reduced this cost. We thus show that higher temperatures in the arrival year of recruits were associated with stronger selection for early reproduction in the years these birds were born. As arrival temperatures in the beginning of the study increased, but recently declined again, directional selection on timing of reproduction showed a nonlinear change. We demonstrate that environmental conditions with a lag of up to two years can alter selection on phenological traits in natural populations, something that has important implications for our understanding of how climate can alter patterns of selection in natural populations.&quot;,&quot;DOI&quot;:&quot;10.1371/journal.pbio.1002120&quot;,&quot;ISSN&quot;:&quot;1545-7885&quot;,&quot;journalAbbreviation&quot;:&quot;PLOS Biology&quot;,&quot;language&quot;:&quot;en&quot;,&quot;author&quot;:[{&quot;family&quot;:&quot;Visser&quot;,&quot;given&quot;:&quot;Marcel E.&quot;},{&quot;family&quot;:&quot;Gienapp&quot;,&quot;given&quot;:&quot;Phillip&quot;},{&quot;family&quot;:&quot;Husby&quot;,&quot;given&quot;:&quot;Arild&quot;},{&quot;family&quot;:&quot;Morrisey&quot;,&quot;given&quot;:&quot;Michael&quot;},{&quot;family&quot;:&quot;Hera&quot;,&quot;given&quot;:&quot;Iván&quot;,&quot;dropping-particle&quot;:&quot;de la&quot;},{&quot;family&quot;:&quot;Pulido&quot;,&quot;given&quot;:&quot;Francisco&quot;},{&quot;family&quot;:&quot;Both&quot;,&quot;given&quot;:&quot;Christiaan&quot;}],&quot;issued&quot;:{&quot;date-parts&quot;:[[&quot;2015&quot;,4,7]]}}},{&quot;id&quot;:7896,&quot;uris&quot;:[&quot;http://zotero.org/users/624279/items/ML7R5DKX&quot;],&quot;uri&quot;:[&quot;http://zotero.org/users/624279/items/ML7R5DKX&quot;],&quot;itemData&quot;:{&quot;id&quot;:7896,&quot;type&quot;:&quot;article-journal&quot;,&quot;title&quot;:&quot;Precipitation drives global variation in natural selection&quot;,&quot;container-title&quot;:&quot;Science&quot;,&quot;page&quot;:&quot;959-962&quot;,&quot;volume&quot;:&quot;355&quot;,&quot;issue&quot;:&quot;6328&quot;,&quot;source&quot;:&quot;science.sciencemag.org.ezp.sub.su.se&quot;,&quot;abstract&quot;:&quot;Climate-driven selection\nClimate change will fundamentally alter many aspects of the natural world. To understand how species may adapt to this change, we must understand which aspects of the changing climate exert the most powerful selective forces. Siepielski et al. looked at studies of selection across species and regions and found that, across biomes, the strongest sources of selection were precipitation and transpiration changes. Importantly, local and regional climate change explained patterns of selection much more than did global change.\nScience, this issue p. 959\nClimate change has the potential to affect the ecology and evolution of every species on Earth. Although the ecological consequences of climate change are increasingly well documented, the effects of climate on the key evolutionary process driving adaptation—natural selection—are largely unknown. We report that aspects of precipitation and potential evapotranspiration, along with the North Atlantic Oscillation, predicted variation in selection across plant and animal populations throughout many terrestrial biomes, whereas temperature explained little variation. By showing that selection was influenced by climate variation, our results indicate that climate change may cause widespread alterations in selection regimes, potentially shifting evolutionary trajectories at a global scale.\nLocal and regional climate changes in rainfall explain patterns of species selection across biomes more than global change.\nLocal and regional climate changes in rainfall explain patterns of species selection across biomes more than global change.&quot;,&quot;DOI&quot;:&quot;10.1126/science.aag2773&quot;,&quot;ISSN&quot;:&quot;0036-8075, 1095-9203&quot;,&quot;note&quot;:&quot;PMID: 28254943&quot;,&quot;language&quot;:&quot;en&quot;,&quot;author&quot;:[{&quot;family&quot;:&quot;Siepielski&quot;,&quot;given&quot;:&quot;Adam M.&quot;},{&quot;family&quot;:&quot;Morrissey&quot;,&quot;given&quot;:&quot;Michael B.&quot;},{&quot;family&quot;:&quot;Buoro&quot;,&quot;given&quot;:&quot;Mathieu&quot;},{&quot;family&quot;:&quot;Carlson&quot;,&quot;given&quot;:&quot;Stephanie M.&quot;},{&quot;family&quot;:&quot;Caruso&quot;,&quot;given&quot;:&quot;Christina M.&quot;},{&quot;family&quot;:&quot;Clegg&quot;,&quot;given&quot;:&quot;Sonya M.&quot;},{&quot;family&quot;:&quot;Coulson&quot;,&quot;given&quot;:&quot;Tim&quot;},{&quot;family&quot;:&quot;DiBattista&quot;,&quot;given&quot;:&quot;Joseph&quot;},{&quot;family&quot;:&quot;Gotanda&quot;,&quot;given&quot;:&quot;Kiyoko M.&quot;},{&quot;family&quot;:&quot;Francis&quot;,&quot;given&quot;:&quot;Clinton D.&quot;},{&quot;family&quot;:&quot;Hereford&quot;,&quot;given&quot;:&quot;Joe&quot;},{&quot;family&quot;:&quot;Kingsolver&quot;,&quot;given&quot;:&quot;Joel G.&quot;},{&quot;family&quot;:&quot;Augustine&quot;,&quot;given&quot;:&quot;Kate E.&quot;},{&quot;family&quot;:&quot;Kruuk&quot;,&quot;given&quot;:&quot;Loeske E. B.&quot;},{&quot;family&quot;:&quot;Martin&quot;,&quot;given&quot;:&quot;Ryan A.&quot;},{&quot;family&quot;:&quot;Sheldon&quot;,&quot;given&quot;:&quot;Ben C.&quot;},{&quot;family&quot;:&quot;Sletvold&quot;,&quot;given&quot;:&quot;Nina&quot;},{&quot;family&quot;:&quot;Svensson&quot;,&quot;given&quot;:&quot;Erik I.&quot;},{&quot;family&quot;:&quot;Wade&quot;,&quot;given&quot;:&quot;Michael J.&quot;},{&quot;family&quot;:&quot;MacColl&quot;,&quot;given&quot;:&quot;Andrew D. C.&quot;}],&quot;issued&quot;:{&quot;date-parts&quot;:[[&quot;2017&quot;,3,3]]}}},{&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2CYo6aAI4P"/><text:span text:style-name="T3">. </text:span><text:span text:style-name="T42">While a few </text:span><text:span text:style-name="T43">studies have identified climatic factors as important drivers of temporal variation in selection on timing of reproduction in animals </text:span><text:reference-mark-start text:name="ZOTERO_ITEM CSL_CITATION {&quot;citationID&quot;:&quot;CMy74kIm&quot;,&quot;properties&quot;:{&quot;formattedCitation&quot;:&quot;(R\\uc0\\u233{}ale {\\i{}et al.} 2003; Visser {\\i{}et al.} 2015; Marrot {\\i{}et al.} 2018)&quot;,&quot;plainCitation&quot;:&quot;(Réale et al. 2003; Visser et al. 2015; Marrot et al. 2018)&quot;,&quot;noteIndex&quot;:0},&quot;citationItems&quot;:[{&quot;id&quot;:8040,&quot;uris&quot;:[&quot;http://zotero.org/users/624279/items/6RL6T86V&quot;],&quot;uri&quot;:[&quot;http://zotero.org/users/624279/items/6RL6T86V&quot;],&quot;itemData&quot;:{&quot;id&quot;:8040,&quot;type&quot;:&quot;article-journal&quot;,&quot;title&quot;:&quot;Genetic and plastic responses of a northern mammal to climate change&quot;,&quot;container-title&quot;:&quot;Proceedings of the Royal Society of London B: Biological Sciences&quot;,&quot;page&quot;:&quot;591-596&quot;,&quot;volume&quot;:&quot;270&quot;,&quot;issue&quot;:&quot;1515&quot;,&quot;source&quot;:&quot;rspb.royalsocietypublishing.org.ezp.sub.su.se&quot;,&quot;abstract&quot;:&quot;Climate change is predicted to be most severe in northern regions and there has been much interest in to what extent organisms can cope with these changes through phenotypic plasticity or microevolutionary processes. A red squirrel population in the southwest Yukon, Canada, faced with increasing spring temperatures and food supply has advanced the timing of breeding by 18 days over the last 10 years (6 days per generation). Longitudinal analysis of females breeding in multiple years suggests that much of this change in parturition date can be explained by a plastic response to increased food abundance (3.7 days per generation). Significant changes in breeding values (0.8 days per generation), were in concordance with predictions from the breeder' equation (0.6 days per generation), and indicated that an evolutionary response to strong selection favouring earlier breeders also contributed to the observed advancement of this heritable trait. The timing of breeding in this population of squirrels, therefore, has advanced as a result of both phenotypic changes within generations, and genetic changes among generations in response to a rapidly changing environment.&quot;,&quot;DOI&quot;:&quot;10.1098/rspb.2002.2224&quot;,&quot;ISSN&quot;:&quot;0962-8452, 1471-2954&quot;,&quot;note&quot;:&quot;PMID: 12769458&quot;,&quot;language&quot;:&quot;en&quot;,&quot;author&quot;:[{&quot;family&quot;:&quot;Réale&quot;,&quot;given&quot;:&quot;Denis&quot;},{&quot;family&quot;:&quot;McAdam&quot;,&quot;given&quot;:&quot;Andrew G.&quot;},{&quot;family&quot;:&quot;Boutin&quot;,&quot;given&quot;:&quot;Stan&quot;},{&quot;family&quot;:&quot;Berteaux&quot;,&quot;given&quot;:&quot;Dominique&quot;}],&quot;issued&quot;:{&quot;date-parts&quot;:[[&quot;2003&quot;,3,22]]}}},{&quot;id&quot;:7911,&quot;uris&quot;:[&quot;http://zotero.org/users/624279/items/HLFXBXEP&quot;],&quot;uri&quot;:[&quot;http://zotero.org/users/624279/items/HLFXBXEP&quot;],&quot;itemData&quot;:{&quot;id&quot;:7911,&quot;type&quot;:&quot;article-journal&quot;,&quot;title&quot;:&quot;Effects of spring temperatures on the strength of selection on timing of reproduction in a long-distance migratory bird&quot;,&quot;container-title&quot;:&quot;PLOS Biology&quot;,&quot;page&quot;:&quot;e1002120&quot;,&quot;volume&quot;:&quot;13&quot;,&quot;issue&quot;:&quot;4&quot;,&quot;source&quot;:&quot;PLoS Journals&quot;,&quot;abstract&quot;:&quot;Climate change has differentially affected the timing of seasonal events for interacting trophic levels, and this has often led to increased selection on seasonal timing. Yet, the environmental variables driving this selection have rarely been identified, limiting our ability to predict future ecological impacts of climate change. Using a dataset spanning 31 years from a natural population of pied flycatchers (Ficedula hypoleuca), we show that directional selection on timing of reproduction intensified in the first two decades (1980–2000) but weakened during the last decade (2001–2010). Against expectation, this pattern could not be explained by the temporal variation in the phenological mismatch with food abundance. We therefore explored an alternative hypothesis that selection on timing was affected by conditions individuals experience when arriving in spring at the breeding grounds: arriving early in cold conditions may reduce survival. First, we show that in female recruits, spring arrival date in the first breeding year correlates positively with hatch date; hence, early-hatched individuals experience colder conditions at arrival than late-hatched individuals. Second, we show that when temperatures at arrival in the recruitment year were high, early-hatched young had a higher recruitment probability than when temperatures were low. We interpret this as a potential cost of arriving early in colder years, and climate warming may have reduced this cost. We thus show that higher temperatures in the arrival year of recruits were associated with stronger selection for early reproduction in the years these birds were born. As arrival temperatures in the beginning of the study increased, but recently declined again, directional selection on timing of reproduction showed a nonlinear change. We demonstrate that environmental conditions with a lag of up to two years can alter selection on phenological traits in natural populations, something that has important implications for our understanding of how climate can alter patterns of selection in natural populations.&quot;,&quot;DOI&quot;:&quot;10.1371/journal.pbio.1002120&quot;,&quot;ISSN&quot;:&quot;1545-7885&quot;,&quot;journalAbbreviation&quot;:&quot;PLOS Biology&quot;,&quot;language&quot;:&quot;en&quot;,&quot;author&quot;:[{&quot;family&quot;:&quot;Visser&quot;,&quot;given&quot;:&quot;Marcel E.&quot;},{&quot;family&quot;:&quot;Gienapp&quot;,&quot;given&quot;:&quot;Phillip&quot;},{&quot;family&quot;:&quot;Husby&quot;,&quot;given&quot;:&quot;Arild&quot;},{&quot;family&quot;:&quot;Morrisey&quot;,&quot;given&quot;:&quot;Michael&quot;},{&quot;family&quot;:&quot;Hera&quot;,&quot;given&quot;:&quot;Iván&quot;,&quot;dropping-particle&quot;:&quot;de la&quot;},{&quot;family&quot;:&quot;Pulido&quot;,&quot;given&quot;:&quot;Francisco&quot;},{&quot;family&quot;:&quot;Both&quot;,&quot;given&quot;:&quot;Christiaan&quot;}],&quot;issued&quot;:{&quot;date-parts&quot;:[[&quot;2015&quot;,4,7]]}}},{&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8bPMwW7X9R"/><text:span text:style-name="T71">(Réale </text:span><text:span text:style-name="T79">et al.</text:span><text:span text:style-name="T71"> 2003; Visser </text:span><text:span text:style-name="T79">et al.</text:span><text:span text:style-name="T71"> 2015; Marrot </text:span><text:span text:style-name="T79">et al.</text:span><text:span text:style-name="T71"> 2018)</text:span><text:reference-mark-end text:name="ZOTERO_ITEM CSL_CITATION {&quot;citationID&quot;:&quot;CMy74kIm&quot;,&quot;properties&quot;:{&quot;formattedCitation&quot;:&quot;(R\\uc0\\u233{}ale {\\i{}et al.} 2003; Visser {\\i{}et al.} 2015; Marrot {\\i{}et al.} 2018)&quot;,&quot;plainCitation&quot;:&quot;(Réale et al. 2003; Visser et al. 2015; Marrot et al. 2018)&quot;,&quot;noteIndex&quot;:0},&quot;citationItems&quot;:[{&quot;id&quot;:8040,&quot;uris&quot;:[&quot;http://zotero.org/users/624279/items/6RL6T86V&quot;],&quot;uri&quot;:[&quot;http://zotero.org/users/624279/items/6RL6T86V&quot;],&quot;itemData&quot;:{&quot;id&quot;:8040,&quot;type&quot;:&quot;article-journal&quot;,&quot;title&quot;:&quot;Genetic and plastic responses of a northern mammal to climate change&quot;,&quot;container-title&quot;:&quot;Proceedings of the Royal Society of London B: Biological Sciences&quot;,&quot;page&quot;:&quot;591-596&quot;,&quot;volume&quot;:&quot;270&quot;,&quot;issue&quot;:&quot;1515&quot;,&quot;source&quot;:&quot;rspb.royalsocietypublishing.org.ezp.sub.su.se&quot;,&quot;abstract&quot;:&quot;Climate change is predicted to be most severe in northern regions and there has been much interest in to what extent organisms can cope with these changes through phenotypic plasticity or microevolutionary processes. A red squirrel population in the southwest Yukon, Canada, faced with increasing spring temperatures and food supply has advanced the timing of breeding by 18 days over the last 10 years (6 days per generation). Longitudinal analysis of females breeding in multiple years suggests that much of this change in parturition date can be explained by a plastic response to increased food abundance (3.7 days per generation). Significant changes in breeding values (0.8 days per generation), were in concordance with predictions from the breeder' equation (0.6 days per generation), and indicated that an evolutionary response to strong selection favouring earlier breeders also contributed to the observed advancement of this heritable trait. The timing of breeding in this population of squirrels, therefore, has advanced as a result of both phenotypic changes within generations, and genetic changes among generations in response to a rapidly changing environment.&quot;,&quot;DOI&quot;:&quot;10.1098/rspb.2002.2224&quot;,&quot;ISSN&quot;:&quot;0962-8452, 1471-2954&quot;,&quot;note&quot;:&quot;PMID: 12769458&quot;,&quot;language&quot;:&quot;en&quot;,&quot;author&quot;:[{&quot;family&quot;:&quot;Réale&quot;,&quot;given&quot;:&quot;Denis&quot;},{&quot;family&quot;:&quot;McAdam&quot;,&quot;given&quot;:&quot;Andrew G.&quot;},{&quot;family&quot;:&quot;Boutin&quot;,&quot;given&quot;:&quot;Stan&quot;},{&quot;family&quot;:&quot;Berteaux&quot;,&quot;given&quot;:&quot;Dominique&quot;}],&quot;issued&quot;:{&quot;date-parts&quot;:[[&quot;2003&quot;,3,22]]}}},{&quot;id&quot;:7911,&quot;uris&quot;:[&quot;http://zotero.org/users/624279/items/HLFXBXEP&quot;],&quot;uri&quot;:[&quot;http://zotero.org/users/624279/items/HLFXBXEP&quot;],&quot;itemData&quot;:{&quot;id&quot;:7911,&quot;type&quot;:&quot;article-journal&quot;,&quot;title&quot;:&quot;Effects of spring temperatures on the strength of selection on timing of reproduction in a long-distance migratory bird&quot;,&quot;container-title&quot;:&quot;PLOS Biology&quot;,&quot;page&quot;:&quot;e1002120&quot;,&quot;volume&quot;:&quot;13&quot;,&quot;issue&quot;:&quot;4&quot;,&quot;source&quot;:&quot;PLoS Journals&quot;,&quot;abstract&quot;:&quot;Climate change has differentially affected the timing of seasonal events for interacting trophic levels, and this has often led to increased selection on seasonal timing. Yet, the environmental variables driving this selection have rarely been identified, limiting our ability to predict future ecological impacts of climate change. Using a dataset spanning 31 years from a natural population of pied flycatchers (Ficedula hypoleuca), we show that directional selection on timing of reproduction intensified in the first two decades (1980–2000) but weakened during the last decade (2001–2010). Against expectation, this pattern could not be explained by the temporal variation in the phenological mismatch with food abundance. We therefore explored an alternative hypothesis that selection on timing was affected by conditions individuals experience when arriving in spring at the breeding grounds: arriving early in cold conditions may reduce survival. First, we show that in female recruits, spring arrival date in the first breeding year correlates positively with hatch date; hence, early-hatched individuals experience colder conditions at arrival than late-hatched individuals. Second, we show that when temperatures at arrival in the recruitment year were high, early-hatched young had a higher recruitment probability than when temperatures were low. We interpret this as a potential cost of arriving early in colder years, and climate warming may have reduced this cost. We thus show that higher temperatures in the arrival year of recruits were associated with stronger selection for early reproduction in the years these birds were born. As arrival temperatures in the beginning of the study increased, but recently declined again, directional selection on timing of reproduction showed a nonlinear change. We demonstrate that environmental conditions with a lag of up to two years can alter selection on phenological traits in natural populations, something that has important implications for our understanding of how climate can alter patterns of selection in natural populations.&quot;,&quot;DOI&quot;:&quot;10.1371/journal.pbio.1002120&quot;,&quot;ISSN&quot;:&quot;1545-7885&quot;,&quot;journalAbbreviation&quot;:&quot;PLOS Biology&quot;,&quot;language&quot;:&quot;en&quot;,&quot;author&quot;:[{&quot;family&quot;:&quot;Visser&quot;,&quot;given&quot;:&quot;Marcel E.&quot;},{&quot;family&quot;:&quot;Gienapp&quot;,&quot;given&quot;:&quot;Phillip&quot;},{&quot;family&quot;:&quot;Husby&quot;,&quot;given&quot;:&quot;Arild&quot;},{&quot;family&quot;:&quot;Morrisey&quot;,&quot;given&quot;:&quot;Michael&quot;},{&quot;family&quot;:&quot;Hera&quot;,&quot;given&quot;:&quot;Iván&quot;,&quot;dropping-particle&quot;:&quot;de la&quot;},{&quot;family&quot;:&quot;Pulido&quot;,&quot;given&quot;:&quot;Francisco&quot;},{&quot;family&quot;:&quot;Both&quot;,&quot;given&quot;:&quot;Christiaan&quot;}],&quot;issued&quot;:{&quot;date-parts&quot;:[[&quot;2015&quot;,4,7]]}}},{&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8bPMwW7X9R"/><text:span text:style-name="T43">, we still know very little about how among-year variation in climate influences selection on phenological traits in plants.</text:span></text:p>
      <text:p text:style-name="P2"><text:span text:style-name="Default_20_Paragraph_20_Font"><text:span text:style-name="T145"><text:tab/></text:span></text:span><text:span text:style-name="Default_20_Paragraph_20_Font"><text:span text:style-name="T3">The phenotypic expression of many phenological traits depends on environmental factors, </text:span></text:span></text:p>
      <text:p text:style-name="P2"><text:span text:style-name="Default_20_Paragraph_20_Font"><text:span text:style-name="T3">such as temperature, timing of snowmelt or precipitation </text:span></text:span><text:reference-mark-start text:name="ZOTERO_ITEM CSL_CITATION {&quot;citationID&quot;:&quot;OTCtlD9L&quot;,&quot;properties&quot;:{&quot;formattedCitation&quot;:&quot;(Via 1993; Via {\\i{}et al.} 1995)&quot;,&quot;plainCitation&quot;:&quot;(Via 1993; Via et al. 1995)&quot;,&quot;noteIndex&quot;:0},&quot;citationItems&quot;:[{&quot;id&quot;:8153,&quot;uris&quot;:[&quot;http://zotero.org/users/624279/items/XDIQDXYL&quot;],&quot;uri&quot;:[&quot;http://zotero.org/users/624279/items/XDIQDXYL&quot;],&quot;itemData&quot;:{&quot;id&quot;:8153,&quot;type&quot;:&quot;article-journal&quot;,&quot;title&quot;:&quot;Adaptive phenotypic plasticity: target or by-product of selection in a variable environment?&quot;,&quot;container-title&quot;:&quot;The American Naturalist&quot;,&quot;page&quot;:&quot;352-365&quot;,&quot;volume&quot;:&quot;142&quot;,&quot;issue&quot;:&quot;2&quot;,&quot;source&quot;:&quot;Crossref&quot;,&quot;DOI&quot;:&quot;10.1086/285542&quot;,&quot;ISSN&quot;:&quot;0003-0147, 1537-5323&quot;,&quot;shortTitle&quot;:&quot;Adaptive Phenotypic Plasticity&quot;,&quot;language&quot;:&quot;en&quot;,&quot;author&quot;:[{&quot;family&quot;:&quot;Via&quot;,&quot;given&quot;:&quot;Sara&quot;}],&quot;issued&quot;:{&quot;date-parts&quot;:[[&quot;1993&quot;,8]]}}},{&quot;id&quot;:8034,&quot;uris&quot;:[&quot;http://zotero.org/users/624279/items/HBTQJK44&quot;],&quot;uri&quot;:[&quot;http://zotero.org/users/624279/items/HBTQJK44&quot;],&quot;itemData&quot;:{&quot;id&quot;:8034,&quot;type&quot;:&quot;article-journal&quot;,&quot;title&quot;:&quot;Adaptive phenotypic plasticity: consensus and controversy&quot;,&quot;container-title&quot;:&quot;Trends in Ecology &amp; Evolution&quot;,&quot;page&quot;:&quot;212-217&quot;,&quot;volume&quot;:&quot;10&quot;,&quot;issue&quot;:&quot;5&quot;,&quot;source&quot;:&quot;www.cell.com&quot;,&quot;DOI&quot;:&quot;10.1016/S0169-5347(00)89061-8&quot;,&quot;ISSN&quot;:&quot;0169-5347&quot;,&quot;note&quot;:&quot;PMID: 21237012&quot;,&quot;shortTitle&quot;:&quot;Adaptive phenotypic plasticity&quot;,&quot;journalAbbreviation&quot;:&quot;Trends in Ecology &amp; Evolution&quot;,&quot;language&quot;:&quot;English&quot;,&quot;author&quot;:[{&quot;family&quot;:&quot;Via&quot;,&quot;given&quot;:&quot;Sara&quot;},{&quot;family&quot;:&quot;Gomulkiewicz&quot;,&quot;given&quot;:&quot;Richard&quot;},{&quot;family&quot;:&quot;Jong&quot;,&quot;given&quot;:&quot;Gerdien De&quot;},{&quot;family&quot;:&quot;Scheiner&quot;,&quot;given&quot;:&quot;Samuel M.&quot;},{&quot;family&quot;:&quot;Schlichting&quot;,&quot;given&quot;:&quot;Carl D.&quot;},{&quot;family&quot;:&quot;Tienderen&quot;,&quot;given&quot;:&quot;Peter H. Van&quot;}],&quot;issued&quot;:{&quot;date-parts&quot;:[[&quot;1995&quot;,5,1]]}}}],&quot;schema&quot;:&quot;https://github.com/citation-style-language/schema/raw/master/csl-citation.json&quot;} RNDjaYr03NPVF"/><text:span text:style-name="Default_20_Paragraph_20_Font"><text:span text:style-name="T69">(Via 1993; Via </text:span></text:span><text:span text:style-name="Default_20_Paragraph_20_Font"><text:span text:style-name="T76">et al.</text:span></text:span><text:span text:style-name="Default_20_Paragraph_20_Font"><text:span text:style-name="T69"> 1995)</text:span></text:span><text:reference-mark-end text:name="ZOTERO_ITEM CSL_CITATION {&quot;citationID&quot;:&quot;OTCtlD9L&quot;,&quot;properties&quot;:{&quot;formattedCitation&quot;:&quot;(Via 1993; Via {\\i{}et al.} 1995)&quot;,&quot;plainCitation&quot;:&quot;(Via 1993; Via et al. 1995)&quot;,&quot;noteIndex&quot;:0},&quot;citationItems&quot;:[{&quot;id&quot;:8153,&quot;uris&quot;:[&quot;http://zotero.org/users/624279/items/XDIQDXYL&quot;],&quot;uri&quot;:[&quot;http://zotero.org/users/624279/items/XDIQDXYL&quot;],&quot;itemData&quot;:{&quot;id&quot;:8153,&quot;type&quot;:&quot;article-journal&quot;,&quot;title&quot;:&quot;Adaptive phenotypic plasticity: target or by-product of selection in a variable environment?&quot;,&quot;container-title&quot;:&quot;The American Naturalist&quot;,&quot;page&quot;:&quot;352-365&quot;,&quot;volume&quot;:&quot;142&quot;,&quot;issue&quot;:&quot;2&quot;,&quot;source&quot;:&quot;Crossref&quot;,&quot;DOI&quot;:&quot;10.1086/285542&quot;,&quot;ISSN&quot;:&quot;0003-0147, 1537-5323&quot;,&quot;shortTitle&quot;:&quot;Adaptive Phenotypic Plasticity&quot;,&quot;language&quot;:&quot;en&quot;,&quot;author&quot;:[{&quot;family&quot;:&quot;Via&quot;,&quot;given&quot;:&quot;Sara&quot;}],&quot;issued&quot;:{&quot;date-parts&quot;:[[&quot;1993&quot;,8]]}}},{&quot;id&quot;:8034,&quot;uris&quot;:[&quot;http://zotero.org/users/624279/items/HBTQJK44&quot;],&quot;uri&quot;:[&quot;http://zotero.org/users/624279/items/HBTQJK44&quot;],&quot;itemData&quot;:{&quot;id&quot;:8034,&quot;type&quot;:&quot;article-journal&quot;,&quot;title&quot;:&quot;Adaptive phenotypic plasticity: consensus and controversy&quot;,&quot;container-title&quot;:&quot;Trends in Ecology &amp; Evolution&quot;,&quot;page&quot;:&quot;212-217&quot;,&quot;volume&quot;:&quot;10&quot;,&quot;issue&quot;:&quot;5&quot;,&quot;source&quot;:&quot;www.cell.com&quot;,&quot;DOI&quot;:&quot;10.1016/S0169-5347(00)89061-8&quot;,&quot;ISSN&quot;:&quot;0169-5347&quot;,&quot;note&quot;:&quot;PMID: 21237012&quot;,&quot;shortTitle&quot;:&quot;Adaptive phenotypic plasticity&quot;,&quot;journalAbbreviation&quot;:&quot;Trends in Ecology &amp; Evolution&quot;,&quot;language&quot;:&quot;English&quot;,&quot;author&quot;:[{&quot;family&quot;:&quot;Via&quot;,&quot;given&quot;:&quot;Sara&quot;},{&quot;family&quot;:&quot;Gomulkiewicz&quot;,&quot;given&quot;:&quot;Richard&quot;},{&quot;family&quot;:&quot;Jong&quot;,&quot;given&quot;:&quot;Gerdien De&quot;},{&quot;family&quot;:&quot;Scheiner&quot;,&quot;given&quot;:&quot;Samuel M.&quot;},{&quot;family&quot;:&quot;Schlichting&quot;,&quot;given&quot;:&quot;Carl D.&quot;},{&quot;family&quot;:&quot;Tienderen&quot;,&quot;given&quot;:&quot;Peter H. Van&quot;}],&quot;issued&quot;:{&quot;date-parts&quot;:[[&quot;1995&quot;,5,1]]}}}],&quot;schema&quot;:&quot;https://github.com/citation-style-language/schema/raw/master/csl-citation.json&quot;} RNDjaYr03NPVF"/><text:span text:style-name="T26">. </text:span><text:span text:style-name="Default_20_Paragraph_20_Font"><text:span text:style-name="T114">For organisms in temperate seasonal environments, we expect </text:span></text:span><text:span text:style-name="Default_20_Paragraph_20_Font"><text:span text:style-name="T115">higher temperatures in spring and earlier dates of snowmelt to often be associated with plastic responses, in terms of an earlier phenology</text:span></text:span><text:span text:style-name="Default_20_Paragraph_20_Font"><text:span text:style-name="T3"> </text:span></text:span><text:reference-mark-start text:name="ZOTERO_ITEM CSL_CITATION {&quot;citationID&quot;:&quot;PH0ummJm&quot;,&quot;properties&quot;:{&quot;formattedCitation&quot;:&quot;(Charmantier {\\i{}et al.} 2008; Wadgymar {\\i{}et al.} 2018)&quot;,&quot;plainCitation&quot;:&quot;(Charmantier et al. 2008; Wadgymar et al. 2018)&quot;,&quot;noteIndex&quot;:0},&quot;citationItems&quot;:[{&quot;id&quot;:7900,&quot;uris&quot;:[&quot;http://zotero.org/users/624279/items/XR2264DN&quot;],&quot;uri&quot;:[&quot;http://zotero.org/users/624279/items/XR2264DN&quot;],&quot;itemData&quot;:{&quot;id&quot;:7900,&quot;type&quot;:&quot;article-journal&quot;,&quot;title&quot;:&quot;Adaptive phenotypic plasticity in response to climate change in a wild bird population&quot;,&quot;container-title&quot;:&quot;Science&quot;,&quot;page&quot;:&quot;800-803&quot;,&quot;volume&quot;:&quot;320&quot;,&quot;issue&quot;:&quot;5877&quot;,&quot;source&quot;:&quot;science.sciencemag.org.ezp.sub.su.se&quot;,&quot;abstract&quot;:&quot;Rapid climate change has been implicated as a cause of evolution in poorly adapted populations. However, phenotypic plasticity provides the potential for organisms to respond rapidly and effectively to environmental change. Using a 47-year population study of the great tit (Parus major) in the United Kingdom, we show that individual adjustment of behavior in response to the environment has enabled the population to track a rapidly changing environment very closely. Individuals were markedly invariant in their response to environmental variation, suggesting that the current response may be fixed in this population. Phenotypic plasticity can thus play a central role in tracking environmental change; understanding the limits of plasticity is an important goal for future research.&quot;,&quot;DOI&quot;:&quot;10.1126/science.1157174&quot;,&quot;ISSN&quot;:&quot;0036-8075, 1095-9203&quot;,&quot;note&quot;:&quot;PMID: 18467590&quot;,&quot;language&quot;:&quot;en&quot;,&quot;author&quot;:[{&quot;family&quot;:&quot;Charmantier&quot;,&quot;given&quot;:&quot;Anne&quot;},{&quot;family&quot;:&quot;McCleery&quot;,&quot;given&quot;:&quot;Robin H.&quot;},{&quot;family&quot;:&quot;Cole&quot;,&quot;given&quot;:&quot;Lionel R.&quot;},{&quot;family&quot;:&quot;Perrins&quot;,&quot;given&quot;:&quot;Chris&quot;},{&quot;family&quot;:&quot;Kruuk&quot;,&quot;given&quot;:&quot;Loeske E. B.&quot;},{&quot;family&quot;:&quot;Sheldon&quot;,&quot;given&quot;:&quot;Ben C.&quot;}],&quot;issued&quot;:{&quot;date-parts&quot;:[[&quot;2008&quot;,5,9]]}}},{&quot;id&quot;:8027,&quot;uris&quot;:[&quot;http://zotero.org/users/624279/items/5CYQGJWD&quot;],&quot;uri&quot;:[&quot;http://zotero.org/users/624279/items/5CYQGJWD&quot;],&quot;itemData&quot;:{&quot;id&quot;:8027,&quot;type&quot;:&quot;article-journal&quot;,&quot;title&quot;:&quot;Phenological responses to multiple environmental drivers under climate change: insights from a long-term observational study and a manipulative field experiment&quot;,&quot;container-title&quot;:&quot;New Phytologist&quot;,&quot;page&quot;:&quot;517-529&quot;,&quot;volume&quot;:&quot;218&quot;,&quot;issue&quot;:&quot;2&quot;,&quot;source&quot;:&quot;nph-onlinelibrary-wiley-com.ezp.sub.su.se (Atypon)&quot;,&quot;abstract&quot;:&quot;Summary Climate change has induced pronounced shifts in the reproductive phenology of plants, yet we know little about which environmental factors contribute to interspecific variation in responses and their effects on fitness. We integrate data from a 43 yr record of first flowering for six species in subalpine Colorado meadows with a 3 yr snow manipulation experiment on the perennial forb Boechera stricta (Brassicaceae) from the same site. We analyze shifts in the onset of flowering in relation to environmental drivers known to influence phenology: the timing of snowmelt, the accumulation of growing degree days, and photoperiod. Variation in responses to climate change depended on the sequence in which species flowered, with early-flowering species reproducing faster, at a lower heat sum, and under increasingly disparate photoperiods relative to later-flowering species. Early snow-removal treatments confirm that the timing of snowmelt governs observed trends in flowering phenology of B. stricta and that climate change can reduce the probability of flowering, thereby depressing fitness. Our findings suggest that climate change is decoupling historical combinations of photoperiod and temperature and outpacing phenological changes for our focal species. Accurate predictions of biological responses to climate change require a thorough understanding of the factors driving shifts in phenology.&quot;,&quot;DOI&quot;:&quot;10.1111/nph.15029&quot;,&quot;ISSN&quot;:&quot;0028-646X&quot;,&quot;shortTitle&quot;:&quot;Phenological responses to multiple environmental drivers under climate change&quot;,&quot;journalAbbreviation&quot;:&quot;New Phytologist&quot;,&quot;author&quot;:[{&quot;family&quot;:&quot;Wadgymar&quot;,&quot;given&quot;:&quot;Susana M.&quot;},{&quot;family&quot;:&quot;Ogilvie&quot;,&quot;given&quot;:&quot;Jane E.&quot;},{&quot;family&quot;:&quot;Inouye&quot;,&quot;given&quot;:&quot;David W.&quot;},{&quot;family&quot;:&quot;Weis&quot;,&quot;given&quot;:&quot;Arthur E.&quot;},{&quot;family&quot;:&quot;Anderson&quot;,&quot;given&quot;:&quot;Jill T.&quot;}],&quot;issued&quot;:{&quot;date-parts&quot;:[[&quot;2018&quot;,2,16]]}}}],&quot;schema&quot;:&quot;https://github.com/citation-style-language/schema/raw/master/csl-citation.json&quot;} RNDqtfl1AvpRl"/><text:span text:style-name="T67">(Charmantier </text:span><text:span text:style-name="T75">et al.</text:span><text:span text:style-name="T67"> 2008; Wadgymar </text:span><text:span text:style-name="T75">et al.</text:span><text:span text:style-name="T67"> 2018</text:span><text:span text:style-name="T26">)</text:span><text:reference-mark-end text:name="ZOTERO_ITEM CSL_CITATION {&quot;citationID&quot;:&quot;PH0ummJm&quot;,&quot;properties&quot;:{&quot;formattedCitation&quot;:&quot;(Charmantier {\\i{}et al.} 2008; Wadgymar {\\i{}et al.} 2018)&quot;,&quot;plainCitation&quot;:&quot;(Charmantier et al. 2008; Wadgymar et al. 2018)&quot;,&quot;noteIndex&quot;:0},&quot;citationItems&quot;:[{&quot;id&quot;:7900,&quot;uris&quot;:[&quot;http://zotero.org/users/624279/items/XR2264DN&quot;],&quot;uri&quot;:[&quot;http://zotero.org/users/624279/items/XR2264DN&quot;],&quot;itemData&quot;:{&quot;id&quot;:7900,&quot;type&quot;:&quot;article-journal&quot;,&quot;title&quot;:&quot;Adaptive phenotypic plasticity in response to climate change in a wild bird population&quot;,&quot;container-title&quot;:&quot;Science&quot;,&quot;page&quot;:&quot;800-803&quot;,&quot;volume&quot;:&quot;320&quot;,&quot;issue&quot;:&quot;5877&quot;,&quot;source&quot;:&quot;science.sciencemag.org.ezp.sub.su.se&quot;,&quot;abstract&quot;:&quot;Rapid climate change has been implicated as a cause of evolution in poorly adapted populations. However, phenotypic plasticity provides the potential for organisms to respond rapidly and effectively to environmental change. Using a 47-year population study of the great tit (Parus major) in the United Kingdom, we show that individual adjustment of behavior in response to the environment has enabled the population to track a rapidly changing environment very closely. Individuals were markedly invariant in their response to environmental variation, suggesting that the current response may be fixed in this population. Phenotypic plasticity can thus play a central role in tracking environmental change; understanding the limits of plasticity is an important goal for future research.&quot;,&quot;DOI&quot;:&quot;10.1126/science.1157174&quot;,&quot;ISSN&quot;:&quot;0036-8075, 1095-9203&quot;,&quot;note&quot;:&quot;PMID: 18467590&quot;,&quot;language&quot;:&quot;en&quot;,&quot;author&quot;:[{&quot;family&quot;:&quot;Charmantier&quot;,&quot;given&quot;:&quot;Anne&quot;},{&quot;family&quot;:&quot;McCleery&quot;,&quot;given&quot;:&quot;Robin H.&quot;},{&quot;family&quot;:&quot;Cole&quot;,&quot;given&quot;:&quot;Lionel R.&quot;},{&quot;family&quot;:&quot;Perrins&quot;,&quot;given&quot;:&quot;Chris&quot;},{&quot;family&quot;:&quot;Kruuk&quot;,&quot;given&quot;:&quot;Loeske E. B.&quot;},{&quot;family&quot;:&quot;Sheldon&quot;,&quot;given&quot;:&quot;Ben C.&quot;}],&quot;issued&quot;:{&quot;date-parts&quot;:[[&quot;2008&quot;,5,9]]}}},{&quot;id&quot;:8027,&quot;uris&quot;:[&quot;http://zotero.org/users/624279/items/5CYQGJWD&quot;],&quot;uri&quot;:[&quot;http://zotero.org/users/624279/items/5CYQGJWD&quot;],&quot;itemData&quot;:{&quot;id&quot;:8027,&quot;type&quot;:&quot;article-journal&quot;,&quot;title&quot;:&quot;Phenological responses to multiple environmental drivers under climate change: insights from a long-term observational study and a manipulative field experiment&quot;,&quot;container-title&quot;:&quot;New Phytologist&quot;,&quot;page&quot;:&quot;517-529&quot;,&quot;volume&quot;:&quot;218&quot;,&quot;issue&quot;:&quot;2&quot;,&quot;source&quot;:&quot;nph-onlinelibrary-wiley-com.ezp.sub.su.se (Atypon)&quot;,&quot;abstract&quot;:&quot;Summary Climate change has induced pronounced shifts in the reproductive phenology of plants, yet we know little about which environmental factors contribute to interspecific variation in responses and their effects on fitness. We integrate data from a 43 yr record of first flowering for six species in subalpine Colorado meadows with a 3 yr snow manipulation experiment on the perennial forb Boechera stricta (Brassicaceae) from the same site. We analyze shifts in the onset of flowering in relation to environmental drivers known to influence phenology: the timing of snowmelt, the accumulation of growing degree days, and photoperiod. Variation in responses to climate change depended on the sequence in which species flowered, with early-flowering species reproducing faster, at a lower heat sum, and under increasingly disparate photoperiods relative to later-flowering species. Early snow-removal treatments confirm that the timing of snowmelt governs observed trends in flowering phenology of B. stricta and that climate change can reduce the probability of flowering, thereby depressing fitness. Our findings suggest that climate change is decoupling historical combinations of photoperiod and temperature and outpacing phenological changes for our focal species. Accurate predictions of biological responses to climate change require a thorough understanding of the factors driving shifts in phenology.&quot;,&quot;DOI&quot;:&quot;10.1111/nph.15029&quot;,&quot;ISSN&quot;:&quot;0028-646X&quot;,&quot;shortTitle&quot;:&quot;Phenological responses to multiple environmental drivers under climate change&quot;,&quot;journalAbbreviation&quot;:&quot;New Phytologist&quot;,&quot;author&quot;:[{&quot;family&quot;:&quot;Wadgymar&quot;,&quot;given&quot;:&quot;Susana M.&quot;},{&quot;family&quot;:&quot;Ogilvie&quot;,&quot;given&quot;:&quot;Jane E.&quot;},{&quot;family&quot;:&quot;Inouye&quot;,&quot;given&quot;:&quot;David W.&quot;},{&quot;family&quot;:&quot;Weis&quot;,&quot;given&quot;:&quot;Arthur E.&quot;},{&quot;family&quot;:&quot;Anderson&quot;,&quot;given&quot;:&quot;Jill T.&quot;}],&quot;issued&quot;:{&quot;date-parts&quot;:[[&quot;2018&quot;,2,16]]}}}],&quot;schema&quot;:&quot;https://github.com/citation-style-language/schema/raw/master/csl-citation.json&quot;} RNDqtfl1AvpRl"/>.<text:span text:style-name="Default_20_Paragraph_20_Font"><text:span text:style-name="T3"> However, it is less clear how we should expect climate to influence the direction and intensity of natural selection on phenological traits. It has been argued that global warming is expected to influence selection on timing because of documented phenotypic mismatches between adaptive optima and phenotypic means following </text:span></text:span><text:soft-page-break/><text:span text:style-name="Default_20_Paragraph_20_Font"><text:span text:style-name="T3">warming trends</text:span></text:span><text:span text:style-name="Default_20_Paragraph_20_Font"><text:span text:style-name="T99"> </text:span></text:span><text:reference-mark-start text:name="ZOTERO_ITEM CSL_CITATION {&quot;citationID&quot;:&quot;iHbWw9vk&quot;,&quot;properties&quot;:{&quot;formattedCitation&quot;:&quot;(Gienapp {\\i{}et al.} 2008; Marrot {\\i{}et al.} 2018)&quot;,&quot;plainCitation&quot;:&quot;(Gienapp et al. 2008; Marrot et al. 2018)&quot;,&quot;noteIndex&quot;:0},&quot;citationItems&quot;:[{&quot;id&quot;:7319,&quot;uris&quot;:[&quot;http://zotero.org/users/624279/items/PMBEG8LP&quot;],&quot;uri&quot;:[&quot;http://zotero.org/users/624279/items/PMBEG8LP&quot;],&quot;itemData&quot;:{&quot;id&quot;:7319,&quot;type&quot;:&quot;article-journal&quot;,&quot;title&quot;:&quot;Climate change and evolution: disentangling environmental and genetic responses&quot;,&quot;container-title&quot;:&quot;Molecular Ecology&quot;,&quot;page&quot;:&quot;167-178&quot;,&quot;volume&quot;:&quot;17&quot;,&quot;issue&quot;:&quot;1&quot;,&quot;source&quot;:&quot;Wiley Online Library&quot;,&quot;abstract&quot;:&quot;Rapid climate change is likely to impose strong selection pressures on traits important for fitness, and therefore, microevolution in response to climate-mediated selection is potentially an important mechanism mitigating negative consequences of climate change. We reviewed the empirical evidence for recent microevolutionary responses to climate change in longitudinal studies emphasizing the following three perspectives emerging from the published data. First, although signatures of climate change are clearly visible in many ecological processes, similar examples of microevolutionary responses in literature are in fact very rare. Second, the quality of evidence for microevolutionary responses to climate change is far from satisfactory as the documented responses are often — if not typically — based on nongenetic data. We reinforce the view that it is as important to make the distinction between genetic (evolutionary) and phenotypic (includes a nongenetic, plastic component) responses clear, as it is to understand the relative roles of plasticity and genetics in adaptation to climate change. Third, in order to illustrate the difficulties and their potential ubiquity in detection of microevolution in response to natural selection, we reviewed the quantitative genetic studies on microevolutionary responses to natural selection in the context of long-term studies of vertebrates. The available evidence points to the overall conclusion that many responses perceived as adaptations to changing environmental conditions could be environmentally induced plastic responses rather than microevolutionary adaptations. Hence, clear-cut evidence indicating a significant role for evolutionary adaptation to ongoing climate warming is conspicuously scarce.&quot;,&quot;DOI&quot;:&quot;10.1111/j.1365-294X.2007.03413.x&quot;,&quot;ISSN&quot;:&quot;1365-294X&quot;,&quot;shortTitle&quot;:&quot;Climate change and evolution&quot;,&quot;language&quot;:&quot;en&quot;,&quot;author&quot;:[{&quot;family&quot;:&quot;Gienapp&quot;,&quot;given&quot;:&quot;P.&quot;},{&quot;family&quot;:&quot;Teplitsky&quot;,&quot;given&quot;:&quot;C.&quot;},{&quot;family&quot;:&quot;Alho&quot;,&quot;given&quot;:&quot;J. S.&quot;},{&quot;family&quot;:&quot;Mills&quot;,&quot;given&quot;:&quot;J. A.&quot;},{&quot;family&quot;:&quot;Merilä&quot;,&quot;given&quot;:&quot;J.&quot;}],&quot;issued&quot;:{&quot;date-parts&quot;:[[&quot;2008&quot;]]}}},{&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SQ8wRQMqkE"/><text:span text:style-name="Default_20_Paragraph_20_Font"><text:span text:style-name="T81">(Gienapp </text:span></text:span><text:span text:style-name="Default_20_Paragraph_20_Font"><text:span text:style-name="T83">et al.</text:span></text:span><text:span text:style-name="Default_20_Paragraph_20_Font"><text:span text:style-name="T81"> 2008; Marrot </text:span></text:span><text:span text:style-name="Default_20_Paragraph_20_Font"><text:span text:style-name="T83">et al.</text:span></text:span><text:span text:style-name="Default_20_Paragraph_20_Font"><text:span text:style-name="T81"> 2018</text:span></text:span><text:span text:style-name="Default_20_Paragraph_20_Font"><text:span text:style-name="T99">)</text:span></text:span><text:reference-mark-end text:name="ZOTERO_ITEM CSL_CITATION {&quot;citationID&quot;:&quot;iHbWw9vk&quot;,&quot;properties&quot;:{&quot;formattedCitation&quot;:&quot;(Gienapp {\\i{}et al.} 2008; Marrot {\\i{}et al.} 2018)&quot;,&quot;plainCitation&quot;:&quot;(Gienapp et al. 2008; Marrot et al. 2018)&quot;,&quot;noteIndex&quot;:0},&quot;citationItems&quot;:[{&quot;id&quot;:7319,&quot;uris&quot;:[&quot;http://zotero.org/users/624279/items/PMBEG8LP&quot;],&quot;uri&quot;:[&quot;http://zotero.org/users/624279/items/PMBEG8LP&quot;],&quot;itemData&quot;:{&quot;id&quot;:7319,&quot;type&quot;:&quot;article-journal&quot;,&quot;title&quot;:&quot;Climate change and evolution: disentangling environmental and genetic responses&quot;,&quot;container-title&quot;:&quot;Molecular Ecology&quot;,&quot;page&quot;:&quot;167-178&quot;,&quot;volume&quot;:&quot;17&quot;,&quot;issue&quot;:&quot;1&quot;,&quot;source&quot;:&quot;Wiley Online Library&quot;,&quot;abstract&quot;:&quot;Rapid climate change is likely to impose strong selection pressures on traits important for fitness, and therefore, microevolution in response to climate-mediated selection is potentially an important mechanism mitigating negative consequences of climate change. We reviewed the empirical evidence for recent microevolutionary responses to climate change in longitudinal studies emphasizing the following three perspectives emerging from the published data. First, although signatures of climate change are clearly visible in many ecological processes, similar examples of microevolutionary responses in literature are in fact very rare. Second, the quality of evidence for microevolutionary responses to climate change is far from satisfactory as the documented responses are often — if not typically — based on nongenetic data. We reinforce the view that it is as important to make the distinction between genetic (evolutionary) and phenotypic (includes a nongenetic, plastic component) responses clear, as it is to understand the relative roles of plasticity and genetics in adaptation to climate change. Third, in order to illustrate the difficulties and their potential ubiquity in detection of microevolution in response to natural selection, we reviewed the quantitative genetic studies on microevolutionary responses to natural selection in the context of long-term studies of vertebrates. The available evidence points to the overall conclusion that many responses perceived as adaptations to changing environmental conditions could be environmentally induced plastic responses rather than microevolutionary adaptations. Hence, clear-cut evidence indicating a significant role for evolutionary adaptation to ongoing climate warming is conspicuously scarce.&quot;,&quot;DOI&quot;:&quot;10.1111/j.1365-294X.2007.03413.x&quot;,&quot;ISSN&quot;:&quot;1365-294X&quot;,&quot;shortTitle&quot;:&quot;Climate change and evolution&quot;,&quot;language&quot;:&quot;en&quot;,&quot;author&quot;:[{&quot;family&quot;:&quot;Gienapp&quot;,&quot;given&quot;:&quot;P.&quot;},{&quot;family&quot;:&quot;Teplitsky&quot;,&quot;given&quot;:&quot;C.&quot;},{&quot;family&quot;:&quot;Alho&quot;,&quot;given&quot;:&quot;J. S.&quot;},{&quot;family&quot;:&quot;Mills&quot;,&quot;given&quot;:&quot;J. A.&quot;},{&quot;family&quot;:&quot;Merilä&quot;,&quot;given&quot;:&quot;J.&quot;}],&quot;issued&quot;:{&quot;date-parts&quot;:[[&quot;2008&quot;]]}}},{&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SQ8wRQMqkE"/><text:span text:style-name="T110">. </text:span><text:span text:style-name="T98">However, the direction of the selection induced by such increases in temperature will depend on how strong the plastic responses are compared with changes in the optimal phenology.</text:span><text:span text:style-name="T111"> </text:span><text:span text:style-name="T152">I</text:span>f higher temperatures favor a stronger response of phenology to temperature, then we should expect selection for earlier phenology to be stronger at higher temperatures and at earlier mean phenology (i.e. selecting for a co-gradient response, cf. <text:reference-mark-start text:name="ZOTERO_ITEM CSL_CITATION {&quot;citationID&quot;:&quot;Kog35aeb&quot;,&quot;properties&quot;:{&quot;formattedCitation&quot;:&quot;(Conover &amp; Schultz 1995; Conover {\\i{}et al.} 2009)&quot;,&quot;plainCitation&quot;:&quot;(Conover &amp; Schultz 1995; Conover et al. 2009)&quot;,&quot;noteIndex&quot;:0},&quot;citationItems&quot;:[{&quot;id&quot;:6754,&quot;uris&quot;:[&quot;http://zotero.org/users/624279/items/YZACJ78J&quot;],&quot;uri&quot;:[&quot;http://zotero.org/users/624279/items/YZACJ78J&quot;],&quot;itemData&quot;:{&quot;id&quot;:6754,&quot;type&quot;:&quot;article-journal&quot;,&quot;title&quot;:&quot;Phenotypic similarity and the evolutionary significance of countergradient variation&quot;,&quot;container-title&quot;:&quot;Trends in Ecology &amp; Evolution&quot;,&quot;page&quot;:&quot;248-252&quot;,&quot;volume&quot;:&quot;10&quot;,&quot;issue&quot;:&quot;6&quot;,&quot;source&quot;:&quot;ScienceDirect&quot;,&quot;abstract&quot;:&quot;Countergradient variation is a geographical pattern of genotypes (with respect to environments) in which genetic influences on a trait oppose environmental influences, thereby minimizing phenotypic change along the gradient. Phenotypic similarity across changing environments ought to be of intense interest because it belies considerable genotypic change. When it occurs in characters that are positively associated with fitness, countergradient variation conflicts with the hypothesis that local adaptation to one environment trades off against performance in another environment. Cases of countergradient variation therefore offer unique insight into the mechanisms that produce and maintain phenotypic similarity and/or differences along environmental gradients.&quot;,&quot;DOI&quot;:&quot;10.1016/S0169-5347(00)89081-3&quot;,&quot;ISSN&quot;:&quot;0169-5347&quot;,&quot;journalAbbreviation&quot;:&quot;Trends in Ecology &amp; Evolution&quot;,&quot;author&quot;:[{&quot;family&quot;:&quot;Conover&quot;,&quot;given&quot;:&quot;David O.&quot;},{&quot;family&quot;:&quot;Schultz&quot;,&quot;given&quot;:&quot;Eric T.&quot;}],&quot;issued&quot;:{&quot;date-parts&quot;:[[&quot;1995&quot;,6,1]]}}},{&quot;id&quot;:7419,&quot;uris&quot;:[&quot;http://zotero.org/users/624279/items/MZJ24ZKC&quot;],&quot;uri&quot;:[&quot;http://zotero.org/users/624279/items/MZJ24ZKC&quot;],&quot;itemData&quot;:{&quot;id&quot;:7419,&quot;type&quot;:&quot;article-journal&quot;,&quot;title&quot;:&quot;The covariance between genetic and environmental influences across ecological gradients: reassessing the evolutionary significance of countergradient and cogradient variation&quot;,&quot;container-title&quot;:&quot;Annals of the New York Academy of Sciences&quot;,&quot;page&quot;:&quot;100-129&quot;,&quot;volume&quot;:&quot;1168&quot;,&quot;issue&quot;:&quot;1&quot;,&quot;source&quot;:&quot;Crossref&quot;,&quot;DOI&quot;:&quot;10.1111/j.1749-6632.2009.04575.x&quot;,&quot;ISSN&quot;:&quot;00778923&quot;,&quot;shortTitle&quot;:&quot;The Covariance between Genetic and Environmental Influences across Ecological Gradients&quot;,&quot;language&quot;:&quot;en&quot;,&quot;author&quot;:[{&quot;family&quot;:&quot;Conover&quot;,&quot;given&quot;:&quot;David O.&quot;},{&quot;family&quot;:&quot;Duffy&quot;,&quot;given&quot;:&quot;Tara A.&quot;},{&quot;family&quot;:&quot;Hice&quot;,&quot;given&quot;:&quot;Lyndie A.&quot;}],&quot;issued&quot;:{&quot;date-parts&quot;:[[&quot;2009&quot;,6]]}}}],&quot;schema&quot;:&quot;https://github.com/citation-style-language/schema/raw/master/csl-citation.json&quot;} RNDhUMHtOd0sd"/><text:span text:style-name="T89">(Conover &amp; Schultz 1995; Conover </text:span><text:span text:style-name="T90">et al.</text:span><text:span text:style-name="T89"> </text:span>2009)<text:reference-mark-end text:name="ZOTERO_ITEM CSL_CITATION {&quot;citationID&quot;:&quot;Kog35aeb&quot;,&quot;properties&quot;:{&quot;formattedCitation&quot;:&quot;(Conover &amp; Schultz 1995; Conover {\\i{}et al.} 2009)&quot;,&quot;plainCitation&quot;:&quot;(Conover &amp; Schultz 1995; Conover et al. 2009)&quot;,&quot;noteIndex&quot;:0},&quot;citationItems&quot;:[{&quot;id&quot;:6754,&quot;uris&quot;:[&quot;http://zotero.org/users/624279/items/YZACJ78J&quot;],&quot;uri&quot;:[&quot;http://zotero.org/users/624279/items/YZACJ78J&quot;],&quot;itemData&quot;:{&quot;id&quot;:6754,&quot;type&quot;:&quot;article-journal&quot;,&quot;title&quot;:&quot;Phenotypic similarity and the evolutionary significance of countergradient variation&quot;,&quot;container-title&quot;:&quot;Trends in Ecology &amp; Evolution&quot;,&quot;page&quot;:&quot;248-252&quot;,&quot;volume&quot;:&quot;10&quot;,&quot;issue&quot;:&quot;6&quot;,&quot;source&quot;:&quot;ScienceDirect&quot;,&quot;abstract&quot;:&quot;Countergradient variation is a geographical pattern of genotypes (with respect to environments) in which genetic influences on a trait oppose environmental influences, thereby minimizing phenotypic change along the gradient. Phenotypic similarity across changing environments ought to be of intense interest because it belies considerable genotypic change. When it occurs in characters that are positively associated with fitness, countergradient variation conflicts with the hypothesis that local adaptation to one environment trades off against performance in another environment. Cases of countergradient variation therefore offer unique insight into the mechanisms that produce and maintain phenotypic similarity and/or differences along environmental gradients.&quot;,&quot;DOI&quot;:&quot;10.1016/S0169-5347(00)89081-3&quot;,&quot;ISSN&quot;:&quot;0169-5347&quot;,&quot;journalAbbreviation&quot;:&quot;Trends in Ecology &amp; Evolution&quot;,&quot;author&quot;:[{&quot;family&quot;:&quot;Conover&quot;,&quot;given&quot;:&quot;David O.&quot;},{&quot;family&quot;:&quot;Schultz&quot;,&quot;given&quot;:&quot;Eric T.&quot;}],&quot;issued&quot;:{&quot;date-parts&quot;:[[&quot;1995&quot;,6,1]]}}},{&quot;id&quot;:7419,&quot;uris&quot;:[&quot;http://zotero.org/users/624279/items/MZJ24ZKC&quot;],&quot;uri&quot;:[&quot;http://zotero.org/users/624279/items/MZJ24ZKC&quot;],&quot;itemData&quot;:{&quot;id&quot;:7419,&quot;type&quot;:&quot;article-journal&quot;,&quot;title&quot;:&quot;The covariance between genetic and environmental influences across ecological gradients: reassessing the evolutionary significance of countergradient and cogradient variation&quot;,&quot;container-title&quot;:&quot;Annals of the New York Academy of Sciences&quot;,&quot;page&quot;:&quot;100-129&quot;,&quot;volume&quot;:&quot;1168&quot;,&quot;issue&quot;:&quot;1&quot;,&quot;source&quot;:&quot;Crossref&quot;,&quot;DOI&quot;:&quot;10.1111/j.1749-6632.2009.04575.x&quot;,&quot;ISSN&quot;:&quot;00778923&quot;,&quot;shortTitle&quot;:&quot;The Covariance between Genetic and Environmental Influences across Ecological Gradients&quot;,&quot;language&quot;:&quot;en&quot;,&quot;author&quot;:[{&quot;family&quot;:&quot;Conover&quot;,&quot;given&quot;:&quot;David O.&quot;},{&quot;family&quot;:&quot;Duffy&quot;,&quot;given&quot;:&quot;Tara A.&quot;},{&quot;family&quot;:&quot;Hice&quot;,&quot;given&quot;:&quot;Lyndie A.&quot;}],&quot;issued&quot;:{&quot;date-parts&quot;:[[&quot;2009&quot;,6]]}}}],&quot;schema&quot;:&quot;https://github.com/citation-style-language/schema/raw/master/csl-citation.json&quot;} RNDhUMHtOd0sd"/>. On the other hand, if higher temperatures favor a weaker response, we would expect selection for earlier phenology to be weaker at higher temperatures (i.e. selecting for a counter-gradient response). </text:p>
      <text:p text:style-name="P2"><text:span text:style-name="T3"><text:tab/>In order to explore the effects of climatic variation on both the expression of traits associated with timing and natural selection on these traits, we need replicated estimates of the relationships between climate and phenotypic trait expression (i.e. phenotypic plasticity), and between climate and the covariance between traits and fitness (i.e. phenotypic selection). In spite of the recognized importance of temporal variation in selection </text:span><text:reference-mark-start text:name="ZOTERO_ITEM CSL_CITATION {&quot;citationID&quot;:&quot;GpSBMBYQ&quot;,&quot;properties&quot;:{&quot;formattedCitation&quot;:&quot;(Siepielski {\\i{}et al.} 2009)&quot;,&quot;plainCitation&quot;:&quot;(Siepielski et al. 2009)&quot;,&quot;noteIndex&quot;:0},&quot;citationItems&quot;:[{&quot;id&quot;:7478,&quot;uris&quot;:[&quot;http://zotero.org/users/624279/items/ZTUDUK46&quot;],&quot;uri&quot;:[&quot;http://zotero.org/users/624279/items/ZTUDUK46&quot;],&quot;itemData&quot;:{&quot;id&quot;:7478,&quot;type&quot;:&quot;article-journal&quot;,&quot;title&quot;:&quot;It’s about time: the temporal dynamics of phenotypic selection in the wild&quot;,&quot;container-title&quot;:&quot;Ecology Letters&quot;,&quot;page&quot;:&quot;1261-1276&quot;,&quot;volume&quot;:&quot;12&quot;,&quot;issue&quot;:&quot;11&quot;,&quot;source&quot;:&quot;Wiley Online Library&quot;,&quot;abstract&quot;:&quot;Selection is a central process in nature. Although our understanding of the strength and form of selection has increased, a general understanding of the temporal dynamics of selection in nature is lacking. Here, we assembled a database of temporal replicates of selection from studies of wild populations to synthesize what we do (and do not) know about the temporal dynamics of selection. Our database contains 5519 estimates of selection from 89 studies, including estimates of both direct and indirect selection as well as linear and nonlinear selection. Morphological traits and studies focused on vertebrates were well-represented, with other traits and taxonomic groups less well-represented. Overall, three major features characterize the temporal dynamics of selection. First, the strength of selection often varies considerably from year to year, although random sampling error of selection coefficients may impose bias in estimates of the magnitude of such variation. Second, changes in the direction of selection are frequent. Third, changes in the form of selection are likely common, but harder to quantify. Although few studies have identified causal mechanisms underlying temporal variation in the strength, direction and form of selection, variation in environmental conditions driven by climatic fluctuations appear to be common and important.&quot;,&quot;DOI&quot;:&quot;10.1111/j.1461-0248.2009.01381.x&quot;,&quot;ISSN&quot;:&quot;1461-0248&quot;,&quot;shortTitle&quot;:&quot;It’s about time&quot;,&quot;language&quot;:&quot;en&quot;,&quot;author&quot;:[{&quot;family&quot;:&quot;Siepielski&quot;,&quot;given&quot;:&quot;Adam M.&quot;},{&quot;family&quot;:&quot;DiBattista&quot;,&quot;given&quot;:&quot;Joseph D.&quot;},{&quot;family&quot;:&quot;Carlson&quot;,&quot;given&quot;:&quot;Stephanie M.&quot;}],&quot;issued&quot;:{&quot;date-parts&quot;:[[&quot;2009&quot;]]}}}],&quot;schema&quot;:&quot;https://github.com/citation-style-language/schema/raw/master/csl-citation.json&quot;} RND5QJF31Qy6N"/><text:span text:style-name="T69">(Siepielski </text:span><text:span text:style-name="T76">et al.</text:span><text:span text:style-name="T69"> 2009)</text:span><text:reference-mark-end text:name="ZOTERO_ITEM CSL_CITATION {&quot;citationID&quot;:&quot;GpSBMBYQ&quot;,&quot;properties&quot;:{&quot;formattedCitation&quot;:&quot;(Siepielski {\\i{}et al.} 2009)&quot;,&quot;plainCitation&quot;:&quot;(Siepielski et al. 2009)&quot;,&quot;noteIndex&quot;:0},&quot;citationItems&quot;:[{&quot;id&quot;:7478,&quot;uris&quot;:[&quot;http://zotero.org/users/624279/items/ZTUDUK46&quot;],&quot;uri&quot;:[&quot;http://zotero.org/users/624279/items/ZTUDUK46&quot;],&quot;itemData&quot;:{&quot;id&quot;:7478,&quot;type&quot;:&quot;article-journal&quot;,&quot;title&quot;:&quot;It’s about time: the temporal dynamics of phenotypic selection in the wild&quot;,&quot;container-title&quot;:&quot;Ecology Letters&quot;,&quot;page&quot;:&quot;1261-1276&quot;,&quot;volume&quot;:&quot;12&quot;,&quot;issue&quot;:&quot;11&quot;,&quot;source&quot;:&quot;Wiley Online Library&quot;,&quot;abstract&quot;:&quot;Selection is a central process in nature. Although our understanding of the strength and form of selection has increased, a general understanding of the temporal dynamics of selection in nature is lacking. Here, we assembled a database of temporal replicates of selection from studies of wild populations to synthesize what we do (and do not) know about the temporal dynamics of selection. Our database contains 5519 estimates of selection from 89 studies, including estimates of both direct and indirect selection as well as linear and nonlinear selection. Morphological traits and studies focused on vertebrates were well-represented, with other traits and taxonomic groups less well-represented. Overall, three major features characterize the temporal dynamics of selection. First, the strength of selection often varies considerably from year to year, although random sampling error of selection coefficients may impose bias in estimates of the magnitude of such variation. Second, changes in the direction of selection are frequent. Third, changes in the form of selection are likely common, but harder to quantify. Although few studies have identified causal mechanisms underlying temporal variation in the strength, direction and form of selection, variation in environmental conditions driven by climatic fluctuations appear to be common and important.&quot;,&quot;DOI&quot;:&quot;10.1111/j.1461-0248.2009.01381.x&quot;,&quot;ISSN&quot;:&quot;1461-0248&quot;,&quot;shortTitle&quot;:&quot;It’s about time&quot;,&quot;language&quot;:&quot;en&quot;,&quot;author&quot;:[{&quot;family&quot;:&quot;Siepielski&quot;,&quot;given&quot;:&quot;Adam M.&quot;},{&quot;family&quot;:&quot;DiBattista&quot;,&quot;given&quot;:&quot;Joseph D.&quot;},{&quot;family&quot;:&quot;Carlson&quot;,&quot;given&quot;:&quot;Stephanie M.&quot;}],&quot;issued&quot;:{&quot;date-parts&quot;:[[&quot;2009&quot;]]}}}],&quot;schema&quot;:&quot;https://github.com/citation-style-language/schema/raw/master/csl-citation.json&quot;} RND5QJF31Qy6N"/><text:span text:style-name="T108">, few long-term assessments on selection on plant traits exist </text:span><text:reference-mark-start text:name="ZOTERO_ITEM CSL_CITATION {&quot;citationID&quot;:&quot;UNUn1t2F&quot;,&quot;properties&quot;:{&quot;formattedCitation&quot;:&quot;(Siepielski {\\i{}et al.} 2017)&quot;,&quot;plainCitation&quot;:&quot;(Siepielski et al. 2017)&quot;,&quot;noteIndex&quot;:0},&quot;citationItems&quot;:[{&quot;id&quot;:7896,&quot;uris&quot;:[&quot;http://zotero.org/users/624279/items/ML7R5DKX&quot;],&quot;uri&quot;:[&quot;http://zotero.org/users/624279/items/ML7R5DKX&quot;],&quot;itemData&quot;:{&quot;id&quot;:7896,&quot;type&quot;:&quot;article-journal&quot;,&quot;title&quot;:&quot;Precipitation drives global variation in natural selection&quot;,&quot;container-title&quot;:&quot;Science&quot;,&quot;page&quot;:&quot;959-962&quot;,&quot;volume&quot;:&quot;355&quot;,&quot;issue&quot;:&quot;6328&quot;,&quot;source&quot;:&quot;science.sciencemag.org.ezp.sub.su.se&quot;,&quot;abstract&quot;:&quot;Climate-driven selection\nClimate change will fundamentally alter many aspects of the natural world. To understand how species may adapt to this change, we must understand which aspects of the changing climate exert the most powerful selective forces. Siepielski et al. looked at studies of selection across species and regions and found that, across biomes, the strongest sources of selection were precipitation and transpiration changes. Importantly, local and regional climate change explained patterns of selection much more than did global change.\nScience, this issue p. 959\nClimate change has the potential to affect the ecology and evolution of every species on Earth. Although the ecological consequences of climate change are increasingly well documented, the effects of climate on the key evolutionary process driving adaptation—natural selection—are largely unknown. We report that aspects of precipitation and potential evapotranspiration, along with the North Atlantic Oscillation, predicted variation in selection across plant and animal populations throughout many terrestrial biomes, whereas temperature explained little variation. By showing that selection was influenced by climate variation, our results indicate that climate change may cause widespread alterations in selection regimes, potentially shifting evolutionary trajectories at a global scale.\nLocal and regional climate changes in rainfall explain patterns of species selection across biomes more than global change.\nLocal and regional climate changes in rainfall explain patterns of species selection across biomes more than global change.&quot;,&quot;DOI&quot;:&quot;10.1126/science.aag2773&quot;,&quot;ISSN&quot;:&quot;0036-8075, 1095-9203&quot;,&quot;note&quot;:&quot;PMID: 28254943&quot;,&quot;language&quot;:&quot;en&quot;,&quot;author&quot;:[{&quot;family&quot;:&quot;Siepielski&quot;,&quot;given&quot;:&quot;Adam M.&quot;},{&quot;family&quot;:&quot;Morrissey&quot;,&quot;given&quot;:&quot;Michael B.&quot;},{&quot;family&quot;:&quot;Buoro&quot;,&quot;given&quot;:&quot;Mathieu&quot;},{&quot;family&quot;:&quot;Carlson&quot;,&quot;given&quot;:&quot;Stephanie M.&quot;},{&quot;family&quot;:&quot;Caruso&quot;,&quot;given&quot;:&quot;Christina M.&quot;},{&quot;family&quot;:&quot;Clegg&quot;,&quot;given&quot;:&quot;Sonya M.&quot;},{&quot;family&quot;:&quot;Coulson&quot;,&quot;given&quot;:&quot;Tim&quot;},{&quot;family&quot;:&quot;DiBattista&quot;,&quot;given&quot;:&quot;Joseph&quot;},{&quot;family&quot;:&quot;Gotanda&quot;,&quot;given&quot;:&quot;Kiyoko M.&quot;},{&quot;family&quot;:&quot;Francis&quot;,&quot;given&quot;:&quot;Clinton D.&quot;},{&quot;family&quot;:&quot;Hereford&quot;,&quot;given&quot;:&quot;Joe&quot;},{&quot;family&quot;:&quot;Kingsolver&quot;,&quot;given&quot;:&quot;Joel G.&quot;},{&quot;family&quot;:&quot;Augustine&quot;,&quot;given&quot;:&quot;Kate E.&quot;},{&quot;family&quot;:&quot;Kruuk&quot;,&quot;given&quot;:&quot;Loeske E. B.&quot;},{&quot;family&quot;:&quot;Martin&quot;,&quot;given&quot;:&quot;Ryan A.&quot;},{&quot;family&quot;:&quot;Sheldon&quot;,&quot;given&quot;:&quot;Ben C.&quot;},{&quot;family&quot;:&quot;Sletvold&quot;,&quot;given&quot;:&quot;Nina&quot;},{&quot;family&quot;:&quot;Svensson&quot;,&quot;given&quot;:&quot;Erik I.&quot;},{&quot;family&quot;:&quot;Wade&quot;,&quot;given&quot;:&quot;Michael J.&quot;},{&quot;family&quot;:&quot;MacColl&quot;,&quot;given&quot;:&quot;Andrew D. C.&quot;}],&quot;issued&quot;:{&quot;date-parts&quot;:[[&quot;2017&quot;,3,3]]}}}],&quot;schema&quot;:&quot;https://github.com/citation-style-language/schema/raw/master/csl-citation.json&quot;} RNDGeJXpkZjbA"/><text:span text:style-name="T82">(Siepielski </text:span><text:span text:style-name="T85">et al.</text:span><text:span text:style-name="T82"> 2017)</text:span><text:reference-mark-end text:name="ZOTERO_ITEM CSL_CITATION {&quot;citationID&quot;:&quot;UNUn1t2F&quot;,&quot;properties&quot;:{&quot;formattedCitation&quot;:&quot;(Siepielski {\\i{}et al.} 2017)&quot;,&quot;plainCitation&quot;:&quot;(Siepielski et al. 2017)&quot;,&quot;noteIndex&quot;:0},&quot;citationItems&quot;:[{&quot;id&quot;:7896,&quot;uris&quot;:[&quot;http://zotero.org/users/624279/items/ML7R5DKX&quot;],&quot;uri&quot;:[&quot;http://zotero.org/users/624279/items/ML7R5DKX&quot;],&quot;itemData&quot;:{&quot;id&quot;:7896,&quot;type&quot;:&quot;article-journal&quot;,&quot;title&quot;:&quot;Precipitation drives global variation in natural selection&quot;,&quot;container-title&quot;:&quot;Science&quot;,&quot;page&quot;:&quot;959-962&quot;,&quot;volume&quot;:&quot;355&quot;,&quot;issue&quot;:&quot;6328&quot;,&quot;source&quot;:&quot;science.sciencemag.org.ezp.sub.su.se&quot;,&quot;abstract&quot;:&quot;Climate-driven selection\nClimate change will fundamentally alter many aspects of the natural world. To understand how species may adapt to this change, we must understand which aspects of the changing climate exert the most powerful selective forces. Siepielski et al. looked at studies of selection across species and regions and found that, across biomes, the strongest sources of selection were precipitation and transpiration changes. Importantly, local and regional climate change explained patterns of selection much more than did global change.\nScience, this issue p. 959\nClimate change has the potential to affect the ecology and evolution of every species on Earth. Although the ecological consequences of climate change are increasingly well documented, the effects of climate on the key evolutionary process driving adaptation—natural selection—are largely unknown. We report that aspects of precipitation and potential evapotranspiration, along with the North Atlantic Oscillation, predicted variation in selection across plant and animal populations throughout many terrestrial biomes, whereas temperature explained little variation. By showing that selection was influenced by climate variation, our results indicate that climate change may cause widespread alterations in selection regimes, potentially shifting evolutionary trajectories at a global scale.\nLocal and regional climate changes in rainfall explain patterns of species selection across biomes more than global change.\nLocal and regional climate changes in rainfall explain patterns of species selection across biomes more than global change.&quot;,&quot;DOI&quot;:&quot;10.1126/science.aag2773&quot;,&quot;ISSN&quot;:&quot;0036-8075, 1095-9203&quot;,&quot;note&quot;:&quot;PMID: 28254943&quot;,&quot;language&quot;:&quot;en&quot;,&quot;author&quot;:[{&quot;family&quot;:&quot;Siepielski&quot;,&quot;given&quot;:&quot;Adam M.&quot;},{&quot;family&quot;:&quot;Morrissey&quot;,&quot;given&quot;:&quot;Michael B.&quot;},{&quot;family&quot;:&quot;Buoro&quot;,&quot;given&quot;:&quot;Mathieu&quot;},{&quot;family&quot;:&quot;Carlson&quot;,&quot;given&quot;:&quot;Stephanie M.&quot;},{&quot;family&quot;:&quot;Caruso&quot;,&quot;given&quot;:&quot;Christina M.&quot;},{&quot;family&quot;:&quot;Clegg&quot;,&quot;given&quot;:&quot;Sonya M.&quot;},{&quot;family&quot;:&quot;Coulson&quot;,&quot;given&quot;:&quot;Tim&quot;},{&quot;family&quot;:&quot;DiBattista&quot;,&quot;given&quot;:&quot;Joseph&quot;},{&quot;family&quot;:&quot;Gotanda&quot;,&quot;given&quot;:&quot;Kiyoko M.&quot;},{&quot;family&quot;:&quot;Francis&quot;,&quot;given&quot;:&quot;Clinton D.&quot;},{&quot;family&quot;:&quot;Hereford&quot;,&quot;given&quot;:&quot;Joe&quot;},{&quot;family&quot;:&quot;Kingsolver&quot;,&quot;given&quot;:&quot;Joel G.&quot;},{&quot;family&quot;:&quot;Augustine&quot;,&quot;given&quot;:&quot;Kate E.&quot;},{&quot;family&quot;:&quot;Kruuk&quot;,&quot;given&quot;:&quot;Loeske E. B.&quot;},{&quot;family&quot;:&quot;Martin&quot;,&quot;given&quot;:&quot;Ryan A.&quot;},{&quot;family&quot;:&quot;Sheldon&quot;,&quot;given&quot;:&quot;Ben C.&quot;},{&quot;family&quot;:&quot;Sletvold&quot;,&quot;given&quot;:&quot;Nina&quot;},{&quot;family&quot;:&quot;Svensson&quot;,&quot;given&quot;:&quot;Erik I.&quot;},{&quot;family&quot;:&quot;Wade&quot;,&quot;given&quot;:&quot;Michael J.&quot;},{&quot;family&quot;:&quot;MacColl&quot;,&quot;given&quot;:&quot;Andrew D. C.&quot;}],&quot;issued&quot;:{&quot;date-parts&quot;:[[&quot;2017&quot;,3,3]]}}}],&quot;schema&quot;:&quot;https://github.com/citation-style-language/schema/raw/master/csl-citation.json&quot;} RNDGeJXpkZjbA"/><text:span text:style-name="T26">,</text:span><text:span text:style-name="T108"> </text:span><text:span text:style-name="T97">the longest spanning 10-11 years </text:span><text:reference-mark-start text:name="ZOTERO_ITEM CSL_CITATION {&quot;citationID&quot;:&quot;LFWAsWhE&quot;,&quot;properties&quot;:{&quot;formattedCitation&quot;:&quot;(Campbell &amp; Powers 2015; Thomann {\\i{}et al.} 2018)&quot;,&quot;plainCitation&quot;:&quot;(Campbell &amp; Powers 2015; Thomann et al. 2018)&quot;,&quot;noteIndex&quot;:0},&quot;citationItems&quot;:[{&quot;id&quot;:8199,&quot;uris&quot;:[&quot;http://zotero.org/users/624279/items/EJ9Q2A7F&quot;],&quot;uri&quot;:[&quot;http://zotero.org/users/624279/items/EJ9Q2A7F&quot;],&quot;itemData&quot;:{&quot;id&quot;:8199,&quot;type&quot;:&quot;article-journal&quot;,&quot;title&quot;:&quot;Natural selection on floral morphology can be influenced by climate&quot;,&quot;container-title&quot;:&quot;Proceedings of the Royal Society B: Biological Sciences&quot;,&quot;page&quot;:&quot;20150178&quot;,&quot;volume&quot;:&quot;282&quot;,&quot;issue&quot;:&quot;1808&quot;,&quot;source&quot;:&quot;royalsocietypublishing.org (Atypon)&quot;,&quot;abstract&quot;:&quot;Climate has the potential to influence evolution, but how it influences the strength or direction of natural selection is largely unknown. We quantified the strength of selection on four floral traits of the subalpine herb Ipomopsis sp. in 10 years that differed in precipitation, causing extreme temporal variation in the date of snowmelt in the Colorado Rocky Mountains. The chosen floral traits were under selection by hummingbird and hawkmoth pollinators, with hawkmoth abundance highly variable across years. Selection for flower length showed environmental sensitivity, with stronger selection in years with later snowmelt, as higher water resources can allow translation of pollination success into fitness based on seed production. Selection on corolla width also varied across years, favouring narrower corolla tubes in two unusual years with hawkmoths, and wider corollas in another late snowmelt year. Our results illustrate how changes in climate could alter natural selection even when the primary selective agent is not directly influenced.&quot;,&quot;DOI&quot;:&quot;10.1098/rspb.2015.0178&quot;,&quot;journalAbbreviation&quot;:&quot;Proceedings of the Royal Society B: Biological Sciences&quot;,&quot;author&quot;:[{&quot;family&quot;:&quot;Campbell&quot;,&quot;given&quot;:&quot;Diane R.&quot;},{&quot;family&quot;:&quot;Powers&quot;,&quot;given&quot;:&quot;John M.&quot;}],&quot;issued&quot;:{&quot;date-parts&quot;:[[&quot;2015&quot;,6,7]]}}},{&quot;id&quot;:8202,&quot;uris&quot;:[&quot;http://zotero.org/users/624279/items/3P2L3RNS&quot;],&quot;uri&quot;:[&quot;http://zotero.org/users/624279/items/3P2L3RNS&quot;],&quot;itemData&quot;:{&quot;id&quot;:8202,&quot;type&quot;:&quot;article-journal&quot;,&quot;title&quot;:&quot;Grazers affect selection on inflorescence height both directly and indirectly and effects change over time&quot;,&quot;container-title&quot;:&quot;Ecology&quot;,&quot;page&quot;:&quot;2167-2175&quot;,&quot;volume&quot;:&quot;99&quot;,&quot;issue&quot;:&quot;10&quot;,&quot;source&quot;:&quot;Wiley Online Library&quot;,&quot;abstract&quot;:&quot;Selection mediated by one biotic agent will often be modified by the presence of other biotic interactions, and the importance of such indirect effects might change over time. We conducted an 11-yr field experiment to test the prediction that large grazers affect selection on floral display of the dimorphic herb Primula farinosa not only directly through differential grazing damage, but also indirectly by affecting vegetation height and thereby selection mediated by pollinators and seed predators. Exclusion of large grazers increased vegetation height and the strength of pollinator-mediated selection for tall inflorescences and seed-predator-mediated selection for short inflorescences. The direct effect of grazers on selection resulting from differential grazing damage to the two scape morphs showed no temporal trend. By contrast, the increase in vegetation height in exclosures over time was associated with an increase in selection mediated by pollinators and seed predators. In the early years of the experiment, the indirect effects of grazers on selection mediated by pollinators and seed predators were weak, whereas at the end of the experiment, the indirect effects were of similar magnitude as the direct effect due to differential grazing damage. The results demonstrate that the indirect effects of a selective agent can be as strong as its direct effects, and that the relative importance of direct vs. indirect effects on selection can change over time. A full understanding of the ecological processes governing variation in selection thus requires that both direct and indirect effects of biotic interactions are assessed.&quot;,&quot;DOI&quot;:&quot;10.1002/ecy.2470&quot;,&quot;ISSN&quot;:&quot;1939-9170&quot;,&quot;language&quot;:&quot;en&quot;,&quot;author&quot;:[{&quot;family&quot;:&quot;Thomann&quot;,&quot;given&quot;:&quot;Michel&quot;},{&quot;family&quot;:&quot;Ehrlén&quot;,&quot;given&quot;:&quot;Johan&quot;},{&quot;family&quot;:&quot;Ågren&quot;,&quot;given&quot;:&quot;Jon&quot;}],&quot;issued&quot;:{&quot;date-parts&quot;:[[&quot;2018&quot;]]}}}],&quot;schema&quot;:&quot;https://github.com/citation-style-language/schema/raw/master/csl-citation.json&quot;} RND7qkXiWeKyr"/><text:span text:style-name="T67">(Campbell &amp; Powers 2015; Thomann </text:span><text:span text:style-name="T75">et al.</text:span><text:span text:style-name="T67"> 2018</text:span><text:span text:style-name="T26">)</text:span><text:reference-mark-end text:name="ZOTERO_ITEM CSL_CITATION {&quot;citationID&quot;:&quot;LFWAsWhE&quot;,&quot;properties&quot;:{&quot;formattedCitation&quot;:&quot;(Campbell &amp; Powers 2015; Thomann {\\i{}et al.} 2018)&quot;,&quot;plainCitation&quot;:&quot;(Campbell &amp; Powers 2015; Thomann et al. 2018)&quot;,&quot;noteIndex&quot;:0},&quot;citationItems&quot;:[{&quot;id&quot;:8199,&quot;uris&quot;:[&quot;http://zotero.org/users/624279/items/EJ9Q2A7F&quot;],&quot;uri&quot;:[&quot;http://zotero.org/users/624279/items/EJ9Q2A7F&quot;],&quot;itemData&quot;:{&quot;id&quot;:8199,&quot;type&quot;:&quot;article-journal&quot;,&quot;title&quot;:&quot;Natural selection on floral morphology can be influenced by climate&quot;,&quot;container-title&quot;:&quot;Proceedings of the Royal Society B: Biological Sciences&quot;,&quot;page&quot;:&quot;20150178&quot;,&quot;volume&quot;:&quot;282&quot;,&quot;issue&quot;:&quot;1808&quot;,&quot;source&quot;:&quot;royalsocietypublishing.org (Atypon)&quot;,&quot;abstract&quot;:&quot;Climate has the potential to influence evolution, but how it influences the strength or direction of natural selection is largely unknown. We quantified the strength of selection on four floral traits of the subalpine herb Ipomopsis sp. in 10 years that differed in precipitation, causing extreme temporal variation in the date of snowmelt in the Colorado Rocky Mountains. The chosen floral traits were under selection by hummingbird and hawkmoth pollinators, with hawkmoth abundance highly variable across years. Selection for flower length showed environmental sensitivity, with stronger selection in years with later snowmelt, as higher water resources can allow translation of pollination success into fitness based on seed production. Selection on corolla width also varied across years, favouring narrower corolla tubes in two unusual years with hawkmoths, and wider corollas in another late snowmelt year. Our results illustrate how changes in climate could alter natural selection even when the primary selective agent is not directly influenced.&quot;,&quot;DOI&quot;:&quot;10.1098/rspb.2015.0178&quot;,&quot;journalAbbreviation&quot;:&quot;Proceedings of the Royal Society B: Biological Sciences&quot;,&quot;author&quot;:[{&quot;family&quot;:&quot;Campbell&quot;,&quot;given&quot;:&quot;Diane R.&quot;},{&quot;family&quot;:&quot;Powers&quot;,&quot;given&quot;:&quot;John M.&quot;}],&quot;issued&quot;:{&quot;date-parts&quot;:[[&quot;2015&quot;,6,7]]}}},{&quot;id&quot;:8202,&quot;uris&quot;:[&quot;http://zotero.org/users/624279/items/3P2L3RNS&quot;],&quot;uri&quot;:[&quot;http://zotero.org/users/624279/items/3P2L3RNS&quot;],&quot;itemData&quot;:{&quot;id&quot;:8202,&quot;type&quot;:&quot;article-journal&quot;,&quot;title&quot;:&quot;Grazers affect selection on inflorescence height both directly and indirectly and effects change over time&quot;,&quot;container-title&quot;:&quot;Ecology&quot;,&quot;page&quot;:&quot;2167-2175&quot;,&quot;volume&quot;:&quot;99&quot;,&quot;issue&quot;:&quot;10&quot;,&quot;source&quot;:&quot;Wiley Online Library&quot;,&quot;abstract&quot;:&quot;Selection mediated by one biotic agent will often be modified by the presence of other biotic interactions, and the importance of such indirect effects might change over time. We conducted an 11-yr field experiment to test the prediction that large grazers affect selection on floral display of the dimorphic herb Primula farinosa not only directly through differential grazing damage, but also indirectly by affecting vegetation height and thereby selection mediated by pollinators and seed predators. Exclusion of large grazers increased vegetation height and the strength of pollinator-mediated selection for tall inflorescences and seed-predator-mediated selection for short inflorescences. The direct effect of grazers on selection resulting from differential grazing damage to the two scape morphs showed no temporal trend. By contrast, the increase in vegetation height in exclosures over time was associated with an increase in selection mediated by pollinators and seed predators. In the early years of the experiment, the indirect effects of grazers on selection mediated by pollinators and seed predators were weak, whereas at the end of the experiment, the indirect effects were of similar magnitude as the direct effect due to differential grazing damage. The results demonstrate that the indirect effects of a selective agent can be as strong as its direct effects, and that the relative importance of direct vs. indirect effects on selection can change over time. A full understanding of the ecological processes governing variation in selection thus requires that both direct and indirect effects of biotic interactions are assessed.&quot;,&quot;DOI&quot;:&quot;10.1002/ecy.2470&quot;,&quot;ISSN&quot;:&quot;1939-9170&quot;,&quot;language&quot;:&quot;en&quot;,&quot;author&quot;:[{&quot;family&quot;:&quot;Thomann&quot;,&quot;given&quot;:&quot;Michel&quot;},{&quot;family&quot;:&quot;Ehrlén&quot;,&quot;given&quot;:&quot;Johan&quot;},{&quot;family&quot;:&quot;Ågren&quot;,&quot;given&quot;:&quot;Jon&quot;}],&quot;issued&quot;:{&quot;date-parts&quot;:[[&quot;2018&quot;]]}}}],&quot;schema&quot;:&quot;https://github.com/citation-style-language/schema/raw/master/csl-citation.json&quot;} RND7qkXiWeKyr"/><text:span text:style-name="T26">.</text:span><text:span text:style-name="T108"> </text:span><text:span text:style-name="T3">Here</text:span><text:span text:style-name="Default_20_Paragraph_20_Font"><text:span text:style-name="T108">, we examined the effects of climatic variation on timing of flowering, as well as on phenotypic selection on flowering phenology over 22 years, using information from permanently marked individuals in a natural population of the long-lived spring-flowering forest herb </text:span></text:span><text:span text:style-name="Default_20_Paragraph_20_Font"><text:span text:style-name="T102">Lathyrus vernus</text:span></text:span><text:span text:style-name="Default_20_Paragraph_20_Font"><text:span text:style-name="T108">. This species often occurs in the understory of deciduous forests, where availability of light is high during spring, but rapidly decreases when canopy closes in early summer. Timing of flowering has been shown to be correlated with differences in fruit set, and this pattern might be influenced by differences in both resource and pollen availability </text:span></text:span><text:reference-mark-start text:name="ZOTERO_ITEM CSL_CITATION {&quot;citationID&quot;:&quot;SVYKp2qu&quot;,&quot;properties&quot;:{&quot;formattedCitation&quot;:&quot;(Ehrlen 1992)&quot;,&quot;plainCitation&quot;:&quot;(Ehrlen 1992)&quot;,&quot;noteIndex&quot;:0},&quot;citationItems&quot;:[{&quot;id&quot;:6787,&quot;uris&quot;:[&quot;http://zotero.org/users/624279/items/2TUZ9ZCE&quot;],&quot;uri&quot;:[&quot;http://zotero.org/users/624279/items/2TUZ9ZCE&quot;],&quot;itemData&quot;:{&quot;id&quot;:6787,&quot;type&quot;:&quot;article-journal&quot;,&quot;title&quot;:&quot;Proximate lmits to seed production in a herbaceous perennial legume, Lathyrus vernus&quot;,&quot;container-title&quot;:&quot;Ecology&quot;,&quot;page&quot;:&quot;1820-1831&quot;,&quot;volume&quot;:&quot;73&quot;,&quot;issue&quot;:&quot;5&quot;,&quot;source&quot;:&quot;onlinelibrary.wiley.com.ezp.sub.su.se&quot;,&quot;abstract&quot;:&quot;Resources, pollen, and predation limit fruit and seed set in Lathyrus vernus. Removal of flowers increased fruit and seed set among remaining ovaries and ovules, but did not affect seed mass. The distributions...&quot;,&quot;DOI&quot;:&quot;10.2307/1940033&quot;,&quot;ISSN&quot;:&quot;1939-9170&quot;,&quot;language&quot;:&quot;en&quot;,&quot;author&quot;:[{&quot;family&quot;:&quot;Ehrlen&quot;,&quot;given&quot;:&quot;Johan&quot;}],&quot;issued&quot;:{&quot;date-parts&quot;:[[&quot;1992&quot;,10,1]]}}}],&quot;schema&quot;:&quot;https://github.com/citation-style-language/schema/raw/master/csl-citation.json&quot;} RNDVoTnfty5DJ"/><text:span text:style-name="Default_20_Paragraph_20_Font"><text:span text:style-name="T108">(Ehrlen </text:span></text:span><text:span text:style-name="T26">1992)</text:span><text:reference-mark-end text:name="ZOTERO_ITEM CSL_CITATION {&quot;citationID&quot;:&quot;SVYKp2qu&quot;,&quot;properties&quot;:{&quot;formattedCitation&quot;:&quot;(Ehrlen 1992)&quot;,&quot;plainCitation&quot;:&quot;(Ehrlen 1992)&quot;,&quot;noteIndex&quot;:0},&quot;citationItems&quot;:[{&quot;id&quot;:6787,&quot;uris&quot;:[&quot;http://zotero.org/users/624279/items/2TUZ9ZCE&quot;],&quot;uri&quot;:[&quot;http://zotero.org/users/624279/items/2TUZ9ZCE&quot;],&quot;itemData&quot;:{&quot;id&quot;:6787,&quot;type&quot;:&quot;article-journal&quot;,&quot;title&quot;:&quot;Proximate lmits to seed production in a herbaceous perennial legume, Lathyrus vernus&quot;,&quot;container-title&quot;:&quot;Ecology&quot;,&quot;page&quot;:&quot;1820-1831&quot;,&quot;volume&quot;:&quot;73&quot;,&quot;issue&quot;:&quot;5&quot;,&quot;source&quot;:&quot;onlinelibrary.wiley.com.ezp.sub.su.se&quot;,&quot;abstract&quot;:&quot;Resources, pollen, and predation limit fruit and seed set in Lathyrus vernus. Removal of flowers increased fruit and seed set among remaining ovaries and ovules, but did not affect seed mass. The distributions...&quot;,&quot;DOI&quot;:&quot;10.2307/1940033&quot;,&quot;ISSN&quot;:&quot;1939-9170&quot;,&quot;language&quot;:&quot;en&quot;,&quot;author&quot;:[{&quot;family&quot;:&quot;Ehrlen&quot;,&quot;given&quot;:&quot;Johan&quot;}],&quot;issued&quot;:{&quot;date-parts&quot;:[[&quot;1992&quot;,10,1]]}}}],&quot;schema&quot;:&quot;https://github.com/citation-style-language/schema/raw/master/csl-citation.json&quot;} RNDVoTnfty5DJ"/><text:span text:style-name="Default_20_Paragraph_20_Font"><text:span text:style-name="T108">. Previous studies have also shown that early-flowering individuals are more damaged by vertebrate grazing than late-flowering </text:span></text:span><text:reference-mark-start text:name="ZOTERO_ITEM CSL_CITATION {&quot;citationID&quot;:&quot;GjkadiN6&quot;,&quot;properties&quot;:{&quot;formattedCitation&quot;:&quot;(Ehrl\\uc0\\u233{}n &amp; M\\uc0\\u252{}nzbergov\\uc0\\u225{} 2009)&quot;,&quot;plainCitation&quot;:&quot;(Ehrlén &amp; Münzbergová 2009)&quot;,&quot;noteIndex&quot;:0},&quot;citationItems&quot;:[{&quot;id&quot;:6809,&quot;uris&quot;:[&quot;http://zotero.org/users/624279/items/ESXJZULG&quot;],&quot;uri&quot;:[&quot;http://zotero.org/users/624279/items/ESXJZULG&quot;],&quot;itemData&quot;:{&quot;id&quot;:6809,&quot;type&quot;:&quot;article-journal&quot;,&quot;title&quot;:&quot;Timing of flowering: opposed selection on different fitness components and trait covariation&quot;,&quot;container-title&quot;:&quot;The American Naturalist&quot;,&quot;page&quot;:&quot;819-830&quot;,&quot;volume&quot;:&quot;173&quot;,&quot;issue&quot;:&quot;6&quot;,&quot;source&quot;:&quot;CrossRef&quot;,&quot;DOI&quot;:&quot;10.1086/598492&quot;,&quot;ISSN&quot;:&quot;0003-0147, 1537-5323&quot;,&quot;shortTitle&quot;:&quot;Timing of Flowering&quot;,&quot;language&quot;:&quot;en&quot;,&quot;author&quot;:[{&quot;family&quot;:&quot;Ehrlén&quot;,&quot;given&quot;:&quot;Johan&quot;},{&quot;family&quot;:&quot;Münzbergová&quot;,&quot;given&quot;:&quot;Zuzana&quot;}],&quot;issued&quot;:{&quot;date-parts&quot;:[[&quot;2009&quot;,6]]}}}],&quot;schema&quot;:&quot;https://github.com/citation-style-language/schema/raw/master/csl-citation.json&quot;} RNDTfSkfB9JfO"/><text:span text:style-name="T72">(Ehrlén &amp; Münzbergová 2009)</text:span><text:reference-mark-end text:name="ZOTERO_ITEM CSL_CITATION {&quot;citationID&quot;:&quot;GjkadiN6&quot;,&quot;properties&quot;:{&quot;formattedCitation&quot;:&quot;(Ehrl\\uc0\\u233{}n &amp; M\\uc0\\u252{}nzbergov\\uc0\\u225{} 2009)&quot;,&quot;plainCitation&quot;:&quot;(Ehrlén &amp; Münzbergová 2009)&quot;,&quot;noteIndex&quot;:0},&quot;citationItems&quot;:[{&quot;id&quot;:6809,&quot;uris&quot;:[&quot;http://zotero.org/users/624279/items/ESXJZULG&quot;],&quot;uri&quot;:[&quot;http://zotero.org/users/624279/items/ESXJZULG&quot;],&quot;itemData&quot;:{&quot;id&quot;:6809,&quot;type&quot;:&quot;article-journal&quot;,&quot;title&quot;:&quot;Timing of flowering: opposed selection on different fitness components and trait covariation&quot;,&quot;container-title&quot;:&quot;The American Naturalist&quot;,&quot;page&quot;:&quot;819-830&quot;,&quot;volume&quot;:&quot;173&quot;,&quot;issue&quot;:&quot;6&quot;,&quot;source&quot;:&quot;CrossRef&quot;,&quot;DOI&quot;:&quot;10.1086/598492&quot;,&quot;ISSN&quot;:&quot;0003-0147, 1537-5323&quot;,&quot;shortTitle&quot;:&quot;Timing of Flowering&quot;,&quot;language&quot;:&quot;en&quot;,&quot;author&quot;:[{&quot;family&quot;:&quot;Ehrlén&quot;,&quot;given&quot;:&quot;Johan&quot;},{&quot;family&quot;:&quot;Münzbergová&quot;,&quot;given&quot;:&quot;Zuzana&quot;}],&quot;issued&quot;:{&quot;date-parts&quot;:[[&quot;2009&quot;,6]]}}}],&quot;schema&quot;:&quot;https://github.com/citation-style-language/schema/raw/master/csl-citation.json&quot;} RNDTfSkfB9JfO"/><text:span text:style-name="Default_20_Paragraph_20_Font"><text:span text:style-name="T108">. </text:span></text:span><text:span text:style-name="T152">W</text:span>e addressed the following questions: (1) Does flowering time vary among years in response to climatic conditions during spring?, (2) Does the direction and strength of phenotypic selection on flowering time vary among <text:soft-page-break/>years?, and (3) If so, is variation in phenotypic selection among years related to climatic conditions during spring?</text:p>
      <text:p text:style-name="P2"/>
      <text:p text:style-name="P7">MATERIALS AND METHODS</text:p>
      <text:p text:style-name="P8">Study system</text:p>
      <text:p text:style-name="P2"><text:span text:style-name="T115">The study was carried out in a population of </text:span><text:span text:style-name="T117">Lathyrus vernus</text:span><text:span text:style-name="T115"> in a deciduous forest in the Tullgarn area, SE Sweden (58.951289 N, <text:s/>17.609774 E), during the years 1987 – 1996 and 2006 – 2017. </text:span><text:span text:style-name="T119">Lathyrus vernus</text:span><text:span text:style-name="T116"> (L.) Bernh. (Fabaceae) is distributed across Europe and parts of northern Asia. </text:span><text:span text:style-name="T115">Individuals of this long-lived species grow fairly slow, have high annual survival rates and produce few, large seeds after many years of vegetative growth. </text:span><text:span text:style-name="T116">One or several erect shoots emerge from the over-wintering rhizome early in spring </text:span><text:reference-mark-start text:name="ZOTERO_ITEM CSL_CITATION {&quot;citationID&quot;:&quot;dpNaIEtV&quot;,&quot;properties&quot;:{&quot;formattedCitation&quot;:&quot;(Ehrlen 1995)&quot;,&quot;plainCitation&quot;:&quot;(Ehrlen 1995)&quot;,&quot;noteIndex&quot;:0},&quot;citationItems&quot;:[{&quot;id&quot;:6792,&quot;uris&quot;:[&quot;http://zotero.org/users/624279/items/8QITLYA7&quot;],&quot;uri&quot;:[&quot;http://zotero.org/users/624279/items/8QITLYA7&quot;],&quot;itemData&quot;:{&quot;id&quot;:6792,&quot;type&quot;:&quot;article-journal&quot;,&quot;title&quot;:&quot;Demography of the Perennial Herb Lathyrus Vernus. I. Herbivory and Individual Performance&quot;,&quot;container-title&quot;:&quot;Journal of Ecology&quot;,&quot;page&quot;:&quot;287-295&quot;,&quot;volume&quot;:&quot;83&quot;,&quot;issue&quot;:&quot;2&quot;,&quot;source&quot;:&quot;JSTOR&quot;,&quot;abstract&quot;:&quot;1 The pattern of three types of herbivory, meristem damage by molluscs, grazing by roe deer and leaf damage by invertebrates, and their effects on survival, growth and fruit production in the perennial herb Lathyrus vernus were examined in 11 plots in east Sweden during 4 seasons. 2 All three types of herbivory varied among plots but only leaf damage varied among years. Within patches, the amounts of grazing and leaf damage were size-dependent although no type of damage increased with decreased inter-neighbour distance. Once an individual had suffered meristem or leaf damage there was an increased risk of the same kind of damage occurring in the following year. 3 Damage of meristems and vertebrate grazing reduced survival, growth and fruit production of L. vernus individuals. Leaf damage reduced only survival and fruit production. 4 Meristem damage by molluscs had the most severe effects on the performance of L. vernus individuals in contrast to the general proposition that vertebrates and insects are the most important herbivores. This may be because such attacks delay the onset of assimilation thus missing part of the most favourable growing season.&quot;,&quot;DOI&quot;:&quot;10.2307/2261567&quot;,&quot;ISSN&quot;:&quot;0022-0477&quot;,&quot;author&quot;:[{&quot;family&quot;:&quot;Ehrlen&quot;,&quot;given&quot;:&quot;Johan&quot;}],&quot;issued&quot;:{&quot;date-parts&quot;:[[&quot;1995&quot;]]}}}],&quot;schema&quot;:&quot;https://github.com/citation-style-language/schema/raw/master/csl-citation.json&quot;} RNDJauxv1kmCn"/><text:span text:style-name="T116">(Ehrlen 1995)</text:span><text:reference-mark-end text:name="ZOTERO_ITEM CSL_CITATION {&quot;citationID&quot;:&quot;dpNaIEtV&quot;,&quot;properties&quot;:{&quot;formattedCitation&quot;:&quot;(Ehrlen 1995)&quot;,&quot;plainCitation&quot;:&quot;(Ehrlen 1995)&quot;,&quot;noteIndex&quot;:0},&quot;citationItems&quot;:[{&quot;id&quot;:6792,&quot;uris&quot;:[&quot;http://zotero.org/users/624279/items/8QITLYA7&quot;],&quot;uri&quot;:[&quot;http://zotero.org/users/624279/items/8QITLYA7&quot;],&quot;itemData&quot;:{&quot;id&quot;:6792,&quot;type&quot;:&quot;article-journal&quot;,&quot;title&quot;:&quot;Demography of the Perennial Herb Lathyrus Vernus. I. Herbivory and Individual Performance&quot;,&quot;container-title&quot;:&quot;Journal of Ecology&quot;,&quot;page&quot;:&quot;287-295&quot;,&quot;volume&quot;:&quot;83&quot;,&quot;issue&quot;:&quot;2&quot;,&quot;source&quot;:&quot;JSTOR&quot;,&quot;abstract&quot;:&quot;1 The pattern of three types of herbivory, meristem damage by molluscs, grazing by roe deer and leaf damage by invertebrates, and their effects on survival, growth and fruit production in the perennial herb Lathyrus vernus were examined in 11 plots in east Sweden during 4 seasons. 2 All three types of herbivory varied among plots but only leaf damage varied among years. Within patches, the amounts of grazing and leaf damage were size-dependent although no type of damage increased with decreased inter-neighbour distance. Once an individual had suffered meristem or leaf damage there was an increased risk of the same kind of damage occurring in the following year. 3 Damage of meristems and vertebrate grazing reduced survival, growth and fruit production of L. vernus individuals. Leaf damage reduced only survival and fruit production. 4 Meristem damage by molluscs had the most severe effects on the performance of L. vernus individuals in contrast to the general proposition that vertebrates and insects are the most important herbivores. This may be because such attacks delay the onset of assimilation thus missing part of the most favourable growing season.&quot;,&quot;DOI&quot;:&quot;10.2307/2261567&quot;,&quot;ISSN&quot;:&quot;0022-0477&quot;,&quot;author&quot;:[{&quot;family&quot;:&quot;Ehrlen&quot;,&quot;given&quot;:&quot;Johan&quot;}],&quot;issued&quot;:{&quot;date-parts&quot;:[[&quot;1995&quot;]]}}}],&quot;schema&quot;:&quot;https://github.com/citation-style-language/schema/raw/master/csl-citation.json&quot;} RNDJauxv1kmCn"/><text:span text:style-name="T116">. Growth of shoots is determinate and the number and sizes of shoots as well as flower number is determined in the previous year </text:span><text:reference-mark-start text:name="ZOTERO_ITEM CSL_CITATION {&quot;citationID&quot;:&quot;codtdUJK&quot;,&quot;properties&quot;:{&quot;formattedCitation&quot;:&quot;(Ehrl\\uc0\\u233{}n &amp; Van Groenendael 2001)&quot;,&quot;plainCitation&quot;:&quot;(Ehrlén &amp; Van Groenendael 2001)&quot;,&quot;noteIndex&quot;:0},&quot;citationItems&quot;:[{&quot;id&quot;:3060,&quot;uris&quot;:[&quot;http://zotero.org/users/624279/items/YL9ZUMBZ&quot;],&quot;uri&quot;:[&quot;http://zotero.org/users/624279/items/YL9ZUMBZ&quot;],&quot;itemData&quot;:{&quot;id&quot;:3060,&quot;type&quot;:&quot;article-journal&quot;,&quot;title&quot;:&quot;Storage and the delayed costs of reproduction in the understorey perennial Lathyrus vernus&quot;,&quot;container-title&quot;:&quot;Journal of Ecology&quot;,&quot;page&quot;:&quot;237–246&quot;,&quot;volume&quot;:&quot;89&quot;,&quot;issue&quot;:&quot;2&quot;,&quot;source&quot;:&quot;Google Scholar&quot;,&quot;author&quot;:[{&quot;family&quot;:&quot;Ehrlén&quot;,&quot;given&quot;:&quot;J.&quot;},{&quot;family&quot;:&quot;Van Groenendael&quot;,&quot;given&quot;:&quot;J.&quot;}],&quot;issued&quot;:{&quot;date-parts&quot;:[[&quot;2001&quot;]]}}}],&quot;schema&quot;:&quot;https://github.com/citation-style-language/schema/raw/master/csl-citation.json&quot;} RNDdcw2WlZHZq"/><text:span text:style-name="T80">(Ehrlén &amp; Van Groenendael 2001)</text:span><text:reference-mark-end text:name="ZOTERO_ITEM CSL_CITATION {&quot;citationID&quot;:&quot;codtdUJK&quot;,&quot;properties&quot;:{&quot;formattedCitation&quot;:&quot;(Ehrl\\uc0\\u233{}n &amp; Van Groenendael 2001)&quot;,&quot;plainCitation&quot;:&quot;(Ehrlén &amp; Van Groenendael 2001)&quot;,&quot;noteIndex&quot;:0},&quot;citationItems&quot;:[{&quot;id&quot;:3060,&quot;uris&quot;:[&quot;http://zotero.org/users/624279/items/YL9ZUMBZ&quot;],&quot;uri&quot;:[&quot;http://zotero.org/users/624279/items/YL9ZUMBZ&quot;],&quot;itemData&quot;:{&quot;id&quot;:3060,&quot;type&quot;:&quot;article-journal&quot;,&quot;title&quot;:&quot;Storage and the delayed costs of reproduction in the understorey perennial Lathyrus vernus&quot;,&quot;container-title&quot;:&quot;Journal of Ecology&quot;,&quot;page&quot;:&quot;237–246&quot;,&quot;volume&quot;:&quot;89&quot;,&quot;issue&quot;:&quot;2&quot;,&quot;source&quot;:&quot;Google Scholar&quot;,&quot;author&quot;:[{&quot;family&quot;:&quot;Ehrlén&quot;,&quot;given&quot;:&quot;J.&quot;},{&quot;family&quot;:&quot;Van Groenendael&quot;,&quot;given&quot;:&quot;J.&quot;}],&quot;issued&quot;:{&quot;date-parts&quot;:[[&quot;2001&quot;]]}}}],&quot;schema&quot;:&quot;https://github.com/citation-style-language/schema/raw/master/csl-citation.json&quot;} RNDdcw2WlZHZq"/><text:span text:style-name="T116">. Racemes with flowers grow from the leaf axes and the phenology of vegetative and reproductive growth are closely correlated </text:span><text:reference-mark-start text:name="ZOTERO_ITEM CSL_CITATION {&quot;citationID&quot;:&quot;EQ7gIVgY&quot;,&quot;properties&quot;:{&quot;formattedCitation&quot;:&quot;(Sola &amp; Ehrl\\uc0\\u233{}n 2007)&quot;,&quot;plainCitation&quot;:&quot;(Sola &amp; Ehrlén 2007)&quot;,&quot;noteIndex&quot;:0},&quot;citationItems&quot;:[{&quot;id&quot;:6804,&quot;uris&quot;:[&quot;http://zotero.org/users/624279/items/5V6WY86Z&quot;],&quot;uri&quot;:[&quot;http://zotero.org/users/624279/items/5V6WY86Z&quot;],&quot;itemData&quot;:{&quot;id&quot;:6804,&quot;type&quot;:&quot;article-journal&quot;,&quot;title&quot;:&quot;Vegetative phenology constrains the onset of flowering in the perennial herb Lathyrus vernus&quot;,&quot;container-title&quot;:&quot;Journal of Ecology&quot;,&quot;page&quot;:&quot;208-216&quot;,&quot;volume&quot;:&quot;95&quot;,&quot;issue&quot;:&quot;1&quot;,&quot;source&quot;:&quot;Wiley Online Library&quot;,&quot;abstract&quot;:&quot;* 1The seasonal timing of flower production is a critical event in the life cycle of many plants. A range of abiotic and biotic interactions has been suggested to influence the optimal flowering phenology. More rarely, phenology has been examined from a developmental perspective. Still, the production of a flower or an inflorescence is an integral part of the ontogeny and architecture of a plant.\n* 2We investigated to what extent the timing of flowering is coupled to overall ontogeny and architecture in the perennial herb Lathyrus vernus. We asked if the decision to flower is associated with a change in vegetative phenology. We also investigated if onset of flowering depends on the start of shoot growth and leaf unfolding, time to complete shoot growth and leaf unfolding, and plant architecture. Lastly, we investigated whether the resource state of the plant affects vegetative and flowering phenology.\n* 3Flowering plants started shoot growth and leaf development significantly earlier than non-flowering plants. In flowering plants, start of vegetative growth was positively correlated to start of flowering, but there was no positive correlation between development time and start of flowering. Earlier flowering plants produced their first inflorescence at lower positions than late-flowering plants. Experimental manipulation of resource state affected several components of fitness but did not influence vegetative or flowering phenology.\n* 4Our results show that the decision to flower is linked to a change in vegetative phenology in L. vernus, and that differences in the onset of flowering among individuals are correlated to differences in vegetative phenology. A possible interpretation of this pattern is that the evolution of flowering phenology is partly constrained by vegetative development. Alternatively, flowering changes the optimal time of vegetative development. Still, individuals with similar timing of vegetative development may differ considerably in flowering time, suggesting that independent adjustments of vegetative and flowering phenology are possible.&quot;,&quot;DOI&quot;:&quot;10.1111/j.1365-2745.2006.01191.x&quot;,&quot;ISSN&quot;:&quot;1365-2745&quot;,&quot;language&quot;:&quot;en&quot;,&quot;author&quot;:[{&quot;family&quot;:&quot;Sola&quot;,&quot;given&quot;:&quot;Ana J.&quot;},{&quot;family&quot;:&quot;Ehrlén&quot;,&quot;given&quot;:&quot;Johan&quot;}],&quot;issued&quot;:{&quot;date-parts&quot;:[[&quot;2007&quot;,1,1]]}}}],&quot;schema&quot;:&quot;https://github.com/citation-style-language/schema/raw/master/csl-citation.json&quot;} RND4qw58xTagj"/><text:span text:style-name="T72">(Sola &amp; Ehrlén </text:span><text:span text:style-name="T26">2007)</text:span><text:reference-mark-end text:name="ZOTERO_ITEM CSL_CITATION {&quot;citationID&quot;:&quot;EQ7gIVgY&quot;,&quot;properties&quot;:{&quot;formattedCitation&quot;:&quot;(Sola &amp; Ehrl\\uc0\\u233{}n 2007)&quot;,&quot;plainCitation&quot;:&quot;(Sola &amp; Ehrlén 2007)&quot;,&quot;noteIndex&quot;:0},&quot;citationItems&quot;:[{&quot;id&quot;:6804,&quot;uris&quot;:[&quot;http://zotero.org/users/624279/items/5V6WY86Z&quot;],&quot;uri&quot;:[&quot;http://zotero.org/users/624279/items/5V6WY86Z&quot;],&quot;itemData&quot;:{&quot;id&quot;:6804,&quot;type&quot;:&quot;article-journal&quot;,&quot;title&quot;:&quot;Vegetative phenology constrains the onset of flowering in the perennial herb Lathyrus vernus&quot;,&quot;container-title&quot;:&quot;Journal of Ecology&quot;,&quot;page&quot;:&quot;208-216&quot;,&quot;volume&quot;:&quot;95&quot;,&quot;issue&quot;:&quot;1&quot;,&quot;source&quot;:&quot;Wiley Online Library&quot;,&quot;abstract&quot;:&quot;* 1The seasonal timing of flower production is a critical event in the life cycle of many plants. A range of abiotic and biotic interactions has been suggested to influence the optimal flowering phenology. More rarely, phenology has been examined from a developmental perspective. Still, the production of a flower or an inflorescence is an integral part of the ontogeny and architecture of a plant.\n* 2We investigated to what extent the timing of flowering is coupled to overall ontogeny and architecture in the perennial herb Lathyrus vernus. We asked if the decision to flower is associated with a change in vegetative phenology. We also investigated if onset of flowering depends on the start of shoot growth and leaf unfolding, time to complete shoot growth and leaf unfolding, and plant architecture. Lastly, we investigated whether the resource state of the plant affects vegetative and flowering phenology.\n* 3Flowering plants started shoot growth and leaf development significantly earlier than non-flowering plants. In flowering plants, start of vegetative growth was positively correlated to start of flowering, but there was no positive correlation between development time and start of flowering. Earlier flowering plants produced their first inflorescence at lower positions than late-flowering plants. Experimental manipulation of resource state affected several components of fitness but did not influence vegetative or flowering phenology.\n* 4Our results show that the decision to flower is linked to a change in vegetative phenology in L. vernus, and that differences in the onset of flowering among individuals are correlated to differences in vegetative phenology. A possible interpretation of this pattern is that the evolution of flowering phenology is partly constrained by vegetative development. Alternatively, flowering changes the optimal time of vegetative development. Still, individuals with similar timing of vegetative development may differ considerably in flowering time, suggesting that independent adjustments of vegetative and flowering phenology are possible.&quot;,&quot;DOI&quot;:&quot;10.1111/j.1365-2745.2006.01191.x&quot;,&quot;ISSN&quot;:&quot;1365-2745&quot;,&quot;language&quot;:&quot;en&quot;,&quot;author&quot;:[{&quot;family&quot;:&quot;Sola&quot;,&quot;given&quot;:&quot;Ana J.&quot;},{&quot;family&quot;:&quot;Ehrlén&quot;,&quot;given&quot;:&quot;Johan&quot;}],&quot;issued&quot;:{&quot;date-parts&quot;:[[&quot;2007&quot;,1,1]]}}}],&quot;schema&quot;:&quot;https://github.com/citation-style-language/schema/raw/master/csl-citation.json&quot;} RND4qw58xTagj"/><text:span text:style-name="T116">. Vegetative growth usually starts in April, and flowering starts about 4 weeks after the start of vegetative growth </text:span><text:reference-mark-start text:name="ZOTERO_ITEM CSL_CITATION {&quot;citationID&quot;:&quot;5QGSuUZL&quot;,&quot;properties&quot;:{&quot;formattedCitation&quot;:&quot;(Sola &amp; Ehrl\\uc0\\u233{}n 2007)&quot;,&quot;plainCitation&quot;:&quot;(Sola &amp; Ehrlén 2007)&quot;,&quot;noteIndex&quot;:0},&quot;citationItems&quot;:[{&quot;id&quot;:6804,&quot;uris&quot;:[&quot;http://zotero.org/users/624279/items/5V6WY86Z&quot;],&quot;uri&quot;:[&quot;http://zotero.org/users/624279/items/5V6WY86Z&quot;],&quot;itemData&quot;:{&quot;id&quot;:6804,&quot;type&quot;:&quot;article-journal&quot;,&quot;title&quot;:&quot;Vegetative phenology constrains the onset of flowering in the perennial herb Lathyrus vernus&quot;,&quot;container-title&quot;:&quot;Journal of Ecology&quot;,&quot;page&quot;:&quot;208-216&quot;,&quot;volume&quot;:&quot;95&quot;,&quot;issue&quot;:&quot;1&quot;,&quot;source&quot;:&quot;Wiley Online Library&quot;,&quot;abstract&quot;:&quot;* 1The seasonal timing of flower production is a critical event in the life cycle of many plants. A range of abiotic and biotic interactions has been suggested to influence the optimal flowering phenology. More rarely, phenology has been examined from a developmental perspective. Still, the production of a flower or an inflorescence is an integral part of the ontogeny and architecture of a plant.\n* 2We investigated to what extent the timing of flowering is coupled to overall ontogeny and architecture in the perennial herb Lathyrus vernus. We asked if the decision to flower is associated with a change in vegetative phenology. We also investigated if onset of flowering depends on the start of shoot growth and leaf unfolding, time to complete shoot growth and leaf unfolding, and plant architecture. Lastly, we investigated whether the resource state of the plant affects vegetative and flowering phenology.\n* 3Flowering plants started shoot growth and leaf development significantly earlier than non-flowering plants. In flowering plants, start of vegetative growth was positively correlated to start of flowering, but there was no positive correlation between development time and start of flowering. Earlier flowering plants produced their first inflorescence at lower positions than late-flowering plants. Experimental manipulation of resource state affected several components of fitness but did not influence vegetative or flowering phenology.\n* 4Our results show that the decision to flower is linked to a change in vegetative phenology in L. vernus, and that differences in the onset of flowering among individuals are correlated to differences in vegetative phenology. A possible interpretation of this pattern is that the evolution of flowering phenology is partly constrained by vegetative development. Alternatively, flowering changes the optimal time of vegetative development. Still, individuals with similar timing of vegetative development may differ considerably in flowering time, suggesting that independent adjustments of vegetative and flowering phenology are possible.&quot;,&quot;DOI&quot;:&quot;10.1111/j.1365-2745.2006.01191.x&quot;,&quot;ISSN&quot;:&quot;1365-2745&quot;,&quot;language&quot;:&quot;en&quot;,&quot;author&quot;:[{&quot;family&quot;:&quot;Sola&quot;,&quot;given&quot;:&quot;Ana J.&quot;},{&quot;family&quot;:&quot;Ehrlén&quot;,&quot;given&quot;:&quot;Johan&quot;}],&quot;issued&quot;:{&quot;date-parts&quot;:[[&quot;2007&quot;,1,1]]}}}],&quot;schema&quot;:&quot;https://github.com/citation-style-language/schema/raw/master/csl-citation.json&quot;} RNDhsWjo2nD2m"/><text:span text:style-name="T72">(Sola &amp; Ehrlén </text:span><text:span text:style-name="T26">2007)</text:span><text:reference-mark-end text:name="ZOTERO_ITEM CSL_CITATION {&quot;citationID&quot;:&quot;5QGSuUZL&quot;,&quot;properties&quot;:{&quot;formattedCitation&quot;:&quot;(Sola &amp; Ehrl\\uc0\\u233{}n 2007)&quot;,&quot;plainCitation&quot;:&quot;(Sola &amp; Ehrlén 2007)&quot;,&quot;noteIndex&quot;:0},&quot;citationItems&quot;:[{&quot;id&quot;:6804,&quot;uris&quot;:[&quot;http://zotero.org/users/624279/items/5V6WY86Z&quot;],&quot;uri&quot;:[&quot;http://zotero.org/users/624279/items/5V6WY86Z&quot;],&quot;itemData&quot;:{&quot;id&quot;:6804,&quot;type&quot;:&quot;article-journal&quot;,&quot;title&quot;:&quot;Vegetative phenology constrains the onset of flowering in the perennial herb Lathyrus vernus&quot;,&quot;container-title&quot;:&quot;Journal of Ecology&quot;,&quot;page&quot;:&quot;208-216&quot;,&quot;volume&quot;:&quot;95&quot;,&quot;issue&quot;:&quot;1&quot;,&quot;source&quot;:&quot;Wiley Online Library&quot;,&quot;abstract&quot;:&quot;* 1The seasonal timing of flower production is a critical event in the life cycle of many plants. A range of abiotic and biotic interactions has been suggested to influence the optimal flowering phenology. More rarely, phenology has been examined from a developmental perspective. Still, the production of a flower or an inflorescence is an integral part of the ontogeny and architecture of a plant.\n* 2We investigated to what extent the timing of flowering is coupled to overall ontogeny and architecture in the perennial herb Lathyrus vernus. We asked if the decision to flower is associated with a change in vegetative phenology. We also investigated if onset of flowering depends on the start of shoot growth and leaf unfolding, time to complete shoot growth and leaf unfolding, and plant architecture. Lastly, we investigated whether the resource state of the plant affects vegetative and flowering phenology.\n* 3Flowering plants started shoot growth and leaf development significantly earlier than non-flowering plants. In flowering plants, start of vegetative growth was positively correlated to start of flowering, but there was no positive correlation between development time and start of flowering. Earlier flowering plants produced their first inflorescence at lower positions than late-flowering plants. Experimental manipulation of resource state affected several components of fitness but did not influence vegetative or flowering phenology.\n* 4Our results show that the decision to flower is linked to a change in vegetative phenology in L. vernus, and that differences in the onset of flowering among individuals are correlated to differences in vegetative phenology. A possible interpretation of this pattern is that the evolution of flowering phenology is partly constrained by vegetative development. Alternatively, flowering changes the optimal time of vegetative development. Still, individuals with similar timing of vegetative development may differ considerably in flowering time, suggesting that independent adjustments of vegetative and flowering phenology are possible.&quot;,&quot;DOI&quot;:&quot;10.1111/j.1365-2745.2006.01191.x&quot;,&quot;ISSN&quot;:&quot;1365-2745&quot;,&quot;language&quot;:&quot;en&quot;,&quot;author&quot;:[{&quot;family&quot;:&quot;Sola&quot;,&quot;given&quot;:&quot;Ana J.&quot;},{&quot;family&quot;:&quot;Ehrlén&quot;,&quot;given&quot;:&quot;Johan&quot;}],&quot;issued&quot;:{&quot;date-parts&quot;:[[&quot;2007&quot;,1,1]]}}}],&quot;schema&quot;:&quot;https://github.com/citation-style-language/schema/raw/master/csl-citation.json&quot;} RNDhsWjo2nD2m"/><text:span text:style-name="T116">. Flowering thus occurs before the canopy of deciduous trees develops in early June, when light availability falls to a small proportion of the levels available in April and May. Late frosts can damage flower buds on developing shoots in some years, but no water deficit has been observed during spring-early summer (J. Ehrlén pers. obs.). Shoots die back in autumn each year. </text:span><text:span text:style-name="T119">Lathyrus vernus</text:span><text:span text:style-name="T116"> lacks organs for vegetative spread. Large individuals do not flower in all years but frequently skip flowering in some years. Some plants do not produce above-ground parts in every year but may stay dormant in one season and reappear only in the following year. </text:span><text:span text:style-name="T115">Flower number, usually between 5 and 30, is closely correlated with aboveground biomass and therefore strongly related to plant resource state and environmental conditions </text:span><text:reference-mark-start text:name="ZOTERO_ITEM CSL_CITATION {&quot;citationID&quot;:&quot;FaZblQdH&quot;,&quot;properties&quot;:{&quot;formattedCitation&quot;:&quot;(Sola &amp; Ehrl\\uc0\\u233{}n 2007)&quot;,&quot;plainCitation&quot;:&quot;(Sola &amp; Ehrlén 2007)&quot;,&quot;noteIndex&quot;:0},&quot;citationItems&quot;:[{&quot;id&quot;:6804,&quot;uris&quot;:[&quot;http://zotero.org/users/624279/items/5V6WY86Z&quot;],&quot;uri&quot;:[&quot;http://zotero.org/users/624279/items/5V6WY86Z&quot;],&quot;itemData&quot;:{&quot;id&quot;:6804,&quot;type&quot;:&quot;article-journal&quot;,&quot;title&quot;:&quot;Vegetative phenology constrains the onset of flowering in the perennial herb Lathyrus vernus&quot;,&quot;container-title&quot;:&quot;Journal of Ecology&quot;,&quot;page&quot;:&quot;208-216&quot;,&quot;volume&quot;:&quot;95&quot;,&quot;issue&quot;:&quot;1&quot;,&quot;source&quot;:&quot;Wiley Online Library&quot;,&quot;abstract&quot;:&quot;* 1The seasonal timing of flower production is a critical event in the life cycle of many plants. A range of abiotic and biotic interactions has been suggested to influence the optimal flowering phenology. More rarely, phenology has been examined from a developmental perspective. Still, the production of a flower or an inflorescence is an integral part of the ontogeny and architecture of a plant.\n* 2We investigated to what extent the timing of flowering is coupled to overall ontogeny and architecture in the perennial herb Lathyrus vernus. We asked if the decision to flower is associated with a change in vegetative phenology. We also investigated if onset of flowering depends on the start of shoot growth and leaf unfolding, time to complete shoot growth and leaf unfolding, and plant architecture. Lastly, we investigated whether the resource state of the plant affects vegetative and flowering phenology.\n* 3Flowering plants started shoot growth and leaf development significantly earlier than non-flowering plants. In flowering plants, start of vegetative growth was positively correlated to start of flowering, but there was no positive correlation between development time and start of flowering. Earlier flowering plants produced their first inflorescence at lower positions than late-flowering plants. Experimental manipulation of resource state affected several components of fitness but did not influence vegetative or flowering phenology.\n* 4Our results show that the decision to flower is linked to a change in vegetative phenology in L. vernus, and that differences in the onset of flowering among individuals are correlated to differences in vegetative phenology. A possible interpretation of this pattern is that the evolution of flowering phenology is partly constrained by vegetative development. Alternatively, flowering changes the optimal time of vegetative development. Still, individuals with similar timing of vegetative development may differ considerably in flowering time, suggesting that independent adjustments of vegetative and flowering phenology are possible.&quot;,&quot;DOI&quot;:&quot;10.1111/j.1365-2745.2006.01191.x&quot;,&quot;ISSN&quot;:&quot;1365-2745&quot;,&quot;language&quot;:&quot;en&quot;,&quot;author&quot;:[{&quot;family&quot;:&quot;Sola&quot;,&quot;given&quot;:&quot;Ana J.&quot;},{&quot;family&quot;:&quot;Ehrlén&quot;,&quot;given&quot;:&quot;Johan&quot;}],&quot;issued&quot;:{&quot;date-parts&quot;:[[&quot;2007&quot;,1,1]]}}}],&quot;schema&quot;:&quot;https://github.com/citation-style-language/schema/raw/master/csl-citation.json&quot;} RNDEhyyJgqKnW"/><text:span text:style-name="T72">(Sola &amp; Ehrlén 2007</text:span><text:span text:style-name="T26">)</text:span><text:reference-mark-end text:name="ZOTERO_ITEM CSL_CITATION {&quot;citationID&quot;:&quot;FaZblQdH&quot;,&quot;properties&quot;:{&quot;formattedCitation&quot;:&quot;(Sola &amp; Ehrl\\uc0\\u233{}n 2007)&quot;,&quot;plainCitation&quot;:&quot;(Sola &amp; Ehrlén 2007)&quot;,&quot;noteIndex&quot;:0},&quot;citationItems&quot;:[{&quot;id&quot;:6804,&quot;uris&quot;:[&quot;http://zotero.org/users/624279/items/5V6WY86Z&quot;],&quot;uri&quot;:[&quot;http://zotero.org/users/624279/items/5V6WY86Z&quot;],&quot;itemData&quot;:{&quot;id&quot;:6804,&quot;type&quot;:&quot;article-journal&quot;,&quot;title&quot;:&quot;Vegetative phenology constrains the onset of flowering in the perennial herb Lathyrus vernus&quot;,&quot;container-title&quot;:&quot;Journal of Ecology&quot;,&quot;page&quot;:&quot;208-216&quot;,&quot;volume&quot;:&quot;95&quot;,&quot;issue&quot;:&quot;1&quot;,&quot;source&quot;:&quot;Wiley Online Library&quot;,&quot;abstract&quot;:&quot;* 1The seasonal timing of flower production is a critical event in the life cycle of many plants. A range of abiotic and biotic interactions has been suggested to influence the optimal flowering phenology. More rarely, phenology has been examined from a developmental perspective. Still, the production of a flower or an inflorescence is an integral part of the ontogeny and architecture of a plant.\n* 2We investigated to what extent the timing of flowering is coupled to overall ontogeny and architecture in the perennial herb Lathyrus vernus. We asked if the decision to flower is associated with a change in vegetative phenology. We also investigated if onset of flowering depends on the start of shoot growth and leaf unfolding, time to complete shoot growth and leaf unfolding, and plant architecture. Lastly, we investigated whether the resource state of the plant affects vegetative and flowering phenology.\n* 3Flowering plants started shoot growth and leaf development significantly earlier than non-flowering plants. In flowering plants, start of vegetative growth was positively correlated to start of flowering, but there was no positive correlation between development time and start of flowering. Earlier flowering plants produced their first inflorescence at lower positions than late-flowering plants. Experimental manipulation of resource state affected several components of fitness but did not influence vegetative or flowering phenology.\n* 4Our results show that the decision to flower is linked to a change in vegetative phenology in L. vernus, and that differences in the onset of flowering among individuals are correlated to differences in vegetative phenology. A possible interpretation of this pattern is that the evolution of flowering phenology is partly constrained by vegetative development. Alternatively, flowering changes the optimal time of vegetative development. Still, individuals with similar timing of vegetative development may differ considerably in flowering time, suggesting that independent adjustments of vegetative and flowering phenology are possible.&quot;,&quot;DOI&quot;:&quot;10.1111/j.1365-2745.2006.01191.x&quot;,&quot;ISSN&quot;:&quot;1365-2745&quot;,&quot;language&quot;:&quot;en&quot;,&quot;author&quot;:[{&quot;family&quot;:&quot;Sola&quot;,&quot;given&quot;:&quot;Ana J.&quot;},{&quot;family&quot;:&quot;Ehrlén&quot;,&quot;given&quot;:&quot;Johan&quot;}],&quot;issued&quot;:{&quot;date-parts&quot;:[[&quot;2007&quot;,1,1]]}}}],&quot;schema&quot;:&quot;https://github.com/citation-style-language/schema/raw/master/csl-citation.json&quot;} RNDEhyyJgqKnW"/><text:span text:style-name="T115">. </text:span><text:span text:style-name="T116">Flowering is acropetally sequential within shoots, starting with the basal flower in the basal raceme. The flowers </text:span><text:soft-page-break/><text:span text:style-name="T116">are large and pollinated by bumblebees </text:span><text:span text:style-name="Default_20_Paragraph_20_Font"><text:span text:style-name="T123">(</text:span></text:span><text:span text:style-name="Default_20_Paragraph_20_Font"><text:span text:style-name="T121">Bombus</text:span></text:span><text:span text:style-name="Default_20_Paragraph_20_Font"><text:span text:style-name="T123"> spp.)</text:span></text:span><text:span text:style-name="T116">. </text:span><text:span text:style-name="T118">L. vernus</text:span><text:span text:style-name="T115"> is self-compatible, but lacks mechanisms for self-pollination (J. Ehrlén, unpubl. data)</text:span><text:span text:style-name="T116">.</text:span><text:span text:style-name="T124"> </text:span><text:span text:style-name="T116">Individuals produce a small number of relatively large seeds and recruitment from seeds is frequent </text:span><text:reference-mark-start text:name="ZOTERO_ITEM CSL_CITATION {&quot;citationID&quot;:&quot;WcT3LSVw&quot;,&quot;properties&quot;:{&quot;formattedCitation&quot;:&quot;(Ehrl\\uc0\\u233{}n &amp; Eriksson 1996)&quot;,&quot;plainCitation&quot;:&quot;(Ehrlén &amp; Eriksson 1996)&quot;,&quot;noteIndex&quot;:0},&quot;citationItems&quot;:[{&quot;id&quot;:8146,&quot;uris&quot;:[&quot;http://zotero.org/users/624279/items/7L9XQP4G&quot;],&quot;uri&quot;:[&quot;http://zotero.org/users/624279/items/7L9XQP4G&quot;],&quot;itemData&quot;:{&quot;id&quot;:8146,&quot;type&quot;:&quot;article-journal&quot;,&quot;title&quot;:&quot;Seedling recruitment in the perennial herb Lathyrus vernus&quot;,&quot;container-title&quot;:&quot;Flora&quot;,&quot;page&quot;:&quot;377-383&quot;,&quot;volume&quot;:&quot;191&quot;,&quot;issue&quot;:&quot;4&quot;,&quot;source&quot;:&quot;ScienceDirect&quot;,&quot;abstract&quot;:&quot;Summary\nSeedling recruitment in the low-fecund perennial herb Lathyrus vernus was investigated during 4 years in 11 patches. Emergence and seedling survival were studied in unmanipulated quadrates and in quadrates where additional seeds had been sown. Experimental addition of seeds increased both the proportion of quadrates with recruitment and the number of seedlings within quadrates with recruitment. The probability of seedling emergence and seedling survival were not correlated with seed or seedling density. Emergence varied among patches but not among years. First-year survival of seedlings did not vary temporally or spatially. Seedling survival was correlated with initial seedling size, but not to germination phenology or herbivory. It is concluded that recruitment in L. vernus is seed limited and that reductions in seed production caused by seed predators and herbivores may influence the number of recruits and established individuals. However, factors other than seed availability also limit recruitment, and a concept of combined seed and microsite limitation of recruitment is therefore an appropriate interpretation of the observed patterns in L. vernus.&quot;,&quot;DOI&quot;:&quot;10.1016/S0367-2530(17)30744-2&quot;,&quot;ISSN&quot;:&quot;0367-2530&quot;,&quot;journalAbbreviation&quot;:&quot;Flora&quot;,&quot;author&quot;:[{&quot;family&quot;:&quot;Ehrlén&quot;,&quot;given&quot;:&quot;Johan&quot;},{&quot;family&quot;:&quot;Eriksson&quot;,&quot;given&quot;:&quot;Ove&quot;}],&quot;issued&quot;:{&quot;date-parts&quot;:[[&quot;1996&quot;,10,1]]}}}],&quot;schema&quot;:&quot;https://github.com/citation-style-language/schema/raw/master/csl-citation.json&quot;} RNDVwcvymSpYq"/><text:span text:style-name="T80">(Ehrlén &amp; Eriksson 1996)</text:span><text:reference-mark-end text:name="ZOTERO_ITEM CSL_CITATION {&quot;citationID&quot;:&quot;WcT3LSVw&quot;,&quot;properties&quot;:{&quot;formattedCitation&quot;:&quot;(Ehrl\\uc0\\u233{}n &amp; Eriksson 1996)&quot;,&quot;plainCitation&quot;:&quot;(Ehrlén &amp; Eriksson 1996)&quot;,&quot;noteIndex&quot;:0},&quot;citationItems&quot;:[{&quot;id&quot;:8146,&quot;uris&quot;:[&quot;http://zotero.org/users/624279/items/7L9XQP4G&quot;],&quot;uri&quot;:[&quot;http://zotero.org/users/624279/items/7L9XQP4G&quot;],&quot;itemData&quot;:{&quot;id&quot;:8146,&quot;type&quot;:&quot;article-journal&quot;,&quot;title&quot;:&quot;Seedling recruitment in the perennial herb Lathyrus vernus&quot;,&quot;container-title&quot;:&quot;Flora&quot;,&quot;page&quot;:&quot;377-383&quot;,&quot;volume&quot;:&quot;191&quot;,&quot;issue&quot;:&quot;4&quot;,&quot;source&quot;:&quot;ScienceDirect&quot;,&quot;abstract&quot;:&quot;Summary\nSeedling recruitment in the low-fecund perennial herb Lathyrus vernus was investigated during 4 years in 11 patches. Emergence and seedling survival were studied in unmanipulated quadrates and in quadrates where additional seeds had been sown. Experimental addition of seeds increased both the proportion of quadrates with recruitment and the number of seedlings within quadrates with recruitment. The probability of seedling emergence and seedling survival were not correlated with seed or seedling density. Emergence varied among patches but not among years. First-year survival of seedlings did not vary temporally or spatially. Seedling survival was correlated with initial seedling size, but not to germination phenology or herbivory. It is concluded that recruitment in L. vernus is seed limited and that reductions in seed production caused by seed predators and herbivores may influence the number of recruits and established individuals. However, factors other than seed availability also limit recruitment, and a concept of combined seed and microsite limitation of recruitment is therefore an appropriate interpretation of the observed patterns in L. vernus.&quot;,&quot;DOI&quot;:&quot;10.1016/S0367-2530(17)30744-2&quot;,&quot;ISSN&quot;:&quot;0367-2530&quot;,&quot;journalAbbreviation&quot;:&quot;Flora&quot;,&quot;author&quot;:[{&quot;family&quot;:&quot;Ehrlén&quot;,&quot;given&quot;:&quot;Johan&quot;},{&quot;family&quot;:&quot;Eriksson&quot;,&quot;given&quot;:&quot;Ove&quot;}],&quot;issued&quot;:{&quot;date-parts&quot;:[[&quot;1996&quot;,10,1]]}}}],&quot;schema&quot;:&quot;https://github.com/citation-style-language/schema/raw/master/csl-citation.json&quot;} RNDVwcvymSpYq"/><text:span text:style-name="T116">. </text:span><text:span text:style-name="T124">Seeds lack specific dispersal mechanisms and are dispersed up to a few meters when the dry pods dehisce explosively. </text:span><text:span text:style-name="T116">Developing seeds are often damaged by the pre-dispersal seed predator </text:span><text:span text:style-name="T119">Bruchus atomarius</text:span><text:span text:style-name="T116">. </text:span><text:span text:style-name="T125">Grazing by roe deer </text:span><text:span text:style-name="T122">(Capreolus capreolus</text:span><text:span text:style-name="T125">) often removes entire flowering shoots and prevents seed production. </text:span><text:span text:style-name="T116">Previous evidence from a common garden study indicates that there is heritable variation in flowering time among populations of </text:span><text:span text:style-name="T120">L. vernus </text:span><text:reference-mark-start text:name="ZOTERO_ITEM CSL_CITATION {&quot;citationID&quot;:&quot;eZtge75k&quot;,&quot;properties&quot;:{&quot;formattedCitation&quot;:&quot;(Wid\\uc0\\u233{}n &amp; Schiemann 2003)&quot;,&quot;plainCitation&quot;:&quot;(Widén &amp; Schiemann 2003)&quot;,&quot;noteIndex&quot;:0},&quot;citationItems&quot;:[{&quot;id&quot;:7839,&quot;uris&quot;:[&quot;http://zotero.org/users/624279/items/UFWSV9WT&quot;],&quot;uri&quot;:[&quot;http://zotero.org/users/624279/items/UFWSV9WT&quot;],&quot;itemData&quot;:{&quot;id&quot;:7839,&quot;type&quot;:&quot;article-journal&quot;,&quot;title&quot;:&quot;The pattern of variation in leaflet shape and reproductive characters in Lathyrus vernus (L.) Bernh. (Fabaceae)&quot;,&quot;container-title&quot;:&quot;Plant Systematics and Evolution&quot;,&quot;page&quot;:&quot;41-54&quot;,&quot;volume&quot;:&quot;240&quot;,&quot;issue&quot;:&quot;1&quot;,&quot;source&quot;:&quot;Springer Link&quot;,&quot;abstract&quot;:&quot;.The pattern of variation in characters closely connected with reproductive fitness and in a presumably weakly selected character, leaflet shape, was studied in the forest-herb Lathyrus vernus. Plants from twenty populations, representing three geographically distinct regions (C. Europe, S. Sweden and C. Sweden), were transplanted to a common garden. Leaflet shape, described using elliptic Fourier coefficients and moment invariants, showed significant variation between regions and between population within regions, and a tendency for differences in leaflet shape to increase with the geographic distance separating the populations. Pairwise comparisons of populations also revealed a positive association between the difference in leaflet shape (when quantified using moment invariants) and the genetic distance based on allozyme data from an earlier study. There were significant between-population and between-region differences for most of the reproductive characters, whereas the association between the between-population distance in reproductive characters and geographic or genetic distance failed to reach significance. Leaflet shape and reproductive characters generally showed higher levels of differentiation than the allozymes. L. vernus did not show any significant differences in fitness-related characters between small and large populations measured in cultivation, although individuals from small populations flowered earlier and had a higher mortality during four years in cultivation.&quot;,&quot;DOI&quot;:&quot;10.1007/s00606-003-0020-3&quot;,&quot;ISSN&quot;:&quot;1615-6110&quot;,&quot;journalAbbreviation&quot;:&quot;Plant Syst. Evol.&quot;,&quot;language&quot;:&quot;en&quot;,&quot;author&quot;:[{&quot;family&quot;:&quot;Widén&quot;,&quot;given&quot;:&quot;B.&quot;},{&quot;family&quot;:&quot;Schiemann&quot;,&quot;given&quot;:&quot;K.&quot;}],&quot;issued&quot;:{&quot;date-parts&quot;:[[&quot;2003&quot;,9,1]]}}}],&quot;schema&quot;:&quot;https://github.com/citation-style-language/schema/raw/master/csl-citation.json&quot;} RND6r68ZceNBg"/><text:span text:style-name="T72">(Widén &amp; Schiemann 2003</text:span><text:span text:style-name="T26">)</text:span><text:reference-mark-end text:name="ZOTERO_ITEM CSL_CITATION {&quot;citationID&quot;:&quot;eZtge75k&quot;,&quot;properties&quot;:{&quot;formattedCitation&quot;:&quot;(Wid\\uc0\\u233{}n &amp; Schiemann 2003)&quot;,&quot;plainCitation&quot;:&quot;(Widén &amp; Schiemann 2003)&quot;,&quot;noteIndex&quot;:0},&quot;citationItems&quot;:[{&quot;id&quot;:7839,&quot;uris&quot;:[&quot;http://zotero.org/users/624279/items/UFWSV9WT&quot;],&quot;uri&quot;:[&quot;http://zotero.org/users/624279/items/UFWSV9WT&quot;],&quot;itemData&quot;:{&quot;id&quot;:7839,&quot;type&quot;:&quot;article-journal&quot;,&quot;title&quot;:&quot;The pattern of variation in leaflet shape and reproductive characters in Lathyrus vernus (L.) Bernh. (Fabaceae)&quot;,&quot;container-title&quot;:&quot;Plant Systematics and Evolution&quot;,&quot;page&quot;:&quot;41-54&quot;,&quot;volume&quot;:&quot;240&quot;,&quot;issue&quot;:&quot;1&quot;,&quot;source&quot;:&quot;Springer Link&quot;,&quot;abstract&quot;:&quot;.The pattern of variation in characters closely connected with reproductive fitness and in a presumably weakly selected character, leaflet shape, was studied in the forest-herb Lathyrus vernus. Plants from twenty populations, representing three geographically distinct regions (C. Europe, S. Sweden and C. Sweden), were transplanted to a common garden. Leaflet shape, described using elliptic Fourier coefficients and moment invariants, showed significant variation between regions and between population within regions, and a tendency for differences in leaflet shape to increase with the geographic distance separating the populations. Pairwise comparisons of populations also revealed a positive association between the difference in leaflet shape (when quantified using moment invariants) and the genetic distance based on allozyme data from an earlier study. There were significant between-population and between-region differences for most of the reproductive characters, whereas the association between the between-population distance in reproductive characters and geographic or genetic distance failed to reach significance. Leaflet shape and reproductive characters generally showed higher levels of differentiation than the allozymes. L. vernus did not show any significant differences in fitness-related characters between small and large populations measured in cultivation, although individuals from small populations flowered earlier and had a higher mortality during four years in cultivation.&quot;,&quot;DOI&quot;:&quot;10.1007/s00606-003-0020-3&quot;,&quot;ISSN&quot;:&quot;1615-6110&quot;,&quot;journalAbbreviation&quot;:&quot;Plant Syst. Evol.&quot;,&quot;language&quot;:&quot;en&quot;,&quot;author&quot;:[{&quot;family&quot;:&quot;Widén&quot;,&quot;given&quot;:&quot;B.&quot;},{&quot;family&quot;:&quot;Schiemann&quot;,&quot;given&quot;:&quot;K.&quot;}],&quot;issued&quot;:{&quot;date-parts&quot;:[[&quot;2003&quot;,9,1]]}}}],&quot;schema&quot;:&quot;https://github.com/citation-style-language/schema/raw/master/csl-citation.json&quot;} RND6r68ZceNBg"/><text:span text:style-name="T115">. </text:span><text:span text:style-name="T124"><text:s/></text:span></text:p>
      <text:p text:style-name="P2"><text:span text:style-name="T124"><text:tab/></text:span><text:span text:style-name="T115">The average conditional life span of flowering individuals has been estimated to 44.3 years </text:span><text:reference-mark-start text:name="ZOTERO_ITEM CSL_CITATION {&quot;citationID&quot;:&quot;m7S3O8sX&quot;,&quot;properties&quot;:{&quot;formattedCitation&quot;:&quot;(Ehrl\\uc0\\u233{}n &amp; Lehtil\\uc0\\u228{} 2002)&quot;,&quot;plainCitation&quot;:&quot;(Ehrlén &amp; Lehtilä 2002)&quot;,&quot;noteIndex&quot;:0},&quot;citationItems&quot;:[{&quot;id&quot;:3059,&quot;uris&quot;:[&quot;http://zotero.org/users/624279/items/29U2PVWL&quot;],&quot;uri&quot;:[&quot;http://zotero.org/users/624279/items/29U2PVWL&quot;],&quot;itemData&quot;:{&quot;id&quot;:3059,&quot;type&quot;:&quot;article-journal&quot;,&quot;title&quot;:&quot;How perennial are perennial plants?&quot;,&quot;container-title&quot;:&quot;Oikos&quot;,&quot;page&quot;:&quot;308–322&quot;,&quot;volume&quot;:&quot;98&quot;,&quot;issue&quot;:&quot;2&quot;,&quot;source&quot;:&quot;Google Scholar&quot;,&quot;author&quot;:[{&quot;family&quot;:&quot;Ehrlén&quot;,&quot;given&quot;:&quot;J.&quot;},{&quot;family&quot;:&quot;Lehtilä&quot;,&quot;given&quot;:&quot;K.&quot;}],&quot;issued&quot;:{&quot;date-parts&quot;:[[&quot;2002&quot;]]}}}],&quot;schema&quot;:&quot;https://github.com/citation-style-language/schema/raw/master/csl-citation.json&quot;} RNDiunZPkA7No"/><text:span text:style-name="T72">(Ehrlén &amp; Lehtilä 2002</text:span><text:span text:style-name="T26">)</text:span><text:reference-mark-end text:name="ZOTERO_ITEM CSL_CITATION {&quot;citationID&quot;:&quot;m7S3O8sX&quot;,&quot;properties&quot;:{&quot;formattedCitation&quot;:&quot;(Ehrl\\uc0\\u233{}n &amp; Lehtil\\uc0\\u228{} 2002)&quot;,&quot;plainCitation&quot;:&quot;(Ehrlén &amp; Lehtilä 2002)&quot;,&quot;noteIndex&quot;:0},&quot;citationItems&quot;:[{&quot;id&quot;:3059,&quot;uris&quot;:[&quot;http://zotero.org/users/624279/items/29U2PVWL&quot;],&quot;uri&quot;:[&quot;http://zotero.org/users/624279/items/29U2PVWL&quot;],&quot;itemData&quot;:{&quot;id&quot;:3059,&quot;type&quot;:&quot;article-journal&quot;,&quot;title&quot;:&quot;How perennial are perennial plants?&quot;,&quot;container-title&quot;:&quot;Oikos&quot;,&quot;page&quot;:&quot;308–322&quot;,&quot;volume&quot;:&quot;98&quot;,&quot;issue&quot;:&quot;2&quot;,&quot;source&quot;:&quot;Google Scholar&quot;,&quot;author&quot;:[{&quot;family&quot;:&quot;Ehrlén&quot;,&quot;given&quot;:&quot;J.&quot;},{&quot;family&quot;:&quot;Lehtilä&quot;,&quot;given&quot;:&quot;K.&quot;}],&quot;issued&quot;:{&quot;date-parts&quot;:[[&quot;2002&quot;]]}}}],&quot;schema&quot;:&quot;https://github.com/citation-style-language/schema/raw/master/csl-citation.json&quot;} RNDiunZPkA7No"/><text:span text:style-name="T26">.</text:span><text:span text:style-name="T115"> The long life span of </text:span><text:span text:style-name="T117">L. vernus</text:span><text:span text:style-name="T115"> and an observed low turnover of individuals in the study population means that, in spite of the long duration of the study, observed variation in trait distributions among years is likely to be mostly the result of phenotypic plasticity, while changes in the genetic structure of the population are likely to have played a minor role.</text:span><text:span text:style-name="Default_20_Paragraph_20_Font"><text:span text:style-name="T114"> </text:span></text:span></text:p>
      <text:p text:style-name="P2"><text:span text:style-name="Default_20_Paragraph_20_Font"><text:span text:style-name="T33">Data collection</text:span></text:span></text:p>
      <text:p text:style-name="P2"><text:span text:style-name="Default_20_Paragraph_20_Font"><text:span text:style-name="T3">Data was collected in 22 years, 1987 – 1996 and 2006 – 2017. A permanent study plot of … </text:span></text:span><text:span text:style-name="Default_20_Paragraph_20_Font"><text:span text:style-name="T7">m</text:span></text:span><text:span text:style-name="Default_20_Paragraph_20_Font"><text:span text:style-name="T150">2</text:span></text:span><text:span text:style-name="Default_20_Paragraph_20_Font"><text:span text:style-name="T3"><office:annotation><dc:creator>Alicia Valdés Rapado</dc:creator><dc:date>2018-08-29T15:12:00.69</dc:date><text:p text:style-name="P68"><text:span text:style-name="T173">Measures of the plot?</text:span></text:p></office:annotation></text:span></text:span><text:span text:style-name="Default_20_Paragraph_20_Font"><text:span text:style-name="T3"> was established in 1987. All flowering individuals in this plot were permanently marked with flags and surveyed in each year from 1987 to 1996. No recordings were made from 1997 to 2005, and markings were not maintained. In 2006, a permanent study plot </text:span></text:span><text:span text:style-name="Default_20_Paragraph_20_Font"><text:span text:style-name="T7">of …</text:span></text:span><text:span text:style-name="Default_20_Paragraph_20_Font"><text:span text:style-name="T3"><office:annotation><dc:creator>Alicia Valdés Rapado</dc:creator><dc:date>2018-08-29T15:12:00.69</dc:date><textooo:sender-initials>Alicia Va</textooo:sender-initials><text:p><text:span text:style-name="T172">Measures of the plot?</text:span></text:p></office:annotation></text:span></text:span><text:span text:style-name="Default_20_Paragraph_20_Font"><text:span text:style-name="T7"> m</text:span></text:span><text:span text:style-name="Default_20_Paragraph_20_Font"><text:span text:style-name="T150">2</text:span></text:span><text:span text:style-name="Default_20_Paragraph_20_Font"><text:span text:style-name="T3"> adjacent to the initial plot was established. This new plot was surveyed in the same way as the initial plot from 2006 to 2017, i.e. one set of individuals were followed from 1987 to 1996, and a second set of individuals were followed from 2006 to 2017. Within each of the two study periods, the identity of individuals marked as flowering in one year was checked in each of the following years also when not flowering, in order to keep track of individuals flowering only in some study years. Field recordings in each season started when shoots initiated growth in April and were continued every fifth day until the last plant had finished flowering. At all visits, we recorded the number of buds, open flowers, </text:span></text:span><text:soft-page-break/><text:span text:style-name="Default_20_Paragraph_20_Font"><text:span text:style-name="T3">scars from aborted flowers and fruits. At each visit up to opening of the first flower, we recorded also the size and developmental stage of the most advanced bud in all</text:span></text:span><text:span text:style-name="T26"> individuals, </text:span><text:span text:style-name="Default_20_Paragraph_20_Font"><text:span text:style-name="T3">and assigned it to one of four size categories: small, medium, large and very large. At each visit, we also recorded if one or several shoots had been grazed by roe deer or other vertebrates. At the time of fruit maturation, we measured vegetative size and recorded the number of mature fruits, the number of intact seeds and the number of seeds attacked by pre-dispersal seed predators. We estimated vegetative size of an individual as their above-ground volume. To estimate above-ground volume, we measured the height and diameter of all shoots</text:span></text:span><text:span text:style-name="T26">, calculated the volume of each shoot as π </text:span><text:span text:style-name="Default_20_Paragraph_20_Font"><text:span text:style-name="T3">×</text:span></text:span><text:span text:style-name="T26"> (diameter/2)</text:span><text:span text:style-name="Default_20_Paragraph_20_Font"><text:span text:style-name="T130">2</text:span></text:span><text:span text:style-name="T26"> </text:span><text:span text:style-name="Default_20_Paragraph_20_Font"><text:span text:style-name="T3">×</text:span></text:span><text:span text:style-name="T26"> height, and summed the volumes of all shoots of an individual (see Appendix S1 for details). </text:span><text:span text:style-name="Default_20_Paragraph_20_Font"><text:span text:style-name="T3">Fruits that had not yet opened at the time of recording were directly examined in the field. The number of seeds was counted and pre-dispersal seed predation was identified by the presence of one or several larval entrance holes in a seed. </text:span></text:span><text:span text:style-name="Default_20_Paragraph_20_Font"><text:span text:style-name="T7">Fruits that had opened prior to the recording were brought to the lab where the number of intact and preyed seeds was estimated based on the number of placentas and larval entrance holes (see Appendix S1 for details). </text:span></text:span><text:span text:style-name="Default_20_Paragraph_20_Font"><text:span text:style-name="T3">The total number of intact seeds produced by an individual was used as an estimate of fitness.</text:span></text:span></text:p>
      <text:p text:style-name="P2"><text:span text:style-name="Default_20_Paragraph_20_Font"><text:span text:style-name="T126"><text:s/><text:tab/>The total number of open flowers produced by an individual during the flowering season was obtained from counts of the total number of buds, flowers, fruits and scars from aborted flowers at each recording. The total number of flowers in individuals that were grazed was estimated based on </text:span></text:span><text:span text:style-name="Default_20_Paragraph_20_Font"><text:span text:style-name="T137">vegetative size</text:span></text:span><text:span text:style-name="Default_20_Paragraph_20_Font"><text:span text:style-name="T126"> (see Appendix S1 for details).</text:span></text:span></text:p>
      <text:p text:style-name="P2"><text:span text:style-name="Default_20_Paragraph_20_Font"><text:span text:style-name="T3"><text:s/><text:tab/></text:span></text:span><text:span text:style-name="T26"> </text:span><text:span text:style-name="Default_20_Paragraph_20_Font"><text:span text:style-name="T40">First flowering day (FFD), i.e. the day of year when the first flower was fully unfolded with the banner petal folded upwards, was estimated for each plant.</text:span></text:span><text:span text:style-name="Default_20_Paragraph_20_Font"><text:span text:style-name="T39"> The data on the </text:span></text:span><text:span text:style-name="Default_20_Paragraph_20_Font"><text:span text:style-name="T3">presence or absence of open flowers from each visit allowed us to with certainty determine during which 5-day interval an individual had started to flower. </text:span></text:span><text:span text:style-name="Default_20_Paragraph_20_Font"><text:span text:style-name="T7">To estimate also the most likely date within this 5-day interval at which the first flower opened, we used information about the developmental stage of the most developed bud at the last recording before the recording with open flowers and the number of open </text:span></text:span><text:soft-page-break/><text:span text:style-name="Default_20_Paragraph_20_Font"><text:span text:style-name="T7">flowers at the first recording with open flowers (see Appendix S1 for details).</text:span></text:span></text:p>
      <text:p text:style-name="P2"><text:span text:style-name="Default_20_Paragraph_20_Font"><text:span text:style-name="T3"><text:tab/>Weather data for the months of</text:span></text:span><text:span text:style-name="Default_20_Paragraph_20_Font"><text:span text:style-name="T7"> March, April and May</text:span></text:span><text:span text:style-name="Default_20_Paragraph_20_Font"><text:span text:style-name="T3"> during the period 1961-2017 was obtained from the Swedish Meteorological and Hydrological Institute (</text:span></text:span><text:a xlink:type="simple" xlink:href="http://www.smhi.se/" text:style-name="Internet_20_link" text:visited-style-name="Visited_20_Internet_20_Link"><text:span text:style-name="Internet_20_link"><text:span text:style-name="T135">www.smhi.se</text:span></text:span></text:a><text:span text:style-name="Default_20_Paragraph_20_Font"><text:span text:style-name="T3">). Daily mean, minimum and maximum temperature values were averaged from two meteorological stations located in Oxelösund (58.6777 N, 17.1223 E, 41 km from the study plot) and Södertälje (59.2142 N, 17.6289 E, 29 km from the study plot). Missing values were estimated using the relationship between values of both stations in each month over all years (see Appendix S1 for details). Daily precipitation values were obtained from one station located in Åda (58.9279 N, <text:s/>17.5358 E, 5 km from the study plot). </text:span></text:span></text:p>
      <text:p text:style-name="P8">Data management</text:p>
      <text:p text:style-name="P12">In order to take into account leap years, we converted all FFD from calendar dates (dd/mm/yy) to the number of days after the vernal equinox. We then calculated three measures of the yearly position of the flowering season: the start, calculated as the date when 10% of the plants had started flowering, the mean, calculated as the mean first flowering date of individuals, and the end, calculated as the date when 90% of the plants had started flowering. The yearly duration of the flowering season was defined as the number of days between the start and the end of the flowering season.</text:p>
      <text:p text:style-name="P24"><text:span text:style-name="Default_20_Paragraph_20_Font"><text:span text:style-name="T7">Using weather data from the meteorological stations, we calculated in total 12 climatic variables: monthly averages of daily minimum, mean and maximum temperatures and monthly sums of precipitation for March, April and May. We expected that higher temperatures during the shoot development of </text:span></text:span><text:span text:style-name="Default_20_Paragraph_20_Font"><text:span text:style-name="T30">L. vernus</text:span></text:span><text:span text:style-name="Default_20_Paragraph_20_Font"><text:span text:style-name="T7"> in March, April and May should result in an earlier flowering, as development of shoots and flower buds is strongly influenced by temperature (Fogelström et al. unpubl. data). Higher temperatures should also lead to higher mean fitness as both fertilization and seed set are likely to be favored, and there is no shortage of water during spring in these environments. Lastly, higher temperatures should lead to stronger selection for earlier flowering, as </text:span></text:span><text:soft-page-break/><text:span text:style-name="Default_20_Paragraph_20_Font"><text:span text:style-name="T7">individuals flowering early would benefit most from favorable conditions before canopy closure. Lower temperatures in April and May might lead to weaker selection for earlier flowering because early buds might be damaged by frosts and early flowers might experience a shortage of pollinators. We also expected that the duration of flowering should be positively associated with temperatures in April, as higher temperatures early during the season would mean an earlier start of flowering, and negatively associated with higher May temperatures, as this would increase the speed of development and result in an earlier end of the flowering seas</text:span></text:span><text:span text:style-name="Default_20_Paragraph_20_Font"><text:span text:style-name="T44">on. The expected effects of precipitation during spring on trait expression and natural selection are less obvious. Pre</text:span></text:span><text:span text:style-name="Default_20_Paragraph_20_Font"><text:span text:style-name="T7">cipitation during early spring, if falling as snow, might protect overwintering shoot buds from extreme low temperatures and lead to an earlier onset of growth and an earlier flowering. Precipitation during early spring falling as rain would often be associated with relatively mild temperatures, and thus also be correlated with an earlier growth and reproduction. Precipitation later in spring is associated with lower than average temperatures and lower availability of light, and thus poorer conditions for growth, fertilization and seed development. This would result in later flowering, lower fitness, and possibly weaker selection for early flowering.</text:span></text:span></text:p>
      <text:p text:style-name="P8">Statistical analyses</text:p>
      <text:p text:style-name="P2"><text:span text:style-name="Default_20_Paragraph_20_Font"><text:span text:style-name="T3">We first checked for trends across years in climate, flowering time and mean fitness by performing univariate linear regressions of all climatic variables, mean first flowering date and </text:span></text:span><text:span text:style-name="Default_20_Paragraph_20_Font"><text:span text:style-name="T4">number of intact (non-predated) seeds</text:span></text:span><text:span text:style-name="Default_20_Paragraph_20_Font"><text:span text:style-name="T3"> against year. We checked for trends in climate for the 22 study years and for the period 1961-2017. We also performed a visual inspection of the data to identify non-linear trends. </text:span></text:span></text:p>
      <text:p text:style-name="P2"><text:span text:style-name="Default_20_Paragraph_20_Font"><text:span text:style-name="T3"><text:tab/>To assess how much of the variation in first flowering date for individual plants was explained by year, we calculated the </text:span></text:span><text:span text:style-name="Default_20_Paragraph_20_Font"><text:span text:style-name="T4">R</text:span></text:span><text:span text:style-name="Default_20_Paragraph_20_Font"><text:span text:style-name="T5">2</text:span></text:span><text:span text:style-name="Default_20_Paragraph_20_Font"><text:span text:style-name="T4"> from </text:span></text:span><text:span text:style-name="Default_20_Paragraph_20_Font"><text:span text:style-name="T3">a univariate linear regression of first flowering date </text:span></text:span><office:annotation office:name="__Annotation__6685_992733131"><dc:creator>Alicia Valdés Rapado</dc:creator><dc:date>2018-12-20T13:50:46.69</dc:date><text:p text:style-name="P66"><text:span text:style-name="T171">Sorry, again confusion with R variable types. I treated this as a “factor” in R, i.e. a nominal (not ordered) variable</text:span></text:p></office:annotation><text:span text:style-name="Default_20_Paragraph_20_Font"><text:span text:style-name="T3">with year as </text:span></text:span><text:change text:change-id="ct229122032"/><text:change-start text:change-id="ct228975088"/><text:span text:style-name="Default_20_Paragraph_20_Font"><text:span text:style-name="T3">a</text:span></text:span><text:change-end text:change-id="ct228975088"/><text:span text:style-name="Default_20_Paragraph_20_Font"><text:span text:style-name="T3"> </text:span></text:span><text:change text:change-id="ct228972592"/><text:change-start text:change-id="ct228972696"/><text:span text:style-name="Default_20_Paragraph_20_Font"><text:span text:style-name="T3">nominal</text:span></text:span><text:change-end text:change-id="ct228972696"/><text:span text:style-name="Default_20_Paragraph_20_Font"><text:span text:style-name="T3"> variable</text:span></text:span><text:change-start text:change-id="ct228973736"/><office:annotation-end office:name="__Annotation__6685_992733131"/><text:change-end text:change-id="ct228973736"/><text:span text:style-name="Default_20_Paragraph_20_Font"><text:span text:style-name="T3">. The effects of yearly climate on first flowering date for individual plants were examined using linear mixed models with plant individual as a random effect and number of flow</text:span></text:span><text:soft-page-break/><text:span text:style-name="Default_20_Paragraph_20_Font"><text:span text:style-name="T3">ers as a covariate. All climatic variables were standardized prior to analyses by subtracting the mean and dividing by the standard deviation. We constructed a candidate model set using the 12 climatic variables as predictors. In order to avoid collinearity among predictors, we constrained the number of candidate models by avoiding models including pairs of variables with a Pearson correlation coefficient larger than 0.5. </text:span></text:span><text:span text:style-name="Default_20_Paragraph_20_Font"><text:span text:style-name="T34">We then ranked the resulting candidate models using the corrected version of the second-order Akaike information criterion (AICc). To account for model uncertainty, we performed model averaging of parameter estimates across all models with </text:span></text:span><text:span text:style-name="Default_20_Paragraph_20_Font"><text:span text:style-name="T35">Δ</text:span></text:span><text:span text:style-name="Default_20_Paragraph_20_Font"><text:span text:style-name="T34">AICc </text:span></text:span><text:span text:style-name="Default_20_Paragraph_20_Font"><text:span text:style-name="T35">&lt; </text:span></text:span><text:span text:style-name="Default_20_Paragraph_20_Font"><text:span text:style-name="T34">2. The effects of climate on the yearly position (start, mean and end) and duration of the flowering season were examined using linear models with the climatic variables that had a significant effect in the averaged model for first flowering date for individual plants as predictors.</text:span></text:span><text:span text:style-name="Default_20_Paragraph_20_Font"><text:span text:style-name="T136"> </text:span></text:span><text:span text:style-name="Default_20_Paragraph_20_Font"><text:span text:style-name="T3">In order to explore how long-term trends influenced our estimates of effects of climate, we ran the models including also year as a covariate.</text:span></text:span></text:p>
      <text:p text:style-name="P2"><text:span text:style-name="Default_20_Paragraph_20_Font"><text:span text:style-name="T3"><text:tab/>To assess how much of the variation in individual fitness was explained by year, we calculated the </text:span></text:span><text:span text:style-name="Default_20_Paragraph_20_Font"><text:span text:style-name="T4">R</text:span></text:span><text:span text:style-name="Default_20_Paragraph_20_Font"><text:span text:style-name="T5">2</text:span></text:span><text:span text:style-name="Default_20_Paragraph_20_Font"><text:span text:style-name="T4"> from</text:span></text:span><text:span text:style-name="Default_20_Paragraph_20_Font"><text:span text:style-name="T3"> a univariate linear regression of fitness with year as a</text:span></text:span><text:change text:change-id="ct228975296"/><text:span text:style-name="Default_20_Paragraph_20_Font"><text:span text:style-name="T3"> </text:span></text:span><text:change text:change-id="ct228975400"/><text:change-start text:change-id="ct228973112"/><text:span text:style-name="Default_20_Paragraph_20_Font"><text:span text:style-name="T3">nominal</text:span></text:span><text:change-end text:change-id="ct228973112"/><text:span text:style-name="Default_20_Paragraph_20_Font"><text:span text:style-name="T3"> variable. The effects of yearly climate on individual fitness were examined using linear mixed models with number of flowers as a condition trait and plant individual as a random effect. We performed model selection and model averaging using the 12 climatic variables as described above.</text:span></text:span></text:p>
      <text:p text:style-name="P2"><text:span text:style-name="Default_20_Paragraph_20_Font"><text:span text:style-name="T3"><text:tab/>To assess total and direct phenotypic selection on flowering time (FFD) for each year, we estimated phenotypic selection differentials and gradients, respectively, using linear regression models.</text:span></text:span><text:span text:style-name="Default_20_Paragraph_20_Font"><text:span text:style-name="T4"> Fitness, in terms of the number of intact seeds, was relativized within years by dividing individual values by yearly mean values. Traits were standardized within years by subtracting the yearly mean and dividing by the yearly standard deviation. <text:s/>Phenotypic selection differentials, providing estimates of the combination of direct selection, and indirect selection mediated through correlated characters on a trait, were calculated for each year using univariate regressions of relative fitness on standardized FFD and number of flowers </text:span></text:span><text:reference-mark-start text:name="ZOTERO_ITEM CSL_CITATION {&quot;citationID&quot;:&quot;Ieq2pafj&quot;,&quot;properties&quot;:{&quot;formattedCitation&quot;:&quot;(Lande &amp; Arnold 1983)&quot;,&quot;plainCitation&quot;:&quot;(Lande &amp; Arnold 1983)&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schema&quot;:&quot;https://github.com/citation-style-language/schema/raw/master/csl-citation.json&quot;} RNDq5Uy7TMdFb"/><text:span text:style-name="Default_20_Paragraph_20_Font"><text:span text:style-name="T4">(Lande &amp; Arnold </text:span></text:span><text:span text:style-name="T26">1983)</text:span><text:reference-mark-end text:name="ZOTERO_ITEM CSL_CITATION {&quot;citationID&quot;:&quot;Ieq2pafj&quot;,&quot;properties&quot;:{&quot;formattedCitation&quot;:&quot;(Lande &amp; Arnold 1983)&quot;,&quot;plainCitation&quot;:&quot;(Lande &amp; Arnold 1983)&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schema&quot;:&quot;https://github.com/citation-style-language/schema/raw/master/csl-citation.json&quot;} RNDq5Uy7TMdFb"/><text:span text:style-name="T26">.</text:span><text:span text:style-name="Default_20_Paragraph_20_Font"><text:span text:style-name="T4"> </text:span></text:span><text:span text:style-name="Default_20_Paragraph_20_Font"><text:span text:style-name="T47">Phenotypic selection </text:span></text:span><text:soft-page-break/><text:span text:style-name="Default_20_Paragraph_20_Font"><text:span text:style-name="T26">gradients,</text:span></text:span><text:span text:style-name="Default_20_Paragraph_20_Font"><text:span text:style-name="T47"> providing estimates of direct selection on a trait, </text:span></text:span><text:span text:style-name="Default_20_Paragraph_20_Font"><text:span text:style-name="T26">were calculated for each year using multiple linear regressions of relative fitness on standardized FFD and number of flowers. We included the number of flowers </text:span></text:span><text:span text:style-name="Default_20_Paragraph_20_Font"><text:span text:style-name="T4">as a measure of resource state in these analyses in order to reduce bias due to environmentally induced covariance between FFD and fitness </text:span></text:span><text:reference-mark-start text:name="ZOTERO_ITEM CSL_CITATION {&quot;citationID&quot;:&quot;eVekm7Kl&quot;,&quot;properties&quot;:{&quot;formattedCitation&quot;:&quot;(Rausher 1992)&quot;,&quot;plainCitation&quot;:&quot;(Rausher 1992)&quot;,&quot;noteIndex&quot;:0},&quot;citationItems&quot;:[{&quot;id&quot;:7241,&quot;uris&quot;:[&quot;http://zotero.org/users/624279/items/VUI3IZZD&quot;],&quot;uri&quot;:[&quot;http://zotero.org/users/624279/items/VUI3IZZD&quot;],&quot;itemData&quot;:{&quot;id&quot;:7241,&quot;type&quot;:&quot;article-journal&quot;,&quot;title&quot;:&quot;The measurement of selection on quantitative traits: biases due to environmental covariances between traits and fitness&quot;,&quot;container-title&quot;:&quot;Evolution&quot;,&quot;page&quot;:&quot;616-626&quot;,&quot;volume&quot;:&quot;46&quot;,&quot;issue&quot;:&quot;3&quot;,&quot;source&quot;:&quot;JSTOR&quot;,&quot;abstract&quot;:&quot;The use of regression techniques for estimating the direction and magnitude of selection from measurements on phenotypes has become widespread in field studies. A potential problem with these techniques is that environmental correlations between fitness and the traits examined may produce biased estimates of selection gradients. This report demonstrates that the phenotypic covariance between fitness and a trait, used as an estimate of the selection differential in estimating selection gradients, has two components: a component induced by selection itself and a component due to the effect of environmental factors on fitness. The second component is shown to be responsible for biases in estimates of selection gradients. The use of regressions involving genotypic and breeding values instead of phenotypic values can yield estimates of selection gradients that are not biased by environmental covariances. Statistical methods for estimating the coefficients of such regressions, and for testing for biases in regressions involving phenotypic values, are described.&quot;,&quot;DOI&quot;:&quot;10.2307/2409632&quot;,&quot;ISSN&quot;:&quot;0014-3820&quot;,&quot;shortTitle&quot;:&quot;The Measurement of Selection on Quantitative Traits&quot;,&quot;author&quot;:[{&quot;family&quot;:&quot;Rausher&quot;,&quot;given&quot;:&quot;Mark D.&quot;}],&quot;issued&quot;:{&quot;date-parts&quot;:[[&quot;1992&quot;]]}}}],&quot;schema&quot;:&quot;https://github.com/citation-style-language/schema/raw/master/csl-citation.json&quot;} RND2kDGzlhA7h"/><text:span text:style-name="Default_20_Paragraph_20_Font"><text:span text:style-name="T4">(Rausher </text:span></text:span><text:span text:style-name="T26">1992)</text:span><text:reference-mark-end text:name="ZOTERO_ITEM CSL_CITATION {&quot;citationID&quot;:&quot;eVekm7Kl&quot;,&quot;properties&quot;:{&quot;formattedCitation&quot;:&quot;(Rausher 1992)&quot;,&quot;plainCitation&quot;:&quot;(Rausher 1992)&quot;,&quot;noteIndex&quot;:0},&quot;citationItems&quot;:[{&quot;id&quot;:7241,&quot;uris&quot;:[&quot;http://zotero.org/users/624279/items/VUI3IZZD&quot;],&quot;uri&quot;:[&quot;http://zotero.org/users/624279/items/VUI3IZZD&quot;],&quot;itemData&quot;:{&quot;id&quot;:7241,&quot;type&quot;:&quot;article-journal&quot;,&quot;title&quot;:&quot;The measurement of selection on quantitative traits: biases due to environmental covariances between traits and fitness&quot;,&quot;container-title&quot;:&quot;Evolution&quot;,&quot;page&quot;:&quot;616-626&quot;,&quot;volume&quot;:&quot;46&quot;,&quot;issue&quot;:&quot;3&quot;,&quot;source&quot;:&quot;JSTOR&quot;,&quot;abstract&quot;:&quot;The use of regression techniques for estimating the direction and magnitude of selection from measurements on phenotypes has become widespread in field studies. A potential problem with these techniques is that environmental correlations between fitness and the traits examined may produce biased estimates of selection gradients. This report demonstrates that the phenotypic covariance between fitness and a trait, used as an estimate of the selection differential in estimating selection gradients, has two components: a component induced by selection itself and a component due to the effect of environmental factors on fitness. The second component is shown to be responsible for biases in estimates of selection gradients. The use of regressions involving genotypic and breeding values instead of phenotypic values can yield estimates of selection gradients that are not biased by environmental covariances. Statistical methods for estimating the coefficients of such regressions, and for testing for biases in regressions involving phenotypic values, are described.&quot;,&quot;DOI&quot;:&quot;10.2307/2409632&quot;,&quot;ISSN&quot;:&quot;0014-3820&quot;,&quot;shortTitle&quot;:&quot;The Measurement of Selection on Quantitative Traits&quot;,&quot;author&quot;:[{&quot;family&quot;:&quot;Rausher&quot;,&quot;given&quot;:&quot;Mark D.&quot;}],&quot;issued&quot;:{&quot;date-parts&quot;:[[&quot;1992&quot;]]}}}],&quot;schema&quot;:&quot;https://github.com/citation-style-language/schema/raw/master/csl-citation.json&quot;} RND2kDGzlhA7h"/><text:span text:style-name="T26">.</text:span><text:span text:style-name="Default_20_Paragraph_20_Font"><text:span text:style-name="T4"> In addition to directional (linear) selection, we also assessed non-linear (quadratic and correlational) selection </text:span></text:span><text:reference-mark-start text:name="ZOTERO_ITEM CSL_CITATION {&quot;citationID&quot;:&quot;hJxcn4Cs&quot;,&quot;properties&quot;:{&quot;formattedCitation&quot;:&quot;(Lande &amp; Arnold 1983; Arnold 1986)&quot;,&quot;plainCitation&quot;:&quot;(Lande &amp; Arnold 1983; Arnold 1986)&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id&quot;:5420,&quot;uris&quot;:[&quot;http://zotero.org/users/624279/items/P8JMZTT5&quot;],&quot;uri&quot;:[&quot;http://zotero.org/users/624279/items/P8JMZTT5&quot;],&quot;itemData&quot;:{&quot;id&quot;:5420,&quot;type&quot;:&quot;article-journal&quot;,&quot;title&quot;:&quot;Limits on stabilizing, disruptive, and correlational selection set by the opportunity for selection&quot;,&quot;container-title&quot;:&quot;The American Naturalist&quot;,&quot;page&quot;:&quot;143-146&quot;,&quot;volume&quot;:&quot;128&quot;,&quot;issue&quot;:&quot;1&quot;,&quot;source&quot;:&quot;JSTOR&quot;,&quot;ISSN&quot;:&quot;0003-0147&quot;,&quot;journalAbbreviation&quot;:&quot;The American Naturalist&quot;,&quot;author&quot;:[{&quot;family&quot;:&quot;Arnold&quot;,&quot;given&quot;:&quot;Stevan J.&quot;}],&quot;issued&quot;:{&quot;date-parts&quot;:[[&quot;1986&quot;]]}}}],&quot;schema&quot;:&quot;https://github.com/citation-style-language/schema/raw/master/csl-citation.json&quot;} RNDtZ27JgBesi"/><text:span text:style-name="Default_20_Paragraph_20_Font"><text:span text:style-name="T4">(Lande &amp; Arnold 1983; Arnold </text:span></text:span><text:span text:style-name="T26">1986)</text:span><text:reference-mark-end text:name="ZOTERO_ITEM CSL_CITATION {&quot;citationID&quot;:&quot;hJxcn4Cs&quot;,&quot;properties&quot;:{&quot;formattedCitation&quot;:&quot;(Lande &amp; Arnold 1983; Arnold 1986)&quot;,&quot;plainCitation&quot;:&quot;(Lande &amp; Arnold 1983; Arnold 1986)&quot;,&quot;noteIndex&quot;:0},&quot;citationItems&quot;:[{&quot;id&quot;:7556,&quot;uris&quot;:[&quot;http://zotero.org/users/624279/items/4UW4Y8FA&quot;],&quot;uri&quot;:[&quot;http://zotero.org/users/624279/items/4UW4Y8FA&quot;],&quot;itemData&quot;:{&quot;id&quot;:7556,&quot;type&quot;:&quot;article-journal&quot;,&quot;title&quot;:&quot;The measurement of selection on correlated characters&quot;,&quot;container-title&quot;:&quot;Evolution&quot;,&quot;page&quot;:&quot;1210-1226&quot;,&quot;volume&quot;:&quot;37&quot;,&quot;issue&quot;:&quot;6&quot;,&quot;source&quot;:&quot;JSTOR&quot;,&quot;abstract&quot;:&quot;Multivariate statistical methods are derived for measuring selection solely from observed changes in the distribution of phenotypic characters in a population within a generation. Selective effects are readily detectable in characters that do not change with age, such as meristic traits or adult characters in species with determinate growth. Ontogenetic characters, including allometric growth rates, can be analyzed in longitudinal studies where individuals are followed through time. Following an approach pioneered by Pearson (1903), this analysis helps to reveal the target(s) of selection, and to quantify its intensity, without identifying the selective agent(s). By accounting for indirect selection through correlated characters, separate forces of directional and stabilizing (or disruptive) selection acting directly on each character can be measured. These directional and stabilizing selection coefficients are respectively the parameters that describe the best linear and quadratic approximations to the selective surface of individual fitness as a function of the phenotypic characters. The theory is illustrated by estimating selective forces on morphological characters influencing survival in pentatomid bugs and in house sparrows during severe weather conditions.&quot;,&quot;DOI&quot;:&quot;10.2307/2408842&quot;,&quot;ISSN&quot;:&quot;0014-3820&quot;,&quot;author&quot;:[{&quot;family&quot;:&quot;Lande&quot;,&quot;given&quot;:&quot;Russell&quot;},{&quot;family&quot;:&quot;Arnold&quot;,&quot;given&quot;:&quot;Stevan J.&quot;}],&quot;issued&quot;:{&quot;date-parts&quot;:[[&quot;1983&quot;]]}}},{&quot;id&quot;:5420,&quot;uris&quot;:[&quot;http://zotero.org/users/624279/items/P8JMZTT5&quot;],&quot;uri&quot;:[&quot;http://zotero.org/users/624279/items/P8JMZTT5&quot;],&quot;itemData&quot;:{&quot;id&quot;:5420,&quot;type&quot;:&quot;article-journal&quot;,&quot;title&quot;:&quot;Limits on stabilizing, disruptive, and correlational selection set by the opportunity for selection&quot;,&quot;container-title&quot;:&quot;The American Naturalist&quot;,&quot;page&quot;:&quot;143-146&quot;,&quot;volume&quot;:&quot;128&quot;,&quot;issue&quot;:&quot;1&quot;,&quot;source&quot;:&quot;JSTOR&quot;,&quot;ISSN&quot;:&quot;0003-0147&quot;,&quot;journalAbbreviation&quot;:&quot;The American Naturalist&quot;,&quot;author&quot;:[{&quot;family&quot;:&quot;Arnold&quot;,&quot;given&quot;:&quot;Stevan J.&quot;}],&quot;issued&quot;:{&quot;date-parts&quot;:[[&quot;1986&quot;]]}}}],&quot;schema&quot;:&quot;https://github.com/citation-style-language/schema/raw/master/csl-citation.json&quot;} RNDtZ27JgBesi"/><text:span text:style-name="Default_20_Paragraph_20_Font"><text:span text:style-name="T47">. N</text:span></text:span><text:span text:style-name="Default_20_Paragraph_20_Font"><text:span text:style-name="T4">on-linear (quadratic and correlational) selection was estimated by examining the effect of quadratic and interaction terms in a model including also the linear terms. Quadratic regression coefficients and their standard errors were doubled </text:span></text:span><text:reference-mark-start text:name="ZOTERO_ITEM CSL_CITATION {&quot;citationID&quot;:&quot;nbzCJcQH&quot;,&quot;properties&quot;:{&quot;formattedCitation&quot;:&quot;(Stinchcombe {\\i{}et al.} 2008)&quot;,&quot;plainCitation&quot;:&quot;(Stinchcombe et al. 2008)&quot;,&quot;noteIndex&quot;:0},&quot;citationItems&quot;:[{&quot;id&quot;:7574,&quot;uris&quot;:[&quot;http://zotero.org/users/624279/items/ILTH75WW&quot;],&quot;uri&quot;:[&quot;http://zotero.org/users/624279/items/ILTH75WW&quot;],&quot;itemData&quot;:{&quot;id&quot;:7574,&quot;type&quot;:&quot;article-journal&quot;,&quot;title&quot;:&quot;Estimating nonlinear selection gradients using quadratic regression coefficients: double or nothing?&quot;,&quot;container-title&quot;:&quot;Evolution&quot;,&quot;page&quot;:&quot;2435-2440&quot;,&quot;volume&quot;:&quot;62&quot;,&quot;issue&quot;:&quot;9&quot;,&quot;source&quot;:&quot;Wiley Online Library&quot;,&quot;abstract&quot;:&quot;The use of regression analysis has been instrumental in allowing evolutionary biologists to estimate the strength and mode of natural selection. Although directional and correlational selection gradients are equal to their corresponding regression coefficients, quadratic regression coefficients must be doubled to estimate stabilizing/disruptive selection gradients. Based on a sample of 33 papers published in Evolution between 2002 and 2007, at least 78% of papers have not doubled quadratic regression coefficients, leading to an appreciable underestimate of the strength of stabilizing and disruptive selection. Proper treatment of quadratic regression coefficients is necessary for estimation of fitness surfaces and contour plots, canonical analysis of the γ matrix, and modeling the evolution of populations on an adaptive landscape.&quot;,&quot;DOI&quot;:&quot;10.1111/j.1558-5646.2008.00449.x&quot;,&quot;ISSN&quot;:&quot;1558-5646&quot;,&quot;shortTitle&quot;:&quot;Estimating Nonlinear Selection Gradients Using Quadratic Regression Coefficients&quot;,&quot;language&quot;:&quot;en&quot;,&quot;author&quot;:[{&quot;family&quot;:&quot;Stinchcombe&quot;,&quot;given&quot;:&quot;John R.&quot;},{&quot;family&quot;:&quot;Agrawal&quot;,&quot;given&quot;:&quot;Aneil F.&quot;},{&quot;family&quot;:&quot;Hohenlohe&quot;,&quot;given&quot;:&quot;Paul A.&quot;},{&quot;family&quot;:&quot;Arnold&quot;,&quot;given&quot;:&quot;Stevan J.&quot;},{&quot;family&quot;:&quot;Blows&quot;,&quot;given&quot;:&quot;Mark W.&quot;}],&quot;issued&quot;:{&quot;date-parts&quot;:[[&quot;2008&quot;]]}}}],&quot;schema&quot;:&quot;https://github.com/citation-style-language/schema/raw/master/csl-citation.json&quot;} RND6eL17RqZwO"/><text:span text:style-name="Default_20_Paragraph_20_Font"><text:span text:style-name="T92">(Stinchcombe </text:span></text:span><text:span text:style-name="Default_20_Paragraph_20_Font"><text:span text:style-name="T91">et al.</text:span></text:span><text:span text:style-name="Default_20_Paragraph_20_Font"><text:span text:style-name="T92"> 2008)</text:span></text:span><text:reference-mark-end text:name="ZOTERO_ITEM CSL_CITATION {&quot;citationID&quot;:&quot;nbzCJcQH&quot;,&quot;properties&quot;:{&quot;formattedCitation&quot;:&quot;(Stinchcombe {\\i{}et al.} 2008)&quot;,&quot;plainCitation&quot;:&quot;(Stinchcombe et al. 2008)&quot;,&quot;noteIndex&quot;:0},&quot;citationItems&quot;:[{&quot;id&quot;:7574,&quot;uris&quot;:[&quot;http://zotero.org/users/624279/items/ILTH75WW&quot;],&quot;uri&quot;:[&quot;http://zotero.org/users/624279/items/ILTH75WW&quot;],&quot;itemData&quot;:{&quot;id&quot;:7574,&quot;type&quot;:&quot;article-journal&quot;,&quot;title&quot;:&quot;Estimating nonlinear selection gradients using quadratic regression coefficients: double or nothing?&quot;,&quot;container-title&quot;:&quot;Evolution&quot;,&quot;page&quot;:&quot;2435-2440&quot;,&quot;volume&quot;:&quot;62&quot;,&quot;issue&quot;:&quot;9&quot;,&quot;source&quot;:&quot;Wiley Online Library&quot;,&quot;abstract&quot;:&quot;The use of regression analysis has been instrumental in allowing evolutionary biologists to estimate the strength and mode of natural selection. Although directional and correlational selection gradients are equal to their corresponding regression coefficients, quadratic regression coefficients must be doubled to estimate stabilizing/disruptive selection gradients. Based on a sample of 33 papers published in Evolution between 2002 and 2007, at least 78% of papers have not doubled quadratic regression coefficients, leading to an appreciable underestimate of the strength of stabilizing and disruptive selection. Proper treatment of quadratic regression coefficients is necessary for estimation of fitness surfaces and contour plots, canonical analysis of the γ matrix, and modeling the evolution of populations on an adaptive landscape.&quot;,&quot;DOI&quot;:&quot;10.1111/j.1558-5646.2008.00449.x&quot;,&quot;ISSN&quot;:&quot;1558-5646&quot;,&quot;shortTitle&quot;:&quot;Estimating Nonlinear Selection Gradients Using Quadratic Regression Coefficients&quot;,&quot;language&quot;:&quot;en&quot;,&quot;author&quot;:[{&quot;family&quot;:&quot;Stinchcombe&quot;,&quot;given&quot;:&quot;John R.&quot;},{&quot;family&quot;:&quot;Agrawal&quot;,&quot;given&quot;:&quot;Aneil F.&quot;},{&quot;family&quot;:&quot;Hohenlohe&quot;,&quot;given&quot;:&quot;Paul A.&quot;},{&quot;family&quot;:&quot;Arnold&quot;,&quot;given&quot;:&quot;Stevan J.&quot;},{&quot;family&quot;:&quot;Blows&quot;,&quot;given&quot;:&quot;Mark W.&quot;}],&quot;issued&quot;:{&quot;date-parts&quot;:[[&quot;2008&quot;]]}}}],&quot;schema&quot;:&quot;https://github.com/citation-style-language/schema/raw/master/csl-citation.json&quot;} RND6eL17RqZwO"/><text:span text:style-name="Default_20_Paragraph_20_Font"><text:span text:style-name="T4">. We checked for a trend across years in direct selection on flowering time by performing a univariate linear regression of selection gradients for FFD against year. </text:span></text:span><text:change text:change-id="ct228973216"/></text:p>
      <text:p text:style-name="P2"><text:span text:style-name="Default_20_Paragraph_20_Font"><text:span text:style-name="T4"><text:tab/></text:span></text:span><text:span text:style-name="Default_20_Paragraph_20_Font"><text:span text:style-name="T6">Among-year differences in total and direct phenotypic linear selection on flowering time were evaluated using phenotypic selection models including also the interaction between standardized first flowering date and year. The main effect of year was not included as fitness was relativized within years prior to analysis. Plant individual was included as a random effect. In this analysis, we examined only variation in linear selection because non-linear selection was only significant in very few years (see Results).</text:span></text:span></text:p>
      <text:p text:style-name="P3"><text:span text:style-name="Default_20_Paragraph_20_Font"><text:span text:style-name="T6"><text:tab/>To examine if variation in total phenotypic selection among years was related to climatic conditions during spring, we performed phenotypic selection models including the interactions between standardized FFD and climatic variables. The main effects of climatic variables on fitness </text:span></text:span><text:soft-page-break/><text:span text:style-name="Default_20_Paragraph_20_Font"><text:span text:style-name="T6">were not included as fitness was relativized within years prior to analysis. Plant individual was included as a random effect. For the effects of climatic variables, we performed model selection and model averaging as explained above, using the interactions between standardized first flowering date and each of the 12 climatic variables. Interaction terms that had a significant effect in the averaged model </text:span></text:span><text:change-start text:change-id="ct228973424"/><text:span text:style-name="Default_20_Paragraph_20_Font"><text:span text:style-name="T6">(based on z, the Wald test statistic of the effect, see Table S5) </text:span></text:span><text:change-end text:change-id="ct228973424"/><text:span text:style-name="Default_20_Paragraph_20_Font"><text:span text:style-name="T6">were then used</text:span></text:span><text:change-start text:change-id="ct228972800"/><text:span text:style-name="Default_20_Paragraph_20_Font"><text:span text:style-name="T6"> to perform an </text:span></text:span><office:annotation office:name="__Annotation__6941_992733131"><dc:creator>Alicia Valdés Rapado</dc:creator><dc:date>2018-12-20T16:18:27.71</dc:date><text:p text:style-name="P66"><text:span text:style-name="T164">I tried to clarify this. Model averaging gives a table like Table S5 (similar to a linear mixed model fit). However, for phenotypic selection models, it is usually an ANOVA-table that is shown, so that is why I used the significant interaction terms to perform an analysis of deviance (not variance because it is using a mixed model), using function Anova in R. This analysis is what is shown in Table 4. </text:span></text:p><text:p text:style-name="P66"><text:span text:style-name="T164">Let me know if what I wrote is clearer, or more difficult to understand!</text:span></text:p></office:annotation><text:span text:style-name="Default_20_Paragraph_20_Font"><text:span text:style-name="T6">analysis of deviance using the Wald Chi-square test</text:span></text:span><text:change-end text:change-id="ct228972800"/><text:change-start text:change-id="ct228972904"/><office:annotation-end office:name="__Annotation__6941_992733131"/><text:change-end text:change-id="ct228972904"/><text:change text:change-id="ct228973008"/><text:change-start text:change-id="ct228973320"/><text:span text:style-name="Default_20_Paragraph_20_Font"><text:span text:style-name="T4">.</text:span></text:span><text:change-end text:change-id="ct228973320"/><text:change-start text:change-id="ct228972176"/></text:p>
      <text:p text:style-name="P2"><text:change-end text:change-id="ct228972176"/><text:span text:style-name="Default_20_Paragraph_20_Font"><text:span text:style-name="T6">We used analogous models to examine among-year variation in both total phenotypic selection and direct selection, but the latter included also the standardized number of flowers.</text:span></text:span><text:change-start text:change-id="ct228974152"/><text:span text:style-name="Default_20_Paragraph_20_Font"><text:span text:style-name="T6"> </text:span></text:span><text:span text:style-name="Default_20_Paragraph_20_Font"><text:span text:style-name="T4">To assess how much of the <text:s/>among-year variation in total and direct selection was explained by climate, we carried out regressions of the phenotypic selection coefficients (i.e. differentials and gradients) against climatic variables, taking into consideration uncertainty in the estimates (i.e. standard errors). We used only the climatic variables whose interactions with standardized first flowering date were significant in the phenotypic selection models (see above). Using the R package MCMCglmm </text:span></text:span><text:reference-mark-start text:name="ZOTERO_ITEM CSL_CITATION {&quot;citationID&quot;:&quot;oqJ5dcLg&quot;,&quot;properties&quot;:{&quot;formattedCitation&quot;:&quot;(Hadfield 2010)&quot;,&quot;plainCitation&quot;:&quot;(Hadfield 2010)&quot;,&quot;noteIndex&quot;:0},&quot;citationItems&quot;:[{&quot;id&quot;:6889,&quot;uris&quot;:[&quot;http://zotero.org/users/624279/items/NET3S6TM&quot;],&quot;uri&quot;:[&quot;http://zotero.org/users/624279/items/NET3S6TM&quot;],&quot;itemData&quot;:{&quot;id&quot;:6889,&quot;type&quot;:&quot;article-journal&quot;,&quot;title&quot;:&quot;MCMC methods for multi-response generalized linear mixed models: the MCMCglmm R package&quot;,&quot;container-title&quot;:&quot;Journal of Statistical Software&quot;,&quot;page&quot;:&quot;1–22&quot;,&quot;volume&quot;:&quot;33&quot;,&quot;issue&quot;:&quot;2&quot;,&quot;source&quot;:&quot;Google Scholar&quot;,&quot;shortTitle&quot;:&quot;MCMC methods for multi-response generalized linear mixed models&quot;,&quot;author&quot;:[{&quot;family&quot;:&quot;Hadfield&quot;,&quot;given&quot;:&quot;Jarrod D.&quot;}],&quot;issued&quot;:{&quot;date-parts&quot;:[[&quot;2010&quot;]]}}}],&quot;schema&quot;:&quot;https://github.com/citation-style-language/schema/raw/master/csl-citation.json&quot;} RND1uM93xoLgD"/><text:span text:style-name="Default_20_Paragraph_20_Font"><text:span text:style-name="T4">(Hadfield 2010)</text:span></text:span><text:reference-mark-end text:name="ZOTERO_ITEM CSL_CITATION {&quot;citationID&quot;:&quot;oqJ5dcLg&quot;,&quot;properties&quot;:{&quot;formattedCitation&quot;:&quot;(Hadfield 2010)&quot;,&quot;plainCitation&quot;:&quot;(Hadfield 2010)&quot;,&quot;noteIndex&quot;:0},&quot;citationItems&quot;:[{&quot;id&quot;:6889,&quot;uris&quot;:[&quot;http://zotero.org/users/624279/items/NET3S6TM&quot;],&quot;uri&quot;:[&quot;http://zotero.org/users/624279/items/NET3S6TM&quot;],&quot;itemData&quot;:{&quot;id&quot;:6889,&quot;type&quot;:&quot;article-journal&quot;,&quot;title&quot;:&quot;MCMC methods for multi-response generalized linear mixed models: the MCMCglmm R package&quot;,&quot;container-title&quot;:&quot;Journal of Statistical Software&quot;,&quot;page&quot;:&quot;1–22&quot;,&quot;volume&quot;:&quot;33&quot;,&quot;issue&quot;:&quot;2&quot;,&quot;source&quot;:&quot;Google Scholar&quot;,&quot;shortTitle&quot;:&quot;MCMC methods for multi-response generalized linear mixed models&quot;,&quot;author&quot;:[{&quot;family&quot;:&quot;Hadfield&quot;,&quot;given&quot;:&quot;Jarrod D.&quot;}],&quot;issued&quot;:{&quot;date-parts&quot;:[[&quot;2010&quot;]]}}}],&quot;schema&quot;:&quot;https://github.com/citation-style-language/schema/raw/master/csl-citation.json&quot;} RND1uM93xoLgD"/> and the method described in <text:change-end text:change-id="ct228974152"/><text:change-start text:change-id="ct228974880"/><text:reference-mark-start text:name="ZOTERO_ITEM CSL_CITATION {&quot;citationID&quot;:&quot;9vrBMmdJ&quot;,&quot;properties&quot;:{&quot;formattedCitation&quot;:&quot;(Hunter {\\i{}et al.} 2018)&quot;,&quot;plainCitation&quot;:&quot;(Hunter et al. 2018)&quot;,&quot;noteIndex&quot;:0},&quot;citationItems&quot;:[{&quot;id&quot;:7671,&quot;uris&quot;:[&quot;http://zotero.org/users/624279/items/LG2PXG92&quot;],&quot;uri&quot;:[&quot;http://zotero.org/users/624279/items/LG2PXG92&quot;],&quot;itemData&quot;:{&quot;id&quot;:7671,&quot;type&quot;:&quot;article-journal&quot;,&quot;title&quot;:&quot;Quantification and decomposition of environment-selection relationships&quot;,&quot;container-title&quot;:&quot;Evolution&quot;,&quot;page&quot;:&quot;851-866&quot;,&quot;volume&quot;:&quot;72&quot;,&quot;issue&quot;:&quot;4&quot;,&quot;source&quot;:&quot;Crossref&quot;,&quot;DOI&quot;:&quot;10.1111/evo.13461&quot;,&quot;ISSN&quot;:&quot;00143820&quot;,&quot;shortTitle&quot;:&quot;Quantification and decomposition of environment-selection relationships&quot;,&quot;language&quot;:&quot;en&quot;,&quot;author&quot;:[{&quot;family&quot;:&quot;Hunter&quot;,&quot;given&quot;:&quot;Darren C.&quot;},{&quot;family&quot;:&quot;Pemberton&quot;,&quot;given&quot;:&quot;Josephine M.&quot;},{&quot;family&quot;:&quot;Pilkington&quot;,&quot;given&quot;:&quot;Jill G.&quot;},{&quot;family&quot;:&quot;Morrissey&quot;,&quot;given&quot;:&quot;Michael B.&quot;}],&quot;issued&quot;:{&quot;date-parts&quot;:[[&quot;2018&quot;,4]]}}}],&quot;schema&quot;:&quot;https://github.com/citation-style-language/schema/raw/master/csl-citation.json&quot;} RNDUji18EYmtb"/><text:span text:style-name="T89">(Hunter </text:span><text:span text:style-name="T90">et al.</text:span><text:span text:style-name="T89"> 2018)</text:span><text:change-end text:change-id="ct228974880"/><text:change-start text:change-id="ct228973528"/><text:reference-mark-end text:name="ZOTERO_ITEM CSL_CITATION {&quot;citationID&quot;:&quot;9vrBMmdJ&quot;,&quot;properties&quot;:{&quot;formattedCitation&quot;:&quot;(Hunter {\\i{}et al.} 2018)&quot;,&quot;plainCitation&quot;:&quot;(Hunter et al. 2018)&quot;,&quot;noteIndex&quot;:0},&quot;citationItems&quot;:[{&quot;id&quot;:7671,&quot;uris&quot;:[&quot;http://zotero.org/users/624279/items/LG2PXG92&quot;],&quot;uri&quot;:[&quot;http://zotero.org/users/624279/items/LG2PXG92&quot;],&quot;itemData&quot;:{&quot;id&quot;:7671,&quot;type&quot;:&quot;article-journal&quot;,&quot;title&quot;:&quot;Quantification and decomposition of environment-selection relationships&quot;,&quot;container-title&quot;:&quot;Evolution&quot;,&quot;page&quot;:&quot;851-866&quot;,&quot;volume&quot;:&quot;72&quot;,&quot;issue&quot;:&quot;4&quot;,&quot;source&quot;:&quot;Crossref&quot;,&quot;DOI&quot;:&quot;10.1111/evo.13461&quot;,&quot;ISSN&quot;:&quot;00143820&quot;,&quot;shortTitle&quot;:&quot;Quantification and decomposition of environment-selection relationships&quot;,&quot;language&quot;:&quot;en&quot;,&quot;author&quot;:[{&quot;family&quot;:&quot;Hunter&quot;,&quot;given&quot;:&quot;Darren C.&quot;},{&quot;family&quot;:&quot;Pemberton&quot;,&quot;given&quot;:&quot;Josephine M.&quot;},{&quot;family&quot;:&quot;Pilkington&quot;,&quot;given&quot;:&quot;Jill G.&quot;},{&quot;family&quot;:&quot;Morrissey&quot;,&quot;given&quot;:&quot;Michael B.&quot;}],&quot;issued&quot;:{&quot;date-parts&quot;:[[&quot;2018&quot;,4]]}}}],&quot;schema&quot;:&quot;https://github.com/citation-style-language/schema/raw/master/csl-citation.json&quot;} RNDUji18EYmtb"/>, we<text:change-end text:change-id="ct228973528"/><text:change-start text:change-id="ct228973632"/> calculated the posterior distribution of the variance in selection associated with the climatic variables and applied equation 12 in <text:change-end text:change-id="ct228973632"/><text:change-start text:change-id="ct228973840"/><text:reference-mark-start text:name="ZOTERO_ITEM CSL_CITATION {&quot;citationID&quot;:&quot;8eZPz5RZ&quot;,&quot;properties&quot;:{&quot;formattedCitation&quot;:&quot;(Hunter {\\i{}et al.} 2018)&quot;,&quot;plainCitation&quot;:&quot;(Hunter et al. 2018)&quot;,&quot;noteIndex&quot;:0},&quot;citationItems&quot;:[{&quot;id&quot;:7671,&quot;uris&quot;:[&quot;http://zotero.org/users/624279/items/LG2PXG92&quot;],&quot;uri&quot;:[&quot;http://zotero.org/users/624279/items/LG2PXG92&quot;],&quot;itemData&quot;:{&quot;id&quot;:7671,&quot;type&quot;:&quot;article-journal&quot;,&quot;title&quot;:&quot;Quantification and decomposition of environment-selection relationships&quot;,&quot;container-title&quot;:&quot;Evolution&quot;,&quot;page&quot;:&quot;851-866&quot;,&quot;volume&quot;:&quot;72&quot;,&quot;issue&quot;:&quot;4&quot;,&quot;source&quot;:&quot;Crossref&quot;,&quot;DOI&quot;:&quot;10.1111/evo.13461&quot;,&quot;ISSN&quot;:&quot;00143820&quot;,&quot;shortTitle&quot;:&quot;Quantification and decomposition of environment-selection relationships&quot;,&quot;language&quot;:&quot;en&quot;,&quot;author&quot;:[{&quot;family&quot;:&quot;Hunter&quot;,&quot;given&quot;:&quot;Darren C.&quot;},{&quot;family&quot;:&quot;Pemberton&quot;,&quot;given&quot;:&quot;Josephine M.&quot;},{&quot;family&quot;:&quot;Pilkington&quot;,&quot;given&quot;:&quot;Jill G.&quot;},{&quot;family&quot;:&quot;Morrissey&quot;,&quot;given&quot;:&quot;Michael B.&quot;}],&quot;issued&quot;:{&quot;date-parts&quot;:[[&quot;2018&quot;,4]]}}}],&quot;schema&quot;:&quot;https://github.com/citation-style-language/schema/raw/master/csl-citation.json&quot;} RNDrK4gLVqLYQ"/><text:span text:style-name="T89">(Hunter </text:span><text:span text:style-name="T90">et al.</text:span><text:span text:style-name="T89"> 2018)</text:span><text:change-end text:change-id="ct228973840"/><text:change-start text:change-id="ct228974984"/><text:reference-mark-end text:name="ZOTERO_ITEM CSL_CITATION {&quot;citationID&quot;:&quot;8eZPz5RZ&quot;,&quot;properties&quot;:{&quot;formattedCitation&quot;:&quot;(Hunter {\\i{}et al.} 2018)&quot;,&quot;plainCitation&quot;:&quot;(Hunter et al. 2018)&quot;,&quot;noteIndex&quot;:0},&quot;citationItems&quot;:[{&quot;id&quot;:7671,&quot;uris&quot;:[&quot;http://zotero.org/users/624279/items/LG2PXG92&quot;],&quot;uri&quot;:[&quot;http://zotero.org/users/624279/items/LG2PXG92&quot;],&quot;itemData&quot;:{&quot;id&quot;:7671,&quot;type&quot;:&quot;article-journal&quot;,&quot;title&quot;:&quot;Quantification and decomposition of environment-selection relationships&quot;,&quot;container-title&quot;:&quot;Evolution&quot;,&quot;page&quot;:&quot;851-866&quot;,&quot;volume&quot;:&quot;72&quot;,&quot;issue&quot;:&quot;4&quot;,&quot;source&quot;:&quot;Crossref&quot;,&quot;DOI&quot;:&quot;10.1111/evo.13461&quot;,&quot;ISSN&quot;:&quot;00143820&quot;,&quot;shortTitle&quot;:&quot;Quantification and decomposition of environment-selection relationships&quot;,&quot;language&quot;:&quot;en&quot;,&quot;author&quot;:[{&quot;family&quot;:&quot;Hunter&quot;,&quot;given&quot;:&quot;Darren C.&quot;},{&quot;family&quot;:&quot;Pemberton&quot;,&quot;given&quot;:&quot;Josephine M.&quot;},{&quot;family&quot;:&quot;Pilkington&quot;,&quot;given&quot;:&quot;Jill G.&quot;},{&quot;family&quot;:&quot;Morrissey&quot;,&quot;given&quot;:&quot;Michael B.&quot;}],&quot;issued&quot;:{&quot;date-parts&quot;:[[&quot;2018&quot;,4]]}}}],&quot;schema&quot;:&quot;https://github.com/citation-style-language/schema/raw/master/csl-citation.json&quot;} RNDrK4gLVqLYQ"/><text:span text:style-name="T89"> to calculate the proportion of the total variation in selection attributed to the climatic component of the model (as the mean of the posterior distribution). </text:span><text:change-end text:change-id="ct228974984"/></text:p>
      <text:p text:style-name="Standard"><text:span text:style-name="Default_20_Paragraph_20_Font"><text:span text:style-name="T4"><text:tab/>All statistical analyses were carried out in R version 3.5.1 </text:span></text:span><text:reference-mark-start text:name="ZOTERO_ITEM CSL_CITATION {&quot;citationID&quot;:&quot;5gDn0Uqv&quot;,&quot;properties&quot;:{&quot;formattedCitation&quot;:&quot;(R Core Team 2018)&quot;,&quot;plainCitation&quot;:&quot;(R Core Team 2018)&quot;,&quot;noteIndex&quot;:0},&quot;citationItems&quot;:[{&quot;id&quot;:3664,&quot;uris&quot;:[&quot;http://zotero.org/users/624279/items/37F9ZHUU&quot;],&quot;uri&quot;:[&quot;http://zotero.org/users/624279/items/37F9ZHUU&quot;],&quot;itemData&quot;:{&quot;id&quot;:3664,&quot;type&quot;:&quot;book&quot;,&quot;title&quot;:&quot;R: A language and environment for statistical computing. R Foundation for Statistical Computing, Vienna, Austria. URL   http://www.R-project.org/.&quot;,&quot;author&quot;:[{&quot;literal&quot;:&quot;R Core Team&quot;}],&quot;issued&quot;:{&quot;date-parts&quot;:[[&quot;2018&quot;]]}}}],&quot;schema&quot;:&quot;https://github.com/citation-style-language/schema/raw/master/csl-citation.json&quot;} RNDJVAbEANlNk"/><text:span text:style-name="Default_20_Paragraph_20_Font"><text:span text:style-name="T4">(R Core Team 2018)</text:span></text:span><text:reference-mark-end text:name="ZOTERO_ITEM CSL_CITATION {&quot;citationID&quot;:&quot;5gDn0Uqv&quot;,&quot;properties&quot;:{&quot;formattedCitation&quot;:&quot;(R Core Team 2018)&quot;,&quot;plainCitation&quot;:&quot;(R Core Team 2018)&quot;,&quot;noteIndex&quot;:0},&quot;citationItems&quot;:[{&quot;id&quot;:3664,&quot;uris&quot;:[&quot;http://zotero.org/users/624279/items/37F9ZHUU&quot;],&quot;uri&quot;:[&quot;http://zotero.org/users/624279/items/37F9ZHUU&quot;],&quot;itemData&quot;:{&quot;id&quot;:3664,&quot;type&quot;:&quot;book&quot;,&quot;title&quot;:&quot;R: A language and environment for statistical computing. R Foundation for Statistical Computing, Vienna, Austria. URL   http://www.R-project.org/.&quot;,&quot;author&quot;:[{&quot;literal&quot;:&quot;R Core Team&quot;}],&quot;issued&quot;:{&quot;date-parts&quot;:[[&quot;2018&quot;]]}}}],&quot;schema&quot;:&quot;https://github.com/citation-style-language/schema/raw/master/csl-citation.json&quot;} RNDJVAbEANlNk"/><text:span text:style-name="Default_20_Paragraph_20_Font"><text:span text:style-name="T26">.</text:span></text:span></text:p>
      <text:p text:style-name="P9"/>
      <text:p text:style-name="P2"><text:span text:style-name="Default_20_Paragraph_20_Font"><text:span text:style-name="T3">RESULTS</text:span></text:span></text:p>
      <text:p text:style-name="P2"><text:span text:style-name="Default_20_Paragraph_20_Font"><text:span text:style-name="T7">There was considerable variation in climate in the study area during the period 1961-2017 </text:span></text:span><text:span text:style-name="Default_20_Paragraph_20_Font"><text:span text:style-name="T20">(Fig. 1, Figs. S1-S4)</text:span></text:span><text:span text:style-name="Default_20_Paragraph_20_Font"><text:span text:style-name="T7">. Minimum, mean and maximum daily temperature increased significantly during the period 1961-2017, but trends were not significant over the 22 study years (Table S1, Figs. S1-S3).</text:span></text:span></text:p>
      <text:p text:style-name="P24"><text:span text:style-name="Default_20_Paragraph_20_Font"><text:span text:style-name="T7">Mean FFD during the study <text:s/>years ranged from 48.0 to 71.6 days (mean = 58.1) after the vernal equinox. Differences among years explained 59% of the variation in FFD among plant individuals. There was a significant</text:span></text:span><text:span text:style-name="Default_20_Paragraph_20_Font"><text:span text:style-name="T20"> linear trend of an earlier mean first flowering date over the </text:span></text:span><text:soft-page-break/><text:span text:style-name="Default_20_Paragraph_20_Font"><text:span text:style-name="T20">study period (linear regression coefficient = -0.267, t = -2.42, p = 0.025, adjusted R</text:span></text:span><text:span text:style-name="Default_20_Paragraph_20_Font"><text:span text:style-name="T25">2</text:span></text:span><text:span text:style-name="Default_20_Paragraph_20_Font"><text:span text:style-name="T20"> = 0.19, Fig. 1B). Differences in c</text:span></text:span><text:span text:style-name="Default_20_Paragraph_20_Font"><text:span text:style-name="T7">limate among years explained a large part of the variation in FFD among years, flowering occurring significantly earlier in years with higher mean temperatures in April and May and higher precipitation in March and April (Table 1A, Fig. 2). <text:s/>Climatic predictors explained most of the variation among years in the start (72%), mean (76%), end (84%) and duration (57%) of the flowering season (Table 1B and C). Both the start, the mean and the end of the flowering season were earlier in years with higher mean temperatures in April and May (Table 1B, Fig. 3A-B). </text:span></text:span><office:annotation office:name="__Annotation__6533_1739724250"><dc:creator>Alicia Valdés Rapado</dc:creator><dc:date>2018-12-27T12:52:06.71</dc:date><text:p text:style-name="P66"><text:span text:style-name="T164">Moved this here from discussion</text:span></text:p></office:annotation><text:span text:style-name="Default_20_Paragraph_20_Font"><text:span text:style-name="T7">The duration </text:span></text:span><text:change-start text:change-id="ct228974256"/><text:span text:style-name="Default_20_Paragraph_20_Font"><text:span text:style-name="T7">was related to the start </text:span></text:span><text:change-end text:change-id="ct228974256"/><text:span text:style-name="Default_20_Paragraph_20_Font"><text:span text:style-name="T7">of the flowering season</text:span></text:span><text:change-start text:change-id="ct228974672"/><text:span text:style-name="Default_20_Paragraph_20_Font"><text:span text:style-name="T7">, with earlier-starting seasons lasting longer</text:span></text:span><text:change-end text:change-id="ct228974672"/><text:span text:style-name="Default_20_Paragraph_20_Font"><text:span text:style-name="T7"> </text:span></text:span><text:change-start text:change-id="ct228974360"/><text:span text:style-name="Default_20_Paragraph_20_Font"><text:span text:style-name="T7">(</text:span></text:span><text:span text:style-name="Default_20_Paragraph_20_Font"><text:span text:style-name="T154">Pearson correlation coefficient; r = -0.56</text:span></text:span><text:span text:style-name="Default_20_Paragraph_20_Font"><text:span text:style-name="T7">), but unrelated to the end (</text:span></text:span><text:span text:style-name="Default_20_Paragraph_20_Font"><text:span text:style-name="T154">r = -0.02</text:span></text:span><text:span text:style-name="Default_20_Paragraph_20_Font"><text:span text:style-name="T7">). </text:span></text:span><text:change-end text:change-id="ct228974360"/><text:change-start text:change-id="ct228973944"/><office:annotation-end office:name="__Annotation__6533_1739724250"/><text:change-end text:change-id="ct228973944"/><text:change-start text:change-id="ct228974048"/><text:span text:style-name="Default_20_Paragraph_20_Font"><text:span text:style-name="T7">The duration of the flowering season </text:span></text:span><text:change-end text:change-id="ct228974048"/><text:span text:style-name="Default_20_Paragraph_20_Font"><text:span text:style-name="T7">was longer in years with higher mean temperatures in April (Table 1C, Fig. 4). There were no effects of precipitation on the position and duration of the flowering season. All these effects of climate variables were independent of long-term trends (Table S2).</text:span></text:span></text:p>
      <text:p text:style-name="P4"><text:span text:style-name="Default_20_Paragraph_20_Font"><text:span text:style-name="T7"><text:tab/>Mean fitness of individuals ranged from 0.2 to 18.6 (mean = 5.0) intact seeds per flowering individual across years, and there was no significant trend over the study period </text:span></text:span><text:span text:style-name="Default_20_Paragraph_20_Font"><text:span text:style-name="T20">(Fig. 1C). </text:span></text:span><text:span text:style-name="Default_20_Paragraph_20_Font"><text:span text:style-name="T7">Differences among years explained 17% of the variation in fitness of individual plants. Fitness increased with precipitation in March, and decreased with maximum temperatures in April, minimum temperatures in May and precipitation in April (Table 2, Fig. 5). </text:span></text:span></text:p>
      <text:p text:style-name="P4"><text:span text:style-name="Default_20_Paragraph_20_Font"><text:span text:style-name="T7"><text:tab/></text:span></text:span><text:span text:style-name="Default_20_Paragraph_20_Font"><text:span text:style-name="T20">Selection differentials </text:span></text:span><text:span text:style-name="Default_20_Paragraph_20_Font"><text:span text:style-name="T7">for FFD were negative, i.e. favored early flowering, in all years (mean = - 0.44, range = -1.03 - 0.28). Linear selection for early flowering was significant in 18 of 22 years, while non-linear selection was significant in only 2 years (Table 3 and S3). </text:span></text:span><text:change text:change-id="ct228975192"/><text:span text:style-name="Default_20_Paragraph_20_Font"><text:span text:style-name="T7">Selection gradients for FFD differed in strength but favored earlier flowering in </text:span></text:span><text:span text:style-name="Default_20_Paragraph_20_Font"><text:span text:style-name="T44">21</text:span></text:span><text:span text:style-name="Default_20_Paragraph_20_Font"><text:span text:style-name="T7"> of 22 years (mean = - 0.28, range = -0.78 - 0.08), and this pattern was significant in 8 of 22 years (Table S4)</text:span></text:span><text:span text:style-name="Default_20_Paragraph_20_Font"><text:span text:style-name="T20">. Non-linear direct selection on flowering time was significant only in one year, and correlational selection on FFD × number of flowers in three years (Table S4). </text:span></text:span><text:span text:style-name="Default_20_Paragraph_20_Font"><text:span text:style-name="T7">There was no significant trend in selection estimates over the study period (Table 3, </text:span></text:span><text:span text:style-name="Default_20_Paragraph_20_Font"><text:span text:style-name="T20">Fig. 1D)</text:span></text:span><text:span text:style-name="Default_20_Paragraph_20_Font"><text:span text:style-name="T7">. </text:span></text:span><text:change text:change-id="ct228974464"/><text:span text:style-name="Default_20_Paragraph_20_Font"><text:span text:style-name="T7"><text:s/></text:span></text:span></text:p>
      <text:p text:style-name="P24"><text:span text:style-name="Default_20_Paragraph_20_Font"><text:span text:style-name="T6">Interestingly, differences in total and direct phenotypic selection among years were related </text:span></text:span><text:span text:style-name="Default_20_Paragraph_20_Font"><text:span text:style-name="T6">to climatic conditions, in terms of significant effects of the interactions between climatic variables and </text:span></text:span><text:span text:style-name="Default_20_Paragraph_20_Font"><text:span text:style-name="T7">first flowering date on fitness (Table 4 and S5, Fig. 6). Specifically, there was increased selection for early flowering, i.e. the slope of the relationship between relative fitness and standardized FFD was more negative, in years with higher minimum temperatures in April (Fig. 6A) and lower precipitation in March (Fig. 6B). </text:span></text:span><text:change-start text:change-id="ct228972280"/><text:span text:style-name="Default_20_Paragraph_20_Font"><text:span text:style-name="T7">Climate explained 70 and 68 % of the among-year variation in, respectively, total and direct selection</text:span></text:span><text:change-end text:change-id="ct228972280"/><text:change-start text:change-id="ct228972384"/><text:span text:style-name="Default_20_Paragraph_20_Font"><text:span text:style-name="T7">.</text:span></text:span><text:change-end text:change-id="ct228972384"/></text:p>
      <text:p text:style-name="P7">DISCUSSION</text:p>
      <text:p text:style-name="P7">Our results show that among-year variation in flowering time, fitness and phenotypic selection on flowering time are<text:span text:style-name="T143"> related to climatic conditions during spring in the perennial herb </text:span><text:span text:style-name="T134">Lathyrus vernus</text:span><text:span text:style-name="T143">. Plants flowered earlier when springs were warmer and precipitation high.</text:span><text:span text:style-name="T144"> Phenotypic s</text:span><text:span text:style-name="T143">election favored early flowering in 21 of 22 years, but strength of selection differed among years. Phenotypic s</text:span><text:span text:style-name="Default_20_Paragraph_20_Font"><text:span text:style-name="T143">election for early flowering was stronger in springs with higher temperatures and lower precipitation. Our results imply that climatic variation affects both the expression of traits associated with timing, and natural selection on these traits. They also suggest that effects of climate may show both co-gradient patterns, as for spring temperature in our study, and counter-gradient patterns, as for precipitation in our study.</text:span></text:span></text:p>
      <text:p text:style-name="P2"><text:span text:style-name="T3"><text:tab/></text:span><text:span text:style-name="T7">Based on the long lifespan of </text:span><text:span text:style-name="T30">L. vernus</text:span><text:span text:style-name="T7"> and on the very low turnover of plants observed during our study, we assume that most observed variation in phenotypic values of FFD among years was due to plastic responses. These plastic responses were strongly influenced by among-year climatic variation, with</text:span><text:span text:style-name="T39"> earlier first flowering </text:span><text:span text:style-name="Default_20_Paragraph_20_Font"><text:span text:style-name="T39">dates of individual plants and an earlier position of the flowering season in years with warmer springs.</text:span></text:span><office:annotation office:name="__Annotation__6414_1739724250"><dc:creator>Alicia Valdés Rapado</dc:creator><dc:date>2018-12-27T12:44:17.73</dc:date><text:p text:style-name="P66"><text:span text:style-name="T164">I would suggest to leave this info here and not in results, as that section is already a bit charged with numbers. I also feel this is a bit of “interpretation” so fits quite OK here</text:span></text:p></office:annotation><text:span text:style-name="Default_20_Paragraph_20_Font"><text:span text:style-name="T3"> Individual plants started flowering on average</text:span></text:span><text:span text:style-name="T3"> </text:span><text:change text:change-id="ct228974568"/><text:change-start text:change-id="ct228974776"/>1.8<text:change-end text:change-id="ct228974776"/> <office:annotation><dc:creator>Alicia Valdés Rapado</dc:creator><dc:date>2018-11-16T11:32:36.73</dc:date><text:p text:style-name="P66"><text:span text:style-name="T171">Used raw variables to get these (and precipitation) now (these are coefficients from a model similar to the one shown in Table 1, but without standardizing explanatory variables)</text:span></text:p></office:annotation><text:span text:style-name="T3">days earlier with a one-degree increase in mean temperature in April </text:span>and <text:change text:change-id="ct228972488"/><text:change-start text:change-id="ct228976128"/>2.5<text:change-end text:change-id="ct228976128"/> days earlier <text:span text:style-name="T3"><text:s/>with a one-degree increase in May. Plants also started flowering earlier in springs with more precipitatio</text:span><text:soft-page-break/><text:span text:style-name="T3">n before and during the onset of the flowering season</text:span><text:change-start text:change-id="ct228976544"/><text:span text:style-name="T3">: </text:span><text:change-end text:change-id="ct228976544"/><text:change-start text:change-id="ct228975608"/><text:span text:style-name="T3">on average, plants flowered 0.5 and 0.2 days earlier with a </text:span><office:annotation office:name="__Annotation__7020_1273059233"><dc:creator>Alicia Valdés Rapado</dc:creator><dc:date>2018-12-26T17:39:47.73</dc:date><text:p text:style-name="P66"><text:span text:style-name="T164">Precipitation is measured in mm, but I think it is better to show the change in FFD with a 10-mm increase than with a 1-mm increase (which would be a very small change!)</text:span></text:p></office:annotation><text:span text:style-name="T3">10 mm</text:span><office:annotation-end office:name="__Annotation__7020_1273059233"/><text:span text:style-name="T3"> increase in precipitation in, respectively, March and April</text:span><text:change-end text:change-id="ct228975608"/><text:span text:style-name="T3">.</text:span><office:annotation-end office:name="__Annotation__6414_1739724250"/><text:span text:style-name="T3"> </text:span><text:span text:style-name="T154">Higher temperatures in April and May were associated with an earlier start and end of the flowering season. </text:span><text:span text:style-name="T155">Several previous studies with other plant species have attributed advances in flowering phenology to increasing temperatures</text:span><text:span text:style-name="T41"> </text:span><text:reference-mark-start text:name="ZOTERO_ITEM CSL_CITATION {&quot;citationID&quot;:&quot;cxIRa8IG&quot;,&quot;properties&quot;:{&quot;formattedCitation&quot;:&quot;(Cleland {\\i{}et al.} 2007; Ib\\uc0\\u225{}\\uc0\\u241{}ez {\\i{}et al.} 2010; Anderson {\\i{}et al.} 2012; CaraDonna {\\i{}et al.} 2014)&quot;,&quot;plainCitation&quot;:&quot;(Cleland et al. 2007; Ibáñez et al. 2010; Anderson et al. 2012; CaraDonna et al. 2014)&quot;,&quot;noteIndex&quot;:0},&quot;citationItems&quot;:[{&quot;id&quot;:3019,&quot;uris&quot;:[&quot;http://zotero.org/users/624279/items/CXMAHRUA&quot;],&quot;uri&quot;:[&quot;http://zotero.org/users/624279/items/CXMAHRUA&quot;],&quot;itemData&quot;:{&quot;id&quot;:3019,&quot;type&quot;:&quot;article-journal&quot;,&quot;title&quot;:&quot;Shifting plant phenology in response to global change&quot;,&quot;container-title&quot;:&quot;Trends in Ecology &amp; Evolution&quot;,&quot;page&quot;:&quot;357–365&quot;,&quot;volume&quot;:&quot;22&quot;,&quot;issue&quot;:&quot;7&quot;,&quot;source&quot;:&quot;Google Scholar&quot;,&quot;author&quot;:[{&quot;family&quot;:&quot;Cleland&quot;,&quot;given&quot;:&quot;E. E.&quot;},{&quot;family&quot;:&quot;Chuine&quot;,&quot;given&quot;:&quot;I.&quot;},{&quot;family&quot;:&quot;Menzel&quot;,&quot;given&quot;:&quot;A.&quot;},{&quot;family&quot;:&quot;Mooney&quot;,&quot;given&quot;:&quot;H. A.&quot;},{&quot;family&quot;:&quot;Schwartz&quot;,&quot;given&quot;:&quot;M. D.&quot;}],&quot;issued&quot;:{&quot;date-parts&quot;:[[&quot;2007&quot;]]}}},{&quot;id&quot;:7272,&quot;uris&quot;:[&quot;http://zotero.org/users/624279/items/MZDEBT3G&quot;],&quot;uri&quot;:[&quot;http://zotero.org/users/624279/items/MZDEBT3G&quot;],&quot;itemData&quot;:{&quot;id&quot;:7272,&quot;type&quot;:&quot;article-journal&quot;,&quot;title&quot;:&quot;Forecasting phenology under global warming&quot;,&quot;container-title&quot;:&quot;Philosophical Transactions of the Royal Society of London B: Biological Sciences&quot;,&quot;page&quot;:&quot;3247-3260&quot;,&quot;volume&quot;:&quot;365&quot;,&quot;issue&quot;:&quot;1555&quot;,&quot;source&quot;:&quot;rstb.royalsocietypublishing.org.ezp.sub.su.se&quot;,&quot;abstract&quot;:&quot;As a consequence of warming temperatures around the world, spring and autumn phenologies have been shifting, with corresponding changes in the length of the growing season. Our understanding of the spatial and interspecific variation of these changes, however, is limited. Not all species are responding similarly, and there is significant spatial variation in responses even within species. This spatial and interspecific variation complicates efforts to predict phenological responses to ongoing climate change, but must be incorporated in order to build reliable forecasts. Here, we use a long-term dataset (1953–2005) of plant phenological events in spring (flowering and leaf out) and autumn (leaf colouring and leaf fall) throughout Japan and South Korea to build forecasts that account for these sources of variability. Specifically, we used hierarchical models to incorporate the spatial variability in phenological responses to temperature to then forecast species' overall and site-specific responses to global warming. We found that for most species, spring phenology is advancing and autumn phenology is getting later, with the timing of events changing more quickly in autumn compared with the spring. Temporal trends and phenological responses to temperature in East Asia contrasted with results from comparable studies in Europe, where spring events are changing more rapidly than are autumn events. Our results emphasize the need to study multiple species at many sites to understand and forecast regional changes in phenology.&quot;,&quot;DOI&quot;:&quot;10.1098/rstb.2010.0120&quot;,&quot;ISSN&quot;:&quot;0962-8436, 1471-2970&quot;,&quot;note&quot;:&quot;PMID: 20819816&quot;,&quot;language&quot;:&quot;en&quot;,&quot;author&quot;:[{&quot;family&quot;:&quot;Ibáñez&quot;,&quot;given&quot;:&quot;Inés&quot;},{&quot;family&quot;:&quot;Primack&quot;,&quot;given&quot;:&quot;Richard B.&quot;},{&quot;family&quot;:&quot;Miller-Rushing&quot;,&quot;given&quot;:&quot;Abraham J.&quot;},{&quot;family&quot;:&quot;Ellwood&quot;,&quot;given&quot;:&quot;Elizabeth&quot;},{&quot;family&quot;:&quot;Higuchi&quot;,&quot;given&quot;:&quot;Hiroyoshi&quot;},{&quot;family&quot;:&quot;Lee&quot;,&quot;given&quot;:&quot;Sang Don&quot;},{&quot;family&quot;:&quot;Kobori&quot;,&quot;given&quot;:&quot;Hiromi&quot;},{&quot;family&quot;:&quot;Silander&quot;,&quot;given&quot;:&quot;John A.&quot;}],&quot;issued&quot;:{&quot;date-parts&quot;:[[&quot;2010&quot;,10,12]]}}},{&quot;id&quot;:7578,&quot;uris&quot;:[&quot;http://zotero.org/users/624279/items/QJMMFALB&quot;],&quot;uri&quot;:[&quot;http://zotero.org/users/624279/items/QJMMFALB&quot;],&quot;itemData&quot;:{&quot;id&quot;:7578,&quot;type&quot;:&quot;article-journal&quot;,&quot;title&quot;:&quot;Phenotypic plasticity and adaptive evolution contribute to advancing flowering phenology in response to climate change&quot;,&quot;container-title&quot;:&quot;Proceedings of the Royal Society of London B: Biological Sciences&quot;,&quot;page&quot;:&quot;3843-3852&quot;,&quot;volume&quot;:&quot;279&quot;,&quot;issue&quot;:&quot;1743&quot;,&quot;source&quot;:&quot;rspb.royalsocietypublishing.org.ezp.sub.su.se&quot;,&quot;abstract&quot;:&quot;Anthropogenic climate change has already altered the timing of major life-history transitions, such as the initiation of reproduction. Both phenotypic plasticity and adaptive evolution can underlie rapid phenological shifts in response to climate change, but their relative contributions are poorly understood. Here, we combine a continuous 38 year field survey with quantitative genetic field experiments to assess adaptation in the context of climate change. We focused on Boechera stricta (Brassicaeae), a mustard native to the US Rocky Mountains. Flowering phenology advanced significantly from 1973 to 2011, and was strongly associated with warmer temperatures and earlier snowmelt dates. Strong directional selection favoured earlier flowering in contemporary environments (2010–2011). Climate change could drive this directional selection, and promote even earlier flowering as temperatures continue to increase. Our quantitative genetic analyses predict a response to selection of 0.2 to 0.5 days acceleration in flowering per generation, which could account for more than 20 per cent of the phenological change observed in the long-term dataset. However, the strength of directional selection and the predicted evolutionary response are likely much greater now than even 30 years ago because of rapidly changing climatic conditions. We predict that adaptation will likely be necessary for long-term in situ persistence in the context of climate change.&quot;,&quot;DOI&quot;:&quot;10.1098/rspb.2012.1051&quot;,&quot;ISSN&quot;:&quot;0962-8452, 1471-2954&quot;,&quot;note&quot;:&quot;PMID: 22787021&quot;,&quot;language&quot;:&quot;en&quot;,&quot;author&quot;:[{&quot;family&quot;:&quot;Anderson&quot;,&quot;given&quot;:&quot;Jill T.&quot;},{&quot;family&quot;:&quot;Inouye&quot;,&quot;given&quot;:&quot;David W.&quot;},{&quot;family&quot;:&quot;McKinney&quot;,&quot;given&quot;:&quot;Amy M.&quot;},{&quot;family&quot;:&quot;Colautti&quot;,&quot;given&quot;:&quot;Robert I.&quot;},{&quot;family&quot;:&quot;Mitchell-Olds&quot;,&quot;given&quot;:&quot;Tom&quot;}],&quot;issued&quot;:{&quot;date-parts&quot;:[[&quot;2012&quot;,9,22]]}}},{&quot;id&quot;:5325,&quot;uris&quot;:[&quot;http://zotero.org/users/624279/items/NJ4EB69Z&quot;],&quot;uri&quot;:[&quot;http://zotero.org/users/624279/items/NJ4EB69Z&quot;],&quot;itemData&quot;:{&quot;id&quot;:5325,&quot;type&quot;:&quot;article-journal&quot;,&quot;title&quot;:&quot;Shifts in flowering phenology reshape a subalpine plant community&quot;,&quot;container-title&quot;:&quot;Proceedings of the National Academy of Sciences&quot;,&quot;page&quot;:&quot;4916-4921&quot;,&quot;volume&quot;:&quot;111&quot;,&quot;issue&quot;:&quot;13&quot;,&quot;source&quot;:&quot;www.pnas.org&quot;,&quot;abstract&quot;:&quot;Phenology—the timing of biological events—is highly sensitive to climate change. However, our general understanding of how phenology responds to climate change is based almost solely on incomplete assessments of phenology (such as first date of flowering) rather than on entire phenological distributions. Using a uniquely comprehensive 39-y flowering phenology dataset from the Colorado Rocky Mountains that contains more than 2 million flower counts, we reveal a diversity of species-level phenological shifts that bring into question the accuracy of previous estimates of long-term phenological change. For 60 species, we show that first, peak, and last flowering rarely shift uniformly and instead usually shift independently of one another, resulting in a diversity of phenological changes through time. Shifts in the timing of first flowering on average overestimate the magnitude of shifts in the timing of peak flowering, fail to predict shifts in the timing of last flowering, and underrepresent the number of species changing phenology in this plant community. Ultimately, this diversity of species-level phenological shifts contributes to altered coflowering patterns within the community, a redistribution of floral abundance across the season, and an expansion of the flowering season by more than I mo during the course of our study period. These results demonstrate the substantial reshaping of ecological communities that can be attributed to shifts in phenology.&quot;,&quot;DOI&quot;:&quot;10.1073/pnas.1323073111&quot;,&quot;ISSN&quot;:&quot;0027-8424, 1091-6490&quot;,&quot;note&quot;:&quot;PMID: 24639544&quot;,&quot;journalAbbreviation&quot;:&quot;PNAS&quot;,&quot;language&quot;:&quot;en&quot;,&quot;author&quot;:[{&quot;family&quot;:&quot;CaraDonna&quot;,&quot;given&quot;:&quot;Paul J.&quot;},{&quot;family&quot;:&quot;Iler&quot;,&quot;given&quot;:&quot;Amy M.&quot;},{&quot;family&quot;:&quot;Inouye&quot;,&quot;given&quot;:&quot;David W.&quot;}],&quot;issued&quot;:{&quot;date-parts&quot;:[[&quot;2014&quot;,1,4]]}}}],&quot;schema&quot;:&quot;https://github.com/citation-style-language/schema/raw/master/csl-citation.json&quot;} RNDtUbHIXd9YV"/><text:span text:style-name="T70">(Cleland </text:span><text:span text:style-name="T78">et al.</text:span><text:span text:style-name="T70"> 2007; Ibáñez </text:span><text:span text:style-name="T78">et al.</text:span><text:span text:style-name="T70"> 2010; Anderson </text:span><text:span text:style-name="T78">et al.</text:span><text:span text:style-name="T70"> 2012; CaraDonna </text:span><text:span text:style-name="T78">et al.</text:span><text:span text:style-name="T70"> 2014)</text:span><text:reference-mark-end text:name="ZOTERO_ITEM CSL_CITATION {&quot;citationID&quot;:&quot;cxIRa8IG&quot;,&quot;properties&quot;:{&quot;formattedCitation&quot;:&quot;(Cleland {\\i{}et al.} 2007; Ib\\uc0\\u225{}\\uc0\\u241{}ez {\\i{}et al.} 2010; Anderson {\\i{}et al.} 2012; CaraDonna {\\i{}et al.} 2014)&quot;,&quot;plainCitation&quot;:&quot;(Cleland et al. 2007; Ibáñez et al. 2010; Anderson et al. 2012; CaraDonna et al. 2014)&quot;,&quot;noteIndex&quot;:0},&quot;citationItems&quot;:[{&quot;id&quot;:3019,&quot;uris&quot;:[&quot;http://zotero.org/users/624279/items/CXMAHRUA&quot;],&quot;uri&quot;:[&quot;http://zotero.org/users/624279/items/CXMAHRUA&quot;],&quot;itemData&quot;:{&quot;id&quot;:3019,&quot;type&quot;:&quot;article-journal&quot;,&quot;title&quot;:&quot;Shifting plant phenology in response to global change&quot;,&quot;container-title&quot;:&quot;Trends in Ecology &amp; Evolution&quot;,&quot;page&quot;:&quot;357–365&quot;,&quot;volume&quot;:&quot;22&quot;,&quot;issue&quot;:&quot;7&quot;,&quot;source&quot;:&quot;Google Scholar&quot;,&quot;author&quot;:[{&quot;family&quot;:&quot;Cleland&quot;,&quot;given&quot;:&quot;E. E.&quot;},{&quot;family&quot;:&quot;Chuine&quot;,&quot;given&quot;:&quot;I.&quot;},{&quot;family&quot;:&quot;Menzel&quot;,&quot;given&quot;:&quot;A.&quot;},{&quot;family&quot;:&quot;Mooney&quot;,&quot;given&quot;:&quot;H. A.&quot;},{&quot;family&quot;:&quot;Schwartz&quot;,&quot;given&quot;:&quot;M. D.&quot;}],&quot;issued&quot;:{&quot;date-parts&quot;:[[&quot;2007&quot;]]}}},{&quot;id&quot;:7272,&quot;uris&quot;:[&quot;http://zotero.org/users/624279/items/MZDEBT3G&quot;],&quot;uri&quot;:[&quot;http://zotero.org/users/624279/items/MZDEBT3G&quot;],&quot;itemData&quot;:{&quot;id&quot;:7272,&quot;type&quot;:&quot;article-journal&quot;,&quot;title&quot;:&quot;Forecasting phenology under global warming&quot;,&quot;container-title&quot;:&quot;Philosophical Transactions of the Royal Society of London B: Biological Sciences&quot;,&quot;page&quot;:&quot;3247-3260&quot;,&quot;volume&quot;:&quot;365&quot;,&quot;issue&quot;:&quot;1555&quot;,&quot;source&quot;:&quot;rstb.royalsocietypublishing.org.ezp.sub.su.se&quot;,&quot;abstract&quot;:&quot;As a consequence of warming temperatures around the world, spring and autumn phenologies have been shifting, with corresponding changes in the length of the growing season. Our understanding of the spatial and interspecific variation of these changes, however, is limited. Not all species are responding similarly, and there is significant spatial variation in responses even within species. This spatial and interspecific variation complicates efforts to predict phenological responses to ongoing climate change, but must be incorporated in order to build reliable forecasts. Here, we use a long-term dataset (1953–2005) of plant phenological events in spring (flowering and leaf out) and autumn (leaf colouring and leaf fall) throughout Japan and South Korea to build forecasts that account for these sources of variability. Specifically, we used hierarchical models to incorporate the spatial variability in phenological responses to temperature to then forecast species' overall and site-specific responses to global warming. We found that for most species, spring phenology is advancing and autumn phenology is getting later, with the timing of events changing more quickly in autumn compared with the spring. Temporal trends and phenological responses to temperature in East Asia contrasted with results from comparable studies in Europe, where spring events are changing more rapidly than are autumn events. Our results emphasize the need to study multiple species at many sites to understand and forecast regional changes in phenology.&quot;,&quot;DOI&quot;:&quot;10.1098/rstb.2010.0120&quot;,&quot;ISSN&quot;:&quot;0962-8436, 1471-2970&quot;,&quot;note&quot;:&quot;PMID: 20819816&quot;,&quot;language&quot;:&quot;en&quot;,&quot;author&quot;:[{&quot;family&quot;:&quot;Ibáñez&quot;,&quot;given&quot;:&quot;Inés&quot;},{&quot;family&quot;:&quot;Primack&quot;,&quot;given&quot;:&quot;Richard B.&quot;},{&quot;family&quot;:&quot;Miller-Rushing&quot;,&quot;given&quot;:&quot;Abraham J.&quot;},{&quot;family&quot;:&quot;Ellwood&quot;,&quot;given&quot;:&quot;Elizabeth&quot;},{&quot;family&quot;:&quot;Higuchi&quot;,&quot;given&quot;:&quot;Hiroyoshi&quot;},{&quot;family&quot;:&quot;Lee&quot;,&quot;given&quot;:&quot;Sang Don&quot;},{&quot;family&quot;:&quot;Kobori&quot;,&quot;given&quot;:&quot;Hiromi&quot;},{&quot;family&quot;:&quot;Silander&quot;,&quot;given&quot;:&quot;John A.&quot;}],&quot;issued&quot;:{&quot;date-parts&quot;:[[&quot;2010&quot;,10,12]]}}},{&quot;id&quot;:7578,&quot;uris&quot;:[&quot;http://zotero.org/users/624279/items/QJMMFALB&quot;],&quot;uri&quot;:[&quot;http://zotero.org/users/624279/items/QJMMFALB&quot;],&quot;itemData&quot;:{&quot;id&quot;:7578,&quot;type&quot;:&quot;article-journal&quot;,&quot;title&quot;:&quot;Phenotypic plasticity and adaptive evolution contribute to advancing flowering phenology in response to climate change&quot;,&quot;container-title&quot;:&quot;Proceedings of the Royal Society of London B: Biological Sciences&quot;,&quot;page&quot;:&quot;3843-3852&quot;,&quot;volume&quot;:&quot;279&quot;,&quot;issue&quot;:&quot;1743&quot;,&quot;source&quot;:&quot;rspb.royalsocietypublishing.org.ezp.sub.su.se&quot;,&quot;abstract&quot;:&quot;Anthropogenic climate change has already altered the timing of major life-history transitions, such as the initiation of reproduction. Both phenotypic plasticity and adaptive evolution can underlie rapid phenological shifts in response to climate change, but their relative contributions are poorly understood. Here, we combine a continuous 38 year field survey with quantitative genetic field experiments to assess adaptation in the context of climate change. We focused on Boechera stricta (Brassicaeae), a mustard native to the US Rocky Mountains. Flowering phenology advanced significantly from 1973 to 2011, and was strongly associated with warmer temperatures and earlier snowmelt dates. Strong directional selection favoured earlier flowering in contemporary environments (2010–2011). Climate change could drive this directional selection, and promote even earlier flowering as temperatures continue to increase. Our quantitative genetic analyses predict a response to selection of 0.2 to 0.5 days acceleration in flowering per generation, which could account for more than 20 per cent of the phenological change observed in the long-term dataset. However, the strength of directional selection and the predicted evolutionary response are likely much greater now than even 30 years ago because of rapidly changing climatic conditions. We predict that adaptation will likely be necessary for long-term in situ persistence in the context of climate change.&quot;,&quot;DOI&quot;:&quot;10.1098/rspb.2012.1051&quot;,&quot;ISSN&quot;:&quot;0962-8452, 1471-2954&quot;,&quot;note&quot;:&quot;PMID: 22787021&quot;,&quot;language&quot;:&quot;en&quot;,&quot;author&quot;:[{&quot;family&quot;:&quot;Anderson&quot;,&quot;given&quot;:&quot;Jill T.&quot;},{&quot;family&quot;:&quot;Inouye&quot;,&quot;given&quot;:&quot;David W.&quot;},{&quot;family&quot;:&quot;McKinney&quot;,&quot;given&quot;:&quot;Amy M.&quot;},{&quot;family&quot;:&quot;Colautti&quot;,&quot;given&quot;:&quot;Robert I.&quot;},{&quot;family&quot;:&quot;Mitchell-Olds&quot;,&quot;given&quot;:&quot;Tom&quot;}],&quot;issued&quot;:{&quot;date-parts&quot;:[[&quot;2012&quot;,9,22]]}}},{&quot;id&quot;:5325,&quot;uris&quot;:[&quot;http://zotero.org/users/624279/items/NJ4EB69Z&quot;],&quot;uri&quot;:[&quot;http://zotero.org/users/624279/items/NJ4EB69Z&quot;],&quot;itemData&quot;:{&quot;id&quot;:5325,&quot;type&quot;:&quot;article-journal&quot;,&quot;title&quot;:&quot;Shifts in flowering phenology reshape a subalpine plant community&quot;,&quot;container-title&quot;:&quot;Proceedings of the National Academy of Sciences&quot;,&quot;page&quot;:&quot;4916-4921&quot;,&quot;volume&quot;:&quot;111&quot;,&quot;issue&quot;:&quot;13&quot;,&quot;source&quot;:&quot;www.pnas.org&quot;,&quot;abstract&quot;:&quot;Phenology—the timing of biological events—is highly sensitive to climate change. However, our general understanding of how phenology responds to climate change is based almost solely on incomplete assessments of phenology (such as first date of flowering) rather than on entire phenological distributions. Using a uniquely comprehensive 39-y flowering phenology dataset from the Colorado Rocky Mountains that contains more than 2 million flower counts, we reveal a diversity of species-level phenological shifts that bring into question the accuracy of previous estimates of long-term phenological change. For 60 species, we show that first, peak, and last flowering rarely shift uniformly and instead usually shift independently of one another, resulting in a diversity of phenological changes through time. Shifts in the timing of first flowering on average overestimate the magnitude of shifts in the timing of peak flowering, fail to predict shifts in the timing of last flowering, and underrepresent the number of species changing phenology in this plant community. Ultimately, this diversity of species-level phenological shifts contributes to altered coflowering patterns within the community, a redistribution of floral abundance across the season, and an expansion of the flowering season by more than I mo during the course of our study period. These results demonstrate the substantial reshaping of ecological communities that can be attributed to shifts in phenology.&quot;,&quot;DOI&quot;:&quot;10.1073/pnas.1323073111&quot;,&quot;ISSN&quot;:&quot;0027-8424, 1091-6490&quot;,&quot;note&quot;:&quot;PMID: 24639544&quot;,&quot;journalAbbreviation&quot;:&quot;PNAS&quot;,&quot;language&quot;:&quot;en&quot;,&quot;author&quot;:[{&quot;family&quot;:&quot;CaraDonna&quot;,&quot;given&quot;:&quot;Paul J.&quot;},{&quot;family&quot;:&quot;Iler&quot;,&quot;given&quot;:&quot;Amy M.&quot;},{&quot;family&quot;:&quot;Inouye&quot;,&quot;given&quot;:&quot;David W.&quot;}],&quot;issued&quot;:{&quot;date-parts&quot;:[[&quot;2014&quot;,1,4]]}}}],&quot;schema&quot;:&quot;https://github.com/citation-style-language/schema/raw/master/csl-citation.json&quot;} RNDtUbHIXd9YV"/>. Particularly strong effects of <text:s/>warming have been shown in early-spring flowering species <text:reference-mark-start text:name="ZOTERO_ITEM CSL_CITATION {&quot;citationID&quot;:&quot;YsA7PBxe&quot;,&quot;properties&quot;:{&quot;formattedCitation&quot;:&quot;(Dunne {\\i{}et al.} 2003)&quot;,&quot;plainCitation&quot;:&quot;(Dunne et al. 2003)&quot;,&quot;noteIndex&quot;:0},&quot;citationItems&quot;:[{&quot;id&quot;:8093,&quot;uris&quot;:[&quot;http://zotero.org/users/624279/items/XIYE5G8U&quot;],&quot;uri&quot;:[&quot;http://zotero.org/users/624279/items/XIYE5G8U&quot;],&quot;itemData&quot;:{&quot;id&quot;:8093,&quot;type&quot;:&quot;article-journal&quot;,&quot;title&quot;:&quot;Subalpine meadow flowering phenology responses to climate change: integrating experimental and gradient methods&quot;,&quot;container-title&quot;:&quot;Ecological Monographs&quot;,&quot;page&quot;:&quot;69-86&quot;,&quot;volume&quot;:&quot;73&quot;,&quot;issue&quot;:&quot;1&quot;,&quot;source&quot;:&quot;Wiley Online Library&quot;,&quot;abstract&quot;:&quot;We integrated experimental and natural gradient field methods to investigate effects of climate change and variability on flowering phenology of 11 subalpine meadow shrub, forb, and graminoid species in Gunnison County, Colorado (USA). At a subalpine meadow site, overhead electric radiant heaters advanced snowmelt date by 16 d and warmed and dried soil during the growing season. At three additional sites, a snow removal manipulation advanced snowmelt date by 7 d without altering growing season soil microclimate. We compared phenological responses to experimental climate change with responses to natural microclimate variability across spatial gradients at small and landscape scales, as well as across a temporal gradient from a separate study. Both manipulations significantly advanced timing of flowering for the group of species and for most species individually, closely paralleling responses of timing to natural spatial and temporal variability in snowmelt date. Snowmelt date singularly explained observed shifts in timing only in the earliest flowering species, Claytonia lanceolata. Among all other species except Artemisia tridentata var. vaseyana, the latest flowering species, a consistent combination of temperature-related microclimate factors (earlier snowmelt date, warmer soil temperatures, and decreased soil degree-days) substantially explained earlier timing. Both manipulations also extended flowering duration for the group of species, similar to species' responses to natural snowmelt variability at small spatial scales. However, only early flowering species displayed consistent, significant changes in duration, with extended duration related to earlier snowmelt or warmer spring soil temperatures. Soil moisture was generally not a significant explanatory factor for either timing or duration of flowering. Best-fit microclimate models explained an average of 82% of variation in timing but only 38% of variation in duration across species. Our research demonstrates the value of comparing and synthesizing results of multiple field methods within a single study. This integrated approach makes it easier to identify robust community-wide trends, as well as species-specific responses of phenology to climate change. The predicted short-term flowering phenology responses to temperature-related aspects of climate change may lead to longer term asynchronies in interspecific interactions, potentially altering population and evolutionary dynamics, community structure, and ecosystem functioning. Corresponding Editor: S. C. Pennings&quot;,&quot;DOI&quot;:&quot;10.1890/0012-9615(2003)073[0069:SMFPRT]2.0.CO;2&quot;,&quot;ISSN&quot;:&quot;1557-7015&quot;,&quot;shortTitle&quot;:&quot;Subalpine Meadow Flowering Phenology Responses to Climate Change&quot;,&quot;language&quot;:&quot;en&quot;,&quot;author&quot;:[{&quot;family&quot;:&quot;Dunne&quot;,&quot;given&quot;:&quot;Jennifer A.&quot;},{&quot;family&quot;:&quot;Harte&quot;,&quot;given&quot;:&quot;John&quot;},{&quot;family&quot;:&quot;Taylor&quot;,&quot;given&quot;:&quot;Kevin J.&quot;}],&quot;issued&quot;:{&quot;date-parts&quot;:[[&quot;2003&quot;,2,1]]}}}],&quot;schema&quot;:&quot;https://github.com/citation-style-language/schema/raw/master/csl-citation.json&quot;} RNDRd4LE5CO6J"/><text:span text:style-name="T89">(Dunne </text:span><text:span text:style-name="T90">et al.</text:span><text:span text:style-name="T89"> </text:span>2003)<text:reference-mark-end text:name="ZOTERO_ITEM CSL_CITATION {&quot;citationID&quot;:&quot;YsA7PBxe&quot;,&quot;properties&quot;:{&quot;formattedCitation&quot;:&quot;(Dunne {\\i{}et al.} 2003)&quot;,&quot;plainCitation&quot;:&quot;(Dunne et al. 2003)&quot;,&quot;noteIndex&quot;:0},&quot;citationItems&quot;:[{&quot;id&quot;:8093,&quot;uris&quot;:[&quot;http://zotero.org/users/624279/items/XIYE5G8U&quot;],&quot;uri&quot;:[&quot;http://zotero.org/users/624279/items/XIYE5G8U&quot;],&quot;itemData&quot;:{&quot;id&quot;:8093,&quot;type&quot;:&quot;article-journal&quot;,&quot;title&quot;:&quot;Subalpine meadow flowering phenology responses to climate change: integrating experimental and gradient methods&quot;,&quot;container-title&quot;:&quot;Ecological Monographs&quot;,&quot;page&quot;:&quot;69-86&quot;,&quot;volume&quot;:&quot;73&quot;,&quot;issue&quot;:&quot;1&quot;,&quot;source&quot;:&quot;Wiley Online Library&quot;,&quot;abstract&quot;:&quot;We integrated experimental and natural gradient field methods to investigate effects of climate change and variability on flowering phenology of 11 subalpine meadow shrub, forb, and graminoid species in Gunnison County, Colorado (USA). At a subalpine meadow site, overhead electric radiant heaters advanced snowmelt date by 16 d and warmed and dried soil during the growing season. At three additional sites, a snow removal manipulation advanced snowmelt date by 7 d without altering growing season soil microclimate. We compared phenological responses to experimental climate change with responses to natural microclimate variability across spatial gradients at small and landscape scales, as well as across a temporal gradient from a separate study. Both manipulations significantly advanced timing of flowering for the group of species and for most species individually, closely paralleling responses of timing to natural spatial and temporal variability in snowmelt date. Snowmelt date singularly explained observed shifts in timing only in the earliest flowering species, Claytonia lanceolata. Among all other species except Artemisia tridentata var. vaseyana, the latest flowering species, a consistent combination of temperature-related microclimate factors (earlier snowmelt date, warmer soil temperatures, and decreased soil degree-days) substantially explained earlier timing. Both manipulations also extended flowering duration for the group of species, similar to species' responses to natural snowmelt variability at small spatial scales. However, only early flowering species displayed consistent, significant changes in duration, with extended duration related to earlier snowmelt or warmer spring soil temperatures. Soil moisture was generally not a significant explanatory factor for either timing or duration of flowering. Best-fit microclimate models explained an average of 82% of variation in timing but only 38% of variation in duration across species. Our research demonstrates the value of comparing and synthesizing results of multiple field methods within a single study. This integrated approach makes it easier to identify robust community-wide trends, as well as species-specific responses of phenology to climate change. The predicted short-term flowering phenology responses to temperature-related aspects of climate change may lead to longer term asynchronies in interspecific interactions, potentially altering population and evolutionary dynamics, community structure, and ecosystem functioning. Corresponding Editor: S. C. Pennings&quot;,&quot;DOI&quot;:&quot;10.1890/0012-9615(2003)073[0069:SMFPRT]2.0.CO;2&quot;,&quot;ISSN&quot;:&quot;1557-7015&quot;,&quot;shortTitle&quot;:&quot;Subalpine Meadow Flowering Phenology Responses to Climate Change&quot;,&quot;language&quot;:&quot;en&quot;,&quot;author&quot;:[{&quot;family&quot;:&quot;Dunne&quot;,&quot;given&quot;:&quot;Jennifer A.&quot;},{&quot;family&quot;:&quot;Harte&quot;,&quot;given&quot;:&quot;John&quot;},{&quot;family&quot;:&quot;Taylor&quot;,&quot;given&quot;:&quot;Kevin J.&quot;}],&quot;issued&quot;:{&quot;date-parts&quot;:[[&quot;2003&quot;,2,1]]}}}],&quot;schema&quot;:&quot;https://github.com/citation-style-language/schema/raw/master/csl-citation.json&quot;} RNDRd4LE5CO6J"/><text:span text:style-name="T143">. </text:span><text:change-start text:change-id="ct228976752"/><text:span text:style-name="Default_20_Paragraph_20_Font"><text:span text:style-name="T8">Responses to climate change and fine-tuning of the flowering season to the environmental conditions might be particularly important in temperate early-spring forest plants where the benefits provided by high light availability are constrained by the timing of canopy closure.</text:span></text:span><text:change-end text:change-id="ct228976752"/><text:change-start text:change-id="ct228976856"/><text:span text:style-name="Default_20_Paragraph_20_Font"><text:span text:style-name="T8"> </text:span></text:span><text:change-end text:change-id="ct228976856"/><text:span text:style-name="T156">The duration of the flowering season increased with increasing temperatures in April, probably because this duration was more conditioned by the start than by the end of the flowering season. S</text:span><text:span text:style-name="Default_20_Paragraph_20_Font"><text:span text:style-name="T93">ome previous studies report shortenings of flowering duration with increasing temperatures </text:span></text:span><text:reference-mark-start text:name="ZOTERO_ITEM CSL_CITATION {&quot;citationID&quot;:&quot;E5eF4QAK&quot;,&quot;properties&quot;:{&quot;formattedCitation&quot;:&quot;(H\\uc0\\u248{}ye {\\i{}et al.} 2013; Bock {\\i{}et al.} 2014)&quot;,&quot;plainCitation&quot;:&quot;(Høye et al. 2013; Bock et al. 2014)&quot;,&quot;noteIndex&quot;:0},&quot;citationItems&quot;:[{&quot;id&quot;:8110,&quot;uris&quot;:[&quot;http://zotero.org/users/624279/items/A9Q9DYMW&quot;],&quot;uri&quot;:[&quot;http://zotero.org/users/624279/items/A9Q9DYMW&quot;],&quot;itemData&quot;:{&quot;id&quot;:8110,&quot;type&quot;:&quot;article-journal&quot;,&quot;title&quot;:&quot;Shorter flowering seasons and declining abundance of flower visitors in a warmer Arctic&quot;,&quot;container-title&quot;:&quot;Nature Climate Change&quot;,&quot;page&quot;:&quot;759-763&quot;,&quot;volume&quot;:&quot;3&quot;,&quot;issue&quot;:&quot;8&quot;,&quot;source&quot;:&quot;www-nature-com.ezp.sub.su.se&quot;,&quot;abstract&quot;:&quot;Advancing phenology in response to global warming has been reported across biomes1,2, raising concerns about the temporal uncoupling of trophic interactions3,4. Concurrently, widely reported flower visitor declines have been linked to resource limitations5. Phenological responses in the Arctic have been shown to outpace responses from lower latitudes and recent studies suggest that differences between such responses for plants and their flower visitors could be particularly pronounced in the Arctic1,6. The evidence for phenological uncoupling is scant because relevant data sets are lacking7 or not available at a relevant spatial scale8. Here, we present evidence of a climate-associated shortening of the flowering season and a concomitant decline in flower visitor abundance based on a long-term, spatially replicated (1996–2009) data set from high-Arctic Greenland. A unique feature of the data set is the spatial and temporal overlap of independent observations of plant and insect phenology. The shortening of the flowering season arose through spatial variation in phenological responses to warming. The shorter flowering seasons may have played a role in the observed decline in flower visitor abundance. Our results demonstrate that the dramatic climatic changes currently taking place in the Arctic are strongly affecting individual species and ecological communities, with implications for trophic interactions.&quot;,&quot;DOI&quot;:&quot;10.1038/nclimate1909&quot;,&quot;ISSN&quot;:&quot;1758-6798&quot;,&quot;language&quot;:&quot;en&quot;,&quot;author&quot;:[{&quot;family&quot;:&quot;Høye&quot;,&quot;given&quot;:&quot;Toke T.&quot;},{&quot;family&quot;:&quot;Post&quot;,&quot;given&quot;:&quot;Eric&quot;},{&quot;family&quot;:&quot;Schmidt&quot;,&quot;given&quot;:&quot;Niels M.&quot;},{&quot;family&quot;:&quot;Trøjelsgaard&quot;,&quot;given&quot;:&quot;Kristian&quot;},{&quot;family&quot;:&quot;Forchhammer&quot;,&quot;given&quot;:&quot;Mads C.&quot;}],&quot;issued&quot;:{&quot;date-parts&quot;:[[&quot;2013&quot;,8]]}}},{&quot;id&quot;:8107,&quot;uris&quot;:[&quot;http://zotero.org/users/624279/items/7SBW9TSV&quot;],&quot;uri&quot;:[&quot;http://zotero.org/users/624279/items/7SBW9TSV&quot;],&quot;itemData&quot;:{&quot;id&quot;:8107,&quot;type&quot;:&quot;article-journal&quot;,&quot;title&quot;:&quot;Changes in first flowering dates and flowering duration of 232 plant species on the island of Guernsey&quot;,&quot;container-title&quot;:&quot;Global Change Biology&quot;,&quot;page&quot;:&quot;3508-3519&quot;,&quot;volume&quot;:&quot;20&quot;,&quot;issue&quot;:&quot;11&quot;,&quot;source&quot;:&quot;Wiley Online Library&quot;,&quot;abstract&quot;:&quot;Climate change has affected plant phenology; increasing temperatures are associated with advancing first flowering dates. The impact on flowering duration, however, has rarely been studied. In this study, we analysed first flowering dates and flowering durations from a 27 year dataset of weekly flower observations on 232 plant species from the island of Guernsey in the English Channel. The aim of this study was to explore variation in trends and relationships between first flowering dates, flowering duration and temperature. We specifically looked for evidence that traits, such as life forms and phylogenetic groups, explained variation in sensitivity of first flowering and flowering duration among species. Overall trends revealed significantly earlier flowering over time, by an average of 5.2 days decade−1 since 1985. A highly significant shortening of flowering duration was observed by an average of 10 days decade−1. Correlations between first flowering, flowering duration and year varied between different species, traits and flowering periods. Significant differences among traits were observed for first flowering and to a lesser degree for flowering duration. Overall, in comparison to first flowering, more species had significant trends in flowering duration. Temperature relationships revealed large differences in strength and direction of response. 55% of the species revealed a significant negative relationship of first flowering dates and temperature. In contrast, only 19% of flowering durations had a significant negative temperature relationship. The advance in first flowering date together with a shortening of flowering duration suggests potentially serious impacts on pollinators, which might pose a major threat to biodiversity, agriculture and horticulture. Human health, in terms of pollen allergies, however, might benefit from a shortening of specific plant pollen seasons.&quot;,&quot;DOI&quot;:&quot;10.1111/gcb.12579&quot;,&quot;ISSN&quot;:&quot;1365-2486&quot;,&quot;language&quot;:&quot;en&quot;,&quot;author&quot;:[{&quot;family&quot;:&quot;Bock&quot;,&quot;given&quot;:&quot;Anna&quot;},{&quot;family&quot;:&quot;Sparks&quot;,&quot;given&quot;:&quot;Tim H.&quot;},{&quot;family&quot;:&quot;Estrella&quot;,&quot;given&quot;:&quot;Nicole&quot;},{&quot;family&quot;:&quot;Jee&quot;,&quot;given&quot;:&quot;Nigel&quot;},{&quot;family&quot;:&quot;Casebow&quot;,&quot;given&quot;:&quot;Andrew&quot;},{&quot;family&quot;:&quot;Schunk&quot;,&quot;given&quot;:&quot;Christian&quot;},{&quot;family&quot;:&quot;Leuchner&quot;,&quot;given&quot;:&quot;Michael&quot;},{&quot;family&quot;:&quot;Menzel&quot;,&quot;given&quot;:&quot;Annette&quot;}],&quot;issued&quot;:{&quot;date-parts&quot;:[[&quot;2014&quot;,11,1]]}}}],&quot;schema&quot;:&quot;https://github.com/citation-style-language/schema/raw/master/csl-citation.json&quot;} RNDXXdMYGCn7h"/><text:span text:style-name="Default_20_Paragraph_20_Font"><text:span text:style-name="T96">(Høye </text:span></text:span><text:span text:style-name="Default_20_Paragraph_20_Font"><text:span text:style-name="T95">et al.</text:span></text:span><text:span text:style-name="Default_20_Paragraph_20_Font"><text:span text:style-name="T96"> 2013; Bock </text:span></text:span><text:span text:style-name="Default_20_Paragraph_20_Font"><text:span text:style-name="T95">et al.</text:span></text:span><text:span text:style-name="Default_20_Paragraph_20_Font"><text:span text:style-name="T96"> 2014)</text:span></text:span><text:reference-mark-end text:name="ZOTERO_ITEM CSL_CITATION {&quot;citationID&quot;:&quot;E5eF4QAK&quot;,&quot;properties&quot;:{&quot;formattedCitation&quot;:&quot;(H\\uc0\\u248{}ye {\\i{}et al.} 2013; Bock {\\i{}et al.} 2014)&quot;,&quot;plainCitation&quot;:&quot;(Høye et al. 2013; Bock et al. 2014)&quot;,&quot;noteIndex&quot;:0},&quot;citationItems&quot;:[{&quot;id&quot;:8110,&quot;uris&quot;:[&quot;http://zotero.org/users/624279/items/A9Q9DYMW&quot;],&quot;uri&quot;:[&quot;http://zotero.org/users/624279/items/A9Q9DYMW&quot;],&quot;itemData&quot;:{&quot;id&quot;:8110,&quot;type&quot;:&quot;article-journal&quot;,&quot;title&quot;:&quot;Shorter flowering seasons and declining abundance of flower visitors in a warmer Arctic&quot;,&quot;container-title&quot;:&quot;Nature Climate Change&quot;,&quot;page&quot;:&quot;759-763&quot;,&quot;volume&quot;:&quot;3&quot;,&quot;issue&quot;:&quot;8&quot;,&quot;source&quot;:&quot;www-nature-com.ezp.sub.su.se&quot;,&quot;abstract&quot;:&quot;Advancing phenology in response to global warming has been reported across biomes1,2, raising concerns about the temporal uncoupling of trophic interactions3,4. Concurrently, widely reported flower visitor declines have been linked to resource limitations5. Phenological responses in the Arctic have been shown to outpace responses from lower latitudes and recent studies suggest that differences between such responses for plants and their flower visitors could be particularly pronounced in the Arctic1,6. The evidence for phenological uncoupling is scant because relevant data sets are lacking7 or not available at a relevant spatial scale8. Here, we present evidence of a climate-associated shortening of the flowering season and a concomitant decline in flower visitor abundance based on a long-term, spatially replicated (1996–2009) data set from high-Arctic Greenland. A unique feature of the data set is the spatial and temporal overlap of independent observations of plant and insect phenology. The shortening of the flowering season arose through spatial variation in phenological responses to warming. The shorter flowering seasons may have played a role in the observed decline in flower visitor abundance. Our results demonstrate that the dramatic climatic changes currently taking place in the Arctic are strongly affecting individual species and ecological communities, with implications for trophic interactions.&quot;,&quot;DOI&quot;:&quot;10.1038/nclimate1909&quot;,&quot;ISSN&quot;:&quot;1758-6798&quot;,&quot;language&quot;:&quot;en&quot;,&quot;author&quot;:[{&quot;family&quot;:&quot;Høye&quot;,&quot;given&quot;:&quot;Toke T.&quot;},{&quot;family&quot;:&quot;Post&quot;,&quot;given&quot;:&quot;Eric&quot;},{&quot;family&quot;:&quot;Schmidt&quot;,&quot;given&quot;:&quot;Niels M.&quot;},{&quot;family&quot;:&quot;Trøjelsgaard&quot;,&quot;given&quot;:&quot;Kristian&quot;},{&quot;family&quot;:&quot;Forchhammer&quot;,&quot;given&quot;:&quot;Mads C.&quot;}],&quot;issued&quot;:{&quot;date-parts&quot;:[[&quot;2013&quot;,8]]}}},{&quot;id&quot;:8107,&quot;uris&quot;:[&quot;http://zotero.org/users/624279/items/7SBW9TSV&quot;],&quot;uri&quot;:[&quot;http://zotero.org/users/624279/items/7SBW9TSV&quot;],&quot;itemData&quot;:{&quot;id&quot;:8107,&quot;type&quot;:&quot;article-journal&quot;,&quot;title&quot;:&quot;Changes in first flowering dates and flowering duration of 232 plant species on the island of Guernsey&quot;,&quot;container-title&quot;:&quot;Global Change Biology&quot;,&quot;page&quot;:&quot;3508-3519&quot;,&quot;volume&quot;:&quot;20&quot;,&quot;issue&quot;:&quot;11&quot;,&quot;source&quot;:&quot;Wiley Online Library&quot;,&quot;abstract&quot;:&quot;Climate change has affected plant phenology; increasing temperatures are associated with advancing first flowering dates. The impact on flowering duration, however, has rarely been studied. In this study, we analysed first flowering dates and flowering durations from a 27 year dataset of weekly flower observations on 232 plant species from the island of Guernsey in the English Channel. The aim of this study was to explore variation in trends and relationships between first flowering dates, flowering duration and temperature. We specifically looked for evidence that traits, such as life forms and phylogenetic groups, explained variation in sensitivity of first flowering and flowering duration among species. Overall trends revealed significantly earlier flowering over time, by an average of 5.2 days decade−1 since 1985. A highly significant shortening of flowering duration was observed by an average of 10 days decade−1. Correlations between first flowering, flowering duration and year varied between different species, traits and flowering periods. Significant differences among traits were observed for first flowering and to a lesser degree for flowering duration. Overall, in comparison to first flowering, more species had significant trends in flowering duration. Temperature relationships revealed large differences in strength and direction of response. 55% of the species revealed a significant negative relationship of first flowering dates and temperature. In contrast, only 19% of flowering durations had a significant negative temperature relationship. The advance in first flowering date together with a shortening of flowering duration suggests potentially serious impacts on pollinators, which might pose a major threat to biodiversity, agriculture and horticulture. Human health, in terms of pollen allergies, however, might benefit from a shortening of specific plant pollen seasons.&quot;,&quot;DOI&quot;:&quot;10.1111/gcb.12579&quot;,&quot;ISSN&quot;:&quot;1365-2486&quot;,&quot;language&quot;:&quot;en&quot;,&quot;author&quot;:[{&quot;family&quot;:&quot;Bock&quot;,&quot;given&quot;:&quot;Anna&quot;},{&quot;family&quot;:&quot;Sparks&quot;,&quot;given&quot;:&quot;Tim H.&quot;},{&quot;family&quot;:&quot;Estrella&quot;,&quot;given&quot;:&quot;Nicole&quot;},{&quot;family&quot;:&quot;Jee&quot;,&quot;given&quot;:&quot;Nigel&quot;},{&quot;family&quot;:&quot;Casebow&quot;,&quot;given&quot;:&quot;Andrew&quot;},{&quot;family&quot;:&quot;Schunk&quot;,&quot;given&quot;:&quot;Christian&quot;},{&quot;family&quot;:&quot;Leuchner&quot;,&quot;given&quot;:&quot;Michael&quot;},{&quot;family&quot;:&quot;Menzel&quot;,&quot;given&quot;:&quot;Annette&quot;}],&quot;issued&quot;:{&quot;date-parts&quot;:[[&quot;2014&quot;,11,1]]}}}],&quot;schema&quot;:&quot;https://github.com/citation-style-language/schema/raw/master/csl-citation.json&quot;} RNDXXdMYGCn7h"/><text:span text:style-name="Default_20_Paragraph_20_Font"><text:span text:style-name="T93">. It seems likely that early-flowering species in seasonal environments increase the length of </text:span></text:span><text:span text:style-name="Default_20_Paragraph_20_Font"><text:span text:style-name="T94">the flowering season in response to higher temperatures before flowering, while higher temperatures later might lead to an earlier end and shorter duration of the flowering season</text:span></text:span><text:span text:style-name="Default_20_Paragraph_20_Font"><text:span text:style-name="T93"> </text:span></text:span><text:reference-mark-start text:name="ZOTERO_ITEM CSL_CITATION {&quot;citationID&quot;:&quot;PAwo9zyc&quot;,&quot;properties&quot;:{&quot;formattedCitation&quot;:&quot;(Theobald {\\i{}et al.} 2017)&quot;,&quot;plainCitation&quot;:&quot;(Theobald et al. 2017)&quot;,&quot;noteIndex&quot;:0},&quot;citationItems&quot;:[{&quot;id&quot;:8113,&quot;uris&quot;:[&quot;http://zotero.org/users/624279/items/7HUW9IN7&quot;],&quot;uri&quot;:[&quot;http://zotero.org/users/624279/items/7HUW9IN7&quot;],&quot;itemData&quot;:{&quot;id&quot;:8113,&quot;type&quot;:&quot;article-journal&quot;,&quot;title&quot;:&quot;Climate drives phenological reassembly of a mountain wildflower meadow community&quot;,&quot;container-title&quot;:&quot;Ecology&quot;,&quot;page&quot;:&quot;2799-2812&quot;,&quot;volume&quot;:&quot;98&quot;,&quot;issue&quot;:&quot;11&quot;,&quot;source&quot;:&quot;Wiley Online Library&quot;,&quot;abstract&quot;:&quot;Spatial community reassembly driven by changes in species abundances or habitat occupancy is a well-documented response to anthropogenic global change, but communities can also reassemble temporally if the environment drives differential shifts in the timing of life events across community members. Much like spatial community reassembly, temporal reassembly could be particularly important when critical species interactions are temporally concentrated (e.g., plant-pollinator dynamics during flowering). Previous studies have documented species-specific shifts in phenology driven by climate change, implying that temporal reassembly, a process we term “phenological reassembly,” is likely. However, few studies have documented changes in the temporal co-occurrence of community members driven by environmental change, likely because few datasets of entire communities exist. We addressed this gap by quantifying the relationship between flowering phenology and climate for 48 co-occurring subalpine wildflower species at Mount Rainier (Washington, USA) in a large network of plots distributed across Mt. Rainier's steep environmental gradients; large spatio-temporal variability in climate over the 6 yr of our study (including the earliest and latest snowmelt year on record) provided robust estimates of climate-phenology relationships for individual species. We used these relationships to examine changes to community co-flowering composition driven by ‘climate change analog’ conditions experienced at our sites in 2015. We found that both the timing and duration of flowering of focal species was strongly sensitive to multiple climatic factors (snowmelt, temperature, and soil moisture). Some consistent responses emerged, including earlier snowmelt and warmer growing seasons driving flowering phenology earlier for all focal species. However, variation among species in their phenological sensitivities to these climate drivers was large enough that phenological reassembly occurred in the climate change analog conditions of 2015. An unexpected driver of phenological reassembly was fine-scale variation in the direction and magnitude of climatic change, causing phenological reassembly to be most apparent early and late in the season and in topographic locations where snow duration was shortest (i.e., at low elevations and on ridges in the landscape). Because phenological reassembly may have implications for many types of ecological interactions, failing to monitor community-level repercussions of species-specific phenological shifts could underestimate climate change impacts.&quot;,&quot;DOI&quot;:&quot;10.1002/ecy.1996&quot;,&quot;ISSN&quot;:&quot;1939-9170&quot;,&quot;language&quot;:&quot;en&quot;,&quot;author&quot;:[{&quot;family&quot;:&quot;Theobald&quot;,&quot;given&quot;:&quot;Elli J.&quot;},{&quot;family&quot;:&quot;Breckheimer&quot;,&quot;given&quot;:&quot;Ian&quot;},{&quot;family&quot;:&quot;HilleRisLambers&quot;,&quot;given&quot;:&quot;Janneke&quot;}],&quot;issued&quot;:{&quot;date-parts&quot;:[[&quot;2017&quot;,11,1]]}}}],&quot;schema&quot;:&quot;https://github.com/citation-style-language/schema/raw/master/csl-citation.json&quot;} RNDD4z4kZ0qoh"/><text:span text:style-name="Default_20_Paragraph_20_Font"><text:span text:style-name="T96">(Theobald </text:span></text:span><text:span text:style-name="Default_20_Paragraph_20_Font"><text:span text:style-name="T95">et al.</text:span></text:span><text:span text:style-name="Default_20_Paragraph_20_Font"><text:span text:style-name="T96"> 2017)</text:span></text:span><text:reference-mark-end text:name="ZOTERO_ITEM CSL_CITATION {&quot;citationID&quot;:&quot;PAwo9zyc&quot;,&quot;properties&quot;:{&quot;formattedCitation&quot;:&quot;(Theobald {\\i{}et al.} 2017)&quot;,&quot;plainCitation&quot;:&quot;(Theobald et al. 2017)&quot;,&quot;noteIndex&quot;:0},&quot;citationItems&quot;:[{&quot;id&quot;:8113,&quot;uris&quot;:[&quot;http://zotero.org/users/624279/items/7HUW9IN7&quot;],&quot;uri&quot;:[&quot;http://zotero.org/users/624279/items/7HUW9IN7&quot;],&quot;itemData&quot;:{&quot;id&quot;:8113,&quot;type&quot;:&quot;article-journal&quot;,&quot;title&quot;:&quot;Climate drives phenological reassembly of a mountain wildflower meadow community&quot;,&quot;container-title&quot;:&quot;Ecology&quot;,&quot;page&quot;:&quot;2799-2812&quot;,&quot;volume&quot;:&quot;98&quot;,&quot;issue&quot;:&quot;11&quot;,&quot;source&quot;:&quot;Wiley Online Library&quot;,&quot;abstract&quot;:&quot;Spatial community reassembly driven by changes in species abundances or habitat occupancy is a well-documented response to anthropogenic global change, but communities can also reassemble temporally if the environment drives differential shifts in the timing of life events across community members. Much like spatial community reassembly, temporal reassembly could be particularly important when critical species interactions are temporally concentrated (e.g., plant-pollinator dynamics during flowering). Previous studies have documented species-specific shifts in phenology driven by climate change, implying that temporal reassembly, a process we term “phenological reassembly,” is likely. However, few studies have documented changes in the temporal co-occurrence of community members driven by environmental change, likely because few datasets of entire communities exist. We addressed this gap by quantifying the relationship between flowering phenology and climate for 48 co-occurring subalpine wildflower species at Mount Rainier (Washington, USA) in a large network of plots distributed across Mt. Rainier's steep environmental gradients; large spatio-temporal variability in climate over the 6 yr of our study (including the earliest and latest snowmelt year on record) provided robust estimates of climate-phenology relationships for individual species. We used these relationships to examine changes to community co-flowering composition driven by ‘climate change analog’ conditions experienced at our sites in 2015. We found that both the timing and duration of flowering of focal species was strongly sensitive to multiple climatic factors (snowmelt, temperature, and soil moisture). Some consistent responses emerged, including earlier snowmelt and warmer growing seasons driving flowering phenology earlier for all focal species. However, variation among species in their phenological sensitivities to these climate drivers was large enough that phenological reassembly occurred in the climate change analog conditions of 2015. An unexpected driver of phenological reassembly was fine-scale variation in the direction and magnitude of climatic change, causing phenological reassembly to be most apparent early and late in the season and in topographic locations where snow duration was shortest (i.e., at low elevations and on ridges in the landscape). Because phenological reassembly may have implications for many types of ecological interactions, failing to monitor community-level repercussions of species-specific phenological shifts could underestimate climate change impacts.&quot;,&quot;DOI&quot;:&quot;10.1002/ecy.1996&quot;,&quot;ISSN&quot;:&quot;1939-9170&quot;,&quot;language&quot;:&quot;en&quot;,&quot;author&quot;:[{&quot;family&quot;:&quot;Theobald&quot;,&quot;given&quot;:&quot;Elli J.&quot;},{&quot;family&quot;:&quot;Breckheimer&quot;,&quot;given&quot;:&quot;Ian&quot;},{&quot;family&quot;:&quot;HilleRisLambers&quot;,&quot;given&quot;:&quot;Janneke&quot;}],&quot;issued&quot;:{&quot;date-parts&quot;:[[&quot;2017&quot;,11,1]]}}}],&quot;schema&quot;:&quot;https://github.com/citation-style-language/schema/raw/master/csl-citation.json&quot;} RNDD4z4kZ0qoh"/><text:span text:style-name="Default_20_Paragraph_20_Font"><text:span text:style-name="T96">. </text:span></text:span><text:span text:style-name="T143">Climatic variation was considerable during our study period and, although we found no warming trends accross the 22 study years, spring temperatures have increased significantly in our study area </text:span><text:span text:style-name="Default_20_Paragraph_20_Font"><text:span text:style-name="T153">over the last 57 years</text:span></text:span><text:span text:style-name="Default_20_Paragraph_20_Font"><text:span text:style-name="T39">. </text:span></text:span><text:span text:style-name="Default_20_Paragraph_20_Font"><text:span text:style-name="T40">In combination with the observed effects of spring temperatures on flowering phenology, we should thus expect that recent warming leads to an earlier flowering of </text:span></text:span><text:span text:style-name="Default_20_Paragraph_20_Font"><text:span text:style-name="T31">L. vernus</text:span></text:span><text:span text:style-name="Default_20_Paragraph_20_Font"><text:span text:style-name="T40">. In our study, we did indeed find such a significant advance in first flowering dates over the study period.</text:span></text:span></text:p>
      <text:p text:style-name="P2"><text:span text:style-name="Default_20_Paragraph_20_Font"><text:span text:style-name="T96"><text:tab/></text:span></text:span><text:span text:style-name="Default_20_Paragraph_20_Font"><text:span text:style-name="T106">Together with increasing temperatures, c</text:span></text:span><text:span text:style-name="Default_20_Paragraph_20_Font"><text:span text:style-name="T39">urrent and future climatic changes entail shifts in precipitation</text:span></text:span><text:span text:style-name="Default_20_Paragraph_20_Font"><text:span text:style-name="T17">, although predictions regarding the direction of changes in precipitation are less clear than for temperature</text:span></text:span><text:span text:style-name="Default_20_Paragraph_20_Font"><text:span text:style-name="T39"> </text:span></text:span><text:reference-mark-start text:name="ZOTERO_ITEM CSL_CITATION {&quot;citationID&quot;:&quot;byJr6NsB&quot;,&quot;properties&quot;:{&quot;formattedCitation&quot;:&quot;(IPCC 2014)&quot;,&quot;plainCitation&quot;:&quot;(IPCC 2014)&quot;,&quot;noteIndex&quot;:0},&quot;citationItems&quot;:[{&quot;id&quot;:7286,&quot;uris&quot;:[&quot;http://zotero.org/users/624279/items/IZQMH5Q4&quot;],&quot;uri&quot;:[&quot;http://zotero.org/users/624279/items/IZQMH5Q4&quot;],&quot;itemData&quot;:{&quot;id&quot;:7286,&quot;type&quot;:&quot;article-journal&quot;,&quot;title&quot;:&quot;Climate Change 2014: Synthesis Report. Contribution of Working Groups I, II and III to the Fifth Assessment Report of the Intergovernmental Panel on Climate Change [Core Writing Team, R.K. Pachauri and L.A. Meyer (eds.)]. IPCC, Geneva, Switzerland, 151 pp.&quot;,&quot;source&quot;:&quot;Zotero&quot;,&quot;language&quot;:&quot;en&quot;,&quot;author&quot;:[{&quot;family&quot;:&quot;IPCC&quot;,&quot;given&quot;:&quot;&quot;}],&quot;issued&quot;:{&quot;date-parts&quot;:[[&quot;2014&quot;]]}}}],&quot;schema&quot;:&quot;https://github.com/citation-style-language/schema/raw/master/csl-citation.json&quot;} RNDDSEvdodF2f"/><text:span text:style-name="Default_20_Paragraph_20_Font"><text:span text:style-name="T39">(IPCC 2014)</text:span></text:span><text:reference-mark-end text:name="ZOTERO_ITEM CSL_CITATION {&quot;citationID&quot;:&quot;byJr6NsB&quot;,&quot;properties&quot;:{&quot;formattedCitation&quot;:&quot;(IPCC 2014)&quot;,&quot;plainCitation&quot;:&quot;(IPCC 2014)&quot;,&quot;noteIndex&quot;:0},&quot;citationItems&quot;:[{&quot;id&quot;:7286,&quot;uris&quot;:[&quot;http://zotero.org/users/624279/items/IZQMH5Q4&quot;],&quot;uri&quot;:[&quot;http://zotero.org/users/624279/items/IZQMH5Q4&quot;],&quot;itemData&quot;:{&quot;id&quot;:7286,&quot;type&quot;:&quot;article-journal&quot;,&quot;title&quot;:&quot;Climate Change 2014: Synthesis Report. Contribution of Working Groups I, II and III to the Fifth Assessment Report of the Intergovernmental Panel on Climate Change [Core Writing Team, R.K. Pachauri and L.A. Meyer (eds.)]. IPCC, Geneva, Switzerland, 151 pp.&quot;,&quot;source&quot;:&quot;Zotero&quot;,&quot;language&quot;:&quot;en&quot;,&quot;author&quot;:[{&quot;family&quot;:&quot;IPCC&quot;,&quot;given&quot;:&quot;&quot;}],&quot;issued&quot;:{&quot;date-parts&quot;:[[&quot;2014&quot;]]}}}],&quot;schema&quot;:&quot;https://github.com/citation-style-language/schema/raw/master/csl-citation.json&quot;} RNDDSEvdodF2f"/><text:span text:style-name="Default_20_Paragraph_20_Font"><text:span text:style-name="T17">. In temperate environments, </text:span></text:span><text:span text:style-name="Default_20_Paragraph_20_Font"><text:span text:style-name="T19">the expected phenological responses to altered precipitation regimes are also less clear than responses to changes in temperatures. </text:span></text:span><text:soft-page-break/><text:span text:style-name="Default_20_Paragraph_20_Font"><text:span text:style-name="T17">Experimental studies </text:span></text:span><text:change-start text:change-id="ct228975712"/><text:span text:style-name="Default_20_Paragraph_20_Font"><text:span text:style-name="T17">examining responses of phenology to precipitation changes </text:span></text:span><text:change-end text:change-id="ct228975712"/><text:span text:style-name="Default_20_Paragraph_20_Font"><text:span text:style-name="T17">have either found no effects </text:span></text:span><text:reference-mark-start text:name="ZOTERO_ITEM CSL_CITATION {&quot;citationID&quot;:&quot;6nuDFwH7&quot;,&quot;properties&quot;:{&quot;formattedCitation&quot;:&quot;(Phoenix {\\i{}et al.} 2001; Cleland {\\i{}et al.} 2006)&quot;,&quot;plainCitation&quot;:&quot;(Phoenix et al. 2001; Cleland et al. 2006)&quot;,&quot;noteIndex&quot;:0},&quot;citationItems&quot;:[{&quot;id&quot;:8103,&quot;uris&quot;:[&quot;http://zotero.org/users/624279/items/RIACC5CT&quot;],&quot;uri&quot;:[&quot;http://zotero.org/users/624279/items/RIACC5CT&quot;],&quot;itemData&quot;:{&quot;id&quot;:8103,&quot;type&quot;:&quot;article-journal&quot;,&quot;title&quot;:&quot;Effects of global change on a sub-Arctic heath: effects of enhanced UV-B radiation and increased summer precipitation&quot;,&quot;container-title&quot;:&quot;Journal of Ecology&quot;,&quot;page&quot;:&quot;256-267&quot;,&quot;volume&quot;:&quot;89&quot;,&quot;issue&quot;:&quot;2&quot;,&quot;source&quot;:&quot;Wiley Online Library&quot;,&quot;abstract&quot;:&quot;1 The responses of sub-Arctic heathland vegetation to enhanced UV-B radiation and increased summer precipitation over 7 years were investigated in a field experiment in northern Sweden. 2 Growth, phenology and reproduction of the dominant dwarf shrubs Vaccinium myrtillus, V. uliginosum, V. vitis-idaea and Empetrum hermaphroditum were studied after 5–7 years of manipulation and retrospective analyses were used to assess growth responses in earlier years. Leaf tissue N and P and 13C natural abundances were determined for V. myrtillus and E. hermaphroditum. Growth responses were also assessed for the moss Hylocomium splendens. 3 The deciduous V. myrtillus showed reduced growth, increased leaf thickness and increased flowering and berry production under enhanced UV-B in some years. V. uliginosum, V. vitis-idaea, E. hermaphroditum and H. splendens were, in general, tolerant of UV-B. 4 Increased precipitation affected growth only in the evergreen species: stem length and branching were sometimes stimulated in E. hermaphroditum, whereas V. vitis-idaea showed reduced branching. 5 Precipitation also increased leaf thickness in V. uliginosum and reduced flowering and berry production in V. myrtillus. 6 In the interactions that occurred between enhanced UV-B radiation and increased summer precipitation, combining the two treatments often negated any effect that either may have had separately. The effect of concurrent increases on this ecosystem is therefore likely to be much less than if either occurred singly. 7 Enhanced UV-B and increased summer precipitation appeared not to effect dwarf shrub abundances during the first 5 years of the experiment, suggesting that overall this heath may be more tolerant of these environmental changes than previously thought.&quot;,&quot;DOI&quot;:&quot;10.1046/j.1365-2745.2001.00531.x&quot;,&quot;ISSN&quot;:&quot;1365-2745&quot;,&quot;shortTitle&quot;:&quot;Effects of global change on a sub-Arctic heath&quot;,&quot;language&quot;:&quot;en&quot;,&quot;author&quot;:[{&quot;family&quot;:&quot;Phoenix&quot;,&quot;given&quot;:&quot;Gareth K.&quot;},{&quot;family&quot;:&quot;Gwynn‐Jones&quot;,&quot;given&quot;:&quot;Dylan&quot;},{&quot;family&quot;:&quot;Callaghan&quot;,&quot;given&quot;:&quot;Terry V.&quot;},{&quot;family&quot;:&quot;Sleep&quot;,&quot;given&quot;:&quot;Darren&quot;},{&quot;family&quot;:&quot;Lee&quot;,&quot;given&quot;:&quot;John A.&quot;}],&quot;issued&quot;:{&quot;date-parts&quot;:[[&quot;2001&quot;,4,1]]}}},{&quot;id&quot;:7370,&quot;uris&quot;:[&quot;http://zotero.org/users/624279/items/62PTMZXM&quot;],&quot;uri&quot;:[&quot;http://zotero.org/users/624279/items/62PTMZXM&quot;],&quot;itemData&quot;:{&quot;id&quot;:7370,&quot;type&quot;:&quot;article-journal&quot;,&quot;title&quot;:&quot;Diverse responses of phenology to global changes in a grassland ecosystem&quot;,&quot;container-title&quot;:&quot;Proceedings of the National Academy of Sciences&quot;,&quot;page&quot;:&quot;13740-13744&quot;,&quot;volume&quot;:&quot;103&quot;,&quot;issue&quot;:&quot;37&quot;,&quot;source&quot;:&quot;www.pnas.org.ezp.sub.su.se&quot;,&quot;abstract&quot;:&quot;Shifting plant phenology (i.e., timing of flowering and other developmental events) in recent decades establishes that species and ecosystems are already responding to global environmental change. Earlier flowering and an extended period of active plant growth across much of the northern hemisphere have been interpreted as responses to warming. However, several kinds of environmental change have the potential to influence the phenology of flowering and primary production. Here, we report shifts in phenology of flowering and canopy greenness (Normalized Difference Vegetation Index) in response to four experimentally simulated global changes: warming, elevated CO2, nitrogen (N) deposition, and increased precipitation. Consistent with previous observations, warming accelerated both flowering and greening of the canopy, but phenological responses to the other global change treatments were diverse. Elevated CO2 and N addition delayed flowering in grasses, but slightly accelerated flowering in forbs. The opposing responses of these two important functional groups decreased their phenological complementarity and potentially increased competition for limiting soil resources. At the ecosystem level, timing of canopy greenness mirrored the flowering phenology of the grasses, which dominate primary production in this system. Elevated CO2 delayed greening, whereas N addition dampened the acceleration of greening caused by warming. Increased precipitation had no consistent impacts on phenology. This diversity of phenological changes, between plant functional groups and in response to multiple environmental changes, helps explain the diversity in large-scale observations and indicates that changing temperature is only one of several factors reshaping the seasonality of ecosystem processes.&quot;,&quot;DOI&quot;:&quot;10.1073/pnas.0600815103&quot;,&quot;ISSN&quot;:&quot;0027-8424, 1091-6490&quot;,&quot;note&quot;:&quot;PMID: 16954189&quot;,&quot;journalAbbreviation&quot;:&quot;PNAS&quot;,&quot;language&quot;:&quot;en&quot;,&quot;author&quot;:[{&quot;family&quot;:&quot;Cleland&quot;,&quot;given&quot;:&quot;E. E.&quot;},{&quot;family&quot;:&quot;Chiariello&quot;,&quot;given&quot;:&quot;Nona R.&quot;},{&quot;family&quot;:&quot;Loarie&quot;,&quot;given&quot;:&quot;Scott R.&quot;},{&quot;family&quot;:&quot;Mooney&quot;,&quot;given&quot;:&quot;Harold A.&quot;},{&quot;family&quot;:&quot;Field&quot;,&quot;given&quot;:&quot;Christopher B.&quot;}],&quot;issued&quot;:{&quot;date-parts&quot;:[[&quot;2006&quot;,9,12]]}}}],&quot;schema&quot;:&quot;https://github.com/citation-style-language/schema/raw/master/csl-citation.json&quot;} RNDID3OvPPrkx"/><text:span text:style-name="Default_20_Paragraph_20_Font"><text:span text:style-name="T56">(Phoenix </text:span></text:span><text:span text:style-name="Default_20_Paragraph_20_Font"><text:span text:style-name="T55">et al.</text:span></text:span><text:span text:style-name="Default_20_Paragraph_20_Font"><text:span text:style-name="T56"> 2001; Cleland </text:span></text:span><text:span text:style-name="Default_20_Paragraph_20_Font"><text:span text:style-name="T55">et al.</text:span></text:span><text:span text:style-name="Default_20_Paragraph_20_Font"><text:span text:style-name="T56"> 2006)</text:span></text:span><text:reference-mark-end text:name="ZOTERO_ITEM CSL_CITATION {&quot;citationID&quot;:&quot;6nuDFwH7&quot;,&quot;properties&quot;:{&quot;formattedCitation&quot;:&quot;(Phoenix {\\i{}et al.} 2001; Cleland {\\i{}et al.} 2006)&quot;,&quot;plainCitation&quot;:&quot;(Phoenix et al. 2001; Cleland et al. 2006)&quot;,&quot;noteIndex&quot;:0},&quot;citationItems&quot;:[{&quot;id&quot;:8103,&quot;uris&quot;:[&quot;http://zotero.org/users/624279/items/RIACC5CT&quot;],&quot;uri&quot;:[&quot;http://zotero.org/users/624279/items/RIACC5CT&quot;],&quot;itemData&quot;:{&quot;id&quot;:8103,&quot;type&quot;:&quot;article-journal&quot;,&quot;title&quot;:&quot;Effects of global change on a sub-Arctic heath: effects of enhanced UV-B radiation and increased summer precipitation&quot;,&quot;container-title&quot;:&quot;Journal of Ecology&quot;,&quot;page&quot;:&quot;256-267&quot;,&quot;volume&quot;:&quot;89&quot;,&quot;issue&quot;:&quot;2&quot;,&quot;source&quot;:&quot;Wiley Online Library&quot;,&quot;abstract&quot;:&quot;1 The responses of sub-Arctic heathland vegetation to enhanced UV-B radiation and increased summer precipitation over 7 years were investigated in a field experiment in northern Sweden. 2 Growth, phenology and reproduction of the dominant dwarf shrubs Vaccinium myrtillus, V. uliginosum, V. vitis-idaea and Empetrum hermaphroditum were studied after 5–7 years of manipulation and retrospective analyses were used to assess growth responses in earlier years. Leaf tissue N and P and 13C natural abundances were determined for V. myrtillus and E. hermaphroditum. Growth responses were also assessed for the moss Hylocomium splendens. 3 The deciduous V. myrtillus showed reduced growth, increased leaf thickness and increased flowering and berry production under enhanced UV-B in some years. V. uliginosum, V. vitis-idaea, E. hermaphroditum and H. splendens were, in general, tolerant of UV-B. 4 Increased precipitation affected growth only in the evergreen species: stem length and branching were sometimes stimulated in E. hermaphroditum, whereas V. vitis-idaea showed reduced branching. 5 Precipitation also increased leaf thickness in V. uliginosum and reduced flowering and berry production in V. myrtillus. 6 In the interactions that occurred between enhanced UV-B radiation and increased summer precipitation, combining the two treatments often negated any effect that either may have had separately. The effect of concurrent increases on this ecosystem is therefore likely to be much less than if either occurred singly. 7 Enhanced UV-B and increased summer precipitation appeared not to effect dwarf shrub abundances during the first 5 years of the experiment, suggesting that overall this heath may be more tolerant of these environmental changes than previously thought.&quot;,&quot;DOI&quot;:&quot;10.1046/j.1365-2745.2001.00531.x&quot;,&quot;ISSN&quot;:&quot;1365-2745&quot;,&quot;shortTitle&quot;:&quot;Effects of global change on a sub-Arctic heath&quot;,&quot;language&quot;:&quot;en&quot;,&quot;author&quot;:[{&quot;family&quot;:&quot;Phoenix&quot;,&quot;given&quot;:&quot;Gareth K.&quot;},{&quot;family&quot;:&quot;Gwynn‐Jones&quot;,&quot;given&quot;:&quot;Dylan&quot;},{&quot;family&quot;:&quot;Callaghan&quot;,&quot;given&quot;:&quot;Terry V.&quot;},{&quot;family&quot;:&quot;Sleep&quot;,&quot;given&quot;:&quot;Darren&quot;},{&quot;family&quot;:&quot;Lee&quot;,&quot;given&quot;:&quot;John A.&quot;}],&quot;issued&quot;:{&quot;date-parts&quot;:[[&quot;2001&quot;,4,1]]}}},{&quot;id&quot;:7370,&quot;uris&quot;:[&quot;http://zotero.org/users/624279/items/62PTMZXM&quot;],&quot;uri&quot;:[&quot;http://zotero.org/users/624279/items/62PTMZXM&quot;],&quot;itemData&quot;:{&quot;id&quot;:7370,&quot;type&quot;:&quot;article-journal&quot;,&quot;title&quot;:&quot;Diverse responses of phenology to global changes in a grassland ecosystem&quot;,&quot;container-title&quot;:&quot;Proceedings of the National Academy of Sciences&quot;,&quot;page&quot;:&quot;13740-13744&quot;,&quot;volume&quot;:&quot;103&quot;,&quot;issue&quot;:&quot;37&quot;,&quot;source&quot;:&quot;www.pnas.org.ezp.sub.su.se&quot;,&quot;abstract&quot;:&quot;Shifting plant phenology (i.e., timing of flowering and other developmental events) in recent decades establishes that species and ecosystems are already responding to global environmental change. Earlier flowering and an extended period of active plant growth across much of the northern hemisphere have been interpreted as responses to warming. However, several kinds of environmental change have the potential to influence the phenology of flowering and primary production. Here, we report shifts in phenology of flowering and canopy greenness (Normalized Difference Vegetation Index) in response to four experimentally simulated global changes: warming, elevated CO2, nitrogen (N) deposition, and increased precipitation. Consistent with previous observations, warming accelerated both flowering and greening of the canopy, but phenological responses to the other global change treatments were diverse. Elevated CO2 and N addition delayed flowering in grasses, but slightly accelerated flowering in forbs. The opposing responses of these two important functional groups decreased their phenological complementarity and potentially increased competition for limiting soil resources. At the ecosystem level, timing of canopy greenness mirrored the flowering phenology of the grasses, which dominate primary production in this system. Elevated CO2 delayed greening, whereas N addition dampened the acceleration of greening caused by warming. Increased precipitation had no consistent impacts on phenology. This diversity of phenological changes, between plant functional groups and in response to multiple environmental changes, helps explain the diversity in large-scale observations and indicates that changing temperature is only one of several factors reshaping the seasonality of ecosystem processes.&quot;,&quot;DOI&quot;:&quot;10.1073/pnas.0600815103&quot;,&quot;ISSN&quot;:&quot;0027-8424, 1091-6490&quot;,&quot;note&quot;:&quot;PMID: 16954189&quot;,&quot;journalAbbreviation&quot;:&quot;PNAS&quot;,&quot;language&quot;:&quot;en&quot;,&quot;author&quot;:[{&quot;family&quot;:&quot;Cleland&quot;,&quot;given&quot;:&quot;E. E.&quot;},{&quot;family&quot;:&quot;Chiariello&quot;,&quot;given&quot;:&quot;Nona R.&quot;},{&quot;family&quot;:&quot;Loarie&quot;,&quot;given&quot;:&quot;Scott R.&quot;},{&quot;family&quot;:&quot;Mooney&quot;,&quot;given&quot;:&quot;Harold A.&quot;},{&quot;family&quot;:&quot;Field&quot;,&quot;given&quot;:&quot;Christopher B.&quot;}],&quot;issued&quot;:{&quot;date-parts&quot;:[[&quot;2006&quot;,9,12]]}}}],&quot;schema&quot;:&quot;https://github.com/citation-style-language/schema/raw/master/csl-citation.json&quot;} RNDID3OvPPrkx"/><text:span text:style-name="Default_20_Paragraph_20_Font"><text:span text:style-name="T56">, or report species-specific responses </text:span></text:span><text:reference-mark-start text:name="ZOTERO_ITEM CSL_CITATION {&quot;citationID&quot;:&quot;PWpCpD41&quot;,&quot;properties&quot;:{&quot;formattedCitation&quot;:&quot;(Pe\\uc0\\u241{}uelas {\\i{}et al.} 2004)&quot;,&quot;plainCitation&quot;:&quot;(Peñuelas et al. 2004)&quot;,&quot;noteIndex&quot;:0},&quot;citationItems&quot;:[{&quot;id&quot;:8096,&quot;uris&quot;:[&quot;http://zotero.org/users/624279/items/AN7XQZQF&quot;],&quot;uri&quot;:[&quot;http://zotero.org/users/624279/items/AN7XQZQF&quot;],&quot;itemData&quot;:{&quot;id&quot;:8096,&quot;type&quot;:&quot;article-journal&quot;,&quot;title&quot;:&quot;Complex spatiotemporal phenological shifts as a response to rainfall changes&quot;,&quot;container-title&quot;:&quot;New Phytologist&quot;,&quot;page&quot;:&quot;837-846&quot;,&quot;volume&quot;:&quot;161&quot;,&quot;issue&quot;:&quot;3&quot;,&quot;source&quot;:&quot;Wiley Online Library&quot;,&quot;abstract&quot;:&quot;• Climatic warming produces significant gradual alterations in the timing of life-cycle events, and here we study the phenological effects of rainfall-pattern changes. • We conducted ecosystem field experiments that partially excluded rain and runoff during the growing season in a Mediterranean forest and in a mediterranean shrubland. Studies of time-series of leaf-unfolding, flowering and fruiting over the last 50 yr in central Catalonia were carried out, and greenup onset in the Iberian Peninsula was monitored by satellite images. • Experimental, historical and geographical changes in rainfall produced significant, complex and strongly species-specific, as well as spatially and temporally variable, phenological effects. Among these changes, it was found that in the Iberian Peninsula, greenup onset changes from spring (triggered by rising temperatures) in the northern cool-wet regions to autumn (triggered by the arrival of autumn rainfalls) in the southern warm-dry regions. Even in the mesic Mediterranean central Catalonia (NE of the peninsula) rainfall had a stronger relative influence than temperature on fruiting phenology. • The results show that changes in rainfall and water availability, an important driver of climate change, can cause complex phenological changes with likely far-reaching consequences for ecosystem and biosphere functioning and structure. The seasonal shift in the Iberian Peninsula further highlights this importance and indicates that vegetation may respond to climate change not only with gradual, but also with abrupt temporal and spatial, changes in the timing of greenup onset.&quot;,&quot;DOI&quot;:&quot;10.1111/j.1469-8137.2004.01003.x&quot;,&quot;ISSN&quot;:&quot;1469-8137&quot;,&quot;language&quot;:&quot;en&quot;,&quot;author&quot;:[{&quot;family&quot;:&quot;Peñuelas&quot;,&quot;given&quot;:&quot;Josep&quot;},{&quot;family&quot;:&quot;Filella&quot;,&quot;given&quot;:&quot;Iolanda&quot;},{&quot;family&quot;:&quot;Zhang&quot;,&quot;given&quot;:&quot;Xiaoyang&quot;},{&quot;family&quot;:&quot;Llorens&quot;,&quot;given&quot;:&quot;Laura&quot;},{&quot;family&quot;:&quot;Ogaya&quot;,&quot;given&quot;:&quot;Romà&quot;},{&quot;family&quot;:&quot;Lloret&quot;,&quot;given&quot;:&quot;Francisco&quot;},{&quot;family&quot;:&quot;Comas&quot;,&quot;given&quot;:&quot;Pere&quot;},{&quot;family&quot;:&quot;Estiarte&quot;,&quot;given&quot;:&quot;Marc&quot;},{&quot;family&quot;:&quot;Terradas&quot;,&quot;given&quot;:&quot;Jaume&quot;}],&quot;issued&quot;:{&quot;date-parts&quot;:[[&quot;2004&quot;,3,1]]}}}],&quot;schema&quot;:&quot;https://github.com/citation-style-language/schema/raw/master/csl-citation.json&quot;} RNDqs0dDY3xAa"/><text:span text:style-name="Default_20_Paragraph_20_Font"><text:span text:style-name="T56">(Peñuelas </text:span></text:span><text:span text:style-name="Default_20_Paragraph_20_Font"><text:span text:style-name="T55">et al.</text:span></text:span><text:span text:style-name="Default_20_Paragraph_20_Font"><text:span text:style-name="T56"> 2004)</text:span></text:span><text:reference-mark-end text:name="ZOTERO_ITEM CSL_CITATION {&quot;citationID&quot;:&quot;PWpCpD41&quot;,&quot;properties&quot;:{&quot;formattedCitation&quot;:&quot;(Pe\\uc0\\u241{}uelas {\\i{}et al.} 2004)&quot;,&quot;plainCitation&quot;:&quot;(Peñuelas et al. 2004)&quot;,&quot;noteIndex&quot;:0},&quot;citationItems&quot;:[{&quot;id&quot;:8096,&quot;uris&quot;:[&quot;http://zotero.org/users/624279/items/AN7XQZQF&quot;],&quot;uri&quot;:[&quot;http://zotero.org/users/624279/items/AN7XQZQF&quot;],&quot;itemData&quot;:{&quot;id&quot;:8096,&quot;type&quot;:&quot;article-journal&quot;,&quot;title&quot;:&quot;Complex spatiotemporal phenological shifts as a response to rainfall changes&quot;,&quot;container-title&quot;:&quot;New Phytologist&quot;,&quot;page&quot;:&quot;837-846&quot;,&quot;volume&quot;:&quot;161&quot;,&quot;issue&quot;:&quot;3&quot;,&quot;source&quot;:&quot;Wiley Online Library&quot;,&quot;abstract&quot;:&quot;• Climatic warming produces significant gradual alterations in the timing of life-cycle events, and here we study the phenological effects of rainfall-pattern changes. • We conducted ecosystem field experiments that partially excluded rain and runoff during the growing season in a Mediterranean forest and in a mediterranean shrubland. Studies of time-series of leaf-unfolding, flowering and fruiting over the last 50 yr in central Catalonia were carried out, and greenup onset in the Iberian Peninsula was monitored by satellite images. • Experimental, historical and geographical changes in rainfall produced significant, complex and strongly species-specific, as well as spatially and temporally variable, phenological effects. Among these changes, it was found that in the Iberian Peninsula, greenup onset changes from spring (triggered by rising temperatures) in the northern cool-wet regions to autumn (triggered by the arrival of autumn rainfalls) in the southern warm-dry regions. Even in the mesic Mediterranean central Catalonia (NE of the peninsula) rainfall had a stronger relative influence than temperature on fruiting phenology. • The results show that changes in rainfall and water availability, an important driver of climate change, can cause complex phenological changes with likely far-reaching consequences for ecosystem and biosphere functioning and structure. The seasonal shift in the Iberian Peninsula further highlights this importance and indicates that vegetation may respond to climate change not only with gradual, but also with abrupt temporal and spatial, changes in the timing of greenup onset.&quot;,&quot;DOI&quot;:&quot;10.1111/j.1469-8137.2004.01003.x&quot;,&quot;ISSN&quot;:&quot;1469-8137&quot;,&quot;language&quot;:&quot;en&quot;,&quot;author&quot;:[{&quot;family&quot;:&quot;Peñuelas&quot;,&quot;given&quot;:&quot;Josep&quot;},{&quot;family&quot;:&quot;Filella&quot;,&quot;given&quot;:&quot;Iolanda&quot;},{&quot;family&quot;:&quot;Zhang&quot;,&quot;given&quot;:&quot;Xiaoyang&quot;},{&quot;family&quot;:&quot;Llorens&quot;,&quot;given&quot;:&quot;Laura&quot;},{&quot;family&quot;:&quot;Ogaya&quot;,&quot;given&quot;:&quot;Romà&quot;},{&quot;family&quot;:&quot;Lloret&quot;,&quot;given&quot;:&quot;Francisco&quot;},{&quot;family&quot;:&quot;Comas&quot;,&quot;given&quot;:&quot;Pere&quot;},{&quot;family&quot;:&quot;Estiarte&quot;,&quot;given&quot;:&quot;Marc&quot;},{&quot;family&quot;:&quot;Terradas&quot;,&quot;given&quot;:&quot;Jaume&quot;}],&quot;issued&quot;:{&quot;date-parts&quot;:[[&quot;2004&quot;,3,1]]}}}],&quot;schema&quot;:&quot;https://github.com/citation-style-language/schema/raw/master/csl-citation.json&quot;} RNDqs0dDY3xAa"/><text:span text:style-name="T113">. Drier conditions have been shown to delay</text:span><text:span text:style-name="T24"> the onset of flowering in the Mediterranean region </text:span><text:reference-mark-start text:name="ZOTERO_ITEM CSL_CITATION {&quot;citationID&quot;:&quot;JdQOYe4o&quot;,&quot;properties&quot;:{&quot;formattedCitation&quot;:&quot;(Llorens &amp; Pe\\uc0\\u241{}uelas 2005)&quot;,&quot;plainCitation&quot;:&quot;(Llorens &amp; Peñuelas 2005)&quot;,&quot;noteIndex&quot;:0},&quot;citationItems&quot;:[{&quot;id&quot;:8090,&quot;uris&quot;:[&quot;http://zotero.org/users/624279/items/LHDBSWQL&quot;],&quot;uri&quot;:[&quot;http://zotero.org/users/624279/items/LHDBSWQL&quot;],&quot;itemData&quot;:{&quot;id&quot;:8090,&quot;type&quot;:&quot;article-journal&quot;,&quot;title&quot;:&quot;Experimental evidence of future drier and warmer conditions affecting flowering of two co-occuring Mediterranean shrubs&quot;,&quot;container-title&quot;:&quot;International Journal of Plant Sciences&quot;,&quot;page&quot;:&quot;235-245&quot;,&quot;volume&quot;:&quot;166&quot;,&quot;issue&quot;:&quot;2&quot;,&quot;source&quot;:&quot;www-journals-uchicago-edu.ezp.sub.su.se (Atypon)&quot;,&quot;abstract&quot;:&quot;We aimed to assess the impact of drier and warmer conditions on flowering traits of two common species of the coastal Mediterranean shrublands, Erica multiflora and Globularia alypum, which flower in autumn and winter. To achieve this goal, we performed a field experiment over two years, using a novel nonintrusive technique to prolong the drought period or to create passive nighttime warming. Drier conditions (17%–29% reduction in annual mean soil moisture) delayed most of the studied flowering phenophases, altered the length of the flowering period, decreased the functional flower production, and extended the flower life span in both species. Warmer conditions delayed and advanced, respectively, the onset of autumn and winter flowering of G. alypum in the first year. Higher temperatures also decreased the number of G. alypum plants with functional autumn flowers by 20%, whereas they increased the number of G. alypum plants with functional winter flowers by 28%. Therefore, our results indicate that drier and warmer conditions might alter the flowering phenology and production of these Mediterranean species. This, in turn, might lead to a change in the species composition and structure of these Mediterranean shrublands in the long term.&quot;,&quot;DOI&quot;:&quot;10.1086/427480&quot;,&quot;ISSN&quot;:&quot;1058-5893&quot;,&quot;journalAbbreviation&quot;:&quot;International Journal of Plant Sciences&quot;,&quot;author&quot;:[{&quot;family&quot;:&quot;Llorens&quot;,&quot;given&quot;:&quot;Laura&quot;},{&quot;family&quot;:&quot;Peñuelas&quot;,&quot;given&quot;:&quot;Josep&quot;}],&quot;issued&quot;:{&quot;date-parts&quot;:[[&quot;2005&quot;,3,1]]}}}],&quot;schema&quot;:&quot;https://github.com/citation-style-language/schema/raw/master/csl-citation.json&quot;} RNDtEevc46zDL"/><text:span text:style-name="T53">(Llorens &amp; Peñuelas 2005)</text:span><text:reference-mark-end text:name="ZOTERO_ITEM CSL_CITATION {&quot;citationID&quot;:&quot;JdQOYe4o&quot;,&quot;properties&quot;:{&quot;formattedCitation&quot;:&quot;(Llorens &amp; Pe\\uc0\\u241{}uelas 2005)&quot;,&quot;plainCitation&quot;:&quot;(Llorens &amp; Peñuelas 2005)&quot;,&quot;noteIndex&quot;:0},&quot;citationItems&quot;:[{&quot;id&quot;:8090,&quot;uris&quot;:[&quot;http://zotero.org/users/624279/items/LHDBSWQL&quot;],&quot;uri&quot;:[&quot;http://zotero.org/users/624279/items/LHDBSWQL&quot;],&quot;itemData&quot;:{&quot;id&quot;:8090,&quot;type&quot;:&quot;article-journal&quot;,&quot;title&quot;:&quot;Experimental evidence of future drier and warmer conditions affecting flowering of two co-occuring Mediterranean shrubs&quot;,&quot;container-title&quot;:&quot;International Journal of Plant Sciences&quot;,&quot;page&quot;:&quot;235-245&quot;,&quot;volume&quot;:&quot;166&quot;,&quot;issue&quot;:&quot;2&quot;,&quot;source&quot;:&quot;www-journals-uchicago-edu.ezp.sub.su.se (Atypon)&quot;,&quot;abstract&quot;:&quot;We aimed to assess the impact of drier and warmer conditions on flowering traits of two common species of the coastal Mediterranean shrublands, Erica multiflora and Globularia alypum, which flower in autumn and winter. To achieve this goal, we performed a field experiment over two years, using a novel nonintrusive technique to prolong the drought period or to create passive nighttime warming. Drier conditions (17%–29% reduction in annual mean soil moisture) delayed most of the studied flowering phenophases, altered the length of the flowering period, decreased the functional flower production, and extended the flower life span in both species. Warmer conditions delayed and advanced, respectively, the onset of autumn and winter flowering of G. alypum in the first year. Higher temperatures also decreased the number of G. alypum plants with functional autumn flowers by 20%, whereas they increased the number of G. alypum plants with functional winter flowers by 28%. Therefore, our results indicate that drier and warmer conditions might alter the flowering phenology and production of these Mediterranean species. This, in turn, might lead to a change in the species composition and structure of these Mediterranean shrublands in the long term.&quot;,&quot;DOI&quot;:&quot;10.1086/427480&quot;,&quot;ISSN&quot;:&quot;1058-5893&quot;,&quot;journalAbbreviation&quot;:&quot;International Journal of Plant Sciences&quot;,&quot;author&quot;:[{&quot;family&quot;:&quot;Llorens&quot;,&quot;given&quot;:&quot;Laura&quot;},{&quot;family&quot;:&quot;Peñuelas&quot;,&quot;given&quot;:&quot;Josep&quot;}],&quot;issued&quot;:{&quot;date-parts&quot;:[[&quot;2005&quot;,3,1]]}}}],&quot;schema&quot;:&quot;https://github.com/citation-style-language/schema/raw/master/csl-citation.json&quot;} RNDtEevc46zDL"/><text:span text:style-name="Default_20_Paragraph_20_Font"><text:span text:style-name="T107"> and higher summer precipitation in the previous year led to earlier flowering in an alpine environment </text:span></text:span><text:reference-mark-start text:name="ZOTERO_ITEM CSL_CITATION {&quot;citationID&quot;:&quot;XvxILELZ&quot;,&quot;properties&quot;:{&quot;formattedCitation&quot;:&quot;(Lambert {\\i{}et al.} 2010)&quot;,&quot;plainCitation&quot;:&quot;(Lambert et al. 2010)&quot;,&quot;noteIndex&quot;:0},&quot;citationItems&quot;:[{&quot;id&quot;:8099,&quot;uris&quot;:[&quot;http://zotero.org/users/624279/items/S7SEB2HU&quot;],&quot;uri&quot;:[&quot;http://zotero.org/users/624279/items/S7SEB2HU&quot;],&quot;itemData&quot;:{&quot;id&quot;:8099,&quot;type&quot;:&quot;article-journal&quot;,&quot;title&quot;:&quot;Changes in snowmelt date and summer precipitation affect the flowering phenology of Erythronium grandiflorum (glacier lily; Liliaceae)&quot;,&quot;container-title&quot;:&quot;American Journal of Botany&quot;,&quot;page&quot;:&quot;1431-1437&quot;,&quot;volume&quot;:&quot;97&quot;,&quot;issue&quot;:&quot;9&quot;,&quot;source&quot;:&quot;Wiley Online Library&quot;,&quot;abstract&quot;:&quot;• Premise of the study: Climate change has affected species worldwide, including alterations in phenology, migration patterns, distribution, and survival. Because Erythronium grandiflorum is an early-season bloomer, alterations in its phenology may have serious implications for many North American Rocky Mountain communities, including changes in resource availability for pollinators and herbivores. • Methods: We investigated whether changes in the snowmelt date, summer temperature, and summer precipitation have altered the timing and abundance of flowering in E. grandiflorum by collecting long-term data on floral abundance from 1975–2008 in a series of 2 × 2 m plots at the Rocky Mountain Biological Laboratory (RMBL) in Gothic, Colorado in the United States. • Key results: Snowmelt date and mean summer temperature were negatively correlated. Over the 30-yr study, the snowmelt date advanced by 4.14 d/decade, and mean summer temperature increased by 0.38°C/decade. Summer precipitation was variable, showing no change. The first, peak, and last flowering dates of E. grandiflorum advanced an average of 3.2 d/decade. Furthermore, earlier snowmelt and greater summer precipitation in the previous year led to earlier flowering in E. grandiflorum. There was no change in flowering abundance in this species, indicating it may be controlled by a complex set of abiotic and biotic variables. • Conclusions: Our study indicates that snowmelt is arriving earlier at the RMBL, which has caused earlier flowering in E. grandiflorum. Because alterations in phenology can disrupt important ecological interactions, information on potential phenological shifts in species that interact with E. grandiflorum is essential in determining the net effect of climate-driven alterations in phenology.&quot;,&quot;DOI&quot;:&quot;10.3732/ajb.1000095&quot;,&quot;ISSN&quot;:&quot;1537-2197&quot;,&quot;language&quot;:&quot;en&quot;,&quot;author&quot;:[{&quot;family&quot;:&quot;Lambert&quot;,&quot;given&quot;:&quot;Allison M.&quot;},{&quot;family&quot;:&quot;Miller‐Rushing&quot;,&quot;given&quot;:&quot;Abraham J.&quot;},{&quot;family&quot;:&quot;Inouye&quot;,&quot;given&quot;:&quot;David W.&quot;}],&quot;issued&quot;:{&quot;date-parts&quot;:[[&quot;2010&quot;,9,1]]}}}],&quot;schema&quot;:&quot;https://github.com/citation-style-language/schema/raw/master/csl-citation.json&quot;} RND75mlTnaDGA"/><text:span text:style-name="Default_20_Paragraph_20_Font"><text:span text:style-name="T86">(Lambert </text:span></text:span><text:span text:style-name="Default_20_Paragraph_20_Font"><text:span text:style-name="T84">et al.</text:span></text:span><text:span text:style-name="Default_20_Paragraph_20_Font"><text:span text:style-name="T86"> 2010)</text:span></text:span><text:reference-mark-end text:name="ZOTERO_ITEM CSL_CITATION {&quot;citationID&quot;:&quot;XvxILELZ&quot;,&quot;properties&quot;:{&quot;formattedCitation&quot;:&quot;(Lambert {\\i{}et al.} 2010)&quot;,&quot;plainCitation&quot;:&quot;(Lambert et al. 2010)&quot;,&quot;noteIndex&quot;:0},&quot;citationItems&quot;:[{&quot;id&quot;:8099,&quot;uris&quot;:[&quot;http://zotero.org/users/624279/items/S7SEB2HU&quot;],&quot;uri&quot;:[&quot;http://zotero.org/users/624279/items/S7SEB2HU&quot;],&quot;itemData&quot;:{&quot;id&quot;:8099,&quot;type&quot;:&quot;article-journal&quot;,&quot;title&quot;:&quot;Changes in snowmelt date and summer precipitation affect the flowering phenology of Erythronium grandiflorum (glacier lily; Liliaceae)&quot;,&quot;container-title&quot;:&quot;American Journal of Botany&quot;,&quot;page&quot;:&quot;1431-1437&quot;,&quot;volume&quot;:&quot;97&quot;,&quot;issue&quot;:&quot;9&quot;,&quot;source&quot;:&quot;Wiley Online Library&quot;,&quot;abstract&quot;:&quot;• Premise of the study: Climate change has affected species worldwide, including alterations in phenology, migration patterns, distribution, and survival. Because Erythronium grandiflorum is an early-season bloomer, alterations in its phenology may have serious implications for many North American Rocky Mountain communities, including changes in resource availability for pollinators and herbivores. • Methods: We investigated whether changes in the snowmelt date, summer temperature, and summer precipitation have altered the timing and abundance of flowering in E. grandiflorum by collecting long-term data on floral abundance from 1975–2008 in a series of 2 × 2 m plots at the Rocky Mountain Biological Laboratory (RMBL) in Gothic, Colorado in the United States. • Key results: Snowmelt date and mean summer temperature were negatively correlated. Over the 30-yr study, the snowmelt date advanced by 4.14 d/decade, and mean summer temperature increased by 0.38°C/decade. Summer precipitation was variable, showing no change. The first, peak, and last flowering dates of E. grandiflorum advanced an average of 3.2 d/decade. Furthermore, earlier snowmelt and greater summer precipitation in the previous year led to earlier flowering in E. grandiflorum. There was no change in flowering abundance in this species, indicating it may be controlled by a complex set of abiotic and biotic variables. • Conclusions: Our study indicates that snowmelt is arriving earlier at the RMBL, which has caused earlier flowering in E. grandiflorum. Because alterations in phenology can disrupt important ecological interactions, information on potential phenological shifts in species that interact with E. grandiflorum is essential in determining the net effect of climate-driven alterations in phenology.&quot;,&quot;DOI&quot;:&quot;10.3732/ajb.1000095&quot;,&quot;ISSN&quot;:&quot;1537-2197&quot;,&quot;language&quot;:&quot;en&quot;,&quot;author&quot;:[{&quot;family&quot;:&quot;Lambert&quot;,&quot;given&quot;:&quot;Allison M.&quot;},{&quot;family&quot;:&quot;Miller‐Rushing&quot;,&quot;given&quot;:&quot;Abraham J.&quot;},{&quot;family&quot;:&quot;Inouye&quot;,&quot;given&quot;:&quot;David W.&quot;}],&quot;issued&quot;:{&quot;date-parts&quot;:[[&quot;2010&quot;,9,1]]}}}],&quot;schema&quot;:&quot;https://github.com/citation-style-language/schema/raw/master/csl-citation.json&quot;} RND75mlTnaDGA"/><text:span text:style-name="Default_20_Paragraph_20_Font"><text:span text:style-name="T86">. </text:span></text:span><text:change text:change-id="ct228975816"/><text:span text:style-name="Default_20_Paragraph_20_Font"><text:span text:style-name="T8"><office:annotation office:name="__Annotation__6943_1739724250"><dc:creator>Alicia Valdés Rapado</dc:creator><dc:date>2018-12-27T13:53:09.74</dc:date><text:p text:style-name="P66"><text:span text:style-name="T164">Maybe not here? Moved this up to where we talk about effects of warming on early-spring flowering species</text:span></text:p></office:annotation></text:span></text:span><text:span text:style-name="Default_20_Paragraph_20_Font"><text:span text:style-name="T86">Our results show that higher precipitation during early spring, i.e. before and at the beginning of the flowering season of </text:span></text:span><text:span text:style-name="Default_20_Paragraph_20_Font"><text:span text:style-name="T84">L. vernus</text:span></text:span><text:span text:style-name="Default_20_Paragraph_20_Font"><text:span text:style-name="T86">, is associated with an advanced start of flowering, although the effects of precipitation in FFD of individuals were weaker that those of temperature, and effects of precipitation on the position and duration of the flowering season were not significant. As </text:span></text:span><text:span text:style-name="Default_20_Paragraph_20_Font"><text:span text:style-name="T87">there is no shortage of water during spring or early summer in our study area, the observed effect of spring precipitation on the start of flowering might be indirect and mediated by temperature. </text:span></text:span><text:span text:style-name="Default_20_Paragraph_20_Font"><text:span text:style-name="T88">If precipitation during early spring falls as snow, higher precipitation might protect overwintering shoots and flower buds from very low temperatures and frost damage</text:span></text:span><text:span text:style-name="Default_20_Paragraph_20_Font"><text:span text:style-name="T86"> </text:span></text:span><text:reference-mark-start text:name="ZOTERO_ITEM CSL_CITATION {&quot;citationID&quot;:&quot;njMPDTeQ&quot;,&quot;properties&quot;:{&quot;formattedCitation&quot;:&quot;(Inouye {\\i{}et al.} 2002)&quot;,&quot;plainCitation&quot;:&quot;(Inouye et al. 2002)&quot;,&quot;noteIndex&quot;:0},&quot;citationItems&quot;:[{&quot;id&quot;:2396,&quot;uris&quot;:[&quot;http://zotero.org/users/624279/items/XRL4A9ZS&quot;],&quot;uri&quot;:[&quot;http://zotero.org/users/624279/items/XRL4A9ZS&quot;],&quot;itemData&quot;:{&quot;id&quot;:2396,&quot;type&quot;:&quot;article-journal&quot;,&quot;title&quot;:&quot;Variation in timing and abundance of flowering by Delphinium barbeyi Huth (Ranunculaceae): the roles of snowpack, frost, and La Ni&amp;#x000F1;a, in the context of climate change&quot;,&quot;container-title&quot;:&quot;Oecologia&quot;,&quot;page&quot;:&quot;543-550&quot;,&quot;volume&quot;:&quot;130&quot;,&quot;issue&quot;:&quot;4&quot;,&quot;source&quot;:&quot;CrossRef&quot;,&quot;DOI&quot;:&quot;10.1007/s00442-001-0835-y&quot;,&quot;ISSN&quot;:&quot;0029-8549, 1432-1939&quot;,&quot;shortTitle&quot;:&quot;Variation in timing and abundance of flowering by Delphinium barbeyi Huth (Ranunculaceae)&quot;,&quot;author&quot;:[{&quot;family&quot;:&quot;Inouye&quot;,&quot;given&quot;:&quot;David&quot;},{&quot;family&quot;:&quot;Morales&quot;,&quot;given&quot;:&quot;Manuel&quot;},{&quot;family&quot;:&quot;Dodge&quot;,&quot;given&quot;:&quot;Gary&quot;}],&quot;issued&quot;:{&quot;date-parts&quot;:[[&quot;2002&quot;]]}}}],&quot;schema&quot;:&quot;https://github.com/citation-style-language/schema/raw/master/csl-citation.json&quot;} RNDQouIR6pWje"/><text:span text:style-name="Default_20_Paragraph_20_Font"><text:span text:style-name="T86">(Inouye </text:span></text:span><text:span text:style-name="Default_20_Paragraph_20_Font"><text:span text:style-name="T84">et al.</text:span></text:span><text:span text:style-name="Default_20_Paragraph_20_Font"><text:span text:style-name="T86"> 2002)</text:span></text:span><text:reference-mark-end text:name="ZOTERO_ITEM CSL_CITATION {&quot;citationID&quot;:&quot;njMPDTeQ&quot;,&quot;properties&quot;:{&quot;formattedCitation&quot;:&quot;(Inouye {\\i{}et al.} 2002)&quot;,&quot;plainCitation&quot;:&quot;(Inouye et al. 2002)&quot;,&quot;noteIndex&quot;:0},&quot;citationItems&quot;:[{&quot;id&quot;:2396,&quot;uris&quot;:[&quot;http://zotero.org/users/624279/items/XRL4A9ZS&quot;],&quot;uri&quot;:[&quot;http://zotero.org/users/624279/items/XRL4A9ZS&quot;],&quot;itemData&quot;:{&quot;id&quot;:2396,&quot;type&quot;:&quot;article-journal&quot;,&quot;title&quot;:&quot;Variation in timing and abundance of flowering by Delphinium barbeyi Huth (Ranunculaceae): the roles of snowpack, frost, and La Ni&amp;#x000F1;a, in the context of climate change&quot;,&quot;container-title&quot;:&quot;Oecologia&quot;,&quot;page&quot;:&quot;543-550&quot;,&quot;volume&quot;:&quot;130&quot;,&quot;issue&quot;:&quot;4&quot;,&quot;source&quot;:&quot;CrossRef&quot;,&quot;DOI&quot;:&quot;10.1007/s00442-001-0835-y&quot;,&quot;ISSN&quot;:&quot;0029-8549, 1432-1939&quot;,&quot;shortTitle&quot;:&quot;Variation in timing and abundance of flowering by Delphinium barbeyi Huth (Ranunculaceae)&quot;,&quot;author&quot;:[{&quot;family&quot;:&quot;Inouye&quot;,&quot;given&quot;:&quot;David&quot;},{&quot;family&quot;:&quot;Morales&quot;,&quot;given&quot;:&quot;Manuel&quot;},{&quot;family&quot;:&quot;Dodge&quot;,&quot;given&quot;:&quot;Gary&quot;}],&quot;issued&quot;:{&quot;date-parts&quot;:[[&quot;2002&quot;]]}}}],&quot;schema&quot;:&quot;https://github.com/citation-style-language/schema/raw/master/csl-citation.json&quot;} RNDQouIR6pWje"/><text:span text:style-name="Default_20_Paragraph_20_Font"><text:span text:style-name="T86">, </text:span></text:span><text:span text:style-name="Default_20_Paragraph_20_Font"><text:span text:style-name="T88">which in turn might lead to an earlier flowering. Precipitation falling as rain, on the other hand, might be associated with relatively mild temperatures during early spring</text:span></text:span><office:annotation office:name="__Annotation__6889_1739724250"><dc:creator>Alicia Valdés Rapado</dc:creator><dc:date>2018-12-27T13:32:41.74</dc:date><text:p text:style-name="P66"><text:span text:style-name="T164">Could not find a reference but maybe not needed?</text:span></text:p></office:annotation><text:span text:style-name="Default_20_Paragraph_20_Font"><text:span text:style-name="T88">.</text:span></text:span><text:change-start text:change-id="ct228976648"/><office:annotation-end office:name="__Annotation__6889_1739724250"/><text:change-end text:change-id="ct228976648"/></text:p>
      <text:p text:style-name="P2"><text:change-start text:change-id="ct328183584"/><text:span text:style-name="T157"><office:annotation><dc:creator>Alicia Valdés Rapado</dc:creator><dc:date>2019-01-14T09:29:47.40</dc:date><text:p text:style-name="P67"><text:span text:style-name="T161">FROM HERE: I did not finish working on your comments and polishing the text, needs some more editing!</text:span></text:p><text:p text:style-name="P67"><text:span text:style-name="T161"/></text:p><text:p text:style-name="P67"><text:span text:style-name="T161">Decide also what to do with the analyses of fitness!</text:span></text:p></office:annotation></text:span><text:change-end text:change-id="ct328183584"/><text:span text:style-name="T157"><text:tab/></text:span><office:annotation office:name="__Annotation__4989_1739724250"><dc:creator>ehrlen</dc:creator><dc:date>2018-12-12T17:00:00.74</dc:date><textooo:sender-initials>ehrlen</textooo:sender-initials><text:p>Hmm, let us continue to think a bit about this. One important thing is that we need to keep among-year patterns in fitness (which these graphs illustrate) and among-individual variation within-year patters of trait-fitness relationships (which determine selection) apart.</text:p></office:annotation><office:annotation office:name="__Annotation__4987_1739724250"><dc:creator>Alicia Valdés Rapado</dc:creator><dc:date>2018-12-06T12:58:00.76</dc:date><textooo:sender-initials>Alicia Va</textooo:sender-initials><text:p><text:span text:style-name="T170">We have to decide if we dedicate some space in the discussion to explaining these effects. I am not sure how to explain them though: plants are supposed to have higher fitness when flowering early, however, our results show that they flower earlier when April and May are warm, and when April precipitation is high, but here we see lower fitness in these cases... Only the effect of March precipitation seems to match: high precipitation in March → earlier flowering → higher fitness</text:span></text:p></office:annotation><text:span text:style-name="T157">FITNESS: <text:s/>Fitness increased significantly with precipitation in March, and decreased significantly with maximum temperatures in April, minimum temperatures in May and precipitation in April.</text:span><office:annotation-end office:name="__Annotation__4987_1739724250"/><office:annotation-end office:name="__Annotation__4989_1739724250"/></text:p>
      <text:p text:style-name="P2"><text:span text:style-name="T3"><text:tab/></text:span><text:span text:style-name="T7">Temporal variation in selection is important because it determines the overall direction and magnitude of selection, and because it may constrain adaptive evolution. Several studies have shown that both the direction and the strength of selection vary </text:span><text:span text:style-name="T3">geographically </text:span><text:reference-mark-start text:name="ZOTERO_ITEM CSL_CITATION {&quot;citationID&quot;:&quot;1qqLkISM&quot;,&quot;properties&quot;:{&quot;formattedCitation&quot;:&quot;(Siepielski {\\i{}et al.} 2013)&quot;,&quot;plainCitation&quot;:&quot;(Siepielski et al. 2013)&quot;,&quot;noteIndex&quot;:0},&quot;citationItems&quot;:[{&quot;id&quot;:7475,&quot;uris&quot;:[&quot;http://zotero.org/users/624279/items/TSSUTEGP&quot;],&quot;uri&quot;:[&quot;http://zotero.org/users/624279/items/TSSUTEGP&quot;],&quot;itemData&quot;:{&quot;id&quot;:7475,&quot;type&quot;:&quot;article-journal&quot;,&quot;title&quot;:&quot;The spatial patterns of directional phenotypic selection&quot;,&quot;container-title&quot;:&quot;Ecology Letters&quot;,&quot;page&quot;:&quot;1382-1392&quot;,&quot;volume&quot;:&quot;16&quot;,&quot;issue&quot;:&quot;11&quot;,&quot;source&quot;:&quot;Wiley Online Library&quot;,&quot;abstract&quot;:&quot;Local adaptation, adaptive population divergence and speciation are often expected to result from populations evolving in response to spatial variation in selection. Yet, we lack a comprehensive understanding of the major features that characterise the spatial patterns of selection, namely the extent of variation among populations in the strength and direction of selection. Here, we analyse a data set of spatially replicated studies of directional phenotypic selection from natural populations. The data set includes 60 studies, consisting of 3937 estimates of selection across an average of five populations. We performed meta-analyses to explore features characterising spatial variation in directional selection. We found that selection tends to vary mainly in strength and less in direction among populations. Although differences in the direction of selection occur among populations they do so where selection is often weakest, which may limit the potential for ongoing adaptive population divergence. Overall, we also found that spatial variation in selection appears comparable to temporal (annual) variation in selection within populations; however, several deficiencies in available data currently complicate this comparison. We discuss future research needs to further advance our understanding of spatial variation in selection.&quot;,&quot;DOI&quot;:&quot;10.1111/ele.12174&quot;,&quot;ISSN&quot;:&quot;1461-0248&quot;,&quot;language&quot;:&quot;en&quot;,&quot;author&quot;:[{&quot;family&quot;:&quot;Siepielski&quot;,&quot;given&quot;:&quot;Adam M.&quot;},{&quot;family&quot;:&quot;Gotanda&quot;,&quot;given&quot;:&quot;Kiyoko M.&quot;},{&quot;family&quot;:&quot;Morrissey&quot;,&quot;given&quot;:&quot;Michael B.&quot;},{&quot;family&quot;:&quot;Diamond&quot;,&quot;given&quot;:&quot;Sarah E.&quot;},{&quot;family&quot;:&quot;DiBattista&quot;,&quot;given&quot;:&quot;Joseph D.&quot;},{&quot;family&quot;:&quot;Carlson&quot;,&quot;given&quot;:&quot;Stephanie M.&quot;}],&quot;issued&quot;:{&quot;date-parts&quot;:[[&quot;2013&quot;]]}}}],&quot;schema&quot;:&quot;https://github.com/citation-style-language/schema/raw/master/csl-citation.json&quot;} RNDIvg346G3wW"/><text:span text:style-name="T69">(Siepielski </text:span><text:span text:style-name="T76">et al.</text:span><text:span text:style-name="T69"> 2013)</text:span><text:reference-mark-end text:name="ZOTERO_ITEM CSL_CITATION {&quot;citationID&quot;:&quot;1qqLkISM&quot;,&quot;properties&quot;:{&quot;formattedCitation&quot;:&quot;(Siepielski {\\i{}et al.} 2013)&quot;,&quot;plainCitation&quot;:&quot;(Siepielski et al. 2013)&quot;,&quot;noteIndex&quot;:0},&quot;citationItems&quot;:[{&quot;id&quot;:7475,&quot;uris&quot;:[&quot;http://zotero.org/users/624279/items/TSSUTEGP&quot;],&quot;uri&quot;:[&quot;http://zotero.org/users/624279/items/TSSUTEGP&quot;],&quot;itemData&quot;:{&quot;id&quot;:7475,&quot;type&quot;:&quot;article-journal&quot;,&quot;title&quot;:&quot;The spatial patterns of directional phenotypic selection&quot;,&quot;container-title&quot;:&quot;Ecology Letters&quot;,&quot;page&quot;:&quot;1382-1392&quot;,&quot;volume&quot;:&quot;16&quot;,&quot;issue&quot;:&quot;11&quot;,&quot;source&quot;:&quot;Wiley Online Library&quot;,&quot;abstract&quot;:&quot;Local adaptation, adaptive population divergence and speciation are often expected to result from populations evolving in response to spatial variation in selection. Yet, we lack a comprehensive understanding of the major features that characterise the spatial patterns of selection, namely the extent of variation among populations in the strength and direction of selection. Here, we analyse a data set of spatially replicated studies of directional phenotypic selection from natural populations. The data set includes 60 studies, consisting of 3937 estimates of selection across an average of five populations. We performed meta-analyses to explore features characterising spatial variation in directional selection. We found that selection tends to vary mainly in strength and less in direction among populations. Although differences in the direction of selection occur among populations they do so where selection is often weakest, which may limit the potential for ongoing adaptive population divergence. Overall, we also found that spatial variation in selection appears comparable to temporal (annual) variation in selection within populations; however, several deficiencies in available data currently complicate this comparison. We discuss future research needs to further advance our understanding of spatial variation in selection.&quot;,&quot;DOI&quot;:&quot;10.1111/ele.12174&quot;,&quot;ISSN&quot;:&quot;1461-0248&quot;,&quot;language&quot;:&quot;en&quot;,&quot;author&quot;:[{&quot;family&quot;:&quot;Siepielski&quot;,&quot;given&quot;:&quot;Adam M.&quot;},{&quot;family&quot;:&quot;Gotanda&quot;,&quot;given&quot;:&quot;Kiyoko M.&quot;},{&quot;family&quot;:&quot;Morrissey&quot;,&quot;given&quot;:&quot;Michael B.&quot;},{&quot;family&quot;:&quot;Diamond&quot;,&quot;given&quot;:&quot;Sarah E.&quot;},{&quot;family&quot;:&quot;DiBattista&quot;,&quot;given&quot;:&quot;Joseph D.&quot;},{&quot;family&quot;:&quot;Carlson&quot;,&quot;given&quot;:&quot;Stephanie M.&quot;}],&quot;issued&quot;:{&quot;date-parts&quot;:[[&quot;2013&quot;]]}}}],&quot;schema&quot;:&quot;https://github.com/citation-style-language/schema/raw/master/csl-citation.json&quot;} RNDIvg346G3wW"/><text:span text:style-name="T3"> and temporally </text:span><text:reference-mark-start text:name="ZOTERO_ITEM CSL_CITATION {&quot;citationID&quot;:&quot;8MJEMEch&quot;,&quot;properties&quot;:{&quot;formattedCitation&quot;:&quot;(Siepielski {\\i{}et al.} 2009)&quot;,&quot;plainCitation&quot;:&quot;(Siepielski et al. 2009)&quot;,&quot;noteIndex&quot;:0},&quot;citationItems&quot;:[{&quot;id&quot;:7478,&quot;uris&quot;:[&quot;http://zotero.org/users/624279/items/ZTUDUK46&quot;],&quot;uri&quot;:[&quot;http://zotero.org/users/624279/items/ZTUDUK46&quot;],&quot;itemData&quot;:{&quot;id&quot;:7478,&quot;type&quot;:&quot;article-journal&quot;,&quot;title&quot;:&quot;It’s about time: the temporal dynamics of phenotypic selection in the wild&quot;,&quot;container-title&quot;:&quot;Ecology Letters&quot;,&quot;page&quot;:&quot;1261-1276&quot;,&quot;volume&quot;:&quot;12&quot;,&quot;issue&quot;:&quot;11&quot;,&quot;source&quot;:&quot;Wiley Online Library&quot;,&quot;abstract&quot;:&quot;Selection is a central process in nature. Although our understanding of the strength and form of selection has increased, a general understanding of the temporal dynamics of selection in nature is lacking. Here, we assembled a database of temporal replicates of selection from studies of wild populations to synthesize what we do (and do not) know about the temporal dynamics of selection. Our database contains 5519 estimates of selection from 89 studies, including estimates of both direct and indirect selection as well as linear and nonlinear selection. Morphological traits and studies focused on vertebrates were well-represented, with other traits and taxonomic groups less well-represented. Overall, three major features characterize the temporal dynamics of selection. First, the strength of selection often varies considerably from year to year, although random sampling error of selection coefficients may impose bias in estimates of the magnitude of such variation. Second, changes in the direction of selection are frequent. Third, changes in the form of selection are likely common, but harder to quantify. Although few studies have identified causal mechanisms underlying temporal variation in the strength, direction and form of selection, variation in environmental conditions driven by climatic fluctuations appear to be common and important.&quot;,&quot;DOI&quot;:&quot;10.1111/j.1461-0248.2009.01381.x&quot;,&quot;ISSN&quot;:&quot;1461-0248&quot;,&quot;shortTitle&quot;:&quot;It’s about time&quot;,&quot;language&quot;:&quot;en&quot;,&quot;author&quot;:[{&quot;family&quot;:&quot;Siepielski&quot;,&quot;given&quot;:&quot;Adam M.&quot;},{&quot;family&quot;:&quot;DiBattista&quot;,&quot;given&quot;:&quot;Joseph D.&quot;},{&quot;family&quot;:&quot;Carlson&quot;,&quot;given&quot;:&quot;Stephanie M.&quot;}],&quot;issued&quot;:{&quot;date-parts&quot;:[[&quot;2009&quot;]]}}}],&quot;schema&quot;:&quot;https://github.com/citation-style-language/schema/raw/master/csl-citation.json&quot;} RNDxxwxEU9l55"/><text:span text:style-name="T69">(Siepielski </text:span><text:span text:style-name="T76">et al.</text:span><text:span text:style-name="T69"> 2009)</text:span><text:reference-mark-end text:name="ZOTERO_ITEM CSL_CITATION {&quot;citationID&quot;:&quot;8MJEMEch&quot;,&quot;properties&quot;:{&quot;formattedCitation&quot;:&quot;(Siepielski {\\i{}et al.} 2009)&quot;,&quot;plainCitation&quot;:&quot;(Siepielski et al. 2009)&quot;,&quot;noteIndex&quot;:0},&quot;citationItems&quot;:[{&quot;id&quot;:7478,&quot;uris&quot;:[&quot;http://zotero.org/users/624279/items/ZTUDUK46&quot;],&quot;uri&quot;:[&quot;http://zotero.org/users/624279/items/ZTUDUK46&quot;],&quot;itemData&quot;:{&quot;id&quot;:7478,&quot;type&quot;:&quot;article-journal&quot;,&quot;title&quot;:&quot;It’s about time: the temporal dynamics of phenotypic selection in the wild&quot;,&quot;container-title&quot;:&quot;Ecology Letters&quot;,&quot;page&quot;:&quot;1261-1276&quot;,&quot;volume&quot;:&quot;12&quot;,&quot;issue&quot;:&quot;11&quot;,&quot;source&quot;:&quot;Wiley Online Library&quot;,&quot;abstract&quot;:&quot;Selection is a central process in nature. Although our understanding of the strength and form of selection has increased, a general understanding of the temporal dynamics of selection in nature is lacking. Here, we assembled a database of temporal replicates of selection from studies of wild populations to synthesize what we do (and do not) know about the temporal dynamics of selection. Our database contains 5519 estimates of selection from 89 studies, including estimates of both direct and indirect selection as well as linear and nonlinear selection. Morphological traits and studies focused on vertebrates were well-represented, with other traits and taxonomic groups less well-represented. Overall, three major features characterize the temporal dynamics of selection. First, the strength of selection often varies considerably from year to year, although random sampling error of selection coefficients may impose bias in estimates of the magnitude of such variation. Second, changes in the direction of selection are frequent. Third, changes in the form of selection are likely common, but harder to quantify. Although few studies have identified causal mechanisms underlying temporal variation in the strength, direction and form of selection, variation in environmental conditions driven by climatic fluctuations appear to be common and important.&quot;,&quot;DOI&quot;:&quot;10.1111/j.1461-0248.2009.01381.x&quot;,&quot;ISSN&quot;:&quot;1461-0248&quot;,&quot;shortTitle&quot;:&quot;It’s about time&quot;,&quot;language&quot;:&quot;en&quot;,&quot;author&quot;:[{&quot;family&quot;:&quot;Siepielski&quot;,&quot;given&quot;:&quot;Adam M.&quot;},{&quot;family&quot;:&quot;DiBattista&quot;,&quot;given&quot;:&quot;Joseph D.&quot;},{&quot;family&quot;:&quot;Carlson&quot;,&quot;given&quot;:&quot;Stephanie M.&quot;}],&quot;issued&quot;:{&quot;date-parts&quot;:[[&quot;2009&quot;]]}}}],&quot;schema&quot;:&quot;https://github.com/citation-style-language/schema/raw/master/csl-citation.json&quot;} RNDxxwxEU9l55"/><text:span text:style-name="T3">, but see </text:span><text:reference-mark-start text:name="ZOTERO_ITEM CSL_CITATION {&quot;citationID&quot;:&quot;5UGAOVu8&quot;,&quot;properties&quot;:{&quot;formattedCitation&quot;:&quot;(Morrissey &amp; Hadfield 2012)&quot;,&quot;plainCitation&quot;:&quot;(Morrissey &amp; Hadfield 2012)&quot;,&quot;noteIndex&quot;:0},&quot;citationItems&quot;:[{&quot;id&quot;:&quot;f2MhL1KH/wJRTynv7&quot;,&quot;uris&quot;:[&quot;http://zotero.org/users/624279/items/UZASE2JX&quot;],&quot;uri&quot;:[&quot;http://zotero.org/users/624279/items/UZASE2JX&quot;],&quot;itemData&quot;:{&quot;id&quot;:4931,&quot;type&quot;:&quot;article-journal&quot;,&quot;title&quot;:&quot;Directional selection in temporally replicated studies is remarkably consistent&quot;,&quot;container-title&quot;:&quot;Evolution&quot;,&quot;page&quot;:&quot;435-442&quot;,&quot;volume&quot;:&quot;66&quot;,&quot;issue&quot;:&quot;2&quot;,&quot;source&quot;:&quot;Wiley Online Library&quot;,&quot;abstract&quot;:&quot;Temporal variation in selection is a fundamental determinant of evolutionary outcomes. A recent paper presented a synthetic analysis of temporal variation in selection in natural populations. The authors concluded that there is substantial variation in the strength and direction of selection over time, but acknowledged that sampling error would result in estimates of selection that were more variable than the true values. We reanalyze their dataset using techniques that account for the necessary effect of sampling error to inflate apparent levels of variation and show that directional selection is remarkably constant over time, both in magnitude and direction. Thus we cannot claim that the available data support the existence of substantial temporal heterogeneity in selection. Nonetheless, we conject that temporal variation in selection could be important, but that there are good reasons why it may not appear in the available data. These new analyses highlight the importance of applying techniques that estimate parameters of the distribution of selection, rather than parameters of the distribution of estimated selection (which will reflect both sampling error and “real” variation in selection); indeed, despite availability of methods for the former, focus on the latter has been common in synthetic reviews of the aspects of selection in nature, and can lead to serious misinterpretations.&quot;,&quot;DOI&quot;:&quot;10.1111/j.1558-5646.2011.01444.x&quot;,&quot;ISSN&quot;:&quot;1558-5646&quot;,&quot;language&quot;:&quot;en&quot;,&quot;author&quot;:[{&quot;family&quot;:&quot;Morrissey&quot;,&quot;given&quot;:&quot;Michael B.&quot;},{&quot;family&quot;:&quot;Hadfield&quot;,&quot;given&quot;:&quot;Jarrod D.&quot;}],&quot;issued&quot;:{&quot;date-parts&quot;:[[&quot;2012&quot;,2,1]]}}}],&quot;schema&quot;:&quot;https://github.com/citation-style-language/schema/raw/master/csl-citation.json&quot;} RNDCAEOMRL5bt"/><text:span text:style-name="T3">(Morrissey &amp; Hadfield 2012)</text:span><text:reference-mark-end text:name="ZOTERO_ITEM CSL_CITATION {&quot;citationID&quot;:&quot;5UGAOVu8&quot;,&quot;properties&quot;:{&quot;formattedCitation&quot;:&quot;(Morrissey &amp; Hadfield 2012)&quot;,&quot;plainCitation&quot;:&quot;(Morrissey &amp; Hadfield 2012)&quot;,&quot;noteIndex&quot;:0},&quot;citationItems&quot;:[{&quot;id&quot;:&quot;f2MhL1KH/wJRTynv7&quot;,&quot;uris&quot;:[&quot;http://zotero.org/users/624279/items/UZASE2JX&quot;],&quot;uri&quot;:[&quot;http://zotero.org/users/624279/items/UZASE2JX&quot;],&quot;itemData&quot;:{&quot;id&quot;:4931,&quot;type&quot;:&quot;article-journal&quot;,&quot;title&quot;:&quot;Directional selection in temporally replicated studies is remarkably consistent&quot;,&quot;container-title&quot;:&quot;Evolution&quot;,&quot;page&quot;:&quot;435-442&quot;,&quot;volume&quot;:&quot;66&quot;,&quot;issue&quot;:&quot;2&quot;,&quot;source&quot;:&quot;Wiley Online Library&quot;,&quot;abstract&quot;:&quot;Temporal variation in selection is a fundamental determinant of evolutionary outcomes. A recent paper presented a synthetic analysis of temporal variation in selection in natural populations. The authors concluded that there is substantial variation in the strength and direction of selection over time, but acknowledged that sampling error would result in estimates of selection that were more variable than the true values. We reanalyze their dataset using techniques that account for the necessary effect of sampling error to inflate apparent levels of variation and show that directional selection is remarkably constant over time, both in magnitude and direction. Thus we cannot claim that the available data support the existence of substantial temporal heterogeneity in selection. Nonetheless, we conject that temporal variation in selection could be important, but that there are good reasons why it may not appear in the available data. These new analyses highlight the importance of applying techniques that estimate parameters of the distribution of selection, rather than parameters of the distribution of estimated selection (which will reflect both sampling error and “real” variation in selection); indeed, despite availability of methods for the former, focus on the latter has been common in synthetic reviews of the aspects of selection in nature, and can lead to serious misinterpretations.&quot;,&quot;DOI&quot;:&quot;10.1111/j.1558-5646.2011.01444.x&quot;,&quot;ISSN&quot;:&quot;1558-5646&quot;,&quot;language&quot;:&quot;en&quot;,&quot;author&quot;:[{&quot;family&quot;:&quot;Morrissey&quot;,&quot;given&quot;:&quot;Michael B.&quot;},{&quot;family&quot;:&quot;Hadfield&quot;,&quot;given&quot;:&quot;Jarrod D.&quot;}],&quot;issued&quot;:{&quot;date-parts&quot;:[[&quot;2012&quot;,2,1]]}}}],&quot;schema&quot;:&quot;https://github.com/citation-style-language/schema/raw/master/csl-citation.json&quot;} RNDCAEOMRL5bt"/><text:span text:style-name="T7">. In our study, e</text:span><office:annotation office:name="__Annotation__5005_1739724250"><dc:creator>Johan Ehrlén</dc:creator><dc:date>2018-12-13T09:30:00.76</dc:date><textooo:sender-initials>Johan Ehr</textooo:sender-initials><text:p>I think we should brake out this as a separate paragraph as it deals with one of our three main questions. I also think we can add a discussion about the variation in the strength of selection, and about that the direction was consistent. The latter can also be related to previous results and reviews. Lastly we could perhaps discuss what our study might add to explain the apparent paradox of persistent selection for earlier flowering (cf. Austen et al. 2017). </text:p></office:annotation><text:span text:style-name="T7">stimates of phenotypic selection on flowering time varied considerably among years. Both total </text:span><text:soft-page-break/><text:span text:style-name="T7">and direct selection on flowering time varied in strength, from strongly favoring early flowering in some years to no selection in other years. However, we did not observe important changes in the direction of selection (phenotypic selection differentials and gradients were negative in, respectively, 20 and 21 out of 22 study years, and close to zero in the remaining years). </text:span><text:change-start text:change-id="ct228975920"/><text:span text:style-name="T7">Despite the variation in selection</text:span><text:change-end text:change-id="ct228975920"/><text:change-start text:change-id="ct228976024"/><text:span text:style-name="T7"> strength, our results show persistent selection for early flowering</text:span><text:change-end text:change-id="ct228976024"/><text:change-start text:change-id="ct228976232"/><text:span text:style-name="T7">, in agreement with </text:span><text:change-end text:change-id="ct228976232"/><text:change-start text:change-id="ct228976336"/><text:span text:style-name="T7">most previous evidence </text:span><text:change-end text:change-id="ct228976336"/><text:change-start text:change-id="ct228975504"/><text:reference-mark-start text:name="ZOTERO_ITEM CSL_CITATION {&quot;citationID&quot;:&quot;IYyTZCLL&quot;,&quot;properties&quot;:{&quot;formattedCitation&quot;:&quot;(Mungu\\uc0\\u237{}a\\uc0\\u8208{}Rosas {\\i{}et al.} 2011; Austen {\\i{}et al.} 2017)&quot;,&quot;plainCitation&quot;:&quot;(Munguía‐Rosas et al. 2011; Austen et al. 2017)&quot;,&quot;noteIndex&quot;:0},&quot;citationItems&quot;:[{&quot;id&quot;:8210,&quot;uris&quot;:[&quot;http://zotero.org/users/624279/items/W49NUI2X&quot;],&quot;uri&quot;:[&quot;http://zotero.org/users/624279/items/W49NUI2X&quot;],&quot;itemData&quot;:{&quot;id&quot;:8210,&quot;type&quot;:&quot;article-journal&quot;,&quot;title&quot;:&quot;Meta-analysis of phenotypic selection on flowering phenology suggests that early flowering plants are favoured&quot;,&quot;container-title&quot;:&quot;Ecology Letters&quot;,&quot;page&quot;:&quot;511-521&quot;,&quot;volume&quot;:&quot;14&quot;,&quot;issue&quot;:&quot;5&quot;,&quot;source&quot;:&quot;Wiley Online Library&quot;,&quot;abstract&quot;:&quot;Ecology Letters (2011) 14: 511–521 Abstract Flowering times of plants are important life-history components and it has previously been hypothesized that flowering phenologies may be currently subject to natural selection or be selectively neutral. In this study we reviewed the evidence for phenotypic selection acting on flowering phenology using ordinary and phylogenetic meta-analysis. Phenotypic selection exists when a phenotypic trait co-varies with fitness; therefore, we looked for studies reporting an association between two components of flowering phenology (flowering time or flowering synchrony) with fitness. Data sets comprising 87 and 18 plant species were then used to assess the incidence and strength of phenotypic selection on flowering time and flowering synchrony, respectively. The influence of dependence on pollinators, the duration of the reproductive event, latitude and plant longevity as moderators of selection were also explored. Our results suggest that selection favours early flowering plants, but the strength of selection is influenced by latitude, with selection being stronger in temperate environments. However, there is no consistent pattern of selection on flowering synchrony. Our study demonstrates that phenotypic selection on flowering time is consistent and relatively strong, in contrast to previous hypotheses of selective neutrality, and has implications for the evolution of temperate floras under global climate change.&quot;,&quot;DOI&quot;:&quot;10.1111/j.1461-0248.2011.01601.x&quot;,&quot;ISSN&quot;:&quot;1461-0248&quot;,&quot;language&quot;:&quot;en&quot;,&quot;author&quot;:[{&quot;family&quot;:&quot;Munguía‐Rosas&quot;,&quot;given&quot;:&quot;Miguel A.&quot;},{&quot;family&quot;:&quot;Ollerton&quot;,&quot;given&quot;:&quot;Jeff&quot;},{&quot;family&quot;:&quot;Parra‐Tabla&quot;,&quot;given&quot;:&quot;Victor&quot;},{&quot;family&quot;:&quot;De‐Nova&quot;,&quot;given&quot;:&quot;J. Arturo&quot;}],&quot;issued&quot;:{&quot;date-parts&quot;:[[&quot;2011&quot;]]}}},{&quot;id&quot;:7548,&quot;uris&quot;:[&quot;http://zotero.org/users/624279/items/X3E8PR7A&quot;],&quot;uri&quot;:[&quot;http://zotero.org/users/624279/items/X3E8PR7A&quot;],&quot;itemData&quot;:{&quot;id&quot;:7548,&quot;type&quot;:&quot;article-journal&quot;,&quot;title&quot;:&quot;Explaining the apparent paradox of persistent selection for early flowering&quot;,&quot;container-title&quot;:&quot;New Phytologist&quot;,&quot;page&quot;:&quot;929-934&quot;,&quot;volume&quot;:&quot;215&quot;,&quot;issue&quot;:&quot;3&quot;,&quot;source&quot;:&quot;Wiley Online Library&quot;,&quot;abstract&quot;:&quot;Decades of observation in natural plant populations have revealed pervasive phenotypic selection for early flowering onset. This consistent pattern seems at odds with life-history theory, which predicts stabilizing selection on age and size at reproduction. Why is selection for later flowering rare? Moreover, extensive evidence demonstrates that flowering time can and does evolve. What maintains ongoing directional selection for early flowering? Several non-mutually exclusive processes can help to reconcile the apparent paradox of selection for early flowering. We outline four: selection through other fitness components may counter observed fecundity selection for early flowering; asymmetry in the flowering-time–fitness function may make selection for later flowering hard to detect; flowering time and fitness may be condition-dependent; and selection on flowering duration is largely unaccounted for. In this Viewpoint, we develop these four mechanisms, and highlight areas where further study will improve our understanding of flowering-time evolution.&quot;,&quot;DOI&quot;:&quot;10.1111/nph.14580&quot;,&quot;ISSN&quot;:&quot;1469-8137&quot;,&quot;language&quot;:&quot;en&quot;,&quot;author&quot;:[{&quot;family&quot;:&quot;Austen&quot;,&quot;given&quot;:&quot;Emily J.&quot;},{&quot;family&quot;:&quot;Rowe&quot;,&quot;given&quot;:&quot;Locke&quot;},{&quot;family&quot;:&quot;Stinchcombe&quot;,&quot;given&quot;:&quot;John R.&quot;},{&quot;family&quot;:&quot;Forrest&quot;,&quot;given&quot;:&quot;Jessica R. K.&quot;}],&quot;issued&quot;:{&quot;date-parts&quot;:[[&quot;2017&quot;]]}}}],&quot;schema&quot;:&quot;https://github.com/citation-style-language/schema/raw/master/csl-citation.json&quot;} RNDTh96K3sQ1V"/><text:span text:style-name="T9">(Munguía‐Rosas </text:span><text:span text:style-name="T77">et al.</text:span><text:span text:style-name="T9"> 2011; Austen </text:span><text:span text:style-name="T77">et al.</text:span><text:span text:style-name="T9"> 2017)</text:span><text:reference-mark-end text:name="ZOTERO_ITEM CSL_CITATION {&quot;citationID&quot;:&quot;IYyTZCLL&quot;,&quot;properties&quot;:{&quot;formattedCitation&quot;:&quot;(Mungu\\uc0\\u237{}a\\uc0\\u8208{}Rosas {\\i{}et al.} 2011; Austen {\\i{}et al.} 2017)&quot;,&quot;plainCitation&quot;:&quot;(Munguía‐Rosas et al. 2011; Austen et al. 2017)&quot;,&quot;noteIndex&quot;:0},&quot;citationItems&quot;:[{&quot;id&quot;:8210,&quot;uris&quot;:[&quot;http://zotero.org/users/624279/items/W49NUI2X&quot;],&quot;uri&quot;:[&quot;http://zotero.org/users/624279/items/W49NUI2X&quot;],&quot;itemData&quot;:{&quot;id&quot;:8210,&quot;type&quot;:&quot;article-journal&quot;,&quot;title&quot;:&quot;Meta-analysis of phenotypic selection on flowering phenology suggests that early flowering plants are favoured&quot;,&quot;container-title&quot;:&quot;Ecology Letters&quot;,&quot;page&quot;:&quot;511-521&quot;,&quot;volume&quot;:&quot;14&quot;,&quot;issue&quot;:&quot;5&quot;,&quot;source&quot;:&quot;Wiley Online Library&quot;,&quot;abstract&quot;:&quot;Ecology Letters (2011) 14: 511–521 Abstract Flowering times of plants are important life-history components and it has previously been hypothesized that flowering phenologies may be currently subject to natural selection or be selectively neutral. In this study we reviewed the evidence for phenotypic selection acting on flowering phenology using ordinary and phylogenetic meta-analysis. Phenotypic selection exists when a phenotypic trait co-varies with fitness; therefore, we looked for studies reporting an association between two components of flowering phenology (flowering time or flowering synchrony) with fitness. Data sets comprising 87 and 18 plant species were then used to assess the incidence and strength of phenotypic selection on flowering time and flowering synchrony, respectively. The influence of dependence on pollinators, the duration of the reproductive event, latitude and plant longevity as moderators of selection were also explored. Our results suggest that selection favours early flowering plants, but the strength of selection is influenced by latitude, with selection being stronger in temperate environments. However, there is no consistent pattern of selection on flowering synchrony. Our study demonstrates that phenotypic selection on flowering time is consistent and relatively strong, in contrast to previous hypotheses of selective neutrality, and has implications for the evolution of temperate floras under global climate change.&quot;,&quot;DOI&quot;:&quot;10.1111/j.1461-0248.2011.01601.x&quot;,&quot;ISSN&quot;:&quot;1461-0248&quot;,&quot;language&quot;:&quot;en&quot;,&quot;author&quot;:[{&quot;family&quot;:&quot;Munguía‐Rosas&quot;,&quot;given&quot;:&quot;Miguel A.&quot;},{&quot;family&quot;:&quot;Ollerton&quot;,&quot;given&quot;:&quot;Jeff&quot;},{&quot;family&quot;:&quot;Parra‐Tabla&quot;,&quot;given&quot;:&quot;Victor&quot;},{&quot;family&quot;:&quot;De‐Nova&quot;,&quot;given&quot;:&quot;J. Arturo&quot;}],&quot;issued&quot;:{&quot;date-parts&quot;:[[&quot;2011&quot;]]}}},{&quot;id&quot;:7548,&quot;uris&quot;:[&quot;http://zotero.org/users/624279/items/X3E8PR7A&quot;],&quot;uri&quot;:[&quot;http://zotero.org/users/624279/items/X3E8PR7A&quot;],&quot;itemData&quot;:{&quot;id&quot;:7548,&quot;type&quot;:&quot;article-journal&quot;,&quot;title&quot;:&quot;Explaining the apparent paradox of persistent selection for early flowering&quot;,&quot;container-title&quot;:&quot;New Phytologist&quot;,&quot;page&quot;:&quot;929-934&quot;,&quot;volume&quot;:&quot;215&quot;,&quot;issue&quot;:&quot;3&quot;,&quot;source&quot;:&quot;Wiley Online Library&quot;,&quot;abstract&quot;:&quot;Decades of observation in natural plant populations have revealed pervasive phenotypic selection for early flowering onset. This consistent pattern seems at odds with life-history theory, which predicts stabilizing selection on age and size at reproduction. Why is selection for later flowering rare? Moreover, extensive evidence demonstrates that flowering time can and does evolve. What maintains ongoing directional selection for early flowering? Several non-mutually exclusive processes can help to reconcile the apparent paradox of selection for early flowering. We outline four: selection through other fitness components may counter observed fecundity selection for early flowering; asymmetry in the flowering-time–fitness function may make selection for later flowering hard to detect; flowering time and fitness may be condition-dependent; and selection on flowering duration is largely unaccounted for. In this Viewpoint, we develop these four mechanisms, and highlight areas where further study will improve our understanding of flowering-time evolution.&quot;,&quot;DOI&quot;:&quot;10.1111/nph.14580&quot;,&quot;ISSN&quot;:&quot;1469-8137&quot;,&quot;language&quot;:&quot;en&quot;,&quot;author&quot;:[{&quot;family&quot;:&quot;Austen&quot;,&quot;given&quot;:&quot;Emily J.&quot;},{&quot;family&quot;:&quot;Rowe&quot;,&quot;given&quot;:&quot;Locke&quot;},{&quot;family&quot;:&quot;Stinchcombe&quot;,&quot;given&quot;:&quot;John R.&quot;},{&quot;family&quot;:&quot;Forrest&quot;,&quot;given&quot;:&quot;Jessica R. K.&quot;}],&quot;issued&quot;:{&quot;date-parts&quot;:[[&quot;2017&quot;]]}}}],&quot;schema&quot;:&quot;https://github.com/citation-style-language/schema/raw/master/csl-citation.json&quot;} RNDTh96K3sQ1V"/><text:span text:style-name="T7">.</text:span><text:change-end text:change-id="ct228975504"/><text:change-start text:change-id="ct228976440"/><text:span text:style-name="T7"> ADD HE</text:span><text:change-end text:change-id="ct228976440"/><text:change-start text:change-id="ct228972072"/><text:span text:style-name="T7">RE!</text:span><text:change-end text:change-id="ct228972072"/><office:annotation-end office:name="__Annotation__5005_1739724250"/></text:p>
      <text:p text:style-name="P2"><text:span text:style-name="T3"><text:tab/></text:span><text:span text:style-name="T7">One suggested </text:span><text:change text:change-id="ct228970096"/><text:span text:style-name="T7">underlying mechanism </text:span><text:change text:change-id="ct228970616"/><text:change-start text:change-id="ct228971968"/><text:span text:style-name="T7">of</text:span><text:change-end text:change-id="ct228971968"/><text:span text:style-name="T7"> temporal variation in selection is variation in environmental conditions driven by climatic fluctuations</text:span><text:span text:style-name="T3"> </text:span><text:change-start text:change-id="ct228971552"/><text:reference-mark-start text:name="ZOTERO_ITEM CSL_CITATION {&quot;citationID&quot;:&quot;YYX8STKt&quot;,&quot;properties&quot;:{&quot;formattedCitation&quot;:&quot;(R\\uc0\\u233{}ale {\\i{}et al.} 2003; Siepielski {\\i{}et al.} 2009, 2017; Visser {\\i{}et al.} 2015; Marrot {\\i{}et al.} 2018)&quot;,&quot;plainCitation&quot;:&quot;(Réale et al. 2003; Siepielski et al. 2009, 2017; Visser et al. 2015; Marrot et al. 2018)&quot;,&quot;noteIndex&quot;:0},&quot;citationItems&quot;:[{&quot;id&quot;:8040,&quot;uris&quot;:[&quot;http://zotero.org/users/624279/items/6RL6T86V&quot;],&quot;uri&quot;:[&quot;http://zotero.org/users/624279/items/6RL6T86V&quot;],&quot;itemData&quot;:{&quot;id&quot;:8040,&quot;type&quot;:&quot;article-journal&quot;,&quot;title&quot;:&quot;Genetic and plastic responses of a northern mammal to climate change&quot;,&quot;container-title&quot;:&quot;Proceedings of the Royal Society of London B: Biological Sciences&quot;,&quot;page&quot;:&quot;591-596&quot;,&quot;volume&quot;:&quot;270&quot;,&quot;issue&quot;:&quot;1515&quot;,&quot;source&quot;:&quot;rspb.royalsocietypublishing.org.ezp.sub.su.se&quot;,&quot;abstract&quot;:&quot;Climate change is predicted to be most severe in northern regions and there has been much interest in to what extent organisms can cope with these changes through phenotypic plasticity or microevolutionary processes. A red squirrel population in the southwest Yukon, Canada, faced with increasing spring temperatures and food supply has advanced the timing of breeding by 18 days over the last 10 years (6 days per generation). Longitudinal analysis of females breeding in multiple years suggests that much of this change in parturition date can be explained by a plastic response to increased food abundance (3.7 days per generation). Significant changes in breeding values (0.8 days per generation), were in concordance with predictions from the breeder' equation (0.6 days per generation), and indicated that an evolutionary response to strong selection favouring earlier breeders also contributed to the observed advancement of this heritable trait. The timing of breeding in this population of squirrels, therefore, has advanced as a result of both phenotypic changes within generations, and genetic changes among generations in response to a rapidly changing environment.&quot;,&quot;DOI&quot;:&quot;10.1098/rspb.2002.2224&quot;,&quot;ISSN&quot;:&quot;0962-8452, 1471-2954&quot;,&quot;note&quot;:&quot;PMID: 12769458&quot;,&quot;language&quot;:&quot;en&quot;,&quot;author&quot;:[{&quot;family&quot;:&quot;Réale&quot;,&quot;given&quot;:&quot;Denis&quot;},{&quot;family&quot;:&quot;McAdam&quot;,&quot;given&quot;:&quot;Andrew G.&quot;},{&quot;family&quot;:&quot;Boutin&quot;,&quot;given&quot;:&quot;Stan&quot;},{&quot;family&quot;:&quot;Berteaux&quot;,&quot;given&quot;:&quot;Dominique&quot;}],&quot;issued&quot;:{&quot;date-parts&quot;:[[&quot;2003&quot;,3,22]]}}},{&quot;id&quot;:7478,&quot;uris&quot;:[&quot;http://zotero.org/users/624279/items/ZTUDUK46&quot;],&quot;uri&quot;:[&quot;http://zotero.org/users/624279/items/ZTUDUK46&quot;],&quot;itemData&quot;:{&quot;id&quot;:7478,&quot;type&quot;:&quot;article-journal&quot;,&quot;title&quot;:&quot;It’s about time: the temporal dynamics of phenotypic selection in the wild&quot;,&quot;container-title&quot;:&quot;Ecology Letters&quot;,&quot;page&quot;:&quot;1261-1276&quot;,&quot;volume&quot;:&quot;12&quot;,&quot;issue&quot;:&quot;11&quot;,&quot;source&quot;:&quot;Wiley Online Library&quot;,&quot;abstract&quot;:&quot;Selection is a central process in nature. Although our understanding of the strength and form of selection has increased, a general understanding of the temporal dynamics of selection in nature is lacking. Here, we assembled a database of temporal replicates of selection from studies of wild populations to synthesize what we do (and do not) know about the temporal dynamics of selection. Our database contains 5519 estimates of selection from 89 studies, including estimates of both direct and indirect selection as well as linear and nonlinear selection. Morphological traits and studies focused on vertebrates were well-represented, with other traits and taxonomic groups less well-represented. Overall, three major features characterize the temporal dynamics of selection. First, the strength of selection often varies considerably from year to year, although random sampling error of selection coefficients may impose bias in estimates of the magnitude of such variation. Second, changes in the direction of selection are frequent. Third, changes in the form of selection are likely common, but harder to quantify. Although few studies have identified causal mechanisms underlying temporal variation in the strength, direction and form of selection, variation in environmental conditions driven by climatic fluctuations appear to be common and important.&quot;,&quot;DOI&quot;:&quot;10.1111/j.1461-0248.2009.01381.x&quot;,&quot;ISSN&quot;:&quot;1461-0248&quot;,&quot;shortTitle&quot;:&quot;It’s about time&quot;,&quot;language&quot;:&quot;en&quot;,&quot;author&quot;:[{&quot;family&quot;:&quot;Siepielski&quot;,&quot;given&quot;:&quot;Adam M.&quot;},{&quot;family&quot;:&quot;DiBattista&quot;,&quot;given&quot;:&quot;Joseph D.&quot;},{&quot;family&quot;:&quot;Carlson&quot;,&quot;given&quot;:&quot;Stephanie M.&quot;}],&quot;issued&quot;:{&quot;date-parts&quot;:[[&quot;2009&quot;]]}}},{&quot;id&quot;:7896,&quot;uris&quot;:[&quot;http://zotero.org/users/624279/items/ML7R5DKX&quot;],&quot;uri&quot;:[&quot;http://zotero.org/users/624279/items/ML7R5DKX&quot;],&quot;itemData&quot;:{&quot;id&quot;:7896,&quot;type&quot;:&quot;article-journal&quot;,&quot;title&quot;:&quot;Precipitation drives global variation in natural selection&quot;,&quot;container-title&quot;:&quot;Science&quot;,&quot;page&quot;:&quot;959-962&quot;,&quot;volume&quot;:&quot;355&quot;,&quot;issue&quot;:&quot;6328&quot;,&quot;source&quot;:&quot;science.sciencemag.org.ezp.sub.su.se&quot;,&quot;abstract&quot;:&quot;Climate-driven selection\nClimate change will fundamentally alter many aspects of the natural world. To understand how species may adapt to this change, we must understand which aspects of the changing climate exert the most powerful selective forces. Siepielski et al. looked at studies of selection across species and regions and found that, across biomes, the strongest sources of selection were precipitation and transpiration changes. Importantly, local and regional climate change explained patterns of selection much more than did global change.\nScience, this issue p. 959\nClimate change has the potential to affect the ecology and evolution of every species on Earth. Although the ecological consequences of climate change are increasingly well documented, the effects of climate on the key evolutionary process driving adaptation—natural selection—are largely unknown. We report that aspects of precipitation and potential evapotranspiration, along with the North Atlantic Oscillation, predicted variation in selection across plant and animal populations throughout many terrestrial biomes, whereas temperature explained little variation. By showing that selection was influenced by climate variation, our results indicate that climate change may cause widespread alterations in selection regimes, potentially shifting evolutionary trajectories at a global scale.\nLocal and regional climate changes in rainfall explain patterns of species selection across biomes more than global change.\nLocal and regional climate changes in rainfall explain patterns of species selection across biomes more than global change.&quot;,&quot;DOI&quot;:&quot;10.1126/science.aag2773&quot;,&quot;ISSN&quot;:&quot;0036-8075, 1095-9203&quot;,&quot;note&quot;:&quot;PMID: 28254943&quot;,&quot;language&quot;:&quot;en&quot;,&quot;author&quot;:[{&quot;family&quot;:&quot;Siepielski&quot;,&quot;given&quot;:&quot;Adam M.&quot;},{&quot;family&quot;:&quot;Morrissey&quot;,&quot;given&quot;:&quot;Michael B.&quot;},{&quot;family&quot;:&quot;Buoro&quot;,&quot;given&quot;:&quot;Mathieu&quot;},{&quot;family&quot;:&quot;Carlson&quot;,&quot;given&quot;:&quot;Stephanie M.&quot;},{&quot;family&quot;:&quot;Caruso&quot;,&quot;given&quot;:&quot;Christina M.&quot;},{&quot;family&quot;:&quot;Clegg&quot;,&quot;given&quot;:&quot;Sonya M.&quot;},{&quot;family&quot;:&quot;Coulson&quot;,&quot;given&quot;:&quot;Tim&quot;},{&quot;family&quot;:&quot;DiBattista&quot;,&quot;given&quot;:&quot;Joseph&quot;},{&quot;family&quot;:&quot;Gotanda&quot;,&quot;given&quot;:&quot;Kiyoko M.&quot;},{&quot;family&quot;:&quot;Francis&quot;,&quot;given&quot;:&quot;Clinton D.&quot;},{&quot;family&quot;:&quot;Hereford&quot;,&quot;given&quot;:&quot;Joe&quot;},{&quot;family&quot;:&quot;Kingsolver&quot;,&quot;given&quot;:&quot;Joel G.&quot;},{&quot;family&quot;:&quot;Augustine&quot;,&quot;given&quot;:&quot;Kate E.&quot;},{&quot;family&quot;:&quot;Kruuk&quot;,&quot;given&quot;:&quot;Loeske E. B.&quot;},{&quot;family&quot;:&quot;Martin&quot;,&quot;given&quot;:&quot;Ryan A.&quot;},{&quot;family&quot;:&quot;Sheldon&quot;,&quot;given&quot;:&quot;Ben C.&quot;},{&quot;family&quot;:&quot;Sletvold&quot;,&quot;given&quot;:&quot;Nina&quot;},{&quot;family&quot;:&quot;Svensson&quot;,&quot;given&quot;:&quot;Erik I.&quot;},{&quot;family&quot;:&quot;Wade&quot;,&quot;given&quot;:&quot;Michael J.&quot;},{&quot;family&quot;:&quot;MacColl&quot;,&quot;given&quot;:&quot;Andrew D. C.&quot;}],&quot;issued&quot;:{&quot;date-parts&quot;:[[&quot;2017&quot;,3,3]]}}},{&quot;id&quot;:7911,&quot;uris&quot;:[&quot;http://zotero.org/users/624279/items/HLFXBXEP&quot;],&quot;uri&quot;:[&quot;http://zotero.org/users/624279/items/HLFXBXEP&quot;],&quot;itemData&quot;:{&quot;id&quot;:7911,&quot;type&quot;:&quot;article-journal&quot;,&quot;title&quot;:&quot;Effects of spring temperatures on the strength of selection on timing of reproduction in a long-distance migratory bird&quot;,&quot;container-title&quot;:&quot;PLOS Biology&quot;,&quot;page&quot;:&quot;e1002120&quot;,&quot;volume&quot;:&quot;13&quot;,&quot;issue&quot;:&quot;4&quot;,&quot;source&quot;:&quot;PLoS Journals&quot;,&quot;abstract&quot;:&quot;Climate change has differentially affected the timing of seasonal events for interacting trophic levels, and this has often led to increased selection on seasonal timing. Yet, the environmental variables driving this selection have rarely been identified, limiting our ability to predict future ecological impacts of climate change. Using a dataset spanning 31 years from a natural population of pied flycatchers (Ficedula hypoleuca), we show that directional selection on timing of reproduction intensified in the first two decades (1980–2000) but weakened during the last decade (2001–2010). Against expectation, this pattern could not be explained by the temporal variation in the phenological mismatch with food abundance. We therefore explored an alternative hypothesis that selection on timing was affected by conditions individuals experience when arriving in spring at the breeding grounds: arriving early in cold conditions may reduce survival. First, we show that in female recruits, spring arrival date in the first breeding year correlates positively with hatch date; hence, early-hatched individuals experience colder conditions at arrival than late-hatched individuals. Second, we show that when temperatures at arrival in the recruitment year were high, early-hatched young had a higher recruitment probability than when temperatures were low. We interpret this as a potential cost of arriving early in colder years, and climate warming may have reduced this cost. We thus show that higher temperatures in the arrival year of recruits were associated with stronger selection for early reproduction in the years these birds were born. As arrival temperatures in the beginning of the study increased, but recently declined again, directional selection on timing of reproduction showed a nonlinear change. We demonstrate that environmental conditions with a lag of up to two years can alter selection on phenological traits in natural populations, something that has important implications for our understanding of how climate can alter patterns of selection in natural populations.&quot;,&quot;DOI&quot;:&quot;10.1371/journal.pbio.1002120&quot;,&quot;ISSN&quot;:&quot;1545-7885&quot;,&quot;journalAbbreviation&quot;:&quot;PLOS Biology&quot;,&quot;language&quot;:&quot;en&quot;,&quot;author&quot;:[{&quot;family&quot;:&quot;Visser&quot;,&quot;given&quot;:&quot;Marcel E.&quot;},{&quot;family&quot;:&quot;Gienapp&quot;,&quot;given&quot;:&quot;Phillip&quot;},{&quot;family&quot;:&quot;Husby&quot;,&quot;given&quot;:&quot;Arild&quot;},{&quot;family&quot;:&quot;Morrisey&quot;,&quot;given&quot;:&quot;Michael&quot;},{&quot;family&quot;:&quot;Hera&quot;,&quot;given&quot;:&quot;Iván&quot;,&quot;dropping-particle&quot;:&quot;de la&quot;},{&quot;family&quot;:&quot;Pulido&quot;,&quot;given&quot;:&quot;Francisco&quot;},{&quot;family&quot;:&quot;Both&quot;,&quot;given&quot;:&quot;Christiaan&quot;}],&quot;issued&quot;:{&quot;date-parts&quot;:[[&quot;2015&quot;,4,7]]}}},{&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OBjwCI5mVX"/><text:span text:style-name="T67">(Réale </text:span><text:span text:style-name="T75">et al.</text:span><text:span text:style-name="T67"> 2003; Siepielski </text:span><text:span text:style-name="T75">et al.</text:span><text:span text:style-name="T67"> 2009, 2017; Visser </text:span><text:span text:style-name="T75">et al.</text:span><text:span text:style-name="T67"> 2015; Marrot </text:span><text:span text:style-name="T75">et al.</text:span><text:span text:style-name="T67"> 2018</text:span><text:span text:style-name="T26">)</text:span><text:change-end text:change-id="ct228971552"/><text:reference-mark-end text:name="ZOTERO_ITEM CSL_CITATION {&quot;citationID&quot;:&quot;YYX8STKt&quot;,&quot;properties&quot;:{&quot;formattedCitation&quot;:&quot;(R\\uc0\\u233{}ale {\\i{}et al.} 2003; Siepielski {\\i{}et al.} 2009, 2017; Visser {\\i{}et al.} 2015; Marrot {\\i{}et al.} 2018)&quot;,&quot;plainCitation&quot;:&quot;(Réale et al. 2003; Siepielski et al. 2009, 2017; Visser et al. 2015; Marrot et al. 2018)&quot;,&quot;noteIndex&quot;:0},&quot;citationItems&quot;:[{&quot;id&quot;:8040,&quot;uris&quot;:[&quot;http://zotero.org/users/624279/items/6RL6T86V&quot;],&quot;uri&quot;:[&quot;http://zotero.org/users/624279/items/6RL6T86V&quot;],&quot;itemData&quot;:{&quot;id&quot;:8040,&quot;type&quot;:&quot;article-journal&quot;,&quot;title&quot;:&quot;Genetic and plastic responses of a northern mammal to climate change&quot;,&quot;container-title&quot;:&quot;Proceedings of the Royal Society of London B: Biological Sciences&quot;,&quot;page&quot;:&quot;591-596&quot;,&quot;volume&quot;:&quot;270&quot;,&quot;issue&quot;:&quot;1515&quot;,&quot;source&quot;:&quot;rspb.royalsocietypublishing.org.ezp.sub.su.se&quot;,&quot;abstract&quot;:&quot;Climate change is predicted to be most severe in northern regions and there has been much interest in to what extent organisms can cope with these changes through phenotypic plasticity or microevolutionary processes. A red squirrel population in the southwest Yukon, Canada, faced with increasing spring temperatures and food supply has advanced the timing of breeding by 18 days over the last 10 years (6 days per generation). Longitudinal analysis of females breeding in multiple years suggests that much of this change in parturition date can be explained by a plastic response to increased food abundance (3.7 days per generation). Significant changes in breeding values (0.8 days per generation), were in concordance with predictions from the breeder' equation (0.6 days per generation), and indicated that an evolutionary response to strong selection favouring earlier breeders also contributed to the observed advancement of this heritable trait. The timing of breeding in this population of squirrels, therefore, has advanced as a result of both phenotypic changes within generations, and genetic changes among generations in response to a rapidly changing environment.&quot;,&quot;DOI&quot;:&quot;10.1098/rspb.2002.2224&quot;,&quot;ISSN&quot;:&quot;0962-8452, 1471-2954&quot;,&quot;note&quot;:&quot;PMID: 12769458&quot;,&quot;language&quot;:&quot;en&quot;,&quot;author&quot;:[{&quot;family&quot;:&quot;Réale&quot;,&quot;given&quot;:&quot;Denis&quot;},{&quot;family&quot;:&quot;McAdam&quot;,&quot;given&quot;:&quot;Andrew G.&quot;},{&quot;family&quot;:&quot;Boutin&quot;,&quot;given&quot;:&quot;Stan&quot;},{&quot;family&quot;:&quot;Berteaux&quot;,&quot;given&quot;:&quot;Dominique&quot;}],&quot;issued&quot;:{&quot;date-parts&quot;:[[&quot;2003&quot;,3,22]]}}},{&quot;id&quot;:7478,&quot;uris&quot;:[&quot;http://zotero.org/users/624279/items/ZTUDUK46&quot;],&quot;uri&quot;:[&quot;http://zotero.org/users/624279/items/ZTUDUK46&quot;],&quot;itemData&quot;:{&quot;id&quot;:7478,&quot;type&quot;:&quot;article-journal&quot;,&quot;title&quot;:&quot;It’s about time: the temporal dynamics of phenotypic selection in the wild&quot;,&quot;container-title&quot;:&quot;Ecology Letters&quot;,&quot;page&quot;:&quot;1261-1276&quot;,&quot;volume&quot;:&quot;12&quot;,&quot;issue&quot;:&quot;11&quot;,&quot;source&quot;:&quot;Wiley Online Library&quot;,&quot;abstract&quot;:&quot;Selection is a central process in nature. Although our understanding of the strength and form of selection has increased, a general understanding of the temporal dynamics of selection in nature is lacking. Here, we assembled a database of temporal replicates of selection from studies of wild populations to synthesize what we do (and do not) know about the temporal dynamics of selection. Our database contains 5519 estimates of selection from 89 studies, including estimates of both direct and indirect selection as well as linear and nonlinear selection. Morphological traits and studies focused on vertebrates were well-represented, with other traits and taxonomic groups less well-represented. Overall, three major features characterize the temporal dynamics of selection. First, the strength of selection often varies considerably from year to year, although random sampling error of selection coefficients may impose bias in estimates of the magnitude of such variation. Second, changes in the direction of selection are frequent. Third, changes in the form of selection are likely common, but harder to quantify. Although few studies have identified causal mechanisms underlying temporal variation in the strength, direction and form of selection, variation in environmental conditions driven by climatic fluctuations appear to be common and important.&quot;,&quot;DOI&quot;:&quot;10.1111/j.1461-0248.2009.01381.x&quot;,&quot;ISSN&quot;:&quot;1461-0248&quot;,&quot;shortTitle&quot;:&quot;It’s about time&quot;,&quot;language&quot;:&quot;en&quot;,&quot;author&quot;:[{&quot;family&quot;:&quot;Siepielski&quot;,&quot;given&quot;:&quot;Adam M.&quot;},{&quot;family&quot;:&quot;DiBattista&quot;,&quot;given&quot;:&quot;Joseph D.&quot;},{&quot;family&quot;:&quot;Carlson&quot;,&quot;given&quot;:&quot;Stephanie M.&quot;}],&quot;issued&quot;:{&quot;date-parts&quot;:[[&quot;2009&quot;]]}}},{&quot;id&quot;:7896,&quot;uris&quot;:[&quot;http://zotero.org/users/624279/items/ML7R5DKX&quot;],&quot;uri&quot;:[&quot;http://zotero.org/users/624279/items/ML7R5DKX&quot;],&quot;itemData&quot;:{&quot;id&quot;:7896,&quot;type&quot;:&quot;article-journal&quot;,&quot;title&quot;:&quot;Precipitation drives global variation in natural selection&quot;,&quot;container-title&quot;:&quot;Science&quot;,&quot;page&quot;:&quot;959-962&quot;,&quot;volume&quot;:&quot;355&quot;,&quot;issue&quot;:&quot;6328&quot;,&quot;source&quot;:&quot;science.sciencemag.org.ezp.sub.su.se&quot;,&quot;abstract&quot;:&quot;Climate-driven selection\nClimate change will fundamentally alter many aspects of the natural world. To understand how species may adapt to this change, we must understand which aspects of the changing climate exert the most powerful selective forces. Siepielski et al. looked at studies of selection across species and regions and found that, across biomes, the strongest sources of selection were precipitation and transpiration changes. Importantly, local and regional climate change explained patterns of selection much more than did global change.\nScience, this issue p. 959\nClimate change has the potential to affect the ecology and evolution of every species on Earth. Although the ecological consequences of climate change are increasingly well documented, the effects of climate on the key evolutionary process driving adaptation—natural selection—are largely unknown. We report that aspects of precipitation and potential evapotranspiration, along with the North Atlantic Oscillation, predicted variation in selection across plant and animal populations throughout many terrestrial biomes, whereas temperature explained little variation. By showing that selection was influenced by climate variation, our results indicate that climate change may cause widespread alterations in selection regimes, potentially shifting evolutionary trajectories at a global scale.\nLocal and regional climate changes in rainfall explain patterns of species selection across biomes more than global change.\nLocal and regional climate changes in rainfall explain patterns of species selection across biomes more than global change.&quot;,&quot;DOI&quot;:&quot;10.1126/science.aag2773&quot;,&quot;ISSN&quot;:&quot;0036-8075, 1095-9203&quot;,&quot;note&quot;:&quot;PMID: 28254943&quot;,&quot;language&quot;:&quot;en&quot;,&quot;author&quot;:[{&quot;family&quot;:&quot;Siepielski&quot;,&quot;given&quot;:&quot;Adam M.&quot;},{&quot;family&quot;:&quot;Morrissey&quot;,&quot;given&quot;:&quot;Michael B.&quot;},{&quot;family&quot;:&quot;Buoro&quot;,&quot;given&quot;:&quot;Mathieu&quot;},{&quot;family&quot;:&quot;Carlson&quot;,&quot;given&quot;:&quot;Stephanie M.&quot;},{&quot;family&quot;:&quot;Caruso&quot;,&quot;given&quot;:&quot;Christina M.&quot;},{&quot;family&quot;:&quot;Clegg&quot;,&quot;given&quot;:&quot;Sonya M.&quot;},{&quot;family&quot;:&quot;Coulson&quot;,&quot;given&quot;:&quot;Tim&quot;},{&quot;family&quot;:&quot;DiBattista&quot;,&quot;given&quot;:&quot;Joseph&quot;},{&quot;family&quot;:&quot;Gotanda&quot;,&quot;given&quot;:&quot;Kiyoko M.&quot;},{&quot;family&quot;:&quot;Francis&quot;,&quot;given&quot;:&quot;Clinton D.&quot;},{&quot;family&quot;:&quot;Hereford&quot;,&quot;given&quot;:&quot;Joe&quot;},{&quot;family&quot;:&quot;Kingsolver&quot;,&quot;given&quot;:&quot;Joel G.&quot;},{&quot;family&quot;:&quot;Augustine&quot;,&quot;given&quot;:&quot;Kate E.&quot;},{&quot;family&quot;:&quot;Kruuk&quot;,&quot;given&quot;:&quot;Loeske E. B.&quot;},{&quot;family&quot;:&quot;Martin&quot;,&quot;given&quot;:&quot;Ryan A.&quot;},{&quot;family&quot;:&quot;Sheldon&quot;,&quot;given&quot;:&quot;Ben C.&quot;},{&quot;family&quot;:&quot;Sletvold&quot;,&quot;given&quot;:&quot;Nina&quot;},{&quot;family&quot;:&quot;Svensson&quot;,&quot;given&quot;:&quot;Erik I.&quot;},{&quot;family&quot;:&quot;Wade&quot;,&quot;given&quot;:&quot;Michael J.&quot;},{&quot;family&quot;:&quot;MacColl&quot;,&quot;given&quot;:&quot;Andrew D. C.&quot;}],&quot;issued&quot;:{&quot;date-parts&quot;:[[&quot;2017&quot;,3,3]]}}},{&quot;id&quot;:7911,&quot;uris&quot;:[&quot;http://zotero.org/users/624279/items/HLFXBXEP&quot;],&quot;uri&quot;:[&quot;http://zotero.org/users/624279/items/HLFXBXEP&quot;],&quot;itemData&quot;:{&quot;id&quot;:7911,&quot;type&quot;:&quot;article-journal&quot;,&quot;title&quot;:&quot;Effects of spring temperatures on the strength of selection on timing of reproduction in a long-distance migratory bird&quot;,&quot;container-title&quot;:&quot;PLOS Biology&quot;,&quot;page&quot;:&quot;e1002120&quot;,&quot;volume&quot;:&quot;13&quot;,&quot;issue&quot;:&quot;4&quot;,&quot;source&quot;:&quot;PLoS Journals&quot;,&quot;abstract&quot;:&quot;Climate change has differentially affected the timing of seasonal events for interacting trophic levels, and this has often led to increased selection on seasonal timing. Yet, the environmental variables driving this selection have rarely been identified, limiting our ability to predict future ecological impacts of climate change. Using a dataset spanning 31 years from a natural population of pied flycatchers (Ficedula hypoleuca), we show that directional selection on timing of reproduction intensified in the first two decades (1980–2000) but weakened during the last decade (2001–2010). Against expectation, this pattern could not be explained by the temporal variation in the phenological mismatch with food abundance. We therefore explored an alternative hypothesis that selection on timing was affected by conditions individuals experience when arriving in spring at the breeding grounds: arriving early in cold conditions may reduce survival. First, we show that in female recruits, spring arrival date in the first breeding year correlates positively with hatch date; hence, early-hatched individuals experience colder conditions at arrival than late-hatched individuals. Second, we show that when temperatures at arrival in the recruitment year were high, early-hatched young had a higher recruitment probability than when temperatures were low. We interpret this as a potential cost of arriving early in colder years, and climate warming may have reduced this cost. We thus show that higher temperatures in the arrival year of recruits were associated with stronger selection for early reproduction in the years these birds were born. As arrival temperatures in the beginning of the study increased, but recently declined again, directional selection on timing of reproduction showed a nonlinear change. We demonstrate that environmental conditions with a lag of up to two years can alter selection on phenological traits in natural populations, something that has important implications for our understanding of how climate can alter patterns of selection in natural populations.&quot;,&quot;DOI&quot;:&quot;10.1371/journal.pbio.1002120&quot;,&quot;ISSN&quot;:&quot;1545-7885&quot;,&quot;journalAbbreviation&quot;:&quot;PLOS Biology&quot;,&quot;language&quot;:&quot;en&quot;,&quot;author&quot;:[{&quot;family&quot;:&quot;Visser&quot;,&quot;given&quot;:&quot;Marcel E.&quot;},{&quot;family&quot;:&quot;Gienapp&quot;,&quot;given&quot;:&quot;Phillip&quot;},{&quot;family&quot;:&quot;Husby&quot;,&quot;given&quot;:&quot;Arild&quot;},{&quot;family&quot;:&quot;Morrisey&quot;,&quot;given&quot;:&quot;Michael&quot;},{&quot;family&quot;:&quot;Hera&quot;,&quot;given&quot;:&quot;Iván&quot;,&quot;dropping-particle&quot;:&quot;de la&quot;},{&quot;family&quot;:&quot;Pulido&quot;,&quot;given&quot;:&quot;Francisco&quot;},{&quot;family&quot;:&quot;Both&quot;,&quot;given&quot;:&quot;Christiaan&quot;}],&quot;issued&quot;:{&quot;date-parts&quot;:[[&quot;2015&quot;,4,7]]}}},{&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OBjwCI5mVX"/><text:span text:style-name="T26">.</text:span><text:span text:style-name="T158"> </text:span><office:annotation office:name="__Annotation__5019_1739724250"><dc:creator>Johan Ehrlén</dc:creator><dc:date>2018-12-13T09:40:00.76</dc:date><textooo:sender-initials>Johan Ehr</textooo:sender-initials><text:p>Never for plants? Give references to animal studies.</text:p></office:annotation><text:span text:style-name="T7">Yet, the actual causes of temporal variation in selection on many traits, like flowering phenology</text:span><text:change-start text:change-id="ct228968848"/><text:span text:style-name="T7"> in plants</text:span><text:change-end text:change-id="ct228968848"/><text:span text:style-name="T7">, are still poorly known. </text:span><office:annotation-end office:name="__Annotation__5019_1739724250"/><text:change-start text:change-id="ct228971448"/><office:annotation><dc:creator>Alicia Valdés Rapado</dc:creator><dc:date>2018-12-28T15:51:28.80</dc:date><text:p text:style-name="P66"><text:span text:style-name="T165">Respuesta a Johan Ehrlén (12/13/2018, 09:40): "..."</text:span></text:p><text:p><text:span text:style-name="T166">They are referenced in the previous sentence (and later in the paragraph: Visser </text:span><text:span text:style-name="T167">et al.</text:span><text:span text:style-name="T166"> 2015; Marrot </text:span><text:span text:style-name="T167">et al.</text:span><text:span text:style-name="T166"> 2018; </text:span><text:span text:style-name="T168"><text:s/></text:span><text:span text:style-name="T166">Réale </text:span><text:span text:style-name="T169">et al.</text:span><text:span text:style-name="T168"> 2003</text:span><text:span text:style-name="T166">, maybe not again here?</text:span></text:p></office:annotation><text:change-end text:change-id="ct228971448"/><text:span text:style-name="T7">In</text:span><text:span text:style-name="T3"> our study, the strength of phenotypic selection for early flowering increased with minimum temperatures in April and decreased with precipitation in March. The association among high spring temperatures and strong selection for early flowering in </text:span><text:span text:style-name="T29">L. vernus</text:span><text:span text:style-name="T39"> might be due to earlier-flowering individuals maximizing the benefits of high light availability prior to canopy closure under warm conditions</text:span><text:span text:style-name="T3"> </text:span><text:reference-mark-start text:name="ZOTERO_ITEM CSL_CITATION {&quot;citationID&quot;:&quot;OI2KfaJ9&quot;,&quot;properties&quot;:{&quot;formattedCitation&quot;:&quot;(Kudo {\\i{}et al.} 2008)&quot;,&quot;plainCitation&quot;:&quot;(Kudo et al. 2008)&quot;,&quot;noteIndex&quot;:0},&quot;citationItems&quot;:[{&quot;id&quot;:8133,&quot;uris&quot;:[&quot;http://zotero.org/users/624279/items/TR9Y52JY&quot;],&quot;uri&quot;:[&quot;http://zotero.org/users/624279/items/TR9Y52JY&quot;],&quot;itemData&quot;:{&quot;id&quot;:8133,&quot;type&quot;:&quot;article-journal&quot;,&quot;title&quot;:&quot;Linkages between phenology, pollination, photosynthesis, and reproduction in deciduous forest understory plants&quot;,&quot;container-title&quot;:&quot;Ecology&quot;,&quot;page&quot;:&quot;321-331&quot;,&quot;volume&quot;:&quot;89&quot;,&quot;issue&quot;:&quot;2&quot;,&quot;source&quot;:&quot;esajournals-onlinelibrary-wiley-com.ezp.sub.su.se (Atypon)&quot;,&quot;abstract&quot;:&quot;Light availability in the understory of deciduous forests changes drastically within the growing season due to the foliage dynamics of canopy trees. Because flowering phenology, photosynthetic characteristics, and fruiting success respond to such strong seasonality in light availability, we hypothesized that understory plants in such ecosystems should describe distinct phenological groups or syndromes where ?syndrome? is defined only as a set of characteristics that co-occur. To identify these phenological syndromes, we studied the flowering phenology, fruit or seed set, and photosynthetic characteristics for 18 perennial understory herbaceous species that differed in reproductive strategy over eight years in a deciduous forest in northern Japan. Three phenological groups emerged from this study: (1) spring bloomers, flowering and fruiting before the completion of canopy closure; (2) early-summer bloomers, flowering during the progress of canopy closure and fruiting after canopy closure; and (3) late-summer bloomers, flowering and fruiting after canopy closure. The spring bloomers had high photosynthetic rates and high fruiting abilities, but the flowering time varied considerably among years due to yearly fluctuations of snowmelt date. Bumble bee-pollinated species of spring bloomers showed variable seed-set success, while fly-pollinated species showed relatively stable seed sets over the years. The early-summer bloomers showed low fruiting abilities irrespective of pollination success, reflecting severe resource limitation with decelerating light availability during fruit development. Although the late-summer bloomers showed low photosynthetic rates under low-light conditions, high fruit-set success was attained if pollination was sufficient. These results support our hypothesis that phenological syndromes may be found in deciduous forest understory plants. Given that reproductive success of bee-pollinated spring bloomers is highly susceptible to seasonal fluctuation, climate change may have its strongest impacts on this group.&quot;,&quot;DOI&quot;:&quot;10.1890/06-2131.1&quot;,&quot;ISSN&quot;:&quot;0012-9658&quot;,&quot;journalAbbreviation&quot;:&quot;Ecology&quot;,&quot;author&quot;:[{&quot;family&quot;:&quot;Kudo&quot;,&quot;given&quot;:&quot;Gaku&quot;},{&quot;family&quot;:&quot;Ida&quot;,&quot;given&quot;:&quot;Takashi Y.&quot;},{&quot;family&quot;:&quot;Tani&quot;,&quot;given&quot;:&quot;Tomokazu&quot;}],&quot;issued&quot;:{&quot;date-parts&quot;:[[&quot;2008&quot;,2,1]]}}}],&quot;schema&quot;:&quot;https://github.com/citation-style-language/schema/raw/master/csl-citation.json&quot;} RND6hTYpP5KxW"/><text:span text:style-name="T69">(Kudo </text:span><text:span text:style-name="T76">et al.</text:span><text:span text:style-name="T69"> 2008)</text:span><text:reference-mark-end text:name="ZOTERO_ITEM CSL_CITATION {&quot;citationID&quot;:&quot;OI2KfaJ9&quot;,&quot;properties&quot;:{&quot;formattedCitation&quot;:&quot;(Kudo {\\i{}et al.} 2008)&quot;,&quot;plainCitation&quot;:&quot;(Kudo et al. 2008)&quot;,&quot;noteIndex&quot;:0},&quot;citationItems&quot;:[{&quot;id&quot;:8133,&quot;uris&quot;:[&quot;http://zotero.org/users/624279/items/TR9Y52JY&quot;],&quot;uri&quot;:[&quot;http://zotero.org/users/624279/items/TR9Y52JY&quot;],&quot;itemData&quot;:{&quot;id&quot;:8133,&quot;type&quot;:&quot;article-journal&quot;,&quot;title&quot;:&quot;Linkages between phenology, pollination, photosynthesis, and reproduction in deciduous forest understory plants&quot;,&quot;container-title&quot;:&quot;Ecology&quot;,&quot;page&quot;:&quot;321-331&quot;,&quot;volume&quot;:&quot;89&quot;,&quot;issue&quot;:&quot;2&quot;,&quot;source&quot;:&quot;esajournals-onlinelibrary-wiley-com.ezp.sub.su.se (Atypon)&quot;,&quot;abstract&quot;:&quot;Light availability in the understory of deciduous forests changes drastically within the growing season due to the foliage dynamics of canopy trees. Because flowering phenology, photosynthetic characteristics, and fruiting success respond to such strong seasonality in light availability, we hypothesized that understory plants in such ecosystems should describe distinct phenological groups or syndromes where ?syndrome? is defined only as a set of characteristics that co-occur. To identify these phenological syndromes, we studied the flowering phenology, fruit or seed set, and photosynthetic characteristics for 18 perennial understory herbaceous species that differed in reproductive strategy over eight years in a deciduous forest in northern Japan. Three phenological groups emerged from this study: (1) spring bloomers, flowering and fruiting before the completion of canopy closure; (2) early-summer bloomers, flowering during the progress of canopy closure and fruiting after canopy closure; and (3) late-summer bloomers, flowering and fruiting after canopy closure. The spring bloomers had high photosynthetic rates and high fruiting abilities, but the flowering time varied considerably among years due to yearly fluctuations of snowmelt date. Bumble bee-pollinated species of spring bloomers showed variable seed-set success, while fly-pollinated species showed relatively stable seed sets over the years. The early-summer bloomers showed low fruiting abilities irrespective of pollination success, reflecting severe resource limitation with decelerating light availability during fruit development. Although the late-summer bloomers showed low photosynthetic rates under low-light conditions, high fruit-set success was attained if pollination was sufficient. These results support our hypothesis that phenological syndromes may be found in deciduous forest understory plants. Given that reproductive success of bee-pollinated spring bloomers is highly susceptible to seasonal fluctuation, climate change may have its strongest impacts on this group.&quot;,&quot;DOI&quot;:&quot;10.1890/06-2131.1&quot;,&quot;ISSN&quot;:&quot;0012-9658&quot;,&quot;journalAbbreviation&quot;:&quot;Ecology&quot;,&quot;author&quot;:[{&quot;family&quot;:&quot;Kudo&quot;,&quot;given&quot;:&quot;Gaku&quot;},{&quot;family&quot;:&quot;Ida&quot;,&quot;given&quot;:&quot;Takashi Y.&quot;},{&quot;family&quot;:&quot;Tani&quot;,&quot;given&quot;:&quot;Tomokazu&quot;}],&quot;issued&quot;:{&quot;date-parts&quot;:[[&quot;2008&quot;,2,1]]}}}],&quot;schema&quot;:&quot;https://github.com/citation-style-language/schema/raw/master/csl-citation.json&quot;} RND6hTYpP5KxW"/><text:span text:style-name="T69">. Selection for early flowering might also increase at higher temperatures </text:span><text:span text:style-name="T9">because flowering early when spring temperatures are low increases the risk of frost damage</text:span><text:span text:style-name="T69"> </text:span><text:reference-mark-start text:name="ZOTERO_ITEM CSL_CITATION {&quot;citationID&quot;:&quot;T8HS056r&quot;,&quot;properties&quot;:{&quot;formattedCitation&quot;:&quot;(Inouye 2008; Pardee {\\i{}et al.} 2018)&quot;,&quot;plainCitation&quot;:&quot;(Inouye 2008; Pardee et al. 2018)&quot;,&quot;noteIndex&quot;:0},&quot;citationItems&quot;:[{&quot;id&quot;:7048,&quot;uris&quot;:[&quot;http://zotero.org/users/624279/items/X9HKQJVN&quot;],&quot;uri&quot;:[&quot;http://zotero.org/users/624279/items/X9HKQJVN&quot;],&quot;itemData&quot;:{&quot;id&quot;:7048,&quot;type&quot;:&quot;article-journal&quot;,&quot;title&quot;:&quot;Effects of climate change on phenology, frost damage, and floral abundance of montane wildflowers&quot;,&quot;container-title&quot;:&quot;Ecology&quot;,&quot;page&quot;:&quot;353-362&quot;,&quot;volume&quot;:&quot;89&quot;,&quot;issue&quot;:&quot;2&quot;,&quot;source&quot;:&quot;Wiley Online Library&quot;,&quot;abstract&quot;:&quot;The timing of life history traits is central to lifetime fitness and nowhere is this more evident or well studied as in the phenology of flowering in governing plant reproductive success. Recent changes in the timing of environmental events attributable to climate change, such as the date of snowmelt at high altitudes, which initiates the growing season, have had important repercussions for some common perennial herbaceous wildflower species. The phenology of flowering at the Rocky Mountain Biological Laboratory (Colorado, USA) is strongly influenced by date of snowmelt, which makes this site ideal for examining phenological responses to climate change. Flower buds of Delphinium barbeyi, Erigeron speciosus, and Helianthella quinquenervis are sensitive to frost, and the earlier beginning of the growing season in recent years has exposed them to more frequent mid-June frost kills. From 1992 to 1998, on average 36.1% of Helianthella buds were frosted, but for 1999–2006 the mean is 73.9%; in only one year since 1998 have plants escaped all frost damage. For all three of these perennial species, there is a significant relationship between the date of snowmelt and the abundance of flowering that summer. Greater snowpack results in later snowmelt, later beginning of the growing season, and less frost mortality of buds. Microhabitat differences in snow accumulation, snowmelt patterns, and cold air drainage during frost events can be significant; an elevation difference of only 12 m between two plots resulted in a temperature difference of almost 2°C in 2006 and a difference of 37% in frost damage to buds. The loss of flowers and therefore seeds can reduce recruitment in these plant populations, and affect pollinators, herbivores, and seed predators that previously relied on them. Other plant species in this environment are similarly susceptible to frost damage so the negative effects for recruitment and for consumers dependent on flowers and seeds could be widespread. These findings point out the paradox of increased frost damage in the face of global warming, provide important insights into the adaptive significance of phenology, and have general implications for flowering plants throughout the region and anywhere climate change is having similar impacts.&quot;,&quot;DOI&quot;:&quot;10.1890/06-2128.1&quot;,&quot;ISSN&quot;:&quot;1939-9170&quot;,&quot;language&quot;:&quot;en&quot;,&quot;author&quot;:[{&quot;family&quot;:&quot;Inouye&quot;,&quot;given&quot;:&quot;David W.&quot;}],&quot;issued&quot;:{&quot;date-parts&quot;:[[&quot;2008&quot;,2,1]]}}},{&quot;id&quot;:8136,&quot;uris&quot;:[&quot;http://zotero.org/users/624279/items/NID35LWR&quot;],&quot;uri&quot;:[&quot;http://zotero.org/users/624279/items/NID35LWR&quot;],&quot;itemData&quot;:{&quot;id&quot;:8136,&quot;type&quot;:&quot;article-journal&quot;,&quot;title&quot;:&quot;Direct and indirect effects of episodic frost on plant growth and reproduction in subalpine wildflowers&quot;,&quot;container-title&quot;:&quot;Global Change Biology&quot;,&quot;page&quot;:&quot;848-857&quot;,&quot;volume&quot;:&quot;24&quot;,&quot;issue&quot;:&quot;2&quot;,&quot;source&quot;:&quot;Wiley Online Library&quot;,&quot;abstract&quot;:&quot;Frost is an important episodic event that damages plant tissues through the formation of ice crystals at or below freezing temperatures. In montane regions, where climate change is expected to cause earlier snow melt but may not change the last frost-free day of the year, plants that bud earlier might be directly impacted by frost through damage to flower buds and reproductive structures. However, the indirect effects of frost mediated through changes in plant–pollinator interactions have rarely been explored. We examined the direct and pollinator-mediated indirect effects of frost on three wildflower species in southwestern Colorado, USA, Delphinium barbeyi (Ranunculaceae), Erigeron speciosus (Asteraceae), and Polemonium foliosissimum (Polemoniaceae), by simulating moderate (−1 to −5°C) frost events in early spring in plants in situ. Subsequently, we measured plant growth, and upon flowering measured flower morphology and phenology. Throughout the flowering season, we monitored pollinator visitation and collected seeds to measure plant reproduction. We found that frost had species-specific direct and indirect effects. Frost had direct effects on two of the three species. Frost significantly reduced flower size, total flowers produced, and seed production of Erigeron. Furthermore, frost reduced aboveground plant survival and seed production for Polemonium. However, we found no direct effects of frost on Delphinium. When we considered the indirect impacts of frost mediated through changes in pollinator visitation, one species, Erigeron, incurred indirect, negative effects of frost on plant reproduction through changes in floral traits and pollinator visitation, along with direct effects. Overall, we found that flowering plants exhibited species-specific direct and pollinator-mediated indirect responses to frost, thus suggesting that frost may play an important role in affecting plant communities under climate change.&quot;,&quot;DOI&quot;:&quot;10.1111/gcb.13865&quot;,&quot;ISSN&quot;:&quot;1365-2486&quot;,&quot;language&quot;:&quot;en&quot;,&quot;author&quot;:[{&quot;family&quot;:&quot;Pardee&quot;,&quot;given&quot;:&quot;Gabriella L.&quot;},{&quot;family&quot;:&quot;Inouye&quot;,&quot;given&quot;:&quot;David W.&quot;},{&quot;family&quot;:&quot;Irwin&quot;,&quot;given&quot;:&quot;Rebecca E.&quot;}],&quot;issued&quot;:{&quot;date-parts&quot;:[[&quot;2018&quot;,2,1]]}}}],&quot;schema&quot;:&quot;https://github.com/citation-style-language/schema/raw/master/csl-citation.json&quot;} RND0bZjJebiWA"/><text:span text:style-name="T69">(Inouye 2008; Pardee </text:span><text:span text:style-name="T76">et al.</text:span><text:span text:style-name="T69"> 2018)</text:span><text:reference-mark-end text:name="ZOTERO_ITEM CSL_CITATION {&quot;citationID&quot;:&quot;T8HS056r&quot;,&quot;properties&quot;:{&quot;formattedCitation&quot;:&quot;(Inouye 2008; Pardee {\\i{}et al.} 2018)&quot;,&quot;plainCitation&quot;:&quot;(Inouye 2008; Pardee et al. 2018)&quot;,&quot;noteIndex&quot;:0},&quot;citationItems&quot;:[{&quot;id&quot;:7048,&quot;uris&quot;:[&quot;http://zotero.org/users/624279/items/X9HKQJVN&quot;],&quot;uri&quot;:[&quot;http://zotero.org/users/624279/items/X9HKQJVN&quot;],&quot;itemData&quot;:{&quot;id&quot;:7048,&quot;type&quot;:&quot;article-journal&quot;,&quot;title&quot;:&quot;Effects of climate change on phenology, frost damage, and floral abundance of montane wildflowers&quot;,&quot;container-title&quot;:&quot;Ecology&quot;,&quot;page&quot;:&quot;353-362&quot;,&quot;volume&quot;:&quot;89&quot;,&quot;issue&quot;:&quot;2&quot;,&quot;source&quot;:&quot;Wiley Online Library&quot;,&quot;abstract&quot;:&quot;The timing of life history traits is central to lifetime fitness and nowhere is this more evident or well studied as in the phenology of flowering in governing plant reproductive success. Recent changes in the timing of environmental events attributable to climate change, such as the date of snowmelt at high altitudes, which initiates the growing season, have had important repercussions for some common perennial herbaceous wildflower species. The phenology of flowering at the Rocky Mountain Biological Laboratory (Colorado, USA) is strongly influenced by date of snowmelt, which makes this site ideal for examining phenological responses to climate change. Flower buds of Delphinium barbeyi, Erigeron speciosus, and Helianthella quinquenervis are sensitive to frost, and the earlier beginning of the growing season in recent years has exposed them to more frequent mid-June frost kills. From 1992 to 1998, on average 36.1% of Helianthella buds were frosted, but for 1999–2006 the mean is 73.9%; in only one year since 1998 have plants escaped all frost damage. For all three of these perennial species, there is a significant relationship between the date of snowmelt and the abundance of flowering that summer. Greater snowpack results in later snowmelt, later beginning of the growing season, and less frost mortality of buds. Microhabitat differences in snow accumulation, snowmelt patterns, and cold air drainage during frost events can be significant; an elevation difference of only 12 m between two plots resulted in a temperature difference of almost 2°C in 2006 and a difference of 37% in frost damage to buds. The loss of flowers and therefore seeds can reduce recruitment in these plant populations, and affect pollinators, herbivores, and seed predators that previously relied on them. Other plant species in this environment are similarly susceptible to frost damage so the negative effects for recruitment and for consumers dependent on flowers and seeds could be widespread. These findings point out the paradox of increased frost damage in the face of global warming, provide important insights into the adaptive significance of phenology, and have general implications for flowering plants throughout the region and anywhere climate change is having similar impacts.&quot;,&quot;DOI&quot;:&quot;10.1890/06-2128.1&quot;,&quot;ISSN&quot;:&quot;1939-9170&quot;,&quot;language&quot;:&quot;en&quot;,&quot;author&quot;:[{&quot;family&quot;:&quot;Inouye&quot;,&quot;given&quot;:&quot;David W.&quot;}],&quot;issued&quot;:{&quot;date-parts&quot;:[[&quot;2008&quot;,2,1]]}}},{&quot;id&quot;:8136,&quot;uris&quot;:[&quot;http://zotero.org/users/624279/items/NID35LWR&quot;],&quot;uri&quot;:[&quot;http://zotero.org/users/624279/items/NID35LWR&quot;],&quot;itemData&quot;:{&quot;id&quot;:8136,&quot;type&quot;:&quot;article-journal&quot;,&quot;title&quot;:&quot;Direct and indirect effects of episodic frost on plant growth and reproduction in subalpine wildflowers&quot;,&quot;container-title&quot;:&quot;Global Change Biology&quot;,&quot;page&quot;:&quot;848-857&quot;,&quot;volume&quot;:&quot;24&quot;,&quot;issue&quot;:&quot;2&quot;,&quot;source&quot;:&quot;Wiley Online Library&quot;,&quot;abstract&quot;:&quot;Frost is an important episodic event that damages plant tissues through the formation of ice crystals at or below freezing temperatures. In montane regions, where climate change is expected to cause earlier snow melt but may not change the last frost-free day of the year, plants that bud earlier might be directly impacted by frost through damage to flower buds and reproductive structures. However, the indirect effects of frost mediated through changes in plant–pollinator interactions have rarely been explored. We examined the direct and pollinator-mediated indirect effects of frost on three wildflower species in southwestern Colorado, USA, Delphinium barbeyi (Ranunculaceae), Erigeron speciosus (Asteraceae), and Polemonium foliosissimum (Polemoniaceae), by simulating moderate (−1 to −5°C) frost events in early spring in plants in situ. Subsequently, we measured plant growth, and upon flowering measured flower morphology and phenology. Throughout the flowering season, we monitored pollinator visitation and collected seeds to measure plant reproduction. We found that frost had species-specific direct and indirect effects. Frost had direct effects on two of the three species. Frost significantly reduced flower size, total flowers produced, and seed production of Erigeron. Furthermore, frost reduced aboveground plant survival and seed production for Polemonium. However, we found no direct effects of frost on Delphinium. When we considered the indirect impacts of frost mediated through changes in pollinator visitation, one species, Erigeron, incurred indirect, negative effects of frost on plant reproduction through changes in floral traits and pollinator visitation, along with direct effects. Overall, we found that flowering plants exhibited species-specific direct and pollinator-mediated indirect responses to frost, thus suggesting that frost may play an important role in affecting plant communities under climate change.&quot;,&quot;DOI&quot;:&quot;10.1111/gcb.13865&quot;,&quot;ISSN&quot;:&quot;1365-2486&quot;,&quot;language&quot;:&quot;en&quot;,&quot;author&quot;:[{&quot;family&quot;:&quot;Pardee&quot;,&quot;given&quot;:&quot;Gabriella L.&quot;},{&quot;family&quot;:&quot;Inouye&quot;,&quot;given&quot;:&quot;David W.&quot;},{&quot;family&quot;:&quot;Irwin&quot;,&quot;given&quot;:&quot;Rebecca E.&quot;}],&quot;issued&quot;:{&quot;date-parts&quot;:[[&quot;2018&quot;,2,1]]}}}],&quot;schema&quot;:&quot;https://github.com/citation-style-language/schema/raw/master/csl-citation.json&quot;} RND0bZjJebiWA"/><text:span text:style-name="T69">. Lastly, lower spring temperatures might also be associated with lower availability of pollinators early during the flowering season </text:span><office:annotation office:name="__Annotation__20539_1739724250"><dc:creator>Alicia Valdés Rapado</dc:creator><dc:date>2018-12-27T14:32:03.80</dc:date><text:p text:style-name="P66"><text:span text:style-name="T164">I think this ref is better than Elzinga here</text:span></text:p></office:annotation><text:reference-mark-start text:name="ZOTERO_ITEM CSL_CITATION {&quot;citationID&quot;:&quot;c7QH4wQl&quot;,&quot;properties&quot;:{&quot;formattedCitation&quot;:&quot;(Kudo &amp; Ida 2013)&quot;,&quot;plainCitation&quot;:&quot;(Kudo &amp; Ida 2013)&quot;,&quot;noteIndex&quot;:0},&quot;citationItems&quot;:[{&quot;id&quot;:7051,&quot;uris&quot;:[&quot;http://zotero.org/users/624279/items/7H3F9YE2&quot;],&quot;uri&quot;:[&quot;http://zotero.org/users/624279/items/7H3F9YE2&quot;],&quot;itemData&quot;:{&quot;id&quot;:7051,&quot;type&quot;:&quot;article-journal&quot;,&quot;title&quot;:&quot;Early onset of spring increases the phenological mismatch between plants and pollinators&quot;,&quot;container-title&quot;:&quot;Ecology&quot;,&quot;page&quot;:&quot;2311-2320&quot;,&quot;volume&quot;:&quot;94&quot;,&quot;issue&quot;:&quot;10&quot;,&quot;source&quot;:&quot;Wiley Online Library&quot;,&quot;abstract&quot;:&quot;Climate warming accelerates the timing of flowering and insect pollinator emergence, especially in spring. If these phenological shifts progress independently between species, features of plant–pollinator mutualisms may be modified. However, evidence of phenological mismatch in pollination systems is limited. We investigated the phenologies of a spring ephemeral, Corydalis ambigua, and its pollinators (bumble bees), and seed-set success over 10–14 years in three populations. Although both flowering onset and first detection of overwintered queen bees in the C. ambigua populations were closely related to snowmelt time and/or spring temperature, flowering tended to be ahead of first pollinator detection when spring came early, resulting in lower seed production owing to low pollination service. Relationships between flowering onset time, phenological mismatch, and seed-set success strongly suggest that phenological mismatch is a major limiting factor for reproduction of spring ephemerals. This report demonstrates the mechanism of phenological mismatch and its ecological impact on plant–pollinator interactions based on long-term monitoring. Frequent occurrence of mismatch can decrease seed production and may affect the population dynamics of spring ephemerals.&quot;,&quot;DOI&quot;:&quot;10.1890/12-2003.1&quot;,&quot;ISSN&quot;:&quot;1939-9170&quot;,&quot;language&quot;:&quot;en&quot;,&quot;author&quot;:[{&quot;family&quot;:&quot;Kudo&quot;,&quot;given&quot;:&quot;Gaku&quot;},{&quot;family&quot;:&quot;Ida&quot;,&quot;given&quot;:&quot;Takashi Y.&quot;}],&quot;issued&quot;:{&quot;date-parts&quot;:[[&quot;2013&quot;,10,1]]}}}],&quot;schema&quot;:&quot;https://github.com/citation-style-language/schema/raw/master/csl-citation.json&quot;} RNDMPWwG8PasS"/><text:span text:style-name="T69">(Kudo &amp; Ida 2013</text:span><text:span text:style-name="T26">)</text:span><office:annotation-end office:name="__Annotation__20539_1739724250"/><text:reference-mark-end text:name="ZOTERO_ITEM CSL_CITATION {&quot;citationID&quot;:&quot;c7QH4wQl&quot;,&quot;properties&quot;:{&quot;formattedCitation&quot;:&quot;(Kudo &amp; Ida 2013)&quot;,&quot;plainCitation&quot;:&quot;(Kudo &amp; Ida 2013)&quot;,&quot;noteIndex&quot;:0},&quot;citationItems&quot;:[{&quot;id&quot;:7051,&quot;uris&quot;:[&quot;http://zotero.org/users/624279/items/7H3F9YE2&quot;],&quot;uri&quot;:[&quot;http://zotero.org/users/624279/items/7H3F9YE2&quot;],&quot;itemData&quot;:{&quot;id&quot;:7051,&quot;type&quot;:&quot;article-journal&quot;,&quot;title&quot;:&quot;Early onset of spring increases the phenological mismatch between plants and pollinators&quot;,&quot;container-title&quot;:&quot;Ecology&quot;,&quot;page&quot;:&quot;2311-2320&quot;,&quot;volume&quot;:&quot;94&quot;,&quot;issue&quot;:&quot;10&quot;,&quot;source&quot;:&quot;Wiley Online Library&quot;,&quot;abstract&quot;:&quot;Climate warming accelerates the timing of flowering and insect pollinator emergence, especially in spring. If these phenological shifts progress independently between species, features of plant–pollinator mutualisms may be modified. However, evidence of phenological mismatch in pollination systems is limited. We investigated the phenologies of a spring ephemeral, Corydalis ambigua, and its pollinators (bumble bees), and seed-set success over 10–14 years in three populations. Although both flowering onset and first detection of overwintered queen bees in the C. ambigua populations were closely related to snowmelt time and/or spring temperature, flowering tended to be ahead of first pollinator detection when spring came early, resulting in lower seed production owing to low pollination service. Relationships between flowering onset time, phenological mismatch, and seed-set success strongly suggest that phenological mismatch is a major limiting factor for reproduction of spring ephemerals. This report demonstrates the mechanism of phenological mismatch and its ecological impact on plant–pollinator interactions based on long-term monitoring. Frequent occurrence of mismatch can decrease seed production and may affect the population dynamics of spring ephemerals.&quot;,&quot;DOI&quot;:&quot;10.1890/12-2003.1&quot;,&quot;ISSN&quot;:&quot;1939-9170&quot;,&quot;language&quot;:&quot;en&quot;,&quot;author&quot;:[{&quot;family&quot;:&quot;Kudo&quot;,&quot;given&quot;:&quot;Gaku&quot;},{&quot;family&quot;:&quot;Ida&quot;,&quot;given&quot;:&quot;Takashi Y.&quot;}],&quot;issued&quot;:{&quot;date-parts&quot;:[[&quot;2013&quot;,10,1]]}}}],&quot;schema&quot;:&quot;https://github.com/citation-style-language/schema/raw/master/csl-citation.json&quot;} RNDMPWwG8PasS"/><text:span text:style-name="T26">.</text:span><text:span text:style-name="T69"> Our results with a perennial plant agree with the results of previous studies on birds </text:span><text:reference-mark-start text:name="ZOTERO_ITEM CSL_CITATION {&quot;citationID&quot;:&quot;uBaE6rKB&quot;,&quot;properties&quot;:{&quot;formattedCitation&quot;:&quot;(Visser {\\i{}et al.} 2015; Marrot {\\i{}et al.} 2018)&quot;,&quot;plainCitation&quot;:&quot;(Visser et al. 2015; Marrot et al. 2018)&quot;,&quot;noteIndex&quot;:0},&quot;citationItems&quot;:[{&quot;id&quot;:7911,&quot;uris&quot;:[&quot;http://zotero.org/users/624279/items/HLFXBXEP&quot;],&quot;uri&quot;:[&quot;http://zotero.org/users/624279/items/HLFXBXEP&quot;],&quot;itemData&quot;:{&quot;id&quot;:7911,&quot;type&quot;:&quot;article-journal&quot;,&quot;title&quot;:&quot;Effects of spring temperatures on the strength of selection on timing of reproduction in a long-distance migratory bird&quot;,&quot;container-title&quot;:&quot;PLOS Biology&quot;,&quot;page&quot;:&quot;e1002120&quot;,&quot;volume&quot;:&quot;13&quot;,&quot;issue&quot;:&quot;4&quot;,&quot;source&quot;:&quot;PLoS Journals&quot;,&quot;abstract&quot;:&quot;Climate change has differentially affected the timing of seasonal events for interacting trophic levels, and this has often led to increased selection on seasonal timing. Yet, the environmental variables driving this selection have rarely been identified, limiting our ability to predict future ecological impacts of climate change. Using a dataset spanning 31 years from a natural population of pied flycatchers (Ficedula hypoleuca), we show that directional selection on timing of reproduction intensified in the first two decades (1980–2000) but weakened during the last decade (2001–2010). Against expectation, this pattern could not be explained by the temporal variation in the phenological mismatch with food abundance. We therefore explored an alternative hypothesis that selection on timing was affected by conditions individuals experience when arriving in spring at the breeding grounds: arriving early in cold conditions may reduce survival. First, we show that in female recruits, spring arrival date in the first breeding year correlates positively with hatch date; hence, early-hatched individuals experience colder conditions at arrival than late-hatched individuals. Second, we show that when temperatures at arrival in the recruitment year were high, early-hatched young had a higher recruitment probability than when temperatures were low. We interpret this as a potential cost of arriving early in colder years, and climate warming may have reduced this cost. We thus show that higher temperatures in the arrival year of recruits were associated with stronger selection for early reproduction in the years these birds were born. As arrival temperatures in the beginning of the study increased, but recently declined again, directional selection on timing of reproduction showed a nonlinear change. We demonstrate that environmental conditions with a lag of up to two years can alter selection on phenological traits in natural populations, something that has important implications for our understanding of how climate can alter patterns of selection in natural populations.&quot;,&quot;DOI&quot;:&quot;10.1371/journal.pbio.1002120&quot;,&quot;ISSN&quot;:&quot;1545-7885&quot;,&quot;journalAbbreviation&quot;:&quot;PLOS Biology&quot;,&quot;language&quot;:&quot;en&quot;,&quot;author&quot;:[{&quot;family&quot;:&quot;Visser&quot;,&quot;given&quot;:&quot;Marcel E.&quot;},{&quot;family&quot;:&quot;Gienapp&quot;,&quot;given&quot;:&quot;Phillip&quot;},{&quot;family&quot;:&quot;Husby&quot;,&quot;given&quot;:&quot;Arild&quot;},{&quot;family&quot;:&quot;Morrisey&quot;,&quot;given&quot;:&quot;Michael&quot;},{&quot;family&quot;:&quot;Hera&quot;,&quot;given&quot;:&quot;Iván&quot;,&quot;dropping-particle&quot;:&quot;de la&quot;},{&quot;family&quot;:&quot;Pulido&quot;,&quot;given&quot;:&quot;Francisco&quot;},{&quot;family&quot;:&quot;Both&quot;,&quot;given&quot;:&quot;Christiaan&quot;}],&quot;issued&quot;:{&quot;date-parts&quot;:[[&quot;2015&quot;,4,7]]}}},{&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j6oPTY5WVb"/><text:span text:style-name="T69">(Visser </text:span><text:span text:style-name="T76">et al.</text:span><text:span text:style-name="T69"> 2015; Marrot </text:span><text:span text:style-name="T76">et al.</text:span><text:span text:style-name="T69"> 2018)</text:span><text:reference-mark-end text:name="ZOTERO_ITEM CSL_CITATION {&quot;citationID&quot;:&quot;uBaE6rKB&quot;,&quot;properties&quot;:{&quot;formattedCitation&quot;:&quot;(Visser {\\i{}et al.} 2015; Marrot {\\i{}et al.} 2018)&quot;,&quot;plainCitation&quot;:&quot;(Visser et al. 2015; Marrot et al. 2018)&quot;,&quot;noteIndex&quot;:0},&quot;citationItems&quot;:[{&quot;id&quot;:7911,&quot;uris&quot;:[&quot;http://zotero.org/users/624279/items/HLFXBXEP&quot;],&quot;uri&quot;:[&quot;http://zotero.org/users/624279/items/HLFXBXEP&quot;],&quot;itemData&quot;:{&quot;id&quot;:7911,&quot;type&quot;:&quot;article-journal&quot;,&quot;title&quot;:&quot;Effects of spring temperatures on the strength of selection on timing of reproduction in a long-distance migratory bird&quot;,&quot;container-title&quot;:&quot;PLOS Biology&quot;,&quot;page&quot;:&quot;e1002120&quot;,&quot;volume&quot;:&quot;13&quot;,&quot;issue&quot;:&quot;4&quot;,&quot;source&quot;:&quot;PLoS Journals&quot;,&quot;abstract&quot;:&quot;Climate change has differentially affected the timing of seasonal events for interacting trophic levels, and this has often led to increased selection on seasonal timing. Yet, the environmental variables driving this selection have rarely been identified, limiting our ability to predict future ecological impacts of climate change. Using a dataset spanning 31 years from a natural population of pied flycatchers (Ficedula hypoleuca), we show that directional selection on timing of reproduction intensified in the first two decades (1980–2000) but weakened during the last decade (2001–2010). Against expectation, this pattern could not be explained by the temporal variation in the phenological mismatch with food abundance. We therefore explored an alternative hypothesis that selection on timing was affected by conditions individuals experience when arriving in spring at the breeding grounds: arriving early in cold conditions may reduce survival. First, we show that in female recruits, spring arrival date in the first breeding year correlates positively with hatch date; hence, early-hatched individuals experience colder conditions at arrival than late-hatched individuals. Second, we show that when temperatures at arrival in the recruitment year were high, early-hatched young had a higher recruitment probability than when temperatures were low. We interpret this as a potential cost of arriving early in colder years, and climate warming may have reduced this cost. We thus show that higher temperatures in the arrival year of recruits were associated with stronger selection for early reproduction in the years these birds were born. As arrival temperatures in the beginning of the study increased, but recently declined again, directional selection on timing of reproduction showed a nonlinear change. We demonstrate that environmental conditions with a lag of up to two years can alter selection on phenological traits in natural populations, something that has important implications for our understanding of how climate can alter patterns of selection in natural populations.&quot;,&quot;DOI&quot;:&quot;10.1371/journal.pbio.1002120&quot;,&quot;ISSN&quot;:&quot;1545-7885&quot;,&quot;journalAbbreviation&quot;:&quot;PLOS Biology&quot;,&quot;language&quot;:&quot;en&quot;,&quot;author&quot;:[{&quot;family&quot;:&quot;Visser&quot;,&quot;given&quot;:&quot;Marcel E.&quot;},{&quot;family&quot;:&quot;Gienapp&quot;,&quot;given&quot;:&quot;Phillip&quot;},{&quot;family&quot;:&quot;Husby&quot;,&quot;given&quot;:&quot;Arild&quot;},{&quot;family&quot;:&quot;Morrisey&quot;,&quot;given&quot;:&quot;Michael&quot;},{&quot;family&quot;:&quot;Hera&quot;,&quot;given&quot;:&quot;Iván&quot;,&quot;dropping-particle&quot;:&quot;de la&quot;},{&quot;family&quot;:&quot;Pulido&quot;,&quot;given&quot;:&quot;Francisco&quot;},{&quot;family&quot;:&quot;Both&quot;,&quot;given&quot;:&quot;Christiaan&quot;}],&quot;issued&quot;:{&quot;date-parts&quot;:[[&quot;2015&quot;,4,7]]}}},{&quot;id&quot;:7670,&quot;uris&quot;:[&quot;http://zotero.org/users/624279/items/ERAAQ9CT&quot;],&quot;uri&quot;:[&quot;http://zotero.org/users/624279/items/ERAAQ9CT&quot;],&quot;itemData&quot;:{&quot;id&quot;:7670,&quot;type&quot;:&quot;article-journal&quot;,&quot;title&quot;:&quot;Current spring warming as a driver of selection on reproductive timing in a wild passerine&quot;,&quot;container-title&quot;:&quot;Journal of Animal Ecology&quot;,&quot;page&quot;:&quot;754-764&quot;,&quot;volume&quot;:&quot;87&quot;,&quot;issue&quot;:&quot;3&quot;,&quot;source&quot;:&quot;Crossref&quot;,&quot;DOI&quot;:&quot;10.1111/1365-2656.12794&quot;,&quot;ISSN&quot;:&quot;00218790&quot;,&quot;language&quot;:&quot;en&quot;,&quot;author&quot;:[{&quot;family&quot;:&quot;Marrot&quot;,&quot;given&quot;:&quot;Pascal&quot;},{&quot;family&quot;:&quot;Charmantier&quot;,&quot;given&quot;:&quot;Anne&quot;},{&quot;family&quot;:&quot;Blondel&quot;,&quot;given&quot;:&quot;Jacques&quot;},{&quot;family&quot;:&quot;Garant&quot;,&quot;given&quot;:&quot;Dany&quot;}],&quot;editor&quot;:[{&quot;family&quot;:&quot;Clegg&quot;,&quot;given&quot;:&quot;Sonya&quot;}],&quot;issued&quot;:{&quot;date-parts&quot;:[[&quot;2018&quot;,5]]}}}],&quot;schema&quot;:&quot;https://github.com/citation-style-language/schema/raw/master/csl-citation.json&quot;} RNDj6oPTY5WVb"/><text:span text:style-name="T51"> and mammals </text:span><text:reference-mark-start text:name="ZOTERO_ITEM CSL_CITATION {&quot;citationID&quot;:&quot;VJRLnlUO&quot;,&quot;properties&quot;:{&quot;formattedCitation&quot;:&quot;(R\\uc0\\u233{}ale {\\i{}et al.} 2003)&quot;,&quot;plainCitation&quot;:&quot;(Réale et al. 2003)&quot;,&quot;noteIndex&quot;:0},&quot;citationItems&quot;:[{&quot;id&quot;:8040,&quot;uris&quot;:[&quot;http://zotero.org/users/624279/items/6RL6T86V&quot;],&quot;uri&quot;:[&quot;http://zotero.org/users/624279/items/6RL6T86V&quot;],&quot;itemData&quot;:{&quot;id&quot;:8040,&quot;type&quot;:&quot;article-journal&quot;,&quot;title&quot;:&quot;Genetic and plastic responses of a northern mammal to climate change&quot;,&quot;container-title&quot;:&quot;Proceedings of the Royal Society of London B: Biological Sciences&quot;,&quot;page&quot;:&quot;591-596&quot;,&quot;volume&quot;:&quot;270&quot;,&quot;issue&quot;:&quot;1515&quot;,&quot;source&quot;:&quot;rspb.royalsocietypublishing.org.ezp.sub.su.se&quot;,&quot;abstract&quot;:&quot;Climate change is predicted to be most severe in northern regions and there has been much interest in to what extent organisms can cope with these changes through phenotypic plasticity or microevolutionary processes. A red squirrel population in the southwest Yukon, Canada, faced with increasing spring temperatures and food supply has advanced the timing of breeding by 18 days over the last 10 years (6 days per generation). Longitudinal analysis of females breeding in multiple years suggests that much of this change in parturition date can be explained by a plastic response to increased food abundance (3.7 days per generation). Significant changes in breeding values (0.8 days per generation), were in concordance with predictions from the breeder' equation (0.6 days per generation), and indicated that an evolutionary response to strong selection favouring earlier breeders also contributed to the observed advancement of this heritable trait. The timing of breeding in this population of squirrels, therefore, has advanced as a result of both phenotypic changes within generations, and genetic changes among generations in response to a rapidly changing environment.&quot;,&quot;DOI&quot;:&quot;10.1098/rspb.2002.2224&quot;,&quot;ISSN&quot;:&quot;0962-8452, 1471-2954&quot;,&quot;note&quot;:&quot;PMID: 12769458&quot;,&quot;language&quot;:&quot;en&quot;,&quot;author&quot;:[{&quot;family&quot;:&quot;Réale&quot;,&quot;given&quot;:&quot;Denis&quot;},{&quot;family&quot;:&quot;McAdam&quot;,&quot;given&quot;:&quot;Andrew G.&quot;},{&quot;family&quot;:&quot;Boutin&quot;,&quot;given&quot;:&quot;Stan&quot;},{&quot;family&quot;:&quot;Berteaux&quot;,&quot;given&quot;:&quot;Dominique&quot;}],&quot;issued&quot;:{&quot;date-parts&quot;:[[&quot;2003&quot;,3,22]]}}}],&quot;schema&quot;:&quot;https://github.com/citation-style-language/schema/raw/master/csl-citation.json&quot;} RNDY14Xq28USz"/><text:span text:style-name="T69">(Réale </text:span><text:span text:style-name="T52">et al.</text:span><text:span text:style-name="T51"> 2003)</text:span><text:reference-mark-end text:name="ZOTERO_ITEM CSL_CITATION {&quot;citationID&quot;:&quot;VJRLnlUO&quot;,&quot;properties&quot;:{&quot;formattedCitation&quot;:&quot;(R\\uc0\\u233{}ale {\\i{}et al.} 2003)&quot;,&quot;plainCitation&quot;:&quot;(Réale et al. 2003)&quot;,&quot;noteIndex&quot;:0},&quot;citationItems&quot;:[{&quot;id&quot;:8040,&quot;uris&quot;:[&quot;http://zotero.org/users/624279/items/6RL6T86V&quot;],&quot;uri&quot;:[&quot;http://zotero.org/users/624279/items/6RL6T86V&quot;],&quot;itemData&quot;:{&quot;id&quot;:8040,&quot;type&quot;:&quot;article-journal&quot;,&quot;title&quot;:&quot;Genetic and plastic responses of a northern mammal to climate change&quot;,&quot;container-title&quot;:&quot;Proceedings of the Royal Society of London B: Biological Sciences&quot;,&quot;page&quot;:&quot;591-596&quot;,&quot;volume&quot;:&quot;270&quot;,&quot;issue&quot;:&quot;1515&quot;,&quot;source&quot;:&quot;rspb.royalsocietypublishing.org.ezp.sub.su.se&quot;,&quot;abstract&quot;:&quot;Climate change is predicted to be most severe in northern regions and there has been much interest in to what extent organisms can cope with these changes through phenotypic plasticity or microevolutionary processes. A red squirrel population in the southwest Yukon, Canada, faced with increasing spring temperatures and food supply has advanced the timing of breeding by 18 days over the last 10 years (6 days per generation). Longitudinal analysis of females breeding in multiple years suggests that much of this change in parturition date can be explained by a plastic response to increased food abundance (3.7 days per generation). Significant changes in breeding values (0.8 days per generation), were in concordance with predictions from the breeder' equation (0.6 days per generation), and indicated that an evolutionary response to strong selection favouring earlier breeders also contributed to the observed advancement of this heritable trait. The timing of breeding in this population of squirrels, therefore, has advanced as a result of both phenotypic changes within generations, and genetic changes among generations in response to a rapidly changing environment.&quot;,&quot;DOI&quot;:&quot;10.1098/rspb.2002.2224&quot;,&quot;ISSN&quot;:&quot;0962-8452, 1471-2954&quot;,&quot;note&quot;:&quot;PMID: 12769458&quot;,&quot;language&quot;:&quot;en&quot;,&quot;author&quot;:[{&quot;family&quot;:&quot;Réale&quot;,&quot;given&quot;:&quot;Denis&quot;},{&quot;family&quot;:&quot;McAdam&quot;,&quot;given&quot;:&quot;Andrew G.&quot;},{&quot;family&quot;:&quot;Boutin&quot;,&quot;given&quot;:&quot;Stan&quot;},{&quot;family&quot;:&quot;Berteaux&quot;,&quot;given&quot;:&quot;Dominique&quot;}],&quot;issued&quot;:{&quot;date-parts&quot;:[[&quot;2003&quot;,3,22]]}}}],&quot;schema&quot;:&quot;https://github.com/citation-style-language/schema/raw/master/csl-citation.json&quot;} RNDY14Xq28USz"/><text:span text:style-name="T69">, where </text:span><text:span text:style-name="T9">selection for earlier reproduction has been found to increase with warmer temperatures</text:span><office:annotation office:name="__Annotation__5050_1739724250"><dc:creator>Johan Ehrlén</dc:creator><dc:date>2018-12-13T09:48:00.80</dc:date><textooo:sender-initials>Johan Ehr</textooo:sender-initials><text:p>I changed the structure of paragraphs by merging the two parts about effects of climatic factors on selection and splitting parts about selection only from parts linking the patterns of plasticity and selection. As the last part became so short, I tried to merge it with the concluding remarks. See what you think.</text:p></office:annotation><text:span text:style-name="T9">. Although precipitation has been recently reported as an important driver of variation in selection worldwide </text:span><text:reference-mark-start text:name="ZOTERO_ITEM CSL_CITATION {&quot;citationID&quot;:&quot;MaexSzBJ&quot;,&quot;properties&quot;:{&quot;formattedCitation&quot;:&quot;(Siepielski {\\i{}et al.} 2017)&quot;,&quot;plainCitation&quot;:&quot;(Siepielski et al. 2017)&quot;,&quot;noteIndex&quot;:0},&quot;citationItems&quot;:[{&quot;id&quot;:7896,&quot;uris&quot;:[&quot;http://zotero.org/users/624279/items/ML7R5DKX&quot;],&quot;uri&quot;:[&quot;http://zotero.org/users/624279/items/ML7R5DKX&quot;],&quot;itemData&quot;:{&quot;id&quot;:7896,&quot;type&quot;:&quot;article-journal&quot;,&quot;title&quot;:&quot;Precipitation drives global variation in natural selection&quot;,&quot;container-title&quot;:&quot;Science&quot;,&quot;page&quot;:&quot;959-962&quot;,&quot;volume&quot;:&quot;355&quot;,&quot;issue&quot;:&quot;6328&quot;,&quot;source&quot;:&quot;science.sciencemag.org.ezp.sub.su.se&quot;,&quot;abstract&quot;:&quot;Climate-driven selection\nClimate change will fundamentally alter many aspects of the natural world. To understand how species may adapt to this change, we must understand which aspects of the changing climate exert the most powerful selective forces. Siepielski et al. looked at studies of selection across species and regions and found that, across biomes, the strongest sources of selection were precipitation and transpiration changes. Importantly, local and regional climate change explained patterns of selection much more than did global change.\nScience, this issue p. 959\nClimate change has the potential to affect the ecology and evolution of every species on Earth. Although the ecological consequences of climate change are increasingly well documented, the effects of climate on the key evolutionary process driving adaptation—natural selection—are largely unknown. We report that aspects of precipitation and potential evapotranspiration, along with the North Atlantic Oscillation, predicted variation in selection across plant and animal populations throughout many terrestrial biomes, whereas temperature explained little variation. By showing that selection was influenced by climate variation, our results indicate that climate change may cause widespread alterations in selection regimes, potentially shifting evolutionary trajectories at a global scale.\nLocal and regional climate changes in rainfall explain patterns of species selection across biomes more than global change.\nLocal and regional climate changes in rainfall explain patterns of species selection across biomes more than global change.&quot;,&quot;DOI&quot;:&quot;10.1126/science.aag2773&quot;,&quot;ISSN&quot;:&quot;0036-8075, 1095-9203&quot;,&quot;note&quot;:&quot;PMID: 28254943&quot;,&quot;language&quot;:&quot;en&quot;,&quot;author&quot;:[{&quot;family&quot;:&quot;Siepielski&quot;,&quot;given&quot;:&quot;Adam M.&quot;},{&quot;family&quot;:&quot;Morrissey&quot;,&quot;given&quot;:&quot;Michael B.&quot;},{&quot;family&quot;:&quot;Buoro&quot;,&quot;given&quot;:&quot;Mathieu&quot;},{&quot;family&quot;:&quot;Carlson&quot;,&quot;given&quot;:&quot;Stephanie M.&quot;},{&quot;family&quot;:&quot;Caruso&quot;,&quot;given&quot;:&quot;Christina M.&quot;},{&quot;family&quot;:&quot;Clegg&quot;,&quot;given&quot;:&quot;Sonya M.&quot;},{&quot;family&quot;:&quot;Coulson&quot;,&quot;given&quot;:&quot;Tim&quot;},{&quot;family&quot;:&quot;DiBattista&quot;,&quot;given&quot;:&quot;Joseph&quot;},{&quot;family&quot;:&quot;Gotanda&quot;,&quot;given&quot;:&quot;Kiyoko M.&quot;},{&quot;family&quot;:&quot;Francis&quot;,&quot;given&quot;:&quot;Clinton D.&quot;},{&quot;family&quot;:&quot;Hereford&quot;,&quot;given&quot;:&quot;Joe&quot;},{&quot;family&quot;:&quot;Kingsolver&quot;,&quot;given&quot;:&quot;Joel G.&quot;},{&quot;family&quot;:&quot;Augustine&quot;,&quot;given&quot;:&quot;Kate E.&quot;},{&quot;family&quot;:&quot;Kruuk&quot;,&quot;given&quot;:&quot;Loeske E. B.&quot;},{&quot;family&quot;:&quot;Martin&quot;,&quot;given&quot;:&quot;Ryan A.&quot;},{&quot;family&quot;:&quot;Sheldon&quot;,&quot;given&quot;:&quot;Ben C.&quot;},{&quot;family&quot;:&quot;Sletvold&quot;,&quot;given&quot;:&quot;Nina&quot;},{&quot;family&quot;:&quot;Svensson&quot;,&quot;given&quot;:&quot;Erik I.&quot;},{&quot;family&quot;:&quot;Wade&quot;,&quot;given&quot;:&quot;Michael J.&quot;},{&quot;family&quot;:&quot;MacColl&quot;,&quot;given&quot;:&quot;Andrew D. C.&quot;}],&quot;issued&quot;:{&quot;date-parts&quot;:[[&quot;2017&quot;,3,3]]}}}],&quot;schema&quot;:&quot;https://github.com/citation-style-language/schema/raw/master/csl-citation.json&quot;} RNDtgewa50NUp"/><text:span text:style-name="T67">(Siepielski </text:span><text:span text:style-name="T75">et al.</text:span><text:span text:style-name="T67"> </text:span><text:span text:style-name="T26">2017)</text:span><text:reference-mark-end text:name="ZOTERO_ITEM CSL_CITATION {&quot;citationID&quot;:&quot;MaexSzBJ&quot;,&quot;properties&quot;:{&quot;formattedCitation&quot;:&quot;(Siepielski {\\i{}et al.} 2017)&quot;,&quot;plainCitation&quot;:&quot;(Siepielski et al. 2017)&quot;,&quot;noteIndex&quot;:0},&quot;citationItems&quot;:[{&quot;id&quot;:7896,&quot;uris&quot;:[&quot;http://zotero.org/users/624279/items/ML7R5DKX&quot;],&quot;uri&quot;:[&quot;http://zotero.org/users/624279/items/ML7R5DKX&quot;],&quot;itemData&quot;:{&quot;id&quot;:7896,&quot;type&quot;:&quot;article-journal&quot;,&quot;title&quot;:&quot;Precipitation drives global variation in natural selection&quot;,&quot;container-title&quot;:&quot;Science&quot;,&quot;page&quot;:&quot;959-962&quot;,&quot;volume&quot;:&quot;355&quot;,&quot;issue&quot;:&quot;6328&quot;,&quot;source&quot;:&quot;science.sciencemag.org.ezp.sub.su.se&quot;,&quot;abstract&quot;:&quot;Climate-driven selection\nClimate change will fundamentally alter many aspects of the natural world. To understand how species may adapt to this change, we must understand which aspects of the changing climate exert the most powerful selective forces. Siepielski et al. looked at studies of selection across species and regions and found that, across biomes, the strongest sources of selection were precipitation and transpiration changes. Importantly, local and regional climate change explained patterns of selection much more than did global change.\nScience, this issue p. 959\nClimate change has the potential to affect the ecology and evolution of every species on Earth. Although the ecological consequences of climate change are increasingly well documented, the effects of climate on the key evolutionary process driving adaptation—natural selection—are largely unknown. We report that aspects of precipitation and potential evapotranspiration, along with the North Atlantic Oscillation, predicted variation in selection across plant and animal populations throughout many terrestrial biomes, whereas temperature explained little variation. By showing that selection was influenced by climate variation, our results indicate that climate change may cause widespread alterations in selection regimes, potentially shifting evolutionary trajectories at a global scale.\nLocal and regional climate changes in rainfall explain patterns of species selection across biomes more than global change.\nLocal and regional climate changes in rainfall explain patterns of species selection across biomes more than global change.&quot;,&quot;DOI&quot;:&quot;10.1126/science.aag2773&quot;,&quot;ISSN&quot;:&quot;0036-8075, 1095-9203&quot;,&quot;note&quot;:&quot;PMID: 28254943&quot;,&quot;language&quot;:&quot;en&quot;,&quot;author&quot;:[{&quot;family&quot;:&quot;Siepielski&quot;,&quot;given&quot;:&quot;Adam M.&quot;},{&quot;family&quot;:&quot;Morrissey&quot;,&quot;given&quot;:&quot;Michael B.&quot;},{&quot;family&quot;:&quot;Buoro&quot;,&quot;given&quot;:&quot;Mathieu&quot;},{&quot;family&quot;:&quot;Carlson&quot;,&quot;given&quot;:&quot;Stephanie M.&quot;},{&quot;family&quot;:&quot;Caruso&quot;,&quot;given&quot;:&quot;Christina M.&quot;},{&quot;family&quot;:&quot;Clegg&quot;,&quot;given&quot;:&quot;Sonya M.&quot;},{&quot;family&quot;:&quot;Coulson&quot;,&quot;given&quot;:&quot;Tim&quot;},{&quot;family&quot;:&quot;DiBattista&quot;,&quot;given&quot;:&quot;Joseph&quot;},{&quot;family&quot;:&quot;Gotanda&quot;,&quot;given&quot;:&quot;Kiyoko M.&quot;},{&quot;family&quot;:&quot;Francis&quot;,&quot;given&quot;:&quot;Clinton D.&quot;},{&quot;family&quot;:&quot;Hereford&quot;,&quot;given&quot;:&quot;Joe&quot;},{&quot;family&quot;:&quot;Kingsolver&quot;,&quot;given&quot;:&quot;Joel G.&quot;},{&quot;family&quot;:&quot;Augustine&quot;,&quot;given&quot;:&quot;Kate E.&quot;},{&quot;family&quot;:&quot;Kruuk&quot;,&quot;given&quot;:&quot;Loeske E. B.&quot;},{&quot;family&quot;:&quot;Martin&quot;,&quot;given&quot;:&quot;Ryan A.&quot;},{&quot;family&quot;:&quot;Sheldon&quot;,&quot;given&quot;:&quot;Ben C.&quot;},{&quot;family&quot;:&quot;Sletvold&quot;,&quot;given&quot;:&quot;Nina&quot;},{&quot;family&quot;:&quot;Svensson&quot;,&quot;given&quot;:&quot;Erik I.&quot;},{&quot;family&quot;:&quot;Wade&quot;,&quot;given&quot;:&quot;Michael J.&quot;},{&quot;family&quot;:&quot;MacColl&quot;,&quot;given&quot;:&quot;Andrew D. C.&quot;}],&quot;issued&quot;:{&quot;date-parts&quot;:[[&quot;2017&quot;,3,3]]}}}],&quot;schema&quot;:&quot;https://github.com/citation-style-language/schema/raw/master/csl-citation.json&quot;} RNDtgewa50NUp"/><text:span text:style-name="T26">,</text:span><text:span text:style-name="T9"> no studies to date have directly related long-term variation in precipitation to changes in phenotypic selection. Our </text:span><office:annotation-end office:name="__Annotation__5050_1739724250"/><text:change-start text:change-id="ct228971656"/><office:annotation><dc:creator>Alicia Valdés Rapado</dc:creator><dc:date>2018-12-28T15:56:52.80</dc:date><text:p text:style-name="P66"><text:span text:style-name="T165">Respuesta a Johan Ehrlén (12/13/2018, 09:48): "..."</text:span></text:p><text:p><text:span text:style-name="T166">I think it is better now!</text:span></text:p></office:annotation><text:change-end text:change-id="ct228971656"/><text:span text:style-name="T9">results suggest that while </text:span><text:change text:change-id="ct228968952"/><text:span text:style-name="T9">higher precipitation before the growing season is associated with an earlier onset of flowering, it also me</text:span><text:soft-page-break/><text:span text:style-name="T9">ans that selection for early flowering decreases </text:span><text:span text:style-name="T74">(see Fig. 6B). </text:span><text:span text:style-name="T11">A possible mechanism underlying this pattern is that early spring precipitation may result in a lower abundance of pollinators early in the season, thus decreasing the fitness advantage of flowering early in the season. Moreover, early spring precipitation might increase the intensity of antagonistic interactions, such as mollusk herbivory </text:span><text:reference-mark-start text:name="ZOTERO_ITEM CSL_CITATION {&quot;citationID&quot;:&quot;m5gqd4Zy&quot;,&quot;properties&quot;:{&quot;formattedCitation&quot;:&quot;(Crawford-Sidebotham 1972)&quot;,&quot;plainCitation&quot;:&quot;(Crawford-Sidebotham 1972)&quot;,&quot;noteIndex&quot;:0},&quot;citationItems&quot;:[{&quot;id&quot;:8174,&quot;uris&quot;:[&quot;http://zotero.org/users/624279/items/7VT9F5VT&quot;],&quot;uri&quot;:[&quot;http://zotero.org/users/624279/items/7VT9F5VT&quot;],&quot;itemData&quot;:{&quot;id&quot;:8174,&quot;type&quot;:&quot;article-journal&quot;,&quot;title&quot;:&quot;The influence of weather upon the activity of slugs&quot;,&quot;container-title&quot;:&quot;Oecologia&quot;,&quot;page&quot;:&quot;141-154&quot;,&quot;volume&quot;:&quot;9&quot;,&quot;issue&quot;:&quot;2&quot;,&quot;source&quot;:&quot;Crossref&quot;,&quot;abstract&quot;:&quot;The activity of slugs was measured by a catch per unit effort sampling system based upon night searching, and was related to the microclimatological conditions in the habitat by regression analysis. The activity of Arion hortensis F?r., Arion subfuscus (Drap.), Arion lusitanicus Mab., Milax budapestensis (Hazay), and of all slugs irrespective of species, was found to be best related to temperature and vapour pressure deficit. The relevance of these results to the application of effective methods for the control of slugs is discussed.&quot;,&quot;DOI&quot;:&quot;10.1007/BF00345879&quot;,&quot;ISSN&quot;:&quot;0029-8549, 1432-1939&quot;,&quot;language&quot;:&quot;en&quot;,&quot;author&quot;:[{&quot;family&quot;:&quot;Crawford-Sidebotham&quot;,&quot;given&quot;:&quot;T. J.&quot;}],&quot;issued&quot;:{&quot;date-parts&quot;:[[&quot;1972&quot;]]}}}],&quot;schema&quot;:&quot;https://github.com/citation-style-language/schema/raw/master/csl-citation.json&quot;} RNDJTO0gu1h9F"/><text:span text:style-name="T74">(Crawford-Sidebotham 1972)</text:span><text:reference-mark-end text:name="ZOTERO_ITEM CSL_CITATION {&quot;citationID&quot;:&quot;m5gqd4Zy&quot;,&quot;properties&quot;:{&quot;formattedCitation&quot;:&quot;(Crawford-Sidebotham 1972)&quot;,&quot;plainCitation&quot;:&quot;(Crawford-Sidebotham 1972)&quot;,&quot;noteIndex&quot;:0},&quot;citationItems&quot;:[{&quot;id&quot;:8174,&quot;uris&quot;:[&quot;http://zotero.org/users/624279/items/7VT9F5VT&quot;],&quot;uri&quot;:[&quot;http://zotero.org/users/624279/items/7VT9F5VT&quot;],&quot;itemData&quot;:{&quot;id&quot;:8174,&quot;type&quot;:&quot;article-journal&quot;,&quot;title&quot;:&quot;The influence of weather upon the activity of slugs&quot;,&quot;container-title&quot;:&quot;Oecologia&quot;,&quot;page&quot;:&quot;141-154&quot;,&quot;volume&quot;:&quot;9&quot;,&quot;issue&quot;:&quot;2&quot;,&quot;source&quot;:&quot;Crossref&quot;,&quot;abstract&quot;:&quot;The activity of slugs was measured by a catch per unit effort sampling system based upon night searching, and was related to the microclimatological conditions in the habitat by regression analysis. The activity of Arion hortensis F?r., Arion subfuscus (Drap.), Arion lusitanicus Mab., Milax budapestensis (Hazay), and of all slugs irrespective of species, was found to be best related to temperature and vapour pressure deficit. The relevance of these results to the application of effective methods for the control of slugs is discussed.&quot;,&quot;DOI&quot;:&quot;10.1007/BF00345879&quot;,&quot;ISSN&quot;:&quot;0029-8549, 1432-1939&quot;,&quot;language&quot;:&quot;en&quot;,&quot;author&quot;:[{&quot;family&quot;:&quot;Crawford-Sidebotham&quot;,&quot;given&quot;:&quot;T. J.&quot;}],&quot;issued&quot;:{&quot;date-parts&quot;:[[&quot;1972&quot;]]}}}],&quot;schema&quot;:&quot;https://github.com/citation-style-language/schema/raw/master/csl-citation.json&quot;} RNDJTO0gu1h9F"/><text:span text:style-name="T11">, which have strong negative effects on fitness by damaging emerging shoot buds in </text:span><text:span text:style-name="T77">L. vernus </text:span><text:reference-mark-start text:name="ZOTERO_ITEM CSL_CITATION {&quot;citationID&quot;:&quot;XrWLd3oI&quot;,&quot;properties&quot;:{&quot;formattedCitation&quot;:&quot;(Ehrl\\uc0\\u233{}n 2002)&quot;,&quot;plainCitation&quot;:&quot;(Ehrlén 2002)&quot;,&quot;noteIndex&quot;:0},&quot;citationItems&quot;:[{&quot;id&quot;:6656,&quot;uris&quot;:[&quot;http://zotero.org/users/624279/items/7FYRE32Q&quot;],&quot;uri&quot;:[&quot;http://zotero.org/users/624279/items/7FYRE32Q&quot;],&quot;itemData&quot;:{&quot;id&quot;:6656,&quot;type&quot;:&quot;article-journal&quot;,&quot;title&quot;:&quot;Assessing the lifetime consequences of plant-animal interactions for the perennial herb Lathyrus vernus (Fabaceae)&quot;,&quot;container-title&quot;:&quot;Perspectives in Plant Ecology, Evolution and Systematics&quot;,&quot;page&quot;:&quot;145-163&quot;,&quot;volume&quot;:&quot;5&quot;,&quot;issue&quot;:&quot;3&quot;,&quot;source&quot;:&quot;ScienceDirect&quot;,&quot;abstract&quot;:&quot;Interactions with animals are potentially important in shaping the life histories of plants. However, we still largely lack the quantitative information that is necessary to compare plant-animal interactions and plant life histories. This is because most studies have focused on only a single interaction and a single component of fitness. This review suggests a protocol for how plant-animal interactions, as well as other, interactions can be quantitatively investigated. I review results from the forest herb Lathyrus vernus to examine how plant performance is influenced by mollusc damage of shoot buds, vertebrate grazing, leaf damage, pre-dispersal seed predation, flower herbivory and pollinator visitation. More specifically I ask: (1) What are the effects of these interactions on components of plant fitness? (2) How do such effects translate into total fitness? (3) Do trade-offs among components of plant fitness influence the net effect of animals? (4) Are antagonistic and mutualistic interactions influenced by the same plant traits? The results illustrate why it is often necessary to monitor plants over several seasons and over all life cycle phases to assess the total effects of environmental factors. In L. vernus many components of fitness were affected by multiple interactions with animals. A large proportion of these effects was carried over to subsequent seasons and could only be detected after one or two seasons. Assessing the effects on overall performance in perennial plants is particularly difficult because fitness components have very different influence on total fitness. The matrix model approach used to estimate the effect of herbivores, seed predators and pollinators on L. vernus provides one possible way to make such assessments for organisms with complex life cycles. The results show that the cryptic damage of emerging shoots has the largest negative effects on total fitness. Correlations between different components are an essential feature of many life histories and must be incorporated into demographic models if we want to assess the net effect of environmental factors. In L. vernus costs of reproduction were present and demographic modelling showed that the positive effects of an increased seed production after additional hand-pollination on total fitness was completely offset by poorer performance in the following year. Lastly, this study provides an example of how optimal trait values can be assessed when traits influence several fitness components and several interactions. In L. vernus a higher number of flowers was correlated to both an increased fruit set and an increased risk of grazing damage and these effects were, in turn, carried over to the next season. The results clearly illustrate the limitations of inferences about phenotypic selection pressures that are based on single fitness components or single interactions. Taken together the results for L. vernus show that the selective pressure constituted by a given amount of animal interference is highly dependent on the context, in terms of both plant life history and other interactions. A life cycle approach like the one outlined in this study may avoid several problems and provide the basis for assessments of the total effects of animals on plants. Such an approach must be based on in-depth studies of plants.&quot;,&quot;DOI&quot;:&quot;10.1078/1433-8319-00031&quot;,&quot;ISSN&quot;:&quot;1433-8319&quot;,&quot;journalAbbreviation&quot;:&quot;Perspectives in Plant Ecology, Evolution and Systematics&quot;,&quot;author&quot;:[{&quot;family&quot;:&quot;Ehrlén&quot;,&quot;given&quot;:&quot;Johan&quot;}],&quot;issued&quot;:{&quot;date-parts&quot;:[[&quot;2002&quot;,1,1]]}}}],&quot;schema&quot;:&quot;https://github.com/citation-style-language/schema/raw/master/csl-citation.json&quot;} RNDPTiEo5rRBR"/><text:span text:style-name="T74">(Ehrlén 2002)</text:span><text:reference-mark-end text:name="ZOTERO_ITEM CSL_CITATION {&quot;citationID&quot;:&quot;XrWLd3oI&quot;,&quot;properties&quot;:{&quot;formattedCitation&quot;:&quot;(Ehrl\\uc0\\u233{}n 2002)&quot;,&quot;plainCitation&quot;:&quot;(Ehrlén 2002)&quot;,&quot;noteIndex&quot;:0},&quot;citationItems&quot;:[{&quot;id&quot;:6656,&quot;uris&quot;:[&quot;http://zotero.org/users/624279/items/7FYRE32Q&quot;],&quot;uri&quot;:[&quot;http://zotero.org/users/624279/items/7FYRE32Q&quot;],&quot;itemData&quot;:{&quot;id&quot;:6656,&quot;type&quot;:&quot;article-journal&quot;,&quot;title&quot;:&quot;Assessing the lifetime consequences of plant-animal interactions for the perennial herb Lathyrus vernus (Fabaceae)&quot;,&quot;container-title&quot;:&quot;Perspectives in Plant Ecology, Evolution and Systematics&quot;,&quot;page&quot;:&quot;145-163&quot;,&quot;volume&quot;:&quot;5&quot;,&quot;issue&quot;:&quot;3&quot;,&quot;source&quot;:&quot;ScienceDirect&quot;,&quot;abstract&quot;:&quot;Interactions with animals are potentially important in shaping the life histories of plants. However, we still largely lack the quantitative information that is necessary to compare plant-animal interactions and plant life histories. This is because most studies have focused on only a single interaction and a single component of fitness. This review suggests a protocol for how plant-animal interactions, as well as other, interactions can be quantitatively investigated. I review results from the forest herb Lathyrus vernus to examine how plant performance is influenced by mollusc damage of shoot buds, vertebrate grazing, leaf damage, pre-dispersal seed predation, flower herbivory and pollinator visitation. More specifically I ask: (1) What are the effects of these interactions on components of plant fitness? (2) How do such effects translate into total fitness? (3) Do trade-offs among components of plant fitness influence the net effect of animals? (4) Are antagonistic and mutualistic interactions influenced by the same plant traits? The results illustrate why it is often necessary to monitor plants over several seasons and over all life cycle phases to assess the total effects of environmental factors. In L. vernus many components of fitness were affected by multiple interactions with animals. A large proportion of these effects was carried over to subsequent seasons and could only be detected after one or two seasons. Assessing the effects on overall performance in perennial plants is particularly difficult because fitness components have very different influence on total fitness. The matrix model approach used to estimate the effect of herbivores, seed predators and pollinators on L. vernus provides one possible way to make such assessments for organisms with complex life cycles. The results show that the cryptic damage of emerging shoots has the largest negative effects on total fitness. Correlations between different components are an essential feature of many life histories and must be incorporated into demographic models if we want to assess the net effect of environmental factors. In L. vernus costs of reproduction were present and demographic modelling showed that the positive effects of an increased seed production after additional hand-pollination on total fitness was completely offset by poorer performance in the following year. Lastly, this study provides an example of how optimal trait values can be assessed when traits influence several fitness components and several interactions. In L. vernus a higher number of flowers was correlated to both an increased fruit set and an increased risk of grazing damage and these effects were, in turn, carried over to the next season. The results clearly illustrate the limitations of inferences about phenotypic selection pressures that are based on single fitness components or single interactions. Taken together the results for L. vernus show that the selective pressure constituted by a given amount of animal interference is highly dependent on the context, in terms of both plant life history and other interactions. A life cycle approach like the one outlined in this study may avoid several problems and provide the basis for assessments of the total effects of animals on plants. Such an approach must be based on in-depth studies of plants.&quot;,&quot;DOI&quot;:&quot;10.1078/1433-8319-00031&quot;,&quot;ISSN&quot;:&quot;1433-8319&quot;,&quot;journalAbbreviation&quot;:&quot;Perspectives in Plant Ecology, Evolution and Systematics&quot;,&quot;author&quot;:[{&quot;family&quot;:&quot;Ehrlén&quot;,&quot;given&quot;:&quot;Johan&quot;}],&quot;issued&quot;:{&quot;date-parts&quot;:[[&quot;2002&quot;,1,1]]}}}],&quot;schema&quot;:&quot;https://github.com/citation-style-language/schema/raw/master/csl-citation.json&quot;} RNDPTiEo5rRBR"/><text:span text:style-name="T74">. </text:span></text:p>
      <text:p text:style-name="P2"><text:span text:style-name="T10"><text:tab/></text:span><office:annotation office:name="__Annotation__13862_1739724250"><dc:creator>Alicia Valdés Rapado</dc:creator><dc:date>2018-12-27T14:17:16.80</dc:date><text:p text:style-name="P66"><text:span text:style-name="T164">There is no mention of concluding remarks of conclusions in EL so I guess we can just have this as the last paragraph</text:span></text:p></office:annotation><text:span text:style-name="T10">Our</text:span><office:annotation-end office:name="__Annotation__13862_1739724250"/><text:span text:style-name="T10"> 22-year assessment of selection on plant flowering phenology demonstrated that climatic variation can influence both the expression of phenological traits, and the strength of natural selection acting on these traits. An important implication of these findings is that plant phenology is likely to show both plastic and, </text:span><text:change text:change-id="ct228970824"/><text:change-start text:change-id="ct228969056"/><text:span text:style-name="T10">providing there is</text:span><text:change-end text:change-id="ct228969056"/><text:span text:style-name="T10"> additive genetic variation for flowering time</text:span><text:change text:change-id="ct228970720"/><text:span text:style-name="T10">, evolutionary responses to climatic variation and to anthropogenic climate change. Moreover, our results show that the effects of climatic variation on the expression of a trait and on the strength of phenotypic selection on the same trait might </text:span><text:change text:change-id="ct228970512"/><text:change-start text:change-id="ct228969576"/><text:span text:style-name="T10">act</text:span><text:change-end text:change-id="ct228969576"/><text:span text:style-name="T10"> in the same or in opposite directions. In our study, higher </text:span><text:span text:style-name="T11">spring temperature</text:span><text:change-start text:change-id="ct228970200"/><text:span text:style-name="T11">s</text:span><text:change-end text:change-id="ct228970200"/><text:span text:style-name="T11"> were associated with both a plastic response in terms of an earlier flowering and an increased fitness advantage for plants flowering early</text:span><office:annotation office:name="__Annotation__5065_1739724250"><dc:creator>Johan Ehrlén</dc:creator><dc:date>2018-12-13T09:53:00.80</dc:date><textooo:sender-initials>Johan Ehr</textooo:sender-initials><text:p>Is this true. We argue that it can be both ways in the intro.</text:p></office:annotation><text:span text:style-name="T11">, </text:span><text:change text:change-id="ct228969160"/><text:span text:style-name="T11">suggesting a co-gradient response</text:span><office:annotation-end office:name="__Annotation__5065_1739724250"/><text:change-start text:change-id="ct228971760"/><text:span text:style-name="T11"><office:annotation><dc:creator>Alicia Valdés Rapado</dc:creator><dc:date>2018-12-27T14:23:46.82</dc:date><text:p text:style-name="P66"><text:span text:style-name="T162">Respuesta a Johan Ehrlén (12/13/2018, 09:53): "..."</text:span></text:p><text:p><text:span text:style-name="T163">Yes, but this is the pattern we found</text:span></text:p></office:annotation></text:span><text:change-end text:change-id="ct228971760"/><text:span text:style-name="T11"> </text:span><text:reference-mark-start text:name="ZOTERO_ITEM CSL_CITATION {&quot;citationID&quot;:&quot;2QkSYewQ&quot;,&quot;properties&quot;:{&quot;formattedCitation&quot;:&quot;(Conover &amp; Schultz 1995; Conover {\\i{}et al.} 2009)&quot;,&quot;plainCitation&quot;:&quot;(Conover &amp; Schultz 1995; Conover et al. 2009)&quot;,&quot;noteIndex&quot;:0},&quot;citationItems&quot;:[{&quot;id&quot;:6754,&quot;uris&quot;:[&quot;http://zotero.org/users/624279/items/YZACJ78J&quot;],&quot;uri&quot;:[&quot;http://zotero.org/users/624279/items/YZACJ78J&quot;],&quot;itemData&quot;:{&quot;id&quot;:6754,&quot;type&quot;:&quot;article-journal&quot;,&quot;title&quot;:&quot;Phenotypic similarity and the evolutionary significance of countergradient variation&quot;,&quot;container-title&quot;:&quot;Trends in Ecology &amp; Evolution&quot;,&quot;page&quot;:&quot;248-252&quot;,&quot;volume&quot;:&quot;10&quot;,&quot;issue&quot;:&quot;6&quot;,&quot;source&quot;:&quot;ScienceDirect&quot;,&quot;abstract&quot;:&quot;Countergradient variation is a geographical pattern of genotypes (with respect to environments) in which genetic influences on a trait oppose environmental influences, thereby minimizing phenotypic change along the gradient. Phenotypic similarity across changing environments ought to be of intense interest because it belies considerable genotypic change. When it occurs in characters that are positively associated with fitness, countergradient variation conflicts with the hypothesis that local adaptation to one environment trades off against performance in another environment. Cases of countergradient variation therefore offer unique insight into the mechanisms that produce and maintain phenotypic similarity and/or differences along environmental gradients.&quot;,&quot;DOI&quot;:&quot;10.1016/S0169-5347(00)89081-3&quot;,&quot;ISSN&quot;:&quot;0169-5347&quot;,&quot;journalAbbreviation&quot;:&quot;Trends in Ecology &amp; Evolution&quot;,&quot;author&quot;:[{&quot;family&quot;:&quot;Conover&quot;,&quot;given&quot;:&quot;David O.&quot;},{&quot;family&quot;:&quot;Schultz&quot;,&quot;given&quot;:&quot;Eric T.&quot;}],&quot;issued&quot;:{&quot;date-parts&quot;:[[&quot;1995&quot;,6,1]]}}},{&quot;id&quot;:7419,&quot;uris&quot;:[&quot;http://zotero.org/users/624279/items/MZJ24ZKC&quot;],&quot;uri&quot;:[&quot;http://zotero.org/users/624279/items/MZJ24ZKC&quot;],&quot;itemData&quot;:{&quot;id&quot;:7419,&quot;type&quot;:&quot;article-journal&quot;,&quot;title&quot;:&quot;The covariance between genetic and environmental influences across ecological gradients: reassessing the evolutionary significance of countergradient and cogradient variation&quot;,&quot;container-title&quot;:&quot;Annals of the New York Academy of Sciences&quot;,&quot;page&quot;:&quot;100-129&quot;,&quot;volume&quot;:&quot;1168&quot;,&quot;issue&quot;:&quot;1&quot;,&quot;source&quot;:&quot;Crossref&quot;,&quot;DOI&quot;:&quot;10.1111/j.1749-6632.2009.04575.x&quot;,&quot;ISSN&quot;:&quot;00778923&quot;,&quot;shortTitle&quot;:&quot;The Covariance between Genetic and Environmental Influences across Ecological Gradients&quot;,&quot;language&quot;:&quot;en&quot;,&quot;author&quot;:[{&quot;family&quot;:&quot;Conover&quot;,&quot;given&quot;:&quot;David O.&quot;},{&quot;family&quot;:&quot;Duffy&quot;,&quot;given&quot;:&quot;Tara A.&quot;},{&quot;family&quot;:&quot;Hice&quot;,&quot;given&quot;:&quot;Lyndie A.&quot;}],&quot;issued&quot;:{&quot;date-parts&quot;:[[&quot;2009&quot;,6]]}}}],&quot;schema&quot;:&quot;https://github.com/citation-style-language/schema/raw/master/csl-citation.json&quot;} RNDe1a1L5iXxN"/>(Conover &amp; Schultz 1995; Conover <text:span text:style-name="T77">et al.</text:span><text:span text:style-name="T11"> 2009)</text:span><text:reference-mark-end text:name="ZOTERO_ITEM CSL_CITATION {&quot;citationID&quot;:&quot;2QkSYewQ&quot;,&quot;properties&quot;:{&quot;formattedCitation&quot;:&quot;(Conover &amp; Schultz 1995; Conover {\\i{}et al.} 2009)&quot;,&quot;plainCitation&quot;:&quot;(Conover &amp; Schultz 1995; Conover et al. 2009)&quot;,&quot;noteIndex&quot;:0},&quot;citationItems&quot;:[{&quot;id&quot;:6754,&quot;uris&quot;:[&quot;http://zotero.org/users/624279/items/YZACJ78J&quot;],&quot;uri&quot;:[&quot;http://zotero.org/users/624279/items/YZACJ78J&quot;],&quot;itemData&quot;:{&quot;id&quot;:6754,&quot;type&quot;:&quot;article-journal&quot;,&quot;title&quot;:&quot;Phenotypic similarity and the evolutionary significance of countergradient variation&quot;,&quot;container-title&quot;:&quot;Trends in Ecology &amp; Evolution&quot;,&quot;page&quot;:&quot;248-252&quot;,&quot;volume&quot;:&quot;10&quot;,&quot;issue&quot;:&quot;6&quot;,&quot;source&quot;:&quot;ScienceDirect&quot;,&quot;abstract&quot;:&quot;Countergradient variation is a geographical pattern of genotypes (with respect to environments) in which genetic influences on a trait oppose environmental influences, thereby minimizing phenotypic change along the gradient. Phenotypic similarity across changing environments ought to be of intense interest because it belies considerable genotypic change. When it occurs in characters that are positively associated with fitness, countergradient variation conflicts with the hypothesis that local adaptation to one environment trades off against performance in another environment. Cases of countergradient variation therefore offer unique insight into the mechanisms that produce and maintain phenotypic similarity and/or differences along environmental gradients.&quot;,&quot;DOI&quot;:&quot;10.1016/S0169-5347(00)89081-3&quot;,&quot;ISSN&quot;:&quot;0169-5347&quot;,&quot;journalAbbreviation&quot;:&quot;Trends in Ecology &amp; Evolution&quot;,&quot;author&quot;:[{&quot;family&quot;:&quot;Conover&quot;,&quot;given&quot;:&quot;David O.&quot;},{&quot;family&quot;:&quot;Schultz&quot;,&quot;given&quot;:&quot;Eric T.&quot;}],&quot;issued&quot;:{&quot;date-parts&quot;:[[&quot;1995&quot;,6,1]]}}},{&quot;id&quot;:7419,&quot;uris&quot;:[&quot;http://zotero.org/users/624279/items/MZJ24ZKC&quot;],&quot;uri&quot;:[&quot;http://zotero.org/users/624279/items/MZJ24ZKC&quot;],&quot;itemData&quot;:{&quot;id&quot;:7419,&quot;type&quot;:&quot;article-journal&quot;,&quot;title&quot;:&quot;The covariance between genetic and environmental influences across ecological gradients: reassessing the evolutionary significance of countergradient and cogradient variation&quot;,&quot;container-title&quot;:&quot;Annals of the New York Academy of Sciences&quot;,&quot;page&quot;:&quot;100-129&quot;,&quot;volume&quot;:&quot;1168&quot;,&quot;issue&quot;:&quot;1&quot;,&quot;source&quot;:&quot;Crossref&quot;,&quot;DOI&quot;:&quot;10.1111/j.1749-6632.2009.04575.x&quot;,&quot;ISSN&quot;:&quot;00778923&quot;,&quot;shortTitle&quot;:&quot;The Covariance between Genetic and Environmental Influences across Ecological Gradients&quot;,&quot;language&quot;:&quot;en&quot;,&quot;author&quot;:[{&quot;family&quot;:&quot;Conover&quot;,&quot;given&quot;:&quot;David O.&quot;},{&quot;family&quot;:&quot;Duffy&quot;,&quot;given&quot;:&quot;Tara A.&quot;},{&quot;family&quot;:&quot;Hice&quot;,&quot;given&quot;:&quot;Lyndie A.&quot;}],&quot;issued&quot;:{&quot;date-parts&quot;:[[&quot;2009&quot;,6]]}}}],&quot;schema&quot;:&quot;https://github.com/citation-style-language/schema/raw/master/csl-citation.json&quot;} RNDe1a1L5iXxN"/><text:span text:style-name="T11">. In contrast, higher precipitation before the flowering season was associated with an earlier phenology, but also with a decreased fitness advantage for plants flowering early, </text:span><text:change text:change-id="ct228969264"/><text:span text:style-name="T11">suggesting a counter-gradient response. </text:span><text:span text:style-name="T10">To predict the long-term responses of traits, such as phenology, to global climate change, we therefore need to consider both the immediate effects on trait expression and the potential evolutionary responses to climate</text:span><text:change text:change-id="ct228971864"/><text:change-start text:change-id="ct228971136"/><text:span text:style-name="T10">-</text:span><text:change-end text:change-id="ct228971136"/><text:span text:style-name="T10">induced changes in selection. </text:span><text:span text:style-name="T109"><text:s/></text:span></text:p>
      <text:p text:style-name="P2">ACKNOWLEDGEMENTS</text:p>
      <text:p text:style-name="P58"><text:span text:style-name="T159">We thank Anna Herrström, Jessica Honkakangas, Malin König, Malin Borg and Arvid Ehrlén</text:span><text:span text:style-name="T13"> for assistance in the field and in the</text:span> lab, and Michael B. Morrissey for statistical advice. We acknowledge funding from..<text:span text:style-name="T146">.</text:span></text:p>
      <text:p text:style-name="P7"><text:soft-page-break/>REFERENCES</text:p>
      <text:section text:style-name="Sect1" text:name="ZOTERO_BIBL {&quot;uncited&quot;:[],&quot;omitted&quot;:[],&quot;custom&quot;:[]} CSL_BIBLIOGRAPHY RNDA8XGtWLFsG">
        <text:p text:style-name="Bibliography_20_1">Anderson, J.T., Inouye, D.W., McKinney, A.M., Colautti, R.I. &amp; Mitchell-Olds, T. (2012). Phenotypic plasticity and adaptive evolution contribute to advancing flowering phenology in response to climate change. <text:span text:style-name="T134">Proceedings of the Royal Society of London B: Biological Sciences</text:span>, 279, 3843–3852.</text:p>
        <text:p text:style-name="Bibliography_20_1">Arnold, S.J. (1986). Limits on stabilizing, disruptive, and correlational selection set by the opportunity for selection. <text:span text:style-name="T134">The American Naturalist</text:span>, 128, 143–146.</text:p>
        <text:p text:style-name="Bibliography_20_1">Austen, E.J., Rowe, L., Stinchcombe, J.R. &amp; Forrest, J.R.K. (2017). Explaining the apparent paradox of persistent selection for early flowering. <text:span text:style-name="T134">New Phytologist</text:span>, 215, 929–934.</text:p>
        <text:p text:style-name="Bibliography_20_1">Bock, A., Sparks, T.H., Estrella, N., Jee, N., Casebow, A., Schunk, C., <text:span text:style-name="T134">et al.</text:span> (2014). Changes in first flowering dates and flowering duration of 232 plant species on the island of Guernsey. <text:span text:style-name="T134">Global Change Biology</text:span>, 20, 3508–3519.</text:p>
        <text:p text:style-name="Bibliography_20_1">Campbell, D.R. &amp; Powers, J.M. (2015). Natural selection on floral morphology can be influenced by climate. <text:span text:style-name="T134">Proceedings of the Royal Society B: Biological Sciences</text:span>, 282, 20150178.</text:p>
        <text:p text:style-name="Bibliography_20_1">CaraDonna, P.J., Iler, A.M. &amp; Inouye, D.W. (2014). Shifts in flowering phenology reshape a subalpine plant community. <text:span text:style-name="T134">PNAS</text:span>, 111, 4916–4921.</text:p>
        <text:p text:style-name="Bibliography_20_1">Charmantier, A. &amp; Gienapp, P. (2014). Climate change and timing of avian breeding and migration: evolutionary versus plastic changes. <text:span text:style-name="T134">Evolutionary Applications</text:span>, 7, 15–28.</text:p>
        <text:p text:style-name="Bibliography_20_1">Charmantier, A., McCleery, R.H., Cole, L.R., Perrins, C., Kruuk, L.E.B. &amp; Sheldon, B.C. (2008). Adaptive phenotypic plasticity in response to climate change in a wild bird population. <text:span text:style-name="T134">Science</text:span>, 320, 800–803.</text:p>
        <text:p text:style-name="Bibliography_20_1">Chevin, L.-M., Lande, R. &amp; Mace, G.M. (2010). Adaptation, plasticity, and extinction in a changing environment: towards a predictive theory. <text:span text:style-name="T134">PLOS Biology</text:span>, 8, e1000357.</text:p>
        <text:p text:style-name="Bibliography_20_1">Cleland, E.E., Chiariello, N.R., Loarie, S.R., Mooney, H.A. &amp; Field, C.B. (2006). Diverse responses of phenology to global changes in a grassland ecosystem. <text:span text:style-name="T134">PNAS</text:span>, 103, 13740–13744.</text:p>
        <text:p text:style-name="Bibliography_20_1">Cleland, E.E., Chuine, I., Menzel, A., Mooney, H.A. &amp; Schwartz, M.D. (2007). Shifting plant phenology in response to global change. <text:span text:style-name="T134">Trends in Ecology &amp; Evolution</text:span>, 22, 357–365.</text:p>
        <text:p text:style-name="Bibliography_20_1">Conover, D.O., Duffy, T.A. &amp; Hice, L.A. (2009). The covariance between genetic and environmental influences across ecological gradients: reassessing the evolutionary <text:soft-page-break/>significance of countergradient and cogradient variation. <text:span text:style-name="T134">Annals of the New York Academy of Sciences</text:span>, 1168, 100–129.</text:p>
        <text:p text:style-name="Bibliography_20_1">Conover, D.O. &amp; Schultz, E.T. (1995). Phenotypic similarity and the evolutionary significance of countergradient variation. <text:span text:style-name="T134">Trends in Ecology &amp; Evolution</text:span>, 10, 248–252.</text:p>
        <text:p text:style-name="Bibliography_20_1">Crawford-Sidebotham, T.J. (1972). The influence of weather upon the activity of slugs. <text:span text:style-name="T134">Oecologia</text:span>, 9, 141–154.</text:p>
        <text:p text:style-name="Bibliography_20_1">Diffenbaugh, N.S. &amp; Field, C.B. (2013). Changes in ecologically critical terrestrial climate conditions. <text:span text:style-name="T134">Science</text:span>, 341, 486–492.</text:p>
        <text:p text:style-name="Bibliography_20_1">Dunne, J.A., Harte, J. &amp; Taylor, K.J. (2003). Subalpine meadow flowering phenology responses to climate change: integrating experimental and gradient methods. <text:span text:style-name="T134">Ecological Monographs</text:span>, 73, 69–86.</text:p>
        <text:p text:style-name="Bibliography_20_1">Ehrlen, J. (1992). Proximate lmits to seed production in a herbaceous perennial legume, Lathyrus vernus. <text:span text:style-name="T134">Ecology</text:span>, 73, 1820–1831.</text:p>
        <text:p text:style-name="Bibliography_20_1">Ehrlen, J. (1995). Demography of the Perennial Herb Lathyrus Vernus. I. Herbivory and Individual Performance. <text:span text:style-name="T134">Journal of Ecology</text:span>, 83, 287–295.</text:p>
        <text:p text:style-name="Bibliography_20_1">Ehrlén, J. (2002). Assessing the lifetime consequences of plant-animal interactions for the perennial herb Lathyrus vernus (Fabaceae). <text:span text:style-name="T134">Perspectives in Plant Ecology, Evolution and Systematics</text:span>, 5, 145–163.</text:p>
        <text:p text:style-name="Bibliography_20_1">Ehrlén, J. &amp; Eriksson, O. (1996). Seedling recruitment in the perennial herb Lathyrus vernus. <text:span text:style-name="T134">Flora</text:span>, 191, 377–383.</text:p>
        <text:p text:style-name="Bibliography_20_1">Ehrlén, J. &amp; Lehtilä, K. (2002). How perennial are perennial plants? <text:span text:style-name="T134">Oikos</text:span>, 98, 308–322.</text:p>
        <text:p text:style-name="Bibliography_20_1">Ehrlén, J. &amp; Münzbergová, Z. (2009). Timing of flowering: opposed selection on different fitness components and trait covariation. <text:span text:style-name="T134">The American Naturalist</text:span>, 173, 819–830.</text:p>
        <text:p text:style-name="Bibliography_20_1">Ehrlén, J. &amp; Van Groenendael, J. (2001). Storage and the delayed costs of reproduction in the understorey perennial Lathyrus vernus. <text:span text:style-name="T134">Journal of Ecology</text:span>, 89, 237–246.</text:p>
        <text:p text:style-name="Bibliography_20_1">Gienapp, P., Teplitsky, C., Alho, J.S., Mills, J.A. &amp; Merilä, J. (2008). Climate change and evolution: disentangling environmental and genetic responses. <text:span text:style-name="T134">Molecular Ecology</text:span>, 17, 167–178.</text:p>
        <text:p text:style-name="Bibliography_20_1">Hadfield, J.D. (2010). MCMC methods for multi-response generalized linear mixed models: the MCMCglmm R package. <text:span text:style-name="T134">Journal of Statistical Software</text:span>, 33, 1–22.</text:p>
        <text:p text:style-name="Bibliography_20_1"><text:soft-page-break/>Høye, T.T., Post, E., Schmidt, N.M., Trøjelsgaard, K. &amp; Forchhammer, M.C. (2013). Shorter flowering seasons and declining abundance of flower visitors in a warmer Arctic. <text:span text:style-name="T134">Nature Climate Change</text:span>, 3, 759–763.</text:p>
        <text:p text:style-name="Bibliography_20_1">Hunter, D.C., Pemberton, J.M., Pilkington, J.G. &amp; Morrissey, M.B. (2018). Quantification and decomposition of environment-selection relationships. <text:span text:style-name="T134">Evolution</text:span>, 72, 851–866.</text:p>
        <text:p text:style-name="Bibliography_20_1">Ibáñez, I., Primack, R.B., Miller-Rushing, A.J., Ellwood, E., Higuchi, H., Lee, S.D., <text:span text:style-name="T134">et al.</text:span> (2010). Forecasting phenology under global warming. <text:span text:style-name="T134">Philosophical Transactions of the Royal Society of London B: Biological Sciences</text:span>, 365, 3247–3260.</text:p>
        <text:p text:style-name="Bibliography_20_1">Inouye, D., Morales, M. &amp; Dodge, G. (2002). Variation in timing and abundance of flowering by Delphinium barbeyi Huth (Ranunculaceae): the roles of snowpack, frost, and La Ni&amp;#x000F1;a, in the context of climate change. <text:span text:style-name="T134">Oecologia</text:span>, 130, 543–550.</text:p>
        <text:p text:style-name="Bibliography_20_1">Inouye, D.W. (2008). Effects of climate change on phenology, frost damage, and floral abundance of montane wildflowers. <text:span text:style-name="T134">Ecology</text:span>, 89, 353–362.</text:p>
        <text:p text:style-name="Bibliography_20_1">IPCC. (2014). Climate Change 2014: Synthesis Report. Contribution of Working Groups I, II and III to the Fifth Assessment Report of the Intergovernmental Panel on Climate Change [Core Writing Team, R.K. Pachauri and L.A. Meyer (eds.)]. IPCC, Geneva, Switzerland, 151 pp.</text:p>
        <text:p text:style-name="Bibliography_20_1">Kudo, G. &amp; Ida, T.Y. (2013). Early onset of spring increases the phenological mismatch between plants and pollinators. <text:span text:style-name="T134">Ecology</text:span>, 94, 2311–2320.</text:p>
        <text:p text:style-name="Bibliography_20_1">Kudo, G., Ida, T.Y. &amp; Tani, T. (2008). Linkages between phenology, pollination, photosynthesis, and reproduction in deciduous forest understory plants. <text:span text:style-name="T134">Ecology</text:span>, 89, 321–331.</text:p>
        <text:p text:style-name="Bibliography_20_1">Lambert, A.M., Miller‐Rushing, A.J. &amp; Inouye, D.W. (2010). Changes in snowmelt date and summer precipitation affect the flowering phenology of Erythronium grandiflorum (glacier lily; Liliaceae). <text:span text:style-name="T134">American Journal of Botany</text:span>, 97, 1431–1437.</text:p>
        <text:p text:style-name="Bibliography_20_1">Lande, R. &amp; Arnold, S.J. (1983). The measurement of selection on correlated characters. <text:span text:style-name="T134">Evolution</text:span>, 37, 1210–1226.</text:p>
        <text:p text:style-name="Bibliography_20_1">Llorens, L. &amp; Peñuelas, J. (2005). Experimental evidence of future drier and warmer conditions affecting flowering of two co-occuring Mediterranean shrubs. <text:span text:style-name="T134">International Journal of Plant Sciences</text:span>, 166, 235–245.</text:p>
        <text:p text:style-name="Bibliography_20_1">MacColl, A.D.C. (2011). The ecological causes of evolution. <text:span text:style-name="T134">Trends in Ecology &amp; Evolution</text:span>, 26, <text:soft-page-break/>514–522.</text:p>
        <text:p text:style-name="Bibliography_20_1">Marrot, P., Charmantier, A., Blondel, J. &amp; Garant, D. (2018). Current spring warming as a driver of selection on reproductive timing in a wild passerine. <text:span text:style-name="T134">Journal of Animal Ecology</text:span>, 87, 754–764.</text:p>
        <text:p text:style-name="Bibliography_20_1">Morrissey, M.B. &amp; Hadfield, J.D. (2012). Directional selection in temporally replicated studies is remarkably consistent. <text:span text:style-name="T134">Evolution</text:span>, 66, 435–442.</text:p>
        <text:p text:style-name="Bibliography_20_1">Munguía‐Rosas, M.A., Ollerton, J., Parra‐Tabla, V. &amp; De‐Nova, J.A. (2011). Meta-analysis of phenotypic selection on flowering phenology suggests that early flowering plants are favoured. <text:span text:style-name="T134">Ecology Letters</text:span>, 14, 511–521.</text:p>
        <text:p text:style-name="Bibliography_20_1">Nakagawa, S. &amp; Schielzeth, H. (2013). A general and simple method for obtaining R2 from generalized linear mixed-effects models. <text:span text:style-name="T134">Methods in Ecology and Evolution</text:span>, 4, 133–142.</text:p>
        <text:p text:style-name="Bibliography_20_1">Pardee, G.L., Inouye, D.W. &amp; Irwin, R.E. (2018). Direct and indirect effects of episodic frost on plant growth and reproduction in subalpine wildflowers. <text:span text:style-name="T134">Global Change Biology</text:span>, 24, 848–857.</text:p>
        <text:p text:style-name="Bibliography_20_1">Peñuelas, J., Filella, I., Zhang, X., Llorens, L., Ogaya, R., Lloret, F., <text:span text:style-name="T134">et al.</text:span> (2004). Complex spatiotemporal phenological shifts as a response to rainfall changes. <text:span text:style-name="T134">New Phytologist</text:span>, 161, 837–846.</text:p>
        <text:p text:style-name="Bibliography_20_1">Phoenix, G.K., Gwynn‐Jones, D., Callaghan, T.V., Sleep, D. &amp; Lee, J.A. (2001). Effects of global change on a sub-Arctic heath: effects of enhanced UV-B radiation and increased summer precipitation. <text:span text:style-name="T134">Journal of Ecology</text:span>, 89, 256–267.</text:p>
        <text:p text:style-name="Bibliography_20_1">R Core Team. (2018). <text:span text:style-name="T134">R: A language and environment for statistical computing. R Foundation for Statistical Computing, Vienna, Austria. URL <text:s text:c="2"/>http://www.R-project.org/.</text:span></text:p>
        <text:p text:style-name="Bibliography_20_1">Rausher, M.D. (1992). The measurement of selection on quantitative traits: biases due to environmental covariances between traits and fitness. <text:span text:style-name="T134">Evolution</text:span>, 46, 616–626.</text:p>
        <text:p text:style-name="Bibliography_20_1">Réale, D., McAdam, A.G., Boutin, S. &amp; Berteaux, D. (2003). Genetic and plastic responses of a northern mammal to climate change. <text:span text:style-name="T134">Proceedings of the Royal Society of London B: Biological Sciences</text:span>, 270, 591–596.</text:p>
        <text:p text:style-name="Bibliography_20_1">Siepielski, A.M., DiBattista, J.D. &amp; Carlson, S.M. (2009). It’s about time: the temporal dynamics of phenotypic selection in the wild. <text:span text:style-name="T134">Ecology Letters</text:span>, 12, 1261–1276.</text:p>
        <text:p text:style-name="Bibliography_20_1"><text:soft-page-break/>Siepielski, A.M., Gotanda, K.M., Morrissey, M.B., Diamond, S.E., DiBattista, J.D. &amp; Carlson, S.M. (2013). The spatial patterns of directional phenotypic selection. <text:span text:style-name="T134">Ecology Letters</text:span>, 16, 1382–1392.</text:p>
        <text:p text:style-name="Bibliography_20_1">Siepielski, A.M., Morrissey, M.B., Buoro, M., Carlson, S.M., Caruso, C.M., Clegg, S.M., <text:span text:style-name="T134">et al.</text:span> (2017). Precipitation drives global variation in natural selection. <text:span text:style-name="T134">Science</text:span>, 355, 959–962.</text:p>
        <text:p text:style-name="Bibliography_20_1">Sola, A.J. &amp; Ehrlén, J. (2007). Vegetative phenology constrains the onset of flowering in the perennial herb Lathyrus vernus. <text:span text:style-name="T134">Journal of Ecology</text:span>, 95, 208–216.</text:p>
        <text:p text:style-name="Bibliography_20_1">Stinchcombe, J.R., Agrawal, A.F., Hohenlohe, P.A., Arnold, S.J. &amp; Blows, M.W. (2008). Estimating nonlinear selection gradients using quadratic regression coefficients: double or nothing? <text:span text:style-name="T134">Evolution</text:span>, 62, 2435–2440.</text:p>
        <text:p text:style-name="Bibliography_20_1">Theobald, E.J., Breckheimer, I. &amp; HilleRisLambers, J. (2017). Climate drives phenological reassembly of a mountain wildflower meadow community. <text:span text:style-name="T134">Ecology</text:span>, 98, 2799–2812.</text:p>
        <text:p text:style-name="Bibliography_20_1">Thomann, M., Ehrlén, J. &amp; Ågren, J. (2018). Grazers affect selection on inflorescence height both directly and indirectly and effects change over time. <text:span text:style-name="T134">Ecology</text:span>, 99, 2167–2175.</text:p>
        <text:p text:style-name="Bibliography_20_1">Via, S. (1993). Adaptive phenotypic plasticity: target or by-product of selection in a variable environment? <text:span text:style-name="T134">The American Naturalist</text:span>, 142, 352–365.</text:p>
        <text:p text:style-name="Bibliography_20_1">Via, S., Gomulkiewicz, R., Jong, G.D., Scheiner, S.M., Schlichting, C.D. &amp; Tienderen, P.H.V. (1995). Adaptive phenotypic plasticity: consensus and controversy. <text:span text:style-name="T134">Trends in Ecology &amp; Evolution</text:span>, 10, 212–217.</text:p>
        <text:p text:style-name="Bibliography_20_1">Visser, M.E. &amp; Both, C. (2005). Shifts in phenology due to global climate change: the need for a yardstick. <text:span text:style-name="T134">Proceedings of the Royal Society of London B: Biological Sciences</text:span>, 272, 2561–2569.</text:p>
        <text:p text:style-name="Bibliography_20_1">Visser, M.E., Gienapp, P., Husby, A., Morrisey, M., Hera, I. de la, Pulido, F., <text:span text:style-name="T134">et al.</text:span> (2015). Effects of spring temperatures on the strength of selection on timing of reproduction in a long-distance migratory bird. <text:span text:style-name="T134">PLOS Biology</text:span>, 13, e1002120.</text:p>
        <text:p text:style-name="Bibliography_20_1">Wadgymar, S.M., Ogilvie, J.E., Inouye, D.W., Weis, A.E. &amp; Anderson, J.T. (2018). Phenological responses to multiple environmental drivers under climate change: insights from a long-term observational study and a manipulative field experiment. <text:span text:style-name="T134">New Phytologist</text:span>, 218, 517–529.</text:p>
        <text:p text:style-name="Bibliography_20_1">Widén, B. &amp; Schiemann, K. (2003). The pattern of variation in leaflet shape and reproductive <text:soft-page-break/>characters in Lathyrus vernus (L.) Bernh. (Fabaceae). <text:span text:style-name="T134">Plant Syst. Evol.</text:span>, 240, 41–54.</text:p>
      </text:section>
      <text:section text:style-name="Sect2" text:name="Sect2">
        <text:p text:style-name="P21"/>
        <text:p text:style-name="P21">Tables</text:p>
        <text:p text:style-name="P2"><text:span text:style-name="Default_20_Paragraph_20_Font"><text:span text:style-name="T3">Table 1: Results of models testing for effects of yearly climate on (A) first flowering date (FFD) for individual plants, and on three measures of the yearly position (B) and the yearly duration (C) of the flowering season of </text:span></text:span><text:span text:style-name="Default_20_Paragraph_20_Font"><text:span text:style-name="T29">Lathyrus vernus</text:span></text:span><text:span text:style-name="Default_20_Paragraph_20_Font"><text:span text:style-name="T3"> in 22 study years. The position of the flowering season was defined by the start, i.e. the date when 10% of the plants had started flowering, the mean, i.e. the mean first flowering date, and the end, i.e. the date when 90% of the plants had started flowering. The duration of the flowering season was defined by the number of days between the start and the end. </text:span></text:span><text:span text:style-name="Default_20_Paragraph_20_Font"><text:span text:style-name="T104">In (A), linear mixed models with plant individual as a random effect and number of flowers as a covariate were used, averaged estimates and z-values across all candidate models with ΔAICc &lt; 2 are shown, and values of marginal and conditional pseudo-R</text:span></text:span><text:span text:style-name="Default_20_Paragraph_20_Font"><text:span text:style-name="T131">2</text:span></text:span><text:span text:style-name="Default_20_Paragraph_20_Font"><text:span text:style-name="T104"> (representing, respectively, the variance explained by the fixed effects and by the entire model, </text:span></text:span><text:reference-mark-start text:name="ZOTERO_ITEM CSL_CITATION {&quot;citationID&quot;:&quot;ByXNrnbd&quot;,&quot;properties&quot;:{&quot;formattedCitation&quot;:&quot;(Nakagawa &amp; Schielzeth 2013)&quot;,&quot;plainCitation&quot;:&quot;(Nakagawa &amp; Schielzeth 2013)&quot;,&quot;noteIndex&quot;:0},&quot;citationItems&quot;:[{&quot;id&quot;:7726,&quot;uris&quot;:[&quot;http://zotero.org/users/624279/items/FBSZZZIY&quot;],&quot;uri&quot;:[&quot;http://zotero.org/users/624279/items/FBSZZZIY&quot;],&quot;itemData&quot;:{&quot;id&quot;:7726,&quot;type&quot;:&quot;article-journal&quot;,&quot;title&quot;:&quot;A general and simple method for obtaining R2 from generalized linear mixed-effects models&quot;,&quot;container-title&quot;:&quot;Methods in Ecology and Evolution&quot;,&quot;page&quot;:&quot;133-142&quot;,&quot;volume&quot;:&quot;4&quot;,&quot;issue&quot;:&quot;2&quot;,&quot;source&quot;:&quot;Wiley Online Library&quot;,&quot;abstract&quot;:&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quot;,&quot;DOI&quot;:&quot;10.1111/j.2041-210x.2012.00261.x&quot;,&quot;ISSN&quot;:&quot;2041-210X&quot;,&quot;language&quot;:&quot;en&quot;,&quot;author&quot;:[{&quot;family&quot;:&quot;Nakagawa&quot;,&quot;given&quot;:&quot;Shinichi&quot;},{&quot;family&quot;:&quot;Schielzeth&quot;,&quot;given&quot;:&quot;Holger&quot;}],&quot;issued&quot;:{&quot;date-parts&quot;:[[&quot;2013&quot;,2,1]]}}}],&quot;schema&quot;:&quot;https://github.com/citation-style-language/schema/raw/master/csl-citation.json&quot;} RNDv0hRdgT6rG"/><text:span text:style-name="Default_20_Paragraph_20_Font"><text:span text:style-name="T104">(Nakagawa &amp; Schielzeth </text:span></text:span><text:span text:style-name="T26">2013)</text:span><text:bookmark text:name="ZOTERO_ITEM_CSL_CITATION_{&quot;citationID&quot;:&quot;1"/><text:reference-mark-end text:name="ZOTERO_ITEM CSL_CITATION {&quot;citationID&quot;:&quot;ByXNrnbd&quot;,&quot;properties&quot;:{&quot;formattedCitation&quot;:&quot;(Nakagawa &amp; Schielzeth 2013)&quot;,&quot;plainCitation&quot;:&quot;(Nakagawa &amp; Schielzeth 2013)&quot;,&quot;noteIndex&quot;:0},&quot;citationItems&quot;:[{&quot;id&quot;:7726,&quot;uris&quot;:[&quot;http://zotero.org/users/624279/items/FBSZZZIY&quot;],&quot;uri&quot;:[&quot;http://zotero.org/users/624279/items/FBSZZZIY&quot;],&quot;itemData&quot;:{&quot;id&quot;:7726,&quot;type&quot;:&quot;article-journal&quot;,&quot;title&quot;:&quot;A general and simple method for obtaining R2 from generalized linear mixed-effects models&quot;,&quot;container-title&quot;:&quot;Methods in Ecology and Evolution&quot;,&quot;page&quot;:&quot;133-142&quot;,&quot;volume&quot;:&quot;4&quot;,&quot;issue&quot;:&quot;2&quot;,&quot;source&quot;:&quot;Wiley Online Library&quot;,&quot;abstract&quot;:&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quot;,&quot;DOI&quot;:&quot;10.1111/j.2041-210x.2012.00261.x&quot;,&quot;ISSN&quot;:&quot;2041-210X&quot;,&quot;language&quot;:&quot;en&quot;,&quot;author&quot;:[{&quot;family&quot;:&quot;Nakagawa&quot;,&quot;given&quot;:&quot;Shinichi&quot;},{&quot;family&quot;:&quot;Schielzeth&quot;,&quot;given&quot;:&quot;Holger&quot;}],&quot;issued&quot;:{&quot;date-parts&quot;:[[&quot;2013&quot;,2,1]]}}}],&quot;schema&quot;:&quot;https://github.com/citation-style-language/schema/raw/master/csl-citation.json&quot;} RNDv0hRdgT6rG"/><text:span text:style-name="Default_20_Paragraph_20_Font"><text:span text:style-name="T104"> are shown for the best model resulting from model selection. </text:span></text:span><text:span text:style-name="Default_20_Paragraph_20_Font"><text:span text:style-name="T105">∑w</text:span></text:span><text:span text:style-name="Default_20_Paragraph_20_Font"><text:span text:style-name="T140">i</text:span></text:span><text:span text:style-name="Default_20_Paragraph_20_Font"><text:span text:style-name="T104"> = Relative variable importance (sum of Akaike weights over all models including each variable). </text:span></text:span><text:span text:style-name="T58"><text:s/></text:span><text:span text:style-name="T59"><text:s text:c="3"/></text:span><text:span text:style-name="T57"><text:s text:c="6"/></text:span></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office:value-type="string">
              <text:p text:style-name="P13">Response variable</text:p>
            </table:table-cell>
            <table:table-cell table:style-name="Tabla1.A1" office:value-type="string">
              <text:p text:style-name="P13">Predictor variable</text:p>
            </table:table-cell>
            <table:table-cell table:style-name="Tabla1.A1" table:number-columns-spanned="2" office:value-type="string">
              <text:p text:style-name="P33">Estimate</text:p>
            </table:table-cell>
            <table:covered-table-cell/>
            <table:table-cell table:style-name="Tabla1.A1" office:value-type="string">
              <text:p text:style-name="P33">Std. error</text:p>
            </table:table-cell>
            <table:table-cell table:style-name="Tabla1.A1" office:value-type="string">
              <text:p text:style-name="P35">z</text:p>
            </table:table-cell>
            <table:table-cell table:style-name="Tabla1.A1" office:value-type="string">
              <text:p text:style-name="P39"><text:span text:style-name="Default_20_Paragraph_20_Font"><text:span text:style-name="T36">∑w</text:span></text:span><text:span text:style-name="Default_20_Paragraph_20_Font"><text:span text:style-name="T139">i</text:span></text:span></text:p>
            </table:table-cell>
          </table:table-row>
          <table:table-row table:style-name="Tabla1.1">
            <table:table-cell table:style-name="Tabla1.A2" table:number-rows-spanned="7" office:value-type="string">
              <text:p text:style-name="P30">A) FFD</text:p>
              <text:p text:style-name="P30"><text:s text:c="5"/>N = 2411</text:p>
              <text:p text:style-name="P38"><text:span text:style-name="Default_20_Paragraph_20_Font"><text:span text:style-name="T26"><text:s text:c="5"/>R</text:span></text:span><text:span text:style-name="Default_20_Paragraph_20_Font"><text:span text:style-name="T130">2 </text:span></text:span><text:span text:style-name="Default_20_Paragraph_20_Font"><text:span text:style-name="T138">marg</text:span></text:span><text:span text:style-name="Default_20_Paragraph_20_Font"><text:span text:style-name="T26"> = 0.577</text:span></text:span></text:p>
              <text:p text:style-name="P38"><text:span text:style-name="Default_20_Paragraph_20_Font"><text:span text:style-name="T26"><text:s text:c="5"/>R</text:span></text:span><text:span text:style-name="Default_20_Paragraph_20_Font"><text:span text:style-name="T130">2 </text:span></text:span><text:span text:style-name="Default_20_Paragraph_20_Font"><text:span text:style-name="T138">cond</text:span></text:span><text:span text:style-name="Default_20_Paragraph_20_Font"><text:span text:style-name="T26"> = 0.628</text:span></text:span></text:p>
            </table:table-cell>
            <table:table-cell table:style-name="Tabla1.B2" office:value-type="string">
              <text:p text:style-name="P30">Precipitation March</text:p>
            </table:table-cell>
            <table:table-cell table:style-name="Tabla1.C2" office:value-type="float" office:value="1.163">
              <text:p text:style-name="P53">-0.716</text:p>
            </table:table-cell>
            <table:table-cell table:style-name="Tabla1.C2" office:value-type="float" office:value="0">
              <text:p text:style-name="P31">***</text:p>
            </table:table-cell>
            <table:table-cell table:style-name="Tabla1.C2" office:value-type="float" office:value="0.101">
              <text:p text:style-name="P51">0.105</text:p>
            </table:table-cell>
            <table:table-cell table:style-name="Tabla1.C2" office:value-type="float" office:value="11.49">
              <text:p text:style-name="P51">6.85</text:p>
            </table:table-cell>
            <table:table-cell table:style-name="Tabla1.C2" office:value-type="float" office:value="0">
              <text:p text:style-name="P34">1.00</text:p>
            </table:table-cell>
          </table:table-row>
          <table:table-row table:style-name="Tabla1.1">
            <table:covered-table-cell/>
            <table:table-cell table:style-name="Tabla1.B2" office:value-type="string">
              <text:p text:style-name="P30">Precipitation April</text:p>
            </table:table-cell>
            <table:table-cell table:style-name="Tabla1.C2" office:value-type="float" office:value="0.103">
              <text:p text:style-name="P53">-0.345</text:p>
            </table:table-cell>
            <table:table-cell table:style-name="Tabla1.C2" office:value-type="float" office:value="0">
              <text:p text:style-name="P31">**</text:p>
            </table:table-cell>
            <table:table-cell table:style-name="Tabla1.C2" office:value-type="float" office:value="0">
              <text:p text:style-name="P51">0.125</text:p>
            </table:table-cell>
            <table:table-cell table:style-name="Tabla1.C2" office:value-type="float" office:value="0">
              <text:p text:style-name="P51">2.77</text:p>
            </table:table-cell>
            <table:table-cell table:style-name="Tabla1.C2" office:value-type="float" office:value="0">
              <text:p text:style-name="P34">0.95</text:p>
            </table:table-cell>
          </table:table-row>
          <table:table-row table:style-name="Tabla1.1">
            <table:covered-table-cell/>
            <table:table-cell table:style-name="Tabla1.B2" office:value-type="string">
              <text:p text:style-name="P30">Mean March</text:p>
            </table:table-cell>
            <table:table-cell table:style-name="Tabla1.C2" office:value-type="float" office:value="0">
              <text:p text:style-name="P53">-0.074</text:p>
            </table:table-cell>
            <table:table-cell table:style-name="Tabla1.C2">
              <text:p text:style-name="P31"/>
            </table:table-cell>
            <table:table-cell table:style-name="Tabla1.C2" office:value-type="float" office:value="0">
              <text:p text:style-name="P51">0.136</text:p>
            </table:table-cell>
            <table:table-cell table:style-name="Tabla1.C2" office:value-type="float" office:value="0">
              <text:p text:style-name="P51">0.54</text:p>
            </table:table-cell>
            <table:table-cell table:style-name="Tabla1.C2" office:value-type="float" office:value="0">
              <text:p text:style-name="P34">0.23</text:p>
            </table:table-cell>
          </table:table-row>
          <table:table-row table:style-name="Tabla1.1">
            <table:covered-table-cell/>
            <table:table-cell table:style-name="Tabla1.B2" office:value-type="string">
              <text:p text:style-name="P30">Max March</text:p>
            </table:table-cell>
            <table:table-cell table:style-name="Tabla1.C2" office:value-type="float" office:value="0">
              <text:p text:style-name="P53">-0.236</text:p>
            </table:table-cell>
            <table:table-cell table:style-name="Tabla1.C2">
              <text:p text:style-name="P31"/>
            </table:table-cell>
            <table:table-cell table:style-name="Tabla1.C2" office:value-type="float" office:value="0">
              <text:p text:style-name="P51">0.185</text:p>
            </table:table-cell>
            <table:table-cell table:style-name="Tabla1.C2" office:value-type="float" office:value="0">
              <text:p text:style-name="P51">1.28</text:p>
            </table:table-cell>
            <table:table-cell table:style-name="Tabla1.C2" office:value-type="float" office:value="0">
              <text:p text:style-name="P34">0.63</text:p>
            </table:table-cell>
          </table:table-row>
          <table:table-row table:style-name="Tabla1.1">
            <table:covered-table-cell/>
            <table:table-cell table:style-name="Tabla1.B2" office:value-type="string">
              <text:p text:style-name="P30">Mean April</text:p>
            </table:table-cell>
            <table:table-cell table:style-name="Tabla1.C2" office:value-type="float" office:value="0">
              <text:p text:style-name="P53">-2.188</text:p>
            </table:table-cell>
            <table:table-cell table:style-name="Tabla1.C2" office:value-type="float" office:value="0">
              <text:p text:style-name="P31">***</text:p>
            </table:table-cell>
            <table:table-cell table:style-name="Tabla1.C2" office:value-type="float" office:value="0">
              <text:p text:style-name="P51">0.134</text:p>
            </table:table-cell>
            <table:table-cell table:style-name="Tabla1.C2" office:value-type="float" office:value="0">
              <text:p text:style-name="P51">16.29</text:p>
            </table:table-cell>
            <table:table-cell table:style-name="Tabla1.C2" office:value-type="float" office:value="0">
              <text:p text:style-name="P34">1.00</text:p>
            </table:table-cell>
          </table:table-row>
          <table:table-row table:style-name="Tabla1.1">
            <table:covered-table-cell/>
            <table:table-cell table:style-name="Tabla1.B2" office:value-type="string">
              <text:p text:style-name="P30">Mean May</text:p>
            </table:table-cell>
            <table:table-cell table:style-name="Tabla1.C2" office:value-type="float" office:value="0">
              <text:p text:style-name="P53">-3.754</text:p>
            </table:table-cell>
            <table:table-cell table:style-name="Tabla1.C2" office:value-type="float" office:value="0">
              <text:p text:style-name="P31">***</text:p>
            </table:table-cell>
            <table:table-cell table:style-name="Tabla1.C2" office:value-type="float" office:value="0">
              <text:p text:style-name="P51">0.113</text:p>
            </table:table-cell>
            <table:table-cell table:style-name="Tabla1.C2" office:value-type="float" office:value="0">
              <text:p text:style-name="P51">33.17</text:p>
            </table:table-cell>
            <table:table-cell table:style-name="Tabla1.C2" office:value-type="float" office:value="0">
              <text:p text:style-name="P34">1.00</text:p>
            </table:table-cell>
          </table:table-row>
          <table:table-row table:style-name="Tabla1.1">
            <table:covered-table-cell/>
            <table:table-cell table:style-name="Tabla1.B2" office:value-type="string">
              <text:p text:style-name="P30">Number of flowers</text:p>
            </table:table-cell>
            <table:table-cell table:style-name="Tabla1.C2" office:value-type="float" office:value="0">
              <text:p text:style-name="P53">-2.407</text:p>
            </table:table-cell>
            <table:table-cell table:style-name="Tabla1.C2" office:value-type="float" office:value="0">
              <text:p text:style-name="P31">***</text:p>
            </table:table-cell>
            <table:table-cell table:style-name="Tabla1.C2" office:value-type="float" office:value="0">
              <text:p text:style-name="P40">0.101</text:p>
            </table:table-cell>
            <table:table-cell table:style-name="Tabla1.C2" office:value-type="float" office:value="0">
              <text:p text:style-name="P51">23.86</text:p>
            </table:table-cell>
            <table:table-cell table:style-name="Tabla1.C2" office:value-type="float" office:value="0">
              <text:p text:style-name="P34">1.00</text:p>
            </table:table-cell>
          </table:table-row>
          <table:table-row table:style-name="Tabla1.1">
            <table:table-cell table:style-name="Tabla1.A9" office:value-type="string">
              <text:p text:style-name="P30"/>
            </table:table-cell>
            <table:table-cell table:style-name="Tabla1.A9" office:value-type="string">
              <text:p text:style-name="P31"/>
            </table:table-cell>
            <table:table-cell table:style-name="Tabla1.C9" table:number-columns-spanned="2" office:value-type="float" office:value="0">
              <text:p text:style-name="P32">Estimate</text:p>
            </table:table-cell>
            <table:covered-table-cell/>
            <table:table-cell table:style-name="Tabla1.C9" office:value-type="float" office:value="0">
              <text:p text:style-name="P34">Std. error</text:p>
            </table:table-cell>
            <table:table-cell table:style-name="Tabla1.C9" table:number-columns-spanned="2" office:value-type="float" office:value="0">
              <text:p text:style-name="P34">t</text:p>
            </table:table-cell>
            <table:covered-table-cell/>
          </table:table-row>
          <table:table-row table:style-name="Tabla1.1">
            <table:table-cell table:style-name="Tabla1.B2" office:value-type="string">
              <text:p text:style-name="P30">B) Position of the fl. season</text:p>
            </table:table-cell>
            <table:table-cell table:style-name="Tabla1.B2" office:value-type="string">
              <text:p text:style-name="P30"/>
            </table:table-cell>
            <table:table-cell table:style-name="Tabla1.C10">
              <text:p text:style-name="P56"/>
            </table:table-cell>
            <table:table-cell table:style-name="Tabla1.C10">
              <text:p text:style-name="P13"/>
            </table:table-cell>
            <table:table-cell table:style-name="Tabla1.C10">
              <text:p text:style-name="P57"/>
            </table:table-cell>
            <table:table-cell table:style-name="Tabla1.C10" table:number-columns-spanned="2">
              <text:p text:style-name="P57"/>
            </table:table-cell>
            <table:covered-table-cell/>
          </table:table-row>
          <table:table-row table:style-name="Tabla1.1">
            <table:table-cell table:style-name="Tabla1.A9" table:number-rows-spanned="4" office:value-type="string">
              <text:p text:style-name="P30"><text:s text:c="5"/>Start</text:p>
              <text:p text:style-name="P30"><text:s text:c="10"/>N = 22</text:p>
              <text:p text:style-name="P38"><text:span text:style-name="Default_20_Paragraph_20_Font"><text:span text:style-name="T26"><text:s text:c="10"/></text:span></text:span><text:span text:style-name="Default_20_Paragraph_20_Font"><text:span text:style-name="T100">R</text:span></text:span><text:span text:style-name="Default_20_Paragraph_20_Font"><text:span text:style-name="T132">2 </text:span></text:span><text:span text:style-name="Default_20_Paragraph_20_Font"><text:span text:style-name="T100">= 0.719</text:span></text:span></text:p>
            </table:table-cell>
            <table:table-cell table:style-name="Tabla1.B2" office:value-type="string">
              <text:p text:style-name="P30">Precipitation March</text:p>
            </table:table-cell>
            <table:table-cell table:style-name="Tabla1.C10" office:value-type="float" office:value="0">
              <text:p text:style-name="P52"><text:span text:style-name="Default_20_Paragraph_20_Font"><text:span text:style-name="T127">-0.993</text:span></text:span></text:p>
            </table:table-cell>
            <table:table-cell table:style-name="Tabla1.C10">
              <text:p text:style-name="P13"/>
            </table:table-cell>
            <table:table-cell table:style-name="Tabla1.C10" office:value-type="float" office:value="0">
              <text:p text:style-name="P50"><text:span text:style-name="Default_20_Paragraph_20_Font"><text:span text:style-name="T127">0.888</text:span></text:span></text:p>
            </table:table-cell>
            <table:table-cell table:style-name="Tabla1.C10" table:number-columns-spanned="2" office:value-type="float" office:value="0">
              <text:p text:style-name="P50"><text:span text:style-name="Default_20_Paragraph_20_Font"><text:span text:style-name="T127">-1.12</text:span></text:span></text:p>
            </table:table-cell>
            <table:covered-table-cell/>
          </table:table-row>
          <table:table-row table:style-name="Tabla1.1">
            <table:covered-table-cell/>
            <table:table-cell table:style-name="Tabla1.B2" office:value-type="string">
              <text:p text:style-name="P30">Precipitation April</text:p>
            </table:table-cell>
            <table:table-cell table:style-name="Tabla1.C10" office:value-type="float" office:value="0">
              <text:p text:style-name="P52">-0.353</text:p>
            </table:table-cell>
            <table:table-cell table:style-name="Tabla1.C10">
              <text:p text:style-name="P13"/>
            </table:table-cell>
            <table:table-cell table:style-name="Tabla1.C10" office:value-type="float" office:value="0">
              <text:p text:style-name="P50">0.938</text:p>
            </table:table-cell>
            <table:table-cell table:style-name="Tabla1.C10" table:number-columns-spanned="2" office:value-type="float" office:value="0">
              <text:p text:style-name="P55"><text:span text:style-name="Default_20_Paragraph_20_Font"><text:span text:style-name="T112">-0.38</text:span></text:span></text:p>
            </table:table-cell>
            <table:covered-table-cell/>
          </table:table-row>
          <table:table-row table:style-name="Tabla1.1">
            <table:covered-table-cell/>
            <table:table-cell table:style-name="Tabla1.B2" office:value-type="string">
              <text:p text:style-name="P30">Mean April</text:p>
            </table:table-cell>
            <table:table-cell table:style-name="Tabla1.C10" office:value-type="float" office:value="0">
              <text:p text:style-name="P52"><text:span text:style-name="Default_20_Paragraph_20_Font"><text:span text:style-name="T127">-4.465</text:span></text:span></text:p>
            </table:table-cell>
            <table:table-cell table:style-name="Tabla1.C10" office:value-type="float" office:value="0">
              <text:p text:style-name="P13">***</text:p>
            </table:table-cell>
            <table:table-cell table:style-name="Tabla1.C10" office:value-type="float" office:value="0">
              <text:p text:style-name="P50"><text:span text:style-name="Default_20_Paragraph_20_Font"><text:span text:style-name="T127">1.001</text:span></text:span></text:p>
            </table:table-cell>
            <table:table-cell table:style-name="Tabla1.C10" table:number-columns-spanned="2" office:value-type="float" office:value="0">
              <text:p text:style-name="P50"><text:span text:style-name="Default_20_Paragraph_20_Font"><text:span text:style-name="T127">-4.46</text:span></text:span></text:p>
            </table:table-cell>
            <table:covered-table-cell/>
          </table:table-row>
          <table:table-row table:style-name="Tabla1.1">
            <table:covered-table-cell/>
            <table:table-cell table:style-name="Tabla1.A9" office:value-type="string">
              <text:p text:style-name="P30">Mean May</text:p>
            </table:table-cell>
            <table:table-cell table:style-name="Tabla1.C14" office:value-type="float" office:value="0">
              <text:p text:style-name="P52"><text:span text:style-name="Default_20_Paragraph_20_Font"><text:span text:style-name="T127">-3.531</text:span></text:span></text:p>
            </table:table-cell>
            <table:table-cell table:style-name="Tabla1.C14" office:value-type="float" office:value="0">
              <text:p text:style-name="P13">***</text:p>
            </table:table-cell>
            <table:table-cell table:style-name="Tabla1.C14" office:value-type="float" office:value="0">
              <text:p text:style-name="P50"><text:span text:style-name="Default_20_Paragraph_20_Font"><text:span text:style-name="T127">0.823</text:span></text:span></text:p>
            </table:table-cell>
            <table:table-cell table:style-name="Tabla1.C14" table:number-columns-spanned="2" office:value-type="float" office:value="0">
              <text:p text:style-name="P50"><text:span text:style-name="Default_20_Paragraph_20_Font"><text:span text:style-name="T127">-4.29</text:span></text:span></text:p>
            </table:table-cell>
            <table:covered-table-cell/>
          </table:table-row>
          <table:table-row table:style-name="Tabla1.1">
            <table:table-cell table:style-name="Tabla1.A9" table:number-rows-spanned="4" office:value-type="string">
              <text:p text:style-name="P30"><text:s text:c="5"/>Mean</text:p>
              <text:p text:style-name="P30"><text:s text:c="10"/>N = 22</text:p>
              <text:p text:style-name="P38"><text:span text:style-name="Default_20_Paragraph_20_Font"><text:span text:style-name="T26"><text:s text:c="10"/>R</text:span></text:span><text:span text:style-name="Default_20_Paragraph_20_Font"><text:span text:style-name="T130">2 </text:span></text:span><text:span text:style-name="Default_20_Paragraph_20_Font"><text:span text:style-name="T26">= 0.</text:span></text:span><text:span text:style-name="Default_20_Paragraph_20_Font"><text:span text:style-name="T100">764</text:span></text:span></text:p>
            </table:table-cell>
            <table:table-cell table:style-name="Tabla1.B2" office:value-type="string">
              <text:p text:style-name="P30">Precipitation March</text:p>
            </table:table-cell>
            <table:table-cell table:style-name="Tabla1.C15" office:value-type="float" office:value="0">
              <text:p text:style-name="P52"><text:span text:style-name="Default_20_Paragraph_20_Font"><text:span text:style-name="T127">-0.803</text:span></text:span></text:p>
            </table:table-cell>
            <table:table-cell table:style-name="Tabla1.C15">
              <text:p text:style-name="P13"/>
            </table:table-cell>
            <table:table-cell table:style-name="Tabla1.C15" office:value-type="float" office:value="0">
              <text:p text:style-name="P50"><text:span text:style-name="Default_20_Paragraph_20_Font"><text:span text:style-name="T127">0.724</text:span></text:span></text:p>
            </table:table-cell>
            <table:table-cell table:style-name="Tabla1.C15" table:number-columns-spanned="2" office:value-type="float" office:value="0">
              <text:p text:style-name="P50"><text:span text:style-name="Default_20_Paragraph_20_Font"><text:span text:style-name="T127">-1.11</text:span></text:span></text:p>
            </table:table-cell>
            <table:covered-table-cell/>
          </table:table-row>
          <table:table-row table:style-name="Tabla1.1">
            <table:covered-table-cell/>
            <table:table-cell table:style-name="Tabla1.B2" office:value-type="string">
              <text:p text:style-name="P30">Precipitation April</text:p>
            </table:table-cell>
            <table:table-cell table:style-name="Tabla1.C15" office:value-type="float" office:value="0">
              <text:p text:style-name="P52">-0.627</text:p>
            </table:table-cell>
            <table:table-cell table:style-name="Tabla1.C15">
              <text:p text:style-name="P13"/>
            </table:table-cell>
            <table:table-cell table:style-name="Tabla1.C15" office:value-type="float" office:value="0">
              <text:p text:style-name="P50">0.765</text:p>
            </table:table-cell>
            <table:table-cell table:style-name="Tabla1.C15" table:number-columns-spanned="2" office:value-type="float" office:value="0">
              <text:p text:style-name="P50">-0.82</text:p>
            </table:table-cell>
            <table:covered-table-cell/>
          </table:table-row>
          <table:table-row table:style-name="Tabla1.1">
            <table:covered-table-cell/>
            <table:table-cell table:style-name="Tabla1.B2" office:value-type="string">
              <text:p text:style-name="P30">Mean April</text:p>
            </table:table-cell>
            <table:table-cell table:style-name="Tabla1.C15" office:value-type="float" office:value="0">
              <text:p text:style-name="P52"><text:span text:style-name="Default_20_Paragraph_20_Font"><text:span text:style-name="T127">-3.429</text:span></text:span></text:p>
            </table:table-cell>
            <table:table-cell table:style-name="Tabla1.C15" office:value-type="float" office:value="0">
              <text:p text:style-name="P13">***</text:p>
            </table:table-cell>
            <table:table-cell table:style-name="Tabla1.C15" office:value-type="float" office:value="0">
              <text:p text:style-name="P50"><text:span text:style-name="Default_20_Paragraph_20_Font"><text:span text:style-name="T127">0.816</text:span></text:span></text:p>
            </table:table-cell>
            <table:table-cell table:style-name="Tabla1.C15" table:number-columns-spanned="2" office:value-type="float" office:value="0">
              <text:p text:style-name="P50"><text:span text:style-name="Default_20_Paragraph_20_Font"><text:span text:style-name="T127">-4.20</text:span></text:span></text:p>
            </table:table-cell>
            <table:covered-table-cell/>
          </table:table-row>
          <table:table-row table:style-name="Tabla1.1">
            <table:covered-table-cell/>
            <table:table-cell table:style-name="Tabla1.A9" office:value-type="string">
              <text:p text:style-name="P30">Mean May</text:p>
            </table:table-cell>
            <table:table-cell table:style-name="Tabla1.C18" office:value-type="float" office:value="0">
              <text:p text:style-name="P52"><text:span text:style-name="Default_20_Paragraph_20_Font"><text:span text:style-name="T127">-4.004</text:span></text:span></text:p>
            </table:table-cell>
            <table:table-cell table:style-name="Tabla1.C18" office:value-type="float" office:value="0">
              <text:p text:style-name="P13">***</text:p>
            </table:table-cell>
            <table:table-cell table:style-name="Tabla1.C18" office:value-type="float" office:value="0">
              <text:p text:style-name="P50"><text:span text:style-name="Default_20_Paragraph_20_Font"><text:span text:style-name="T127">0.671</text:span></text:span></text:p>
            </table:table-cell>
            <table:table-cell table:style-name="Tabla1.C18" table:number-columns-spanned="2" office:value-type="float" office:value="0">
              <text:p text:style-name="P50"><text:span text:style-name="Default_20_Paragraph_20_Font"><text:span text:style-name="T127">-5.97</text:span></text:span></text:p>
            </table:table-cell>
            <table:covered-table-cell/>
          </table:table-row>
          <table:table-row table:style-name="Tabla1.1">
            <table:table-cell table:style-name="Tabla1.A1" table:number-rows-spanned="4" office:value-type="string">
              <text:p text:style-name="P30"><text:s text:c="5"/>End</text:p>
              <text:p text:style-name="P30"><text:s text:c="10"/>N = 22</text:p>
              <text:p text:style-name="P38"><text:span text:style-name="Default_20_Paragraph_20_Font"><text:span text:style-name="T26"><text:s text:c="10"/>R</text:span></text:span><text:span text:style-name="Default_20_Paragraph_20_Font"><text:span text:style-name="T130">2 </text:span></text:span><text:span text:style-name="Default_20_Paragraph_20_Font"><text:span text:style-name="T26">= 0.844</text:span></text:span></text:p>
            </table:table-cell>
            <table:table-cell table:style-name="Tabla1.A2" office:value-type="string">
              <text:p text:style-name="P30">Precipitation March</text:p>
            </table:table-cell>
            <table:table-cell table:style-name="Tabla1.C19" office:value-type="float" office:value="0">
              <text:p text:style-name="P52">-0.461</text:p>
            </table:table-cell>
            <table:table-cell table:style-name="Tabla1.C19">
              <text:p text:style-name="P30"/>
            </table:table-cell>
            <table:table-cell table:style-name="Tabla1.C19" office:value-type="float" office:value="0">
              <text:p text:style-name="P50">0.549</text:p>
            </table:table-cell>
            <table:table-cell table:style-name="Tabla1.C19" table:number-columns-spanned="2" office:value-type="float" office:value="0">
              <text:p text:style-name="P50">-0.84</text:p>
            </table:table-cell>
            <table:covered-table-cell/>
          </table:table-row>
          <table:table-row table:style-name="Tabla1.1">
            <table:covered-table-cell/>
            <table:table-cell table:style-name="Tabla1.B2" office:value-type="string">
              <text:p text:style-name="P30">Precipitation April</text:p>
            </table:table-cell>
            <table:table-cell table:style-name="Tabla1.C15" office:value-type="float" office:value="0">
              <text:p text:style-name="P52">-0.810</text:p>
            </table:table-cell>
            <table:table-cell table:style-name="Tabla1.C15">
              <text:p text:style-name="P30"/>
            </table:table-cell>
            <table:table-cell table:style-name="Tabla1.C15" office:value-type="float" office:value="0">
              <text:p text:style-name="P50">0.580</text:p>
            </table:table-cell>
            <table:table-cell table:style-name="Tabla1.C15" table:number-columns-spanned="2" office:value-type="float" office:value="0">
              <text:p text:style-name="P50">-1.40</text:p>
            </table:table-cell>
            <table:covered-table-cell/>
          </table:table-row>
          <table:table-row table:style-name="Tabla1.1">
            <table:covered-table-cell/>
            <table:table-cell table:style-name="Tabla1.B2" office:value-type="string">
              <text:p text:style-name="P30">Mean April</text:p>
            </table:table-cell>
            <table:table-cell table:style-name="Tabla1.C15" office:value-type="float" office:value="0">
              <text:p text:style-name="P52">-2.324</text:p>
            </table:table-cell>
            <table:table-cell table:style-name="Tabla1.C15" office:value-type="float" office:value="0">
              <text:p text:style-name="P30">**</text:p>
            </table:table-cell>
            <table:table-cell table:style-name="Tabla1.C15" office:value-type="float" office:value="0">
              <text:p text:style-name="P50">0.618</text:p>
            </table:table-cell>
            <table:table-cell table:style-name="Tabla1.C15" table:number-columns-spanned="2" office:value-type="float" office:value="0">
              <text:p text:style-name="P50">-3.76</text:p>
            </table:table-cell>
            <table:covered-table-cell/>
          </table:table-row>
          <table:table-row table:style-name="Tabla1.1">
            <table:covered-table-cell/>
            <table:table-cell table:style-name="Tabla1.A9" office:value-type="string">
              <text:p text:style-name="P30">Mean May</text:p>
            </table:table-cell>
            <table:table-cell table:style-name="Tabla1.C18" office:value-type="float" office:value="0">
              <text:p text:style-name="P52">-4.555</text:p>
            </table:table-cell>
            <table:table-cell table:style-name="Tabla1.C18" office:value-type="float" office:value="0">
              <text:p text:style-name="P30">***</text:p>
            </table:table-cell>
            <table:table-cell table:style-name="Tabla1.C18" office:value-type="float" office:value="0">
              <text:p text:style-name="P50">0.508</text:p>
            </table:table-cell>
            <table:table-cell table:style-name="Tabla1.C18" table:number-columns-spanned="2" office:value-type="float" office:value="0">
              <text:p text:style-name="P50">-8.96</text:p>
            </table:table-cell>
            <table:covered-table-cell/>
          </table:table-row>
          <table:table-row table:style-name="Tabla1.1">
            <table:table-cell table:style-name="Tabla1.A2" office:value-type="string">
              <text:p text:style-name="P30">C) Duration or the fl. season</text:p>
            </table:table-cell>
            <table:table-cell table:style-name="Tabla1.A2" office:value-type="string">
              <text:p text:style-name="P31"/>
            </table:table-cell>
            <table:table-cell table:style-name="Tabla1.C23">
              <text:p text:style-name="P32"/>
            </table:table-cell>
            <table:table-cell table:style-name="Tabla1.C23">
              <text:p text:style-name="P31"/>
            </table:table-cell>
            <table:table-cell table:style-name="Tabla1.C23">
              <text:p text:style-name="P34"/>
            </table:table-cell>
            <table:table-cell table:style-name="Tabla1.C23">
              <text:p text:style-name="P34"/>
            </table:table-cell>
            <table:table-cell table:style-name="Tabla1.C23">
              <text:p text:style-name="P34"/>
            </table:table-cell>
          </table:table-row>
          <table:table-row table:style-name="Tabla1.1">
            <table:table-cell table:style-name="Tabla1.A9" table:number-rows-spanned="4" office:value-type="string">
              <text:p text:style-name="P30"><text:s text:c="10"/>N = 22</text:p>
              <text:p text:style-name="P38"><text:span text:style-name="Default_20_Paragraph_20_Font"><text:span text:style-name="T26"><text:s text:c="10"/>R</text:span></text:span><text:span text:style-name="Default_20_Paragraph_20_Font"><text:span text:style-name="T130">2 </text:span></text:span><text:span text:style-name="Default_20_Paragraph_20_Font"><text:span text:style-name="T26">= 0.567</text:span></text:span></text:p>
            </table:table-cell>
            <table:table-cell table:style-name="Tabla1.B2" office:value-type="string">
              <text:p text:style-name="P30">Precipitation March</text:p>
            </table:table-cell>
            <table:table-cell table:style-name="Tabla1.C2" office:value-type="float" office:value="0">
              <text:p text:style-name="P52">0.532</text:p>
            </table:table-cell>
            <table:table-cell table:style-name="Tabla1.C2">
              <text:p text:style-name="P30"/>
            </table:table-cell>
            <table:table-cell table:style-name="Tabla1.C2" office:value-type="float" office:value="0">
              <text:p text:style-name="P50">0.604</text:p>
            </table:table-cell>
            <table:table-cell table:style-name="Tabla1.C2" table:number-columns-spanned="2" office:value-type="float" office:value="0">
              <text:p text:style-name="P50">0.88</text:p>
            </table:table-cell>
            <table:covered-table-cell/>
          </table:table-row>
          <table:table-row table:style-name="Tabla1.1">
            <table:covered-table-cell/>
            <table:table-cell table:style-name="Tabla1.B2" office:value-type="string">
              <text:p text:style-name="P30">Precipitation April</text:p>
            </table:table-cell>
            <table:table-cell table:style-name="Tabla1.C2" office:value-type="float" office:value="0">
              <text:p text:style-name="P52">-0.458</text:p>
            </table:table-cell>
            <table:table-cell table:style-name="Tabla1.C2">
              <text:p text:style-name="P30"/>
            </table:table-cell>
            <table:table-cell table:style-name="Tabla1.C2" office:value-type="float" office:value="0">
              <text:p text:style-name="P50">0.638</text:p>
            </table:table-cell>
            <table:table-cell table:style-name="Tabla1.C2" table:number-columns-spanned="2" office:value-type="float" office:value="0">
              <text:p text:style-name="P50">-0.72</text:p>
            </table:table-cell>
            <table:covered-table-cell/>
          </table:table-row>
          <table:table-row table:style-name="Tabla1.1">
            <table:covered-table-cell/>
            <table:table-cell table:style-name="Tabla1.B2" office:value-type="string">
              <text:p text:style-name="P30">Mean April</text:p>
            </table:table-cell>
            <table:table-cell table:style-name="Tabla1.C2" office:value-type="float" office:value="0">
              <text:p text:style-name="P52">2.141</text:p>
            </table:table-cell>
            <table:table-cell table:style-name="Tabla1.C2" office:value-type="float" office:value="0">
              <text:p text:style-name="P30">**</text:p>
            </table:table-cell>
            <table:table-cell table:style-name="Tabla1.C2" office:value-type="float" office:value="0">
              <text:p text:style-name="P50">0.680</text:p>
            </table:table-cell>
            <table:table-cell table:style-name="Tabla1.C2" table:number-columns-spanned="2" office:value-type="float" office:value="0">
              <text:p text:style-name="P50">3.15</text:p>
            </table:table-cell>
            <table:covered-table-cell/>
          </table:table-row>
          <table:table-row table:style-name="Tabla1.1">
            <table:covered-table-cell/>
            <table:table-cell table:style-name="Tabla1.A9" office:value-type="string">
              <text:p text:style-name="P30">Mean May</text:p>
            </table:table-cell>
            <table:table-cell table:style-name="Tabla1.C27" office:value-type="float" office:value="0">
              <text:p text:style-name="P52">-1.024</text:p>
            </table:table-cell>
            <table:table-cell table:style-name="Tabla1.C27">
              <text:p text:style-name="P30"/>
            </table:table-cell>
            <table:table-cell table:style-name="Tabla1.C27" office:value-type="float" office:value="0">
              <text:p text:style-name="P50">0.560</text:p>
            </table:table-cell>
            <table:table-cell table:style-name="Tabla1.C27" table:number-columns-spanned="2" office:value-type="float" office:value="0">
              <text:p text:style-name="P50">-1.83</text:p>
            </table:table-cell>
            <table:covered-table-cell/>
          </table:table-row>
        </table:table>
        <text:p text:style-name="P17">***P &lt; 0.001; **P &lt; 0.01; *P &lt; 0.05</text:p>
        <text:p text:style-name="P54"><text:s text:c="4"/></text:p>
        <text:p text:style-name="P54"/>
        <text:p text:style-name="P46"/>
        <text:p text:style-name="P16"/>
        <text:p text:style-name="P46"/>
        <text:p text:style-name="P54"/>
        <text:p text:style-name="P45"/>
        <text:p text:style-name="P42"/>
        <text:p text:style-name="P44"><text:s/></text:p>
        <text:p text:style-name="P43"/>
        <text:p text:style-name="P23"><text:span text:style-name="Default_20_Paragraph_20_Font"><text:span text:style-name="T99">Table 2: Results of l</text:span></text:span><text:span text:style-name="Default_20_Paragraph_20_Font"><text:span text:style-name="T60">inear mixed models testing for effects of yearly climate on fitness of <text:s/></text:span></text:span><text:span text:style-name="Default_20_Paragraph_20_Font"><text:span text:style-name="T64">Lathyrus vernus</text:span></text:span><text:span text:style-name="Default_20_Paragraph_20_Font"><text:span text:style-name="T60"> in 22 study years. </text:span></text:span><text:span text:style-name="Default_20_Paragraph_20_Font"><text:span text:style-name="T61">All candidate models included number of flowers as a condition trait and plant individual as a random effect. Averaged estimates and z-values across all candidate models with ΔAICc &lt; 2 are shown, and values of marginal and conditional pseudo-R</text:span></text:span><text:span text:style-name="Default_20_Paragraph_20_Font"><text:span text:style-name="T65">2</text:span></text:span><text:span text:style-name="Default_20_Paragraph_20_Font"><text:span text:style-name="T61"> (representing, respectively, the variance explained by the fixed effects and by the entire model, </text:span></text:span><text:reference-mark-start text:name="ZOTERO_ITEM CSL_CITATION {&quot;citationID&quot;:&quot;QGxDZxvO&quot;,&quot;properties&quot;:{&quot;formattedCitation&quot;:&quot;(Nakagawa &amp; Schielzeth 2013)&quot;,&quot;plainCitation&quot;:&quot;(Nakagawa &amp; Schielzeth 2013)&quot;,&quot;noteIndex&quot;:0},&quot;citationItems&quot;:[{&quot;id&quot;:7726,&quot;uris&quot;:[&quot;http://zotero.org/users/624279/items/FBSZZZIY&quot;],&quot;uri&quot;:[&quot;http://zotero.org/users/624279/items/FBSZZZIY&quot;],&quot;itemData&quot;:{&quot;id&quot;:7726,&quot;type&quot;:&quot;article-journal&quot;,&quot;title&quot;:&quot;A general and simple method for obtaining R2 from generalized linear mixed-effects models&quot;,&quot;container-title&quot;:&quot;Methods in Ecology and Evolution&quot;,&quot;page&quot;:&quot;133-142&quot;,&quot;volume&quot;:&quot;4&quot;,&quot;issue&quot;:&quot;2&quot;,&quot;source&quot;:&quot;Wiley Online Library&quot;,&quot;abstract&quot;:&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quot;,&quot;DOI&quot;:&quot;10.1111/j.2041-210x.2012.00261.x&quot;,&quot;ISSN&quot;:&quot;2041-210X&quot;,&quot;language&quot;:&quot;en&quot;,&quot;author&quot;:[{&quot;family&quot;:&quot;Nakagawa&quot;,&quot;given&quot;:&quot;Shinichi&quot;},{&quot;family&quot;:&quot;Schielzeth&quot;,&quot;given&quot;:&quot;Holger&quot;}],&quot;issued&quot;:{&quot;date-parts&quot;:[[&quot;2013&quot;,2,1]]}}}],&quot;schema&quot;:&quot;https://github.com/citation-style-language/schema/raw/master/csl-citation.json&quot;} RNDFB4CYqj7dE"/><text:span text:style-name="Default_20_Paragraph_20_Font"><text:span text:style-name="T61">(Nakagawa &amp; Schielzeth 2013)</text:span></text:span><text:reference-mark-end text:name="ZOTERO_ITEM CSL_CITATION {&quot;citationID&quot;:&quot;QGxDZxvO&quot;,&quot;properties&quot;:{&quot;formattedCitation&quot;:&quot;(Nakagawa &amp; Schielzeth 2013)&quot;,&quot;plainCitation&quot;:&quot;(Nakagawa &amp; Schielzeth 2013)&quot;,&quot;noteIndex&quot;:0},&quot;citationItems&quot;:[{&quot;id&quot;:7726,&quot;uris&quot;:[&quot;http://zotero.org/users/624279/items/FBSZZZIY&quot;],&quot;uri&quot;:[&quot;http://zotero.org/users/624279/items/FBSZZZIY&quot;],&quot;itemData&quot;:{&quot;id&quot;:7726,&quot;type&quot;:&quot;article-journal&quot;,&quot;title&quot;:&quot;A general and simple method for obtaining R2 from generalized linear mixed-effects models&quot;,&quot;container-title&quot;:&quot;Methods in Ecology and Evolution&quot;,&quot;page&quot;:&quot;133-142&quot;,&quot;volume&quot;:&quot;4&quot;,&quot;issue&quot;:&quot;2&quot;,&quot;source&quot;:&quot;Wiley Online Library&quot;,&quot;abstract&quot;:&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quot;,&quot;DOI&quot;:&quot;10.1111/j.2041-210x.2012.00261.x&quot;,&quot;ISSN&quot;:&quot;2041-210X&quot;,&quot;language&quot;:&quot;en&quot;,&quot;author&quot;:[{&quot;family&quot;:&quot;Nakagawa&quot;,&quot;given&quot;:&quot;Shinichi&quot;},{&quot;family&quot;:&quot;Schielzeth&quot;,&quot;given&quot;:&quot;Holger&quot;}],&quot;issued&quot;:{&quot;date-parts&quot;:[[&quot;2013&quot;,2,1]]}}}],&quot;schema&quot;:&quot;https://github.com/citation-style-language/schema/raw/master/csl-citation.json&quot;} RNDFB4CYqj7dE"/><text:span text:style-name="Default_20_Paragraph_20_Font"><text:span text:style-name="T61"> were 0.177 and 0.213 for the best model resulting from model selection. </text:span></text:span><text:span text:style-name="Default_20_Paragraph_20_Font"><text:span text:style-name="T62">∑w</text:span></text:span><text:span text:style-name="Default_20_Paragraph_20_Font"><text:span text:style-name="T66">i</text:span></text:span><text:span text:style-name="Default_20_Paragraph_20_Font"><text:span text:style-name="T61"> = Relative variable importance (sum of Akaike weights over all models including each variable). N = </text:span></text:span><text:span text:style-name="Default_20_Paragraph_20_Font"><text:span text:style-name="T63">2411</text:span></text:span><text:span text:style-name="Default_20_Paragraph_20_Font"><text:span text:style-name="T61"> for all models.</text:span></text:span><text:span text:style-name="T59"> <text:s text:c="5"/></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10">Predictor variable</text:p>
            </table:table-cell>
            <table:table-cell table:style-name="Tabla2.A1" table:number-columns-spanned="2" office:value-type="string">
              <text:p text:style-name="P37">Estimate</text:p>
            </table:table-cell>
            <table:covered-table-cell/>
            <table:table-cell table:style-name="Tabla2.A1" office:value-type="string">
              <text:p text:style-name="P37">Std. error</text:p>
            </table:table-cell>
            <table:table-cell table:style-name="Tabla2.A1" office:value-type="string">
              <text:p text:style-name="P26">z</text:p>
            </table:table-cell>
            <table:table-cell table:style-name="Tabla2.A1" office:value-type="string">
              <text:p text:style-name="P36"><text:span text:style-name="Default_20_Paragraph_20_Font"><text:span text:style-name="T36">∑w</text:span></text:span><text:span text:style-name="Default_20_Paragraph_20_Font"><text:span text:style-name="T139">i</text:span></text:span></text:p>
            </table:table-cell>
          </table:table-row>
          <table:table-row>
            <table:table-cell table:style-name="Tabla2.A2" office:value-type="string">
              <text:p text:style-name="P25">Precipitation March</text:p>
            </table:table-cell>
            <table:table-cell table:style-name="Tabla2.B2" office:value-type="float" office:value="0">
              <text:p text:style-name="P49">0.551</text:p>
            </table:table-cell>
            <table:table-cell table:style-name="Tabla2.B2" office:value-type="float" office:value="0">
              <text:p text:style-name="P25">**</text:p>
            </table:table-cell>
            <table:table-cell table:style-name="Tabla2.B2" office:value-type="float" office:value="0">
              <text:p text:style-name="P47">0.195</text:p>
            </table:table-cell>
            <table:table-cell table:style-name="Tabla2.B2" office:value-type="float" office:value="0">
              <text:p text:style-name="P47">2.83</text:p>
            </table:table-cell>
            <table:table-cell table:style-name="Tabla2.B2" office:value-type="float" office:value="0">
              <text:p text:style-name="P11">0.96</text:p>
            </table:table-cell>
          </table:table-row>
          <table:table-row>
            <table:table-cell table:style-name="Tabla2.A3" office:value-type="string">
              <text:p text:style-name="P25">Precipitation April</text:p>
            </table:table-cell>
            <table:table-cell table:style-name="Tabla2.B3" office:value-type="float" office:value="0">
              <text:p text:style-name="P48">-0.920</text:p>
            </table:table-cell>
            <table:table-cell table:style-name="Tabla2.B3" office:value-type="float" office:value="0">
              <text:p text:style-name="P25">***</text:p>
            </table:table-cell>
            <table:table-cell table:style-name="Tabla2.B3" office:value-type="float" office:value="0">
              <text:p text:style-name="P47">0.222</text:p>
            </table:table-cell>
            <table:table-cell table:style-name="Tabla2.B3" office:value-type="float" office:value="0">
              <text:p text:style-name="P47">4.15</text:p>
            </table:table-cell>
            <table:table-cell table:style-name="Tabla2.B3" office:value-type="float" office:value="0">
              <text:p text:style-name="P11">1.00</text:p>
            </table:table-cell>
          </table:table-row>
          <table:table-row>
            <table:table-cell table:style-name="Tabla2.A3" office:value-type="string">
              <text:p text:style-name="P25">Precipitation May</text:p>
            </table:table-cell>
            <table:table-cell table:style-name="Tabla2.B3" office:value-type="float" office:value="0">
              <text:p text:style-name="P48">-0.040</text:p>
            </table:table-cell>
            <table:table-cell table:style-name="Tabla2.B3">
              <text:p text:style-name="P25"/>
            </table:table-cell>
            <table:table-cell table:style-name="Tabla2.B3" office:value-type="float" office:value="0">
              <text:p text:style-name="P47">0.124</text:p>
            </table:table-cell>
            <table:table-cell table:style-name="Tabla2.B3" office:value-type="float" office:value="0">
              <text:p text:style-name="P47">0.32</text:p>
            </table:table-cell>
            <table:table-cell table:style-name="Tabla2.B3" office:value-type="float" office:value="0">
              <text:p text:style-name="P26">0.28</text:p>
            </table:table-cell>
          </table:table-row>
          <table:table-row>
            <table:table-cell table:style-name="Tabla2.A3" office:value-type="string">
              <text:p text:style-name="P25">Min March</text:p>
            </table:table-cell>
            <table:table-cell table:style-name="Tabla2.B3" office:value-type="float" office:value="0">
              <text:p text:style-name="P48">0.042</text:p>
            </table:table-cell>
            <table:table-cell table:style-name="Tabla2.B3">
              <text:p text:style-name="P25"/>
            </table:table-cell>
            <table:table-cell table:style-name="Tabla2.B3" office:value-type="float" office:value="0">
              <text:p text:style-name="P47">0.128</text:p>
            </table:table-cell>
            <table:table-cell table:style-name="Tabla2.B3" office:value-type="float" office:value="0">
              <text:p text:style-name="P47">0.33</text:p>
            </table:table-cell>
            <table:table-cell table:style-name="Tabla2.B3" office:value-type="float" office:value="0">
              <text:p text:style-name="P26">0.20</text:p>
            </table:table-cell>
          </table:table-row>
          <table:table-row>
            <table:table-cell table:style-name="Tabla2.A3" office:value-type="string">
              <text:p text:style-name="P25">Max March</text:p>
            </table:table-cell>
            <table:table-cell table:style-name="Tabla2.B3" office:value-type="float" office:value="0">
              <text:p text:style-name="P48">-0.109</text:p>
            </table:table-cell>
            <table:table-cell table:style-name="Tabla2.B3">
              <text:p text:style-name="P25"/>
            </table:table-cell>
            <table:table-cell table:style-name="Tabla2.B3" office:value-type="float" office:value="0">
              <text:p text:style-name="P47">0.208</text:p>
            </table:table-cell>
            <table:table-cell table:style-name="Tabla2.B3" office:value-type="float" office:value="0">
              <text:p text:style-name="P47">0.52</text:p>
            </table:table-cell>
            <table:table-cell table:style-name="Tabla2.B3" office:value-type="float" office:value="0">
              <text:p text:style-name="P26">0.35</text:p>
            </table:table-cell>
          </table:table-row>
          <table:table-row>
            <table:table-cell table:style-name="Tabla2.A3" office:value-type="string">
              <text:p text:style-name="P25">Max April</text:p>
            </table:table-cell>
            <table:table-cell table:style-name="Tabla2.B3" office:value-type="float" office:value="0">
              <text:p text:style-name="P48">-0.935</text:p>
            </table:table-cell>
            <table:table-cell table:style-name="Tabla2.B3" office:value-type="float" office:value="0">
              <text:p text:style-name="P25">***</text:p>
            </table:table-cell>
            <table:table-cell table:style-name="Tabla2.B3" office:value-type="float" office:value="0">
              <text:p text:style-name="P47">0.236</text:p>
            </table:table-cell>
            <table:table-cell table:style-name="Tabla2.B3" office:value-type="float" office:value="0">
              <text:p text:style-name="P47">3.97</text:p>
            </table:table-cell>
            <table:table-cell table:style-name="Tabla2.B3" office:value-type="float" office:value="0">
              <text:p text:style-name="P26">0.99</text:p>
            </table:table-cell>
          </table:table-row>
          <table:table-row>
            <table:table-cell table:style-name="Tabla2.A3" office:value-type="string">
              <text:p text:style-name="P25">Min May</text:p>
            </table:table-cell>
            <table:table-cell table:style-name="Tabla2.B3" office:value-type="float" office:value="0">
              <text:p text:style-name="P48">-0.545</text:p>
            </table:table-cell>
            <table:table-cell table:style-name="Tabla2.B3" office:value-type="float" office:value="0">
              <text:p text:style-name="P25">*</text:p>
            </table:table-cell>
            <table:table-cell table:style-name="Tabla2.B3" office:value-type="float" office:value="0">
              <text:p text:style-name="P47">0.214</text:p>
            </table:table-cell>
            <table:table-cell table:style-name="Tabla2.B3" office:value-type="float" office:value="0">
              <text:p text:style-name="P47">2.55</text:p>
            </table:table-cell>
            <table:table-cell table:style-name="Tabla2.B3" office:value-type="float" office:value="0">
              <text:p text:style-name="P26">0.82</text:p>
            </table:table-cell>
          </table:table-row>
          <table:table-row>
            <table:table-cell table:style-name="Tabla2.A9" office:value-type="string">
              <text:p text:style-name="P25">Number of flowers</text:p>
            </table:table-cell>
            <table:table-cell table:style-name="Tabla2.B9" office:value-type="float" office:value="0">
              <text:p text:style-name="P48">3.731</text:p>
            </table:table-cell>
            <table:table-cell table:style-name="Tabla2.B9" office:value-type="float" office:value="0">
              <text:p text:style-name="P25">***</text:p>
            </table:table-cell>
            <table:table-cell table:style-name="Tabla2.B9" office:value-type="float" office:value="0">
              <text:p text:style-name="P47">0.176</text:p>
            </table:table-cell>
            <table:table-cell table:style-name="Tabla2.B9" office:value-type="float" office:value="0">
              <text:p text:style-name="P47">21.15</text:p>
            </table:table-cell>
            <table:table-cell table:style-name="Tabla2.B9" office:value-type="float" office:value="0">
              <text:p text:style-name="P11">1.00</text:p>
            </table:table-cell>
          </table:table-row>
        </table:table>
        <text:p text:style-name="P41">***P &lt; 0.001; **P &lt; 0.01; *P &lt; 0.05</text:p>
        <text:p text:style-name="P41"/>
        <text:p text:style-name="P23"><text:span text:style-name="Default_20_Paragraph_20_Font"><text:span text:style-name="T99">Table 3: Phenotypic selection models testing for among-year differences in (A) indirect and (B) direct <text:s/>phenotypic selection on flowering time </text:span></text:span><text:span text:style-name="Default_20_Paragraph_20_Font"><text:span text:style-name="T103">in </text:span></text:span><text:span text:style-name="Default_20_Paragraph_20_Font"><text:span text:style-name="T101">Lathyrus vernus</text:span></text:span><text:span text:style-name="Default_20_Paragraph_20_Font"><text:span text:style-name="T103"> in 22 study years. Results are from linear mixed models including the interaction first flowering date : year in order to assess among-year differences in (A) selection differentials and (B) selection gradients for first flowering date. In (B), number of flowers is included as a condition trait. Fitness was estimated by the number of intact seeds. Traits were standardized and fitness relativized within years before analyses. Plant individual was included as a random effect.</text:span></text:span></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9"/>
            </table:table-cell>
            <table:table-cell table:style-name="Tabla3.B1" table:number-columns-spanned="2" office:value-type="string">
              <text:p text:style-name="P36"><text:span text:style-name="Default_20_Paragraph_20_Font"><text:span text:style-name="T142"></text:span></text:span><text:span text:style-name="Default_20_Paragraph_20_Font"><text:span text:style-name="T130">2</text:span></text:span></text:p>
            </table:table-cell>
            <table:covered-table-cell/>
            <table:table-cell table:style-name="Tabla3.B1" office:value-type="string">
              <text:p text:style-name="P26">Degrees of freedom</text:p>
            </table:table-cell>
          </table:table-row>
          <table:table-row>
            <table:table-cell table:style-name="Tabla3.A1" office:value-type="string">
              <text:p text:style-name="P25">A) Indirect selection</text:p>
            </table:table-cell>
            <table:table-cell table:style-name="Tabla3.B2" table:number-rows-spanned="2" office:value-type="string">
              <text:p text:style-name="P26">110.18</text:p>
            </table:table-cell>
            <table:table-cell table:style-name="Tabla3.B2" table:number-rows-spanned="2" office:value-type="string">
              <text:p text:style-name="P25">***</text:p>
            </table:table-cell>
            <table:table-cell table:style-name="Tabla3.B2" table:number-rows-spanned="2" office:value-type="string">
              <text:p text:style-name="P26">1</text:p>
            </table:table-cell>
          </table:table-row>
          <table:table-row>
            <table:table-cell table:style-name="Tabla3.A3" office:value-type="string">
              <text:p text:style-name="P25"><text:s text:c="5"/>First flowering date</text:p>
            </table:table-cell>
            <table:covered-table-cell/>
            <table:covered-table-cell/>
            <table:covered-table-cell/>
          </table:table-row>
          <table:table-row>
            <table:table-cell table:style-name="Tabla3.A4" office:value-type="string">
              <text:p text:style-name="P25"><text:s text:c="5"/>First flowering date : year</text:p>
            </table:table-cell>
            <table:table-cell table:style-name="Tabla3.A4" office:value-type="string">
              <text:p text:style-name="P26">36.46</text:p>
            </table:table-cell>
            <table:table-cell table:style-name="Tabla3.A4" office:value-type="string">
              <text:p text:style-name="P25">*</text:p>
            </table:table-cell>
            <table:table-cell table:style-name="Tabla3.A4" office:value-type="string">
              <text:p text:style-name="P26">21</text:p>
            </table:table-cell>
          </table:table-row>
          <table:table-row>
            <table:table-cell table:style-name="Tabla3.A3" office:value-type="string">
              <text:p text:style-name="P25">B) Direct selection</text:p>
            </table:table-cell>
            <table:table-cell table:style-name="Tabla3.B5" table:number-rows-spanned="2" office:value-type="string">
              <text:p text:style-name="P28">33.89</text:p>
            </table:table-cell>
            <table:table-cell table:style-name="Tabla3.B5" table:number-rows-spanned="2" office:value-type="string">
              <text:p text:style-name="P25">***</text:p>
            </table:table-cell>
            <table:table-cell table:style-name="Tabla3.B5" table:number-rows-spanned="2" office:value-type="string">
              <text:p text:style-name="P26">1</text:p>
            </table:table-cell>
          </table:table-row>
          <table:table-row>
            <table:table-cell table:style-name="Tabla3.A3" office:value-type="string">
              <text:p text:style-name="P25"><text:s text:c="5"/>First flowering date</text:p>
            </table:table-cell>
            <table:covered-table-cell/>
            <table:covered-table-cell/>
            <table:covered-table-cell/>
          </table:table-row>
          <table:table-row>
            <table:table-cell table:style-name="Tabla3.A3" office:value-type="string">
              <text:p text:style-name="P25"><text:s text:c="5"/>Number of flowers</text:p>
            </table:table-cell>
            <table:table-cell table:style-name="Tabla3.A3" office:value-type="string">
              <text:p text:style-name="P28">64.79</text:p>
            </table:table-cell>
            <table:table-cell table:style-name="Tabla3.A3" office:value-type="string">
              <text:p text:style-name="P25">***</text:p>
            </table:table-cell>
            <table:table-cell table:style-name="Tabla3.A3" office:value-type="string">
              <text:p text:style-name="P26">1</text:p>
            </table:table-cell>
          </table:table-row>
          <table:table-row>
            <table:table-cell table:style-name="Tabla3.A4" office:value-type="string">
              <text:p text:style-name="P25"><text:s text:c="5"/>First flowering date : year</text:p>
            </table:table-cell>
            <table:table-cell table:style-name="Tabla3.A4" office:value-type="string">
              <text:p text:style-name="P28">37.87</text:p>
            </table:table-cell>
            <table:table-cell table:style-name="Tabla3.A4" office:value-type="string">
              <text:p text:style-name="P25">*</text:p>
            </table:table-cell>
            <table:table-cell table:style-name="Tabla3.A4" office:value-type="string">
              <text:p text:style-name="P26">21</text:p>
            </table:table-cell>
          </table:table-row>
        </table:table>
        <text:p text:style-name="P41">***P &lt; 0.001; **P &lt; 0.01; *P &lt; 0.05</text:p>
        <text:p text:style-name="P23"><text:span text:style-name="Default_20_Paragraph_20_Font"><text:span text:style-name="T99">Table 4: Phenotypic selection models testing for effects of yearly climate </text:span></text:span><text:span text:style-name="Default_20_Paragraph_20_Font"><text:span text:style-name="T104">on (A) total and (B) direct selection </text:span></text:span><text:span text:style-name="Default_20_Paragraph_20_Font"><text:span text:style-name="T99">on flowering time </text:span></text:span><text:span text:style-name="Default_20_Paragraph_20_Font"><text:span text:style-name="T103">in </text:span></text:span><text:span text:style-name="Default_20_Paragraph_20_Font"><text:span text:style-name="T101">Lathyrus vernus</text:span></text:span><text:span text:style-name="Default_20_Paragraph_20_Font"><text:span text:style-name="T103"> in 22 study years. Results are from linear mixed models including the interactions of first flowering date with climatic variables. The included interactions were selected </text:span></text:span><text:span text:style-name="Default_20_Paragraph_20_Font"><text:span text:style-name="T104">because they had a significant effect in the averaged models resulting from model selection (see Table S5). In (B), all candidate models included number of flowers as a condition trait. </text:span></text:span><text:span text:style-name="Default_20_Paragraph_20_Font"><text:span text:style-name="T103">Fitness was estimated by the number of intact seeds. Traits were standardized and fitness relativized within years before analyses. Plant individual was included as a random effect.</text:span></text:span></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C"/>
          <table:table-column table:style-name="Tabla4.H"/>
          <table:table-row table:style-name="Tabla4.1">
            <table:table-cell table:style-name="Tabla4.A1" table:number-rows-spanned="2" office:value-type="string">
              <text:p text:style-name="P10">Predictor variable</text:p>
            </table:table-cell>
            <table:table-cell table:style-name="Tabla4.B1" table:number-columns-spanned="3" office:value-type="string">
              <text:p text:style-name="P26">(A) Total selection</text:p>
            </table:table-cell>
            <table:covered-table-cell/>
            <table:covered-table-cell/>
            <table:table-cell table:style-name="Tabla4.E1" office:value-type="string">
              <text:p text:style-name="P26"/>
            </table:table-cell>
            <table:table-cell table:style-name="Tabla4.B1" table:number-columns-spanned="3" office:value-type="string">
              <text:p text:style-name="P26">(B) Direct selection</text:p>
            </table:table-cell>
            <table:covered-table-cell/>
            <table:covered-table-cell/>
          </table:table-row>
          <table:table-row table:style-name="Tabla4.1">
            <table:covered-table-cell/>
            <table:table-cell table:style-name="Tabla4.B2" table:number-columns-spanned="2" office:value-type="string">
              <text:p text:style-name="P36"><text:span text:style-name="Default_20_Paragraph_20_Font"><text:span text:style-name="T142"></text:span></text:span><text:span text:style-name="Default_20_Paragraph_20_Font"><text:span text:style-name="T130">2</text:span></text:span></text:p>
            </table:table-cell>
            <table:covered-table-cell/>
            <table:table-cell table:style-name="Tabla4.B2" office:value-type="string">
              <text:p text:style-name="P26">Degrees</text:p>
              <text:p text:style-name="P26">of freedom</text:p>
            </table:table-cell>
            <table:table-cell table:style-name="Tabla4.E1" office:value-type="string">
              <text:p text:style-name="P26"/>
            </table:table-cell>
            <table:table-cell table:style-name="Tabla4.B2" table:number-columns-spanned="2" office:value-type="string">
              <text:p text:style-name="P26"><text:span text:style-name="Default_20_Paragraph_20_Font"><text:span text:style-name="T141"></text:span></text:span><text:span text:style-name="Default_20_Paragraph_20_Font"><text:span text:style-name="T129">2</text:span></text:span></text:p>
            </table:table-cell>
            <table:covered-table-cell/>
            <table:table-cell table:style-name="Tabla4.B2" office:value-type="string">
              <text:p text:style-name="P26">Degrees</text:p>
              <text:p text:style-name="P26">f freedom</text:p>
            </table:table-cell>
          </table:table-row>
          <table:table-row table:style-name="Tabla4.3">
            <table:table-cell table:style-name="Tabla4.A3" office:value-type="string">
              <text:p text:style-name="P25">First flowering date</text:p>
            </table:table-cell>
            <table:table-cell table:style-name="Tabla4.B3" office:value-type="float" office:value="0">
              <text:p text:style-name="P48">110.44</text:p>
            </table:table-cell>
            <table:table-cell table:style-name="Tabla4.B3" office:value-type="float" office:value="0">
              <text:p text:style-name="P25">***</text:p>
            </table:table-cell>
            <table:table-cell table:style-name="Tabla4.D3" office:value-type="float" office:value="1">
              <text:p text:style-name="P26">1</text:p>
            </table:table-cell>
            <table:table-cell table:style-name="Tabla4.E3" office:value-type="string">
              <text:p text:style-name="P26"/>
            </table:table-cell>
            <table:table-cell table:style-name="Tabla4.B3" office:value-type="float" office:value="0">
              <text:p text:style-name="P48">33.93</text:p>
            </table:table-cell>
            <table:table-cell table:style-name="Tabla4.B3" office:value-type="float" office:value="0">
              <text:p text:style-name="P25">***</text:p>
            </table:table-cell>
            <table:table-cell table:style-name="Tabla4.A3" office:value-type="string">
              <text:p text:style-name="P26">1</text:p>
            </table:table-cell>
          </table:table-row>
          <table:table-row table:style-name="Tabla4.1">
            <table:table-cell table:style-name="Tabla4.A3" office:value-type="string">
              <text:p text:style-name="P25">Number of flowers</text:p>
            </table:table-cell>
            <table:table-cell table:style-name="Tabla4.B4" office:value-type="float" office:value="0">
              <text:p text:style-name="P47">-</text:p>
            </table:table-cell>
            <table:table-cell table:style-name="Tabla4.B4">
              <text:p text:style-name="P25"/>
            </table:table-cell>
            <table:table-cell table:style-name="Tabla4.A3" office:value-type="string">
              <text:p text:style-name="P26">-</text:p>
            </table:table-cell>
            <table:table-cell table:style-name="Tabla4.A3" office:value-type="string">
              <text:p text:style-name="P26"/>
            </table:table-cell>
            <table:table-cell table:style-name="Tabla4.B4" office:value-type="float" office:value="0">
              <text:p text:style-name="P48">65.55</text:p>
            </table:table-cell>
            <table:table-cell table:style-name="Tabla4.B4" office:value-type="float" office:value="0">
              <text:p text:style-name="P25">***</text:p>
            </table:table-cell>
            <table:table-cell table:style-name="Tabla4.A3" office:value-type="string">
              <text:p text:style-name="P26">1</text:p>
            </table:table-cell>
          </table:table-row>
          <table:table-row table:style-name="Tabla4.1">
            <table:table-cell table:style-name="Tabla4.A3" office:value-type="string">
              <text:p text:style-name="P10">First flowering date : Precipitation March</text:p>
            </table:table-cell>
            <table:table-cell table:style-name="Tabla4.B4" office:value-type="float" office:value="14.8">
              <text:p text:style-name="P48">12.48</text:p>
            </table:table-cell>
            <table:table-cell table:style-name="Tabla4.B4" office:value-type="float" office:value="0">
              <text:p text:style-name="P25">***</text:p>
            </table:table-cell>
            <table:table-cell table:style-name="Tabla4.D3" office:value-type="float" office:value="1">
              <text:p text:style-name="P27">1</text:p>
            </table:table-cell>
            <table:table-cell table:style-name="Tabla4.A3" office:value-type="string">
              <text:p text:style-name="P27"/>
            </table:table-cell>
            <table:table-cell table:style-name="Tabla4.B4" office:value-type="float" office:value="14.8">
              <text:p text:style-name="P48">14.80</text:p>
            </table:table-cell>
            <table:table-cell table:style-name="Tabla4.B4" office:value-type="float" office:value="0">
              <text:p text:style-name="P25">***</text:p>
            </table:table-cell>
            <table:table-cell table:style-name="Tabla4.A3" office:value-type="string">
              <text:p text:style-name="P27">1</text:p>
            </table:table-cell>
          </table:table-row>
          <table:table-row table:style-name="Tabla4.6">
            <table:table-cell table:style-name="Tabla4.A3" office:value-type="string">
              <text:p text:style-name="P10">First flowering date : Precipitation April</text:p>
            </table:table-cell>
            <table:table-cell table:style-name="Tabla4.B4" office:value-type="float" office:value="3.83">
              <text:p text:style-name="P48">3.48</text:p>
            </table:table-cell>
            <table:table-cell table:style-name="Tabla4.B4">
              <text:p text:style-name="P25"/>
            </table:table-cell>
            <table:table-cell table:style-name="Tabla4.D3" office:value-type="float" office:value="1">
              <text:p text:style-name="P27">1</text:p>
            </table:table-cell>
            <table:table-cell table:style-name="Tabla4.D3">
              <text:p text:style-name="P27"/>
            </table:table-cell>
            <table:table-cell table:style-name="Tabla4.B4" office:value-type="float" office:value="3.83">
              <text:p text:style-name="P48">3.83</text:p>
            </table:table-cell>
            <table:table-cell table:style-name="Tabla4.B4">
              <text:p text:style-name="P25"/>
            </table:table-cell>
            <table:table-cell table:style-name="Tabla4.D3" office:value-type="float" office:value="1">
              <text:p text:style-name="P27">1</text:p>
            </table:table-cell>
          </table:table-row>
          <table:table-row table:style-name="Tabla4.1">
            <table:table-cell table:style-name="Tabla4.A7" office:value-type="string">
              <text:p text:style-name="P10">First flowering date : Min April</text:p>
            </table:table-cell>
            <table:table-cell table:style-name="Tabla4.B7" office:value-type="float" office:value="0">
              <text:p text:style-name="P48">10.732</text:p>
            </table:table-cell>
            <table:table-cell table:style-name="Tabla4.B7" office:value-type="float" office:value="0">
              <text:p text:style-name="P25">**</text:p>
            </table:table-cell>
            <table:table-cell table:style-name="Tabla4.D7" office:value-type="float" office:value="1">
              <text:p text:style-name="P27">1</text:p>
            </table:table-cell>
            <table:table-cell table:style-name="Tabla4.A7" office:value-type="string">
              <text:p text:style-name="P27"/>
            </table:table-cell>
            <table:table-cell table:style-name="Tabla4.B7" office:value-type="float" office:value="0">
              <text:p text:style-name="P48">9.90</text:p>
            </table:table-cell>
            <table:table-cell table:style-name="Tabla4.B7" office:value-type="float" office:value="0">
              <text:p text:style-name="P25">**</text:p>
            </table:table-cell>
            <table:table-cell table:style-name="Tabla4.D7" office:value-type="float" office:value="1">
              <text:p text:style-name="P27">1</text:p>
            </table:table-cell>
          </table:table-row>
        </table:table>
        <text:p text:style-name="P41">***P &lt; 0.001; **P &lt; 0.01; *P &lt; 0.05</text:p>
        <text:p text:style-name="P41"/>
        <text:p text:style-name="P21">Figures</text:p>
        <text:p text:style-name="P2"><text:span text:style-name="Default_20_Paragraph_20_Font"><text:span text:style-name="T26">Figur</text:span></text:span><text:span text:style-name="Default_20_Paragraph_20_Font"><text:span text:style-name="T3">e 1: Variation in climate, flowering time, fitness and selection on flowering time during the study period. Means (dots) and standard errors (whiskers) of mean daily temperature during March (light grey), April (medium grey) and May (black) (A), </text:span></text:span><text:span text:style-name="Default_20_Paragraph_20_Font"><text:span text:style-name="T15">first flowering date, calculated as the number of days from the vernal equinox (B), mean fitness, calculated as the number of intact, non-predated seeds (C), and linear selection gradient for first flowering date (D) are shown for each study year. In (B), the solid line indicates a significant linear trend of an earlier flowering date across years (adjusted R</text:span></text:span><text:span text:style-name="Default_20_Paragraph_20_Font"><text:span text:style-name="T23">2</text:span></text:span><text:span text:style-name="Default_20_Paragraph_20_Font"><text:span text:style-name="T15"> = 0.19). In (D), filled circles indicate significant selection gradients at </text:span></text:span><text:span text:style-name="Default_20_Paragraph_20_Font"><text:span text:style-name="T48">α = 0.05 and the grey dashed line indicates a selection gradient of 0</text:span></text:span><text:span text:style-name="Default_20_Paragraph_20_Font"><text:span text:style-name="T15">. See Figures S1-S4 for variation in other climatic variables.</text:span></text:span></text:p>
        <text:p text:style-name="P7">Figure 2: Relationship among first flowering date for every plant and climatic variables, including mean daily temperature in April (A) and May (B), and sum of precipitation in March (C) and April (D). Lines represent linear model fits.</text:p>
        <text:p text:style-name="P7">Figure 3: Relationship among the position of the flowering season and climatic variables, including mean daily temperature in April (A) and May (B). The position of the flowering season was measured as the start, i.e. the date when 10% of the plants had started flowering (triangles and dashed line), the mean, i.e. the mean first flowering date (points and solid line) and the end, i.e. the date when 90% of the plants had started flowering (stars and dotted line). Lines represent linear model fits. </text:p>
        <text:p text:style-name="P7">Figure 4: Relationship among the duration of the flowering season, measured as the number of days between the start and the end of the season, and mean daily temperature in April. The line represents a linear model fit. </text:p>
        <text:p text:style-name="P7">Figure 5: Partial regression plots (i.e. added variable plots) calculated from models in Table 2 showing the independent effects of maximum daily temperature in April (A), minimum daily temperature in May (B), sum of precipitation in March (C) and April (D) on fitness, measured as the <text:soft-page-break/>number of intact seeds. Linear model fit lines and confidence intervals are shown.</text:p>
        <text:p text:style-name="P2"><text:span text:style-name="Default_20_Paragraph_20_Font"><text:span text:style-name="T3">Figure 6: Partial regression plots (i.e. added variable plots) calculated from models in Table 4 showing the independent effects of climatic variables on direct phenotypic selection on flowering time </text:span></text:span><text:span text:style-name="Default_20_Paragraph_20_Font"><text:span text:style-name="T38">in </text:span></text:span><text:span text:style-name="Default_20_Paragraph_20_Font"><text:span text:style-name="T32">Lathyrus vernus</text:span></text:span><text:span text:style-name="Default_20_Paragraph_20_Font"><text:span text:style-name="T38"> in 22 study years. The e</text:span></text:span><text:span text:style-name="Default_20_Paragraph_20_Font"><text:span text:style-name="T15">ffect of standardized first flowering date on relative fitness, measured as the relative number of intact seeds, is shown for different minimum daily temperatures in April (A) and different sums of precipitation in March (B). Lines represent linear model fits</text:span></text:span><text:span text:style-name="Default_20_Paragraph_20_Font"><text:span text:style-name="T16">.</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dvOTd67905e71" svg:font-family="AdvOTd67905e7"/>
    <style:font-face style:name="Lato-Regular" svg:font-family="Lato-Regular"/>
    <style:font-face style:name="Lucida Console1" svg:font-family="'Lucida Console'"/>
    <style:font-face style:name="Adobe Garamond Pro" svg:font-family="'Adobe Garamond Pro'" style:font-family-generic="roman"/>
    <style:font-face style:name="AdvGARMT2" svg:font-family="AdvGARMT" style:font-family-generic="roman"/>
    <style:font-face style:name="AdvTT4e89fb21" svg:font-family="AdvTT4e89fb21" style:font-family-generic="roman"/>
    <style:font-face style:name="Minion-Regular" svg:font-family="Minion-Regular" style:font-family-generic="roman"/>
    <style:font-face style:name="TimesNRMT" svg:font-family="TimesNRMT" style:font-family-generic="roman"/>
    <style:font-face style:name="FrutigerLTPro-LightCn" svg:font-family="FrutigerLTPro-LightCn" style:font-family-generic="swiss"/>
    <style:font-face style:name="Segoe UI1" svg:font-family="'Segoe UI'" style:font-family-generic="swiss"/>
    <style:font-face style:name="BSSymbol-Medium" svg:font-family="BSSymbol-Medium" style:font-family-generic="system"/>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AdvOTd67905e7" svg:font-family="AdvOTd67905e7" style:font-pitch="variable"/>
    <style:font-face style:name="Lucida Sans2" svg:font-family="'Lucida Sans'" style:font-pitch="variable"/>
    <style:font-face style:name="SimSun2" svg:font-family="SimSun" style:font-pitch="variable"/>
    <style:font-face style:name="AdvGARMT" svg:font-family="AdvGARMT" style:font-family-generic="roman" style:font-pitch="variable"/>
    <style:font-face style:name="Mangal" svg:font-family="Mangal" style:font-family-generic="roman" style:font-pitch="variable"/>
    <style:font-face style:name="Segoe UI2" svg:font-family="'Segoe UI'"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imes New Roman1" svg:font-family="'Times New Roman'" style:font-family-generic="swiss" style:font-pitch="variable"/>
    <style:font-face style:name="Adobe Garamond Pro1" svg:font-family="'Adobe Garamond Pro'" style:font-family-generic="system" style:font-pitch="variable"/>
    <style:font-face style:name="AdvGARMT1" svg:font-family="AdvGARMT" style:font-family-generic="system" style:font-pitch="variable"/>
    <style:font-face style:name="AdvTT4e89fb211" svg:font-family="AdvTT4e89fb21" style:font-family-generic="system" style:font-pitch="variable"/>
    <style:font-face style:name="Code, Code" svg:font-family="'Code, Code'" style:font-family-generic="system" style:font-pitch="variable"/>
    <style:font-face style:name="FrutigerLTPro-LightCn1" svg:font-family="FrutigerLTPro-LightCn" style:font-family-generic="system" style:font-pitch="variable"/>
    <style:font-face style:name="Lato-Regular1" svg:font-family="Lato-Regular" style:font-family-generic="system" style:font-pitch="variable"/>
    <style:font-face style:name="Lucida Sans1" svg:font-family="'Lucida Sans'" style:font-family-generic="system" style:font-pitch="variable"/>
    <style:font-face style:name="Segoe UI3" svg:font-family="'Segoe U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es" fo:country="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SimSun"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Default" style:family="paragraph" style:parent-style-name="Standard">
      <style:paragraph-properties fo:hyphenation-ladder-count="no-limit" style:text-autospace="none"/>
      <style:text-properties fo:color="#000000" style:font-name="Adobe Garamond Pro" style:font-name-asian="Adobe Garamond Pro" style:font-name-complex="Adobe Garamond Pro" fo:hyphenate="false" fo:hyphenation-remain-char-count="0" fo:hyphenation-push-char-count="0"/>
    </style:style>
    <style:style style:name="Pa19" style:family="paragraph" style:parent-style-name="Default" style:next-style-name="Default">
      <style:paragraph-properties style:line-height-at-least="0.337cm" fo:hyphenation-ladder-count="no-limit"/>
      <style:text-properties style:use-window-font-color="true" style:font-name="Times New Roman" style:font-name-asian="SimSun" style:font-name-complex="Lucida Sans" fo:hyphenate="false" fo:hyphenation-remain-char-count="0" fo:hyphenation-push-char-count="0"/>
    </style:style>
    <style:style style:name="Bibliography_20_1" style:display-name="Bibliography 1" style:family="paragraph" style:parent-style-name="Index" style:class="index">
      <style:paragraph-properties fo:margin-left="1.27cm" fo:margin-right="0cm" style:line-height-at-least="0.847cm" fo:hyphenation-ladder-count="no-limit" fo:text-indent="-1.27cm" style:auto-text-indent="false">
        <style:tab-stops/>
      </style:paragraph-properties>
      <style:text-properties fo:hyphenate="false" fo:hyphenation-remain-char-count="0" fo:hyphenation-push-char-count="0"/>
    </style:style>
    <style:style style:name="Pa5" style:family="paragraph" style:parent-style-name="Default" style:next-style-name="Default">
      <style:paragraph-properties style:line-height-at-least="0.372cm" fo:hyphenation-ladder-count="no-limit"/>
      <style:text-properties style:use-window-font-color="true" style:font-name="Times New Roman" style:font-name-asian="SimSun" style:font-name-complex="Lucida Sans" fo:hyphenate="false" fo:hyphenation-remain-char-count="0" fo:hyphenation-push-char-count="0"/>
    </style:style>
    <style:style style:name="Comment_20_Text" style:display-name="Comment Text"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Segoe UI" fo:font-size="9pt" style:font-size-asian="9pt" style:font-name-complex="Mangal" style:font-size-complex="8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First_20_Paragraph" style:display-name="First Paragraph" style:family="paragraph" style:parent-style-name="Text_20_body" style:default-outline-level="" style:list-style-nam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Comment_20_Text_20_Char" style:display-name="Comment Text Char" style:family="text" style:parent-style-name="Default_20_Paragraph_20_Font">
      <style:text-properties fo:font-size="10pt" style:font-size-asian="10pt" style:font-name-complex="Mangal"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size="9pt" style:font-size-asian="9pt" style:font-name-complex="Mangal" style:font-size-complex="8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size-complex="9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ef._20_de_20_comentario" style:display-name="Ref. de comentario" style:family="text">
      <style:text-properties fo:font-size="8pt" style:font-size-asian="8pt" style:font-size-complex="8pt"/>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initial-creator>Alicia Valdés Rapado</meta:initial-creator>
    <dc:creator>Alicia Valdés Rapado</dc:creator>
    <meta:creation-date>2018-10-10T15:28:00Z</meta:creation-date>
    <dc:date>2019-01-14T09:38:17.01</dc:date>
    <meta:editing-cycles>405</meta:editing-cycles>
    <meta:editing-duration>P7DT12H59M43S</meta:editing-duration>
    <meta:document-statistic meta:table-count="4" meta:image-count="0" meta:object-count="0" meta:page-count="32" meta:paragraph-count="468" meta:word-count="9077" meta:character-count="58667"/>
    <meta:user-defined meta:name="ZOTERO_PREF_1">&lt;data data-version="3" zotero-version="5.0.59"&gt;&lt;session id="KRv4VK95"/&gt;&lt;style id="http://www.zotero.org/styles/ecology-letters" hasBibliography="1" bibliographyStyleHasBeenSet="1"/&gt;&lt;prefs&gt;&lt;pref name="fieldType" value="ReferenceMark"/&gt;&lt;/prefs&gt;&lt;/data&gt;</meta:user-defined>
    <meta:template xlink:type="simple" xlink:actuate="onRequest" xlink:title="" xlink:href="Normal"/>
  </office:meta>
</office:document-meta>
</file>